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33.69mm"/>
    </style:style>
    <style:style style:name="co3" style:family="table-column">
      <style:table-column-properties fo:break-before="auto" style:column-width="42.69mm"/>
    </style:style>
    <style:style style:name="co4" style:family="table-column">
      <style:table-column-properties fo:break-before="auto" style:column-width="61.56mm"/>
    </style:style>
    <style:style style:name="co5" style:family="table-column">
      <style:table-column-properties fo:break-before="auto" style:column-width="120mm"/>
    </style:style>
    <style:style style:name="co6" style:family="table-column">
      <style:table-column-properties fo:break-before="auto" style:column-width="41.28mm"/>
    </style:style>
    <style:style style:name="co7" style:family="table-column">
      <style:table-column-properties fo:break-before="auto" style:column-width="24.52mm"/>
    </style:style>
    <style:style style:name="co8" style:family="table-column">
      <style:table-column-properties fo:break-before="auto" style:column-width="32.81mm"/>
    </style:style>
    <style:style style:name="co9" style:family="table-column">
      <style:table-column-properties fo:break-before="auto" style:column-width="37.22mm"/>
    </style:style>
    <style:style style:name="co10" style:family="table-column">
      <style:table-column-properties fo:break-before="auto" style:column-width="172.16mm"/>
    </style:style>
    <style:style style:name="co11" style:family="table-column">
      <style:table-column-properties fo:break-before="auto" style:column-width="25.4mm"/>
    </style:style>
    <style:style style:name="co12" style:family="table-column">
      <style:table-column-properties fo:break-before="auto" style:column-width="68.09mm"/>
    </style:style>
    <style:style style:name="co13" style:family="table-column">
      <style:table-column-properties fo:break-before="auto" style:column-width="18.5mm"/>
    </style:style>
    <style:style style:name="co14" style:family="table-column">
      <style:table-column-properties fo:break-before="auto" style:column-width="30.16mm"/>
    </style:style>
    <style:style style:name="co15" style:family="table-column">
      <style:table-column-properties fo:break-before="auto" style:column-width="36.69mm"/>
    </style:style>
    <style:style style:name="co16" style:family="table-column">
      <style:table-column-properties fo:break-before="auto" style:column-width="26.28mm"/>
    </style:style>
    <style:style style:name="co17" style:family="table-column">
      <style:table-column-properties fo:break-before="auto" style:column-width="160.87mm"/>
    </style:style>
    <style:style style:name="co18" style:family="table-column">
      <style:table-column-properties fo:break-before="auto" style:column-width="17.11mm"/>
    </style:style>
    <style:style style:name="co19" style:family="table-column">
      <style:table-column-properties fo:break-before="auto" style:column-width="22.58mm"/>
    </style:style>
    <style:style style:name="co20" style:family="table-column">
      <style:table-column-properties fo:break-before="auto" style:column-width="122.41mm"/>
    </style:style>
    <style:style style:name="co21" style:family="table-column">
      <style:table-column-properties fo:break-before="auto" style:column-width="17.64mm"/>
    </style:style>
    <style:style style:name="co22" style:family="table-column">
      <style:table-column-properties fo:break-before="auto" style:column-width="20.46mm"/>
    </style:style>
    <style:style style:name="co23" style:family="table-column">
      <style:table-column-properties fo:break-before="auto" style:column-width="16.4mm"/>
    </style:style>
    <style:style style:name="co24" style:family="table-column">
      <style:table-column-properties fo:break-before="auto" style:column-width="30.52mm"/>
    </style:style>
    <style:style style:name="co25" style:family="table-column">
      <style:table-column-properties fo:break-before="auto" style:column-width="27.16mm"/>
    </style:style>
    <style:style style:name="co26" style:family="table-column">
      <style:table-column-properties fo:break-before="auto" style:column-width="53.27mm"/>
    </style:style>
    <style:style style:name="co27" style:family="table-column">
      <style:table-column-properties fo:break-before="auto" style:column-width="173.04mm"/>
    </style:style>
    <style:style style:name="ro1" style:family="table-row">
      <style:table-row-properties style:row-height="4.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8mm" fo:break-before="auto" style:use-optimal-row-height="true"/>
    </style:style>
    <style:style style:name="ro4" style:family="table-row">
      <style:table-row-properties style:row-height="4.64mm" fo:break-before="auto" style:use-optimal-row-height="true"/>
    </style:style>
    <style:style style:name="ro5" style:family="table-row">
      <style:table-row-properties style:row-height="20.99mm" fo:break-before="auto" style:use-optimal-row-height="true"/>
    </style:style>
    <style:style style:name="ro6" style:family="table-row">
      <style:table-row-properties style:row-height="12.82mm" fo:break-before="auto" style:use-optimal-row-height="true"/>
    </style:style>
    <style:style style:name="ro7" style:family="table-row">
      <style:table-row-properties style:row-height="16.83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24.68mm" fo:break-before="auto" style:use-optimal-row-height="true"/>
    </style:style>
    <style:style style:name="ro10" style:family="table-row">
      <style:table-row-properties style:row-height="29.02mm" fo:break-before="auto" style:use-optimal-row-height="true"/>
    </style:style>
    <style:style style:name="ro11" style:family="table-row">
      <style:table-row-properties style:row-height="4.76mm" fo:break-before="auto" style:use-optimal-row-height="true"/>
    </style:style>
    <style:style style:name="ro12" style:family="table-row">
      <style:table-row-properties style:row-height="8.82mm" fo:break-before="auto" style:use-optimal-row-height="true"/>
    </style:style>
    <style:style style:name="ro13" style:family="table-row">
      <style:table-row-properties style:row-height="8.47mm" fo:break-before="auto" style:use-optimal-row-height="true"/>
    </style:style>
    <style:style style:name="ta1" style:family="table" style:master-page-name="PageStyle_5f_Issues">
      <style:table-properties table:display="true" style:writing-mode="lr-tb"/>
    </style:style>
    <style:style style:name="ta2" style:family="table" style:master-page-name="PageStyle_5f_Effort">
      <style:table-properties table:display="true" style:writing-mode="lr-tb"/>
    </style:style>
    <style:style style:name="ta3" style:family="table" style:master-page-name="PageStyle_5f_Performance">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7"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mm"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mm" style:writing-mode="page"/>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mm" style:writing-mode="page"/>
    </style:style>
    <style:style style:name="ce17" style:family="table-cell" style:parent-style-name="Default" style:data-style-name="N114">
      <style:table-cell-properties fo:background-color="#66ffff"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1" style:family="table-cell" style:parent-style-name="Default">
      <style:table-cell-properties fo:background-color="#66ffff"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style>
    <style:style style:name="ce26" style:family="table-cell" style:parent-style-name="Default">
      <style:table-cell-properties fo:background-color="#66ffff"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data-style-name="N1">
      <style:table-cell-properties fo:background-color="#66ffff"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28" style:family="table-cell" style:parent-style-name="Default" style:data-style-name="N10">
      <style:table-cell-properties fo:background-color="#66ffff"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29" style:family="table-cell" style:parent-style-name="Default" style:data-style-name="N10">
      <style:table-cell-properties fo:background-color="#66ffff"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rotation-align="none"/>
    </style:style>
    <style:style style:name="ce31" style:family="table-cell" style:parent-style-name="Default">
      <style:table-cell-properties fo:wrap-option="wrap" style:rotation-align="none"/>
    </style:style>
    <style:style style:name="ce3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66ffff" style:rotation-align="none"/>
    </style:style>
    <style:style style:name="ce34" style:family="table-cell" style:parent-style-name="Default" style:data-style-name="N11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16"/>
    <style:style style:name="ce36" style:family="table-cell" style:parent-style-name="Default" style:data-style-name="N11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7" style:family="table-cell" style:parent-style-name="Default" style:data-style-name="N116">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style>
    <style:style style:name="ce38" style:family="table-cell" style:parent-style-name="Default" style:data-style-name="N41">
      <style:table-cell-properties style:rotation-align="none"/>
    </style:style>
    <style:style style:name="ce39" style:family="table-cell" style:parent-style-name="Default" style:data-style-name="N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40" style:family="table-cell" style:parent-style-name="Default" style:data-style-name="N4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41" style:family="table-cell" style:parent-style-name="Default" style:data-style-name="N41">
      <style:table-cell-properties style:text-align-source="fix" style:repeat-content="false"/>
      <style:paragraph-properties fo:text-align="end" fo:margin-left="0mm"/>
      <style:map style:condition="cell-content()=&quot;OK&quot;" style:apply-style-name="OK" style:base-cell-address="Effort.E157"/>
    </style:style>
    <style:style style:name="ce4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data-style-name="N1">
      <style:table-cell-properties fo:background-color="#66ffff" style:rotation-align="none"/>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66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6"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start" css3t:text-justify="auto" fo:margin-left="0mm" style:writing-mode="page"/>
    </style:style>
    <style:style style:name="ce47"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wrap-option="wrap"/>
    </style:style>
    <style:style style:name="ce4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data-style-name="N115">
      <style:table-cell-properties fo:background-color="#66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3" style:family="table-cell" style:parent-style-name="Default" style:data-style-name="N10">
      <style:table-cell-properties fo:background-color="#66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name="Liberation Sans" style:font-name-complex="Arial"/>
    </style:style>
  </office:automatic-styles>
  <office:body>
    <office:spreadsheet>
      <table:calculation-settings table:case-sensitive="false" table:automatic-find-labels="false" table:use-regular-expressions="false"/>
      <table:content-validations>
        <table:content-validation table:name="val1" table:condition="of:cell-content-is-time() and cell-content-is-between(0,1)" table:allow-empty-cell="true" table:base-cell-address="Performance.D1">
          <table:error-message table:message-type="stop" table:display="true"/>
        </table:content-validation>
        <table:content-validation table:name="val2" table:condition="of:cell-content-is-time() and cell-content-is-between(0,1)" table:allow-empty-cell="true" table:base-cell-address="Performance.E1">
          <table:error-message table:message-type="stop" table:display="true"/>
        </table:content-validation>
      </table:content-validations>
      <table:table table:name="Issues" table:style-name="ta1">
        <office:forms form:automatic-focus="false" form:apply-design-mode="false"/>
        <table:table-column table:style-name="co1" table:default-cell-style-name="ce7"/>
        <table:table-column table:style-name="co2" table:default-cell-style-name="ce12"/>
        <table:table-column table:style-name="co3" table:default-cell-style-name="ce7"/>
        <table:table-column table:style-name="co4" table:default-cell-style-name="ce7"/>
        <table:table-column table:style-name="co5" table:default-cell-style-name="ce16"/>
        <table:table-column table:style-name="co6" table:default-cell-style-name="ce25"/>
        <table:table-column table:style-name="co7" table:default-cell-style-name="ce12"/>
        <table:table-column table:style-name="co7" table:number-columns-repeated="2" table:default-cell-style-name="ce25"/>
        <table:table-column table:style-name="co8" table:default-cell-style-name="ce25"/>
        <table:table-column table:style-name="co9" table:default-cell-style-name="ce7"/>
        <table:table-column table:style-name="co10" table:default-cell-style-name="ce16"/>
        <table:table-column table:style-name="co6" table:number-columns-repeated="1012" table:default-cell-style-name="ce7"/>
        <table:table-row table:style-name="ro1">
          <table:table-cell table:style-name="ce1" table:formula="of:=MAX([.A4:.A948])" office:value-type="float" office:value="106" calcext:value-type="float">
            <text:p>106</text:p>
          </table:table-cell>
          <table:table-cell table:style-name="ce8" office:value-type="string" calcext:value-type="string">
            <text:p>&lt;= max</text:p>
          </table:table-cell>
          <table:table-cell table:style-name="ce2" table:number-columns-repeated="2"/>
          <table:table-cell table:style-name="ce17" table:formula="of:=(SUMIF([.K$1:.K$1048576];&quot;Complete&quot;;[.F$1:.F$1048576])+SUMIF([.K$1:.K$1048576];&quot;Dropped&quot;;[.F$1:.F$1048576]))/SUM([.F4:.F9948])" office:value-type="percentage" office:value="0.702691680261011" calcext:value-type="percentage">
            <text:p>Completed: 70%</text:p>
          </table:table-cell>
          <table:table-cell table:style-name="ce21" table:formula="of:=IF(SUM([.F4:.F948])/24/60&gt;=1;INT(SUM([.F4:.F948])/24/60)&amp;&quot;d &quot;;&quot;&quot;)&amp;TEXT(MOD(SUM([.F4:.F948])/24/60;1);&quot;HH:MM&quot;)" office:value-type="string" office:string-value="8d 12:20" calcext:value-type="string">
            <text:p>8d 12:20</text:p>
          </table:table-cell>
          <table:table-cell table:style-name="ce26"/>
          <table:table-cell table:style-name="ce21"/>
          <table:table-cell table:style-name="ce21" table:formula="of:=IF(SUM([.I4:.I948])/24/60&gt;=1;INT(SUM([.I4:.I948])/24/60)&amp;&quot;d &quot;;&quot;&quot;)&amp;TEXT(MOD(SUM([.I4:.I948])/24/60;1);&quot;HH:MM&quot;)" office:value-type="string" office:string-value="4d 03:50" calcext:value-type="string">
            <text:p>4d 03:50</text:p>
          </table:table-cell>
          <table:table-cell table:style-name="ce3"/>
          <table:table-cell table:style-name="ce29" table:formula="of:=SUMIF([.K4:.K948];&quot;Complete&quot;;[.I4:.I948])/SUMIF([.K4:.K948];&quot;Complete&quot;;[.F4:.F948])" office:value-type="percentage" office:value="0.696998689440994" calcext:value-type="percentage">
            <text:p>70%</text:p>
          </table:table-cell>
          <table:table-cell table:style-name="ce18"/>
          <table:table-cell table:number-columns-repeated="1012"/>
        </table:table-row>
        <table:table-row table:style-name="ro2" table:visibility="collapse">
          <table:table-cell table:style-name="ce2"/>
          <table:table-cell table:style-name="ce9"/>
          <table:table-cell table:style-name="ce2" table:number-columns-repeated="2"/>
          <table:table-cell table:style-name="ce18"/>
          <table:table-cell table:style-name="ce3"/>
          <table:table-cell table:style-name="ce9"/>
          <table:table-cell table:style-name="ce3" table:number-columns-repeated="3"/>
          <table:table-cell table:style-name="ce2"/>
          <table:table-cell table:style-name="ce18"/>
          <table:table-cell table:number-columns-repeated="1012"/>
        </table:table-row>
        <table:table-row table:style-name="ro1">
          <table:table-cell table:style-name="ce3" office:value-type="string" calcext:value-type="string">
            <text:p>#</text:p>
          </table:table-cell>
          <table:table-cell table:style-name="ce9" office:value-type="string" calcext:value-type="string">
            <text:p>Added when</text:p>
          </table:table-cell>
          <table:table-cell table:style-name="ce2" office:value-type="string" calcext:value-type="string">
            <text:p>Type</text:p>
          </table:table-cell>
          <table:table-cell table:style-name="ce2" office:value-type="string" calcext:value-type="string">
            <text:p>Issue</text:p>
          </table:table-cell>
          <table:table-cell table:style-name="ce18" office:value-type="string" calcext:value-type="string">
            <text:p>Description</text:p>
          </table:table-cell>
          <table:table-cell table:style-name="ce3" office:value-type="string" calcext:value-type="string">
            <text:p>Est minutes</text:p>
          </table:table-cell>
          <table:table-cell table:style-name="ce9" office:value-type="string" calcext:value-type="string">
            <text:p>Priority</text:p>
          </table:table-cell>
          <table:table-cell table:style-name="ce3" office:value-type="string" calcext:value-type="string">
            <text:p>Milestone</text:p>
          </table:table-cell>
          <table:table-cell table:style-name="ce3" office:value-type="string" calcext:value-type="string">
            <text:p>Actual</text:p>
          </table:table-cell>
          <table:table-cell table:style-name="ce3" office:value-type="string" calcext:value-type="string">
            <text:p>Accuracy</text:p>
          </table:table-cell>
          <table:table-cell table:style-name="ce2" office:value-type="string" calcext:value-type="string">
            <text:p>Status</text:p>
          </table:table-cell>
          <table:table-cell table:style-name="ce18" office:value-type="string" calcext:value-type="string">
            <text:p>Comment</text:p>
          </table:table-cell>
          <table:table-cell table:number-columns-repeated="1012"/>
        </table:table-row>
        <table:table-row table:style-name="ro3">
          <table:table-cell table:style-name="ce4" office:value-type="float" office:value="1" calcext:value-type="float">
            <text:p>1</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Check instructions</text:p>
          </table:table-cell>
          <table:table-cell table:style-name="ce14" office:value-type="string" calcext:value-type="string">
            <text:p>Check AEC re how to generate Australian coverage</text:p>
          </table:table-cell>
          <table:table-cell table:style-name="ce22" office:value-type="float" office:value="20" calcext:value-type="float">
            <text:p>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4]=&quot;&quot;;&quot;&quot;;IF(ISNUMBER(MATCH([.A4];[$Effort.A$1:.A$1048576];0));VLOOKUP([.A4];[$Effort.A$1:.H$1048576];6;0);&quot;&quot;))" office:value-type="float" office:value="4.22273333333342" calcext:value-type="float">
            <text:p>4</text:p>
          </table:table-cell>
          <table:table-cell table:style-name="ce28" table:formula="of:=IF([.K4]=&quot;Complete&quot;;IF([.I4]&gt;[.F4];&quot;+&quot;;&quot;&quot;)&amp;TEXT(([.I4]-[.F4])/[.F4];&quot;%&quot;);&quot;&quot;)" office:value-type="string" office:string-value="-79%" calcext:value-type="string">
            <text:p>-79%</text:p>
          </table:table-cell>
          <table:table-cell table:style-name="ce4" office:value-type="string" calcext:value-type="string">
            <text:p>Complete</text:p>
          </table:table-cell>
          <table:table-cell table:style-name="ce14" office:value-type="string" calcext:value-type="string">
            <text:p>Says to start with national and add WA, NSW and ACT. Assume national is made from other jurisdictions, so carry on as planned.</text:p>
          </table:table-cell>
          <table:table-cell table:number-columns-repeated="1012"/>
        </table:table-row>
        <table:table-row table:style-name="ro4">
          <table:table-cell table:style-name="ce4" office:value-type="float" office:value="2" calcext:value-type="float">
            <text:p>2</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Clean up data</text:p>
          </table:table-cell>
          <table:table-cell table:style-name="ce14" office:value-type="string" calcext:value-type="string">
            <text:p>Remove spurious SA layers from feature services and reload</text:p>
          </table:table-cell>
          <table:table-cell table:style-name="ce22"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5]=&quot;&quot;;&quot;&quot;;IF(ISNUMBER(MATCH([.A5];[$Effort.A$1:.A$1048576];0));VLOOKUP([.A5];[$Effort.A$1:.H$1048576];6;0);&quot;&quot;))" office:value-type="float" office:value="8.65223333333322" calcext:value-type="float">
            <text:p>9</text:p>
          </table:table-cell>
          <table:table-cell table:style-name="ce28" table:formula="of:=IF([.K5]=&quot;Complete&quot;;IF([.I5]&gt;[.F5];&quot;+&quot;;&quot;&quot;)&amp;TEXT(([.I5]-[.F5])/[.F5];&quot;%&quot;);&quot;&quot;)" office:value-type="string" office:string-value="-86%" calcext:value-type="string">
            <text:p>-86%</text:p>
          </table:table-cell>
          <table:table-cell table:style-name="ce4" office:value-type="string" calcext:value-type="string">
            <text:p>Complete</text:p>
          </table:table-cell>
          <table:table-cell table:style-name="ce14" office:value-type="string" calcext:value-type="string">
            <text:p>Check layers, checked on map: WA, ACT, SA, QLD, NT, VIC, TAS, NSW</text:p>
          </table:table-cell>
          <table:table-cell table:number-columns-repeated="1012"/>
        </table:table-row>
        <table:table-row table:style-name="ro5">
          <table:table-cell table:style-name="ce4" office:value-type="float" office:value="3" calcext:value-type="float">
            <text:p>3</text:p>
          </table:table-cell>
          <table:table-cell table:style-name="ce10" office:value-type="string" calcext:value-type="string">
            <text:p>orig</text:p>
          </table:table-cell>
          <table:table-cell table:style-name="ce4" office:value-type="string" calcext:value-type="string">
            <text:p>Style</text:p>
          </table:table-cell>
          <table:table-cell table:style-name="ce4" office:value-type="string" calcext:value-type="string">
            <text:p>Confirm colour</text:p>
          </table:table-cell>
          <table:table-cell table:style-name="ce14" office:value-type="string" calcext:value-type="string">
            <text:p>Choose a green as nice as the blue</text:p>
          </table:table-cell>
          <table:table-cell table:style-name="ce22" office:value-type="float" office:value="10" calcext:value-type="float">
            <text:p>1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6]=&quot;&quot;;&quot;&quot;;IF(ISNUMBER(MATCH([.A6];[$Effort.A$1:.A$1048576];0));VLOOKUP([.A6];[$Effort.A$1:.H$1048576];6;0);&quot;&quot;))" office:value-type="float" office:value="15.89055" calcext:value-type="float">
            <text:p>16</text:p>
          </table:table-cell>
          <table:table-cell table:style-name="ce28" table:formula="of:=IF([.K6]=&quot;Complete&quot;;IF([.I6]&gt;[.F6];&quot;+&quot;;&quot;&quot;)&amp;TEXT(([.I6]-[.F6])/[.F6];&quot;%&quot;);&quot;&quot;)" office:value-type="string" office:string-value="+59%" calcext:value-type="string">
            <text:p>+59%</text:p>
          </table:table-cell>
          <table:table-cell table:style-name="ce4" office:value-type="string" calcext:value-type="string">
            <text:p>Complete</text:p>
          </table:table-cell>
          <table:table-cell table:style-name="ce14" office:value-type="string" calcext:value-type="string">
            <text:p>Blue is navy: hsl(240</text:p>
            <text:p>Try “rainforest”: hsl(165, 100%, 25%)</text:p>
            <text:p>#008060</text:p>
            <text:p>50%  transparent, so halve the lightness:</text:p>
            <text:p>#004030 hsl(165, 100%, 12.5%)</text:p>
          </table:table-cell>
          <table:table-cell table:number-columns-repeated="1012"/>
        </table:table-row>
        <table:table-row table:style-name="ro4">
          <table:table-cell table:style-name="ce4" office:value-type="float" office:value="4" calcext:value-type="float">
            <text:p>4</text:p>
          </table:table-cell>
          <table:table-cell table:style-name="ce10" office:value-type="string" calcext:value-type="string">
            <text:p>orig</text:p>
          </table:table-cell>
          <table:table-cell table:style-name="ce4" office:value-type="string" calcext:value-type="string">
            <text:p>Style</text:p>
          </table:table-cell>
          <table:table-cell table:style-name="ce4" office:value-type="string" calcext:value-type="string">
            <text:p>Confirm thickness</text:p>
          </table:table-cell>
          <table:table-cell table:style-name="ce14" office:value-type="string" calcext:value-type="string">
            <text:p>Make border line thicker</text:p>
          </table:table-cell>
          <table:table-cell table:style-name="ce22" office:value-type="float" office:value="20" calcext:value-type="float">
            <text:p>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7]=&quot;&quot;;&quot;&quot;;IF(ISNUMBER(MATCH([.A7];[$Effort.A$1:.A$1048576];0));VLOOKUP([.A7];[$Effort.A$1:.H$1048576];6;0);&quot;&quot;))" office:value-type="float" office:value="5.31161666666671" calcext:value-type="float">
            <text:p>5</text:p>
          </table:table-cell>
          <table:table-cell table:style-name="ce28" table:formula="of:=IF([.K7]=&quot;Complete&quot;;IF([.I7]&gt;[.F7];&quot;+&quot;;&quot;&quot;)&amp;TEXT(([.I7]-[.F7])/[.F7];&quot;%&quot;);&quot;&quot;)" office:value-type="string" office:string-value="-73%" calcext:value-type="string">
            <text:p>-73%</text:p>
          </table:table-cell>
          <table:table-cell table:style-name="ce4" office:value-type="string" calcext:value-type="string">
            <text:p>Complete</text:p>
          </table:table-cell>
          <table:table-cell table:style-name="ce14" office:value-type="string" calcext:value-type="string">
            <text:p>5 pixel 50% transparent</text:p>
          </table:table-cell>
          <table:table-cell table:number-columns-repeated="1012"/>
        </table:table-row>
        <table:table-row table:style-name="ro6">
          <table:table-cell table:style-name="ce4" office:value-type="float" office:value="5" calcext:value-type="float">
            <text:p>5</text:p>
          </table:table-cell>
          <table:table-cell table:style-name="ce10" office:value-type="string" calcext:value-type="string">
            <text:p>orig</text:p>
          </table:table-cell>
          <table:table-cell table:style-name="ce4" office:value-type="string" calcext:value-type="string">
            <text:p>Style</text:p>
          </table:table-cell>
          <table:table-cell table:style-name="ce4" office:value-type="string" calcext:value-type="string">
            <text:p>Confirm scales</text:p>
          </table:table-cell>
          <table:table-cell table:style-name="ce14" office:value-type="string" calcext:value-type="string">
            <text:p>Confirm tile scales needed</text:p>
          </table:table-cell>
          <table:table-cell table:style-name="ce22" office:value-type="float" office:value="20" calcext:value-type="float">
            <text:p>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8]=&quot;&quot;;&quot;&quot;;IF(ISNUMBER(MATCH([.A8];[$Effort.A$1:.A$1048576];0));VLOOKUP([.A8];[$Effort.A$1:.H$1048576];6;0);&quot;&quot;))" office:value-type="float" office:value="14.0794333333334" calcext:value-type="float">
            <text:p>14</text:p>
          </table:table-cell>
          <table:table-cell table:style-name="ce28" table:formula="of:=IF([.K8]=&quot;Complete&quot;;IF([.I8]&gt;[.F8];&quot;+&quot;;&quot;&quot;)&amp;TEXT(([.I8]-[.F8])/[.F8];&quot;%&quot;);&quot;&quot;)" office:value-type="string" office:string-value="-30%" calcext:value-type="string">
            <text:p>-30%</text:p>
          </table:table-cell>
          <table:table-cell table:style-name="ce4" office:value-type="string" calcext:value-type="string">
            <text:p>Complete</text:p>
          </table:table-cell>
          <table:table-cell table:style-name="ce14" office:value-type="string" calcext:value-type="string">
            <text:p>Visibility from continent(1:50M) down to street (1:5K)</text:p>
            <text:p>1:9,028 yes</text:p>
            <text:p>1:4,514 no</text:p>
          </table:table-cell>
          <table:table-cell table:number-columns-repeated="1012"/>
        </table:table-row>
        <table:table-row table:style-name="ro4">
          <table:table-cell table:style-name="ce4" office:value-type="float" office:value="6" calcext:value-type="float">
            <text:p>6</text:p>
          </table:table-cell>
          <table:table-cell table:style-name="ce10" office:value-type="string" calcext:value-type="string">
            <text:p>orig</text:p>
          </table:table-cell>
          <table:table-cell table:style-name="ce4" office:value-type="string" calcext:value-type="string">
            <text:p>Style</text:p>
          </table:table-cell>
          <table:table-cell table:style-name="ce4" office:value-type="string" calcext:value-type="string">
            <text:p>Set max scale</text:p>
          </table:table-cell>
          <table:table-cell table:style-name="ce14" office:value-type="string" calcext:value-type="string">
            <text:p>Set max zoom on map in app</text:p>
          </table:table-cell>
          <table:table-cell table:style-name="ce22" office:value-type="float" office:value="10" calcext:value-type="float">
            <text:p>1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9]=&quot;&quot;;&quot;&quot;;IF(ISNUMBER(MATCH([.A9];[$Effort.A$1:.A$1048576];0));VLOOKUP([.A9];[$Effort.A$1:.H$1048576];6;0);&quot;&quot;))" office:value-type="float" office:value="25.4533999999999" calcext:value-type="float">
            <text:p>25</text:p>
          </table:table-cell>
          <table:table-cell table:style-name="ce28" table:formula="of:=IF([.K9]=&quot;Complete&quot;;IF([.I9]&gt;[.F9];&quot;+&quot;;&quot;&quot;)&amp;TEXT(([.I9]-[.F9])/[.F9];&quot;%&quot;);&quot;&quot;)" office:value-type="string" office:string-value="+155%" calcext:value-type="string">
            <text:p>+155%</text:p>
          </table:table-cell>
          <table:table-cell table:style-name="ce4" office:value-type="string" calcext:value-type="string">
            <text:p>Complete</text:p>
          </table:table-cell>
          <table:table-cell table:style-name="ce14" office:value-type="string" calcext:value-type="string">
            <text:p>MapView.constraints.maxScale</text:p>
          </table:table-cell>
          <table:table-cell table:number-columns-repeated="1012"/>
        </table:table-row>
        <table:table-row table:style-name="ro4">
          <table:table-cell table:style-name="ce4" office:value-type="float" office:value="7" calcext:value-type="float">
            <text:p>7</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Restyle layers</text:p>
          </table:table-cell>
          <table:table-cell table:style-name="ce14" office:value-type="string" calcext:value-type="string">
            <text:p>Restyle feature layers and save with new symbols and visibility</text:p>
          </table:table-cell>
          <table:table-cell table:style-name="ce22" office:value-type="float" office:value="30" calcext:value-type="float">
            <text:p>3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0]=&quot;&quot;;&quot;&quot;;IF(ISNUMBER(MATCH([.A10];[$Effort.A$1:.A$1048576];0));VLOOKUP([.A10];[$Effort.A$1:.H$1048576];6;0);&quot;&quot;))" office:value-type="float" office:value="21.9166666666667" calcext:value-type="float">
            <text:p>22</text:p>
          </table:table-cell>
          <table:table-cell table:style-name="ce28" table:formula="of:=IF([.K10]=&quot;Complete&quot;;IF([.I10]&gt;[.F10];&quot;+&quot;;&quot;&quot;)&amp;TEXT(([.I10]-[.F10])/[.F10];&quot;%&quot;);&quot;&quot;)" office:value-type="string" office:string-value="-27%" calcext:value-type="string">
            <text:p>-27%</text:p>
          </table:table-cell>
          <table:table-cell table:style-name="ce4" office:value-type="string" calcext:value-type="string">
            <text:p>Complete</text:p>
          </table:table-cell>
          <table:table-cell table:style-name="ce4"/>
          <table:table-cell table:number-columns-repeated="1012"/>
        </table:table-row>
        <table:table-row table:style-name="ro7">
          <table:table-cell table:style-name="ce4" office:value-type="float" office:value="8" calcext:value-type="float">
            <text:p>8</text:p>
          </table:table-cell>
          <table:table-cell table:style-name="ce10" office:value-type="string" calcext:value-type="string">
            <text:p>orig</text:p>
          </table:table-cell>
          <table:table-cell table:style-name="ce4" office:value-type="string" calcext:value-type="string">
            <text:p>Performance</text:p>
          </table:table-cell>
          <table:table-cell table:style-name="ce4" office:value-type="string" calcext:value-type="string">
            <text:p>Confirm performance</text:p>
          </table:table-cell>
          <table:table-cell table:style-name="ce14" office:value-type="string" calcext:value-type="string">
            <text:p>Confirm performance of basemap, layer WMS, and full load in app</text:p>
          </table:table-cell>
          <table:table-cell table:style-name="ce22"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1]=&quot;&quot;;&quot;&quot;;IF(ISNUMBER(MATCH([.A11];[$Effort.A$1:.A$1048576];0));VLOOKUP([.A11];[$Effort.A$1:.H$1048576];6;0);&quot;&quot;))" office:value-type="float" office:value="83.47925" calcext:value-type="float">
            <text:p>83</text:p>
          </table:table-cell>
          <table:table-cell table:style-name="ce28" table:formula="of:=IF([.K11]=&quot;Complete&quot;;IF([.I11]&gt;[.F11];&quot;+&quot;;&quot;&quot;)&amp;TEXT(([.I11]-[.F11])/[.F11];&quot;%&quot;);&quot;&quot;)" office:value-type="string" office:string-value="+39%" calcext:value-type="string">
            <text:p>+39%</text:p>
          </table:table-cell>
          <table:table-cell table:style-name="ce4" office:value-type="string" calcext:value-type="string">
            <text:p>Complete</text:p>
          </table:table-cell>
          <table:table-cell table:style-name="ce14" office:value-type="string" calcext:value-type="string">
            <text:p>Load map: OK (7.9s vs 6.4s for Google maps)</text:p>
            <text:p>Redraw basemap: OK (2.1s vs 3.4s for Google maps)</text:p>
            <text:p>Draw feature layer: FAIL (first 16s, redraw 18.5s)</text:p>
            <text:p>Draw tile layer: OK (redraw 4.8s, min 3s)</text:p>
          </table:table-cell>
          <table:table-cell table:number-columns-repeated="1012"/>
        </table:table-row>
        <table:table-row table:style-name="ro6">
          <table:table-cell table:style-name="ce4" office:value-type="float" office:value="11" calcext:value-type="float">
            <text:p>11</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Scrape tables</text:p>
          </table:table-cell>
          <table:table-cell table:style-name="ce14" office:value-type="string" calcext:value-type="string">
            <text:p>Scrape electorate/postcode tables</text:p>
          </table:table-cell>
          <table:table-cell table:style-name="ce22" office:value-type="float" office:value="180" calcext:value-type="float">
            <text:p>18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2]=&quot;&quot;;&quot;&quot;;IF(ISNUMBER(MATCH([.A12];[$Effort.A$1:.A$1048576];0));VLOOKUP([.A12];[$Effort.A$1:.H$1048576];6;0);&quot;&quot;))" office:value-type="float" office:value="196.136233333333" calcext:value-type="float">
            <text:p>196</text:p>
          </table:table-cell>
          <table:table-cell table:style-name="ce28" table:formula="of:=IF([.K12]=&quot;Complete&quot;;IF([.I12]&gt;[.F12];&quot;+&quot;;&quot;&quot;)&amp;TEXT(([.I12]-[.F12])/[.F12];&quot;%&quot;);&quot;&quot;)" office:value-type="string" office:string-value="+9%" calcext:value-type="string">
            <text:p>+9%</text:p>
          </table:table-cell>
          <table:table-cell table:style-name="ce4" office:value-type="string" calcext:value-type="string">
            <text:p>Complete</text:p>
          </table:table-cell>
          <table:table-cell table:style-name="ce14" office:value-type="string" calcext:value-type="string">
            <text:p>Cannot scrape from electorate search as many pages have multiple subpages accessible by JS functions. Write Python to scrape from postcode search instead. A few of these also have multi-pages but can be processed manually.</text:p>
          </table:table-cell>
          <table:table-cell table:number-columns-repeated="1012"/>
        </table:table-row>
        <table:table-row table:style-name="ro4">
          <table:table-cell table:style-name="ce4" office:value-type="float" office:value="12" calcext:value-type="float">
            <text:p>12</text:p>
          </table:table-cell>
          <table:table-cell table:style-name="ce10" office:value-type="string" calcext:value-type="string">
            <text:p>new</text:p>
          </table:table-cell>
          <table:table-cell table:style-name="ce4" office:value-type="string" calcext:value-type="string">
            <text:p>Code</text:p>
          </table:table-cell>
          <table:table-cell table:style-name="ce4" office:value-type="string" calcext:value-type="string">
            <text:p>Rework using tables</text:p>
          </table:table-cell>
          <table:table-cell table:style-name="ce14" office:value-type="string" calcext:value-type="string">
            <text:p>Rework app to avoid map for postcodes with only one electorate</text:p>
          </table:table-cell>
          <table:table-cell table:style-name="ce22" table:formula="of:=8*60" office:value-type="float" office:value="480" calcext:value-type="float">
            <text:p>48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3]=&quot;&quot;;&quot;&quot;;IF(ISNUMBER(MATCH([.A13];[$Effort.A$1:.A$1048576];0));VLOOKUP([.A13];[$Effort.A$1:.H$1048576];6;0);&quot;&quot;))" office:value-type="float" office:value="121.8833" calcext:value-type="float">
            <text:p>122</text:p>
          </table:table-cell>
          <table:table-cell table:style-name="ce28" table:formula="of:=IF([.K13]=&quot;Complete&quot;;IF([.I13]&gt;[.F13];&quot;+&quot;;&quot;&quot;)&amp;TEXT(([.I13]-[.F13])/[.F13];&quot;%&quot;);&quot;&quot;)" office:value-type="string" office:string-value="-75%" calcext:value-type="string">
            <text:p>-75%</text:p>
          </table:table-cell>
          <table:table-cell table:style-name="ce4" office:value-type="string" calcext:value-type="string">
            <text:p>Complete</text:p>
          </table:table-cell>
          <table:table-cell table:style-name="ce30"/>
          <table:table-cell table:number-columns-repeated="1012"/>
        </table:table-row>
        <table:table-row table:style-name="ro4">
          <table:table-cell table:style-name="ce4" office:value-type="float" office:value="13" calcext:value-type="float">
            <text:p>13</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Load app in background</text:p>
          </table:table-cell>
          <table:table-cell table:style-name="ce14" office:value-type="string" calcext:value-type="string">
            <text:p>Load map code in background while user types postcode</text:p>
          </table:table-cell>
          <table:table-cell table:style-name="ce22" office:value-type="float" office:value="120" calcext:value-type="float">
            <text:p>1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4]=&quot;&quot;;&quot;&quot;;IF(ISNUMBER(MATCH([.A14];[$Effort.A$1:.A$1048576];0));VLOOKUP([.A14];[$Effort.A$1:.H$1048576];6;0);&quot;&quot;))" office:value-type="float" office:value="105.859333333333" calcext:value-type="float">
            <text:p>106</text:p>
          </table:table-cell>
          <table:table-cell table:style-name="ce28" table:formula="of:=IF([.K14]=&quot;Complete&quot;;IF([.I14]&gt;[.F14];&quot;+&quot;;&quot;&quot;)&amp;TEXT(([.I14]-[.F14])/[.F14];&quot;%&quot;);&quot;&quot;)" office:value-type="string" office:string-value="-12%" calcext:value-type="string">
            <text:p>-12%</text:p>
          </table:table-cell>
          <table:table-cell table:style-name="ce4" office:value-type="string" calcext:value-type="string">
            <text:p>Complete</text:p>
          </table:table-cell>
          <table:table-cell table:style-name="ce14" office:value-type="string" calcext:value-type="string">
            <text:p>Loads only if needed</text:p>
          </table:table-cell>
          <table:table-cell table:number-columns-repeated="1012"/>
        </table:table-row>
        <table:table-row table:style-name="ro4">
          <table:table-cell table:style-name="ce4" office:value-type="float" office:value="16" calcext:value-type="float">
            <text:p>16</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Add labels</text:p>
          </table:table-cell>
          <table:table-cell table:style-name="ce14" office:value-type="string" calcext:value-type="string">
            <text:p>Add labels for electorates (capitals, white on rainforest)</text:p>
          </table:table-cell>
          <table:table-cell table:style-name="ce22"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5]=&quot;&quot;;&quot;&quot;;IF(ISNUMBER(MATCH([.A15];[$Effort.A$1:.A$1048576];0));VLOOKUP([.A15];[$Effort.A$1:.H$1048576];6;0);&quot;&quot;))" office:value-type="float" office:value="128.863899999999" calcext:value-type="float">
            <text:p>129</text:p>
          </table:table-cell>
          <table:table-cell table:style-name="ce28" table:formula="of:=IF([.K15]=&quot;Complete&quot;;IF([.I15]&gt;[.F15];&quot;+&quot;;&quot;&quot;)&amp;TEXT(([.I15]-[.F15])/[.F15];&quot;%&quot;);&quot;&quot;)" office:value-type="string" office:string-value="+115%" calcext:value-type="string">
            <text:p>+115%</text:p>
          </table:table-cell>
          <table:table-cell table:style-name="ce30" office:value-type="string" calcext:value-type="string">
            <text:p>Complete</text:p>
          </table:table-cell>
          <table:table-cell table:style-name="ce30"/>
          <table:table-cell table:number-columns-repeated="1012"/>
        </table:table-row>
        <table:table-row table:style-name="ro4">
          <table:table-cell table:style-name="ce4" office:value-type="float" office:value="17" calcext:value-type="float">
            <text:p>17</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Query layer</text:p>
          </table:table-cell>
          <table:table-cell table:style-name="ce14" office:value-type="string" calcext:value-type="string">
            <text:p>query feature layers when click map</text:p>
          </table:table-cell>
          <table:table-cell table:style-name="ce22"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6]=&quot;&quot;;&quot;&quot;;IF(ISNUMBER(MATCH([.A16];[$Effort.A$1:.A$1048576];0));VLOOKUP([.A16];[$Effort.A$1:.H$1048576];6;0);&quot;&quot;))" office:value-type="float" office:value="81.1102833333332" calcext:value-type="float">
            <text:p>81</text:p>
          </table:table-cell>
          <table:table-cell table:style-name="ce28" table:formula="of:=IF([.K16]=&quot;Complete&quot;;IF([.I16]&gt;[.F16];&quot;+&quot;;&quot;&quot;)&amp;TEXT(([.I16]-[.F16])/[.F16];&quot;%&quot;);&quot;&quot;)" office:value-type="string" office:string-value="+35%" calcext:value-type="string">
            <text:p>+35%</text:p>
          </table:table-cell>
          <table:table-cell table:style-name="ce5" office:value-type="string" calcext:value-type="string">
            <text:p>Complete</text:p>
          </table:table-cell>
          <table:table-cell table:style-name="ce30"/>
          <table:table-cell table:number-columns-repeated="1012"/>
        </table:table-row>
        <table:table-row table:style-name="ro3">
          <table:table-cell table:style-name="ce4" office:value-type="float" office:value="18" calcext:value-type="float">
            <text:p>18</text:p>
          </table:table-cell>
          <table:table-cell table:style-name="ce10" office:value-type="string" calcext:value-type="string">
            <text:p>new</text:p>
          </table:table-cell>
          <table:table-cell table:style-name="ce4" office:value-type="string" calcext:value-type="string">
            <text:p>Content</text:p>
          </table:table-cell>
          <table:table-cell table:style-name="ce4" office:value-type="string" calcext:value-type="string">
            <text:p>Hand scraped pc</text:p>
          </table:table-cell>
          <table:table-cell table:style-name="ce14" office:value-type="string" calcext:value-type="string">
            <text:p>Manually extract data for 150 postcodes with more than one screen of localities and redo data processing to JSON</text:p>
          </table:table-cell>
          <table:table-cell table:style-name="ce22" office:value-type="float" office:value="150" calcext:value-type="float">
            <text:p>15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7]=&quot;&quot;;&quot;&quot;;IF(ISNUMBER(MATCH([.A17];[$Effort.A$1:.A$1048576];0));VLOOKUP([.A17];[$Effort.A$1:.H$1048576];6;0);&quot;&quot;))" office:value-type="float" office:value="28.9340333333335" calcext:value-type="float">
            <text:p>29</text:p>
          </table:table-cell>
          <table:table-cell table:style-name="ce28" table:formula="of:=IF([.K17]=&quot;Complete&quot;;IF([.I17]&gt;[.F17];&quot;+&quot;;&quot;&quot;)&amp;TEXT(([.I17]-[.F17])/[.F17];&quot;%&quot;);&quot;&quot;)" office:value-type="string" office:string-value="-81%" calcext:value-type="string">
            <text:p>-81%</text:p>
          </table:table-cell>
          <table:table-cell table:style-name="ce30" office:value-type="string" calcext:value-type="string">
            <text:p>Complete</text:p>
          </table:table-cell>
          <table:table-cell table:style-name="ce30"/>
          <table:table-cell table:number-columns-repeated="1012"/>
        </table:table-row>
        <table:table-row table:style-name="ro4">
          <table:table-cell table:style-name="ce4" office:value-type="float" office:value="19" calcext:value-type="float">
            <text:p>19</text:p>
          </table:table-cell>
          <table:table-cell table:style-name="ce10" office:value-type="string" calcext:value-type="string">
            <text:p>new</text:p>
          </table:table-cell>
          <table:table-cell table:style-name="ce4" office:value-type="string" calcext:value-type="string">
            <text:p>Code</text:p>
          </table:table-cell>
          <table:table-cell table:style-name="ce1" office:value-type="string" calcext:value-type="string">
            <text:p>Number pad</text:p>
          </table:table-cell>
          <table:table-cell table:style-name="ce14" office:value-type="string" calcext:value-type="string">
            <text:p>Add regex-restricted number pad to enter postcode on touch devices</text:p>
          </table:table-cell>
          <table:table-cell table:style-name="ce22" office:value-type="float" office:value="180" calcext:value-type="float">
            <text:p>18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8]=&quot;&quot;;&quot;&quot;;IF(ISNUMBER(MATCH([.A18];[$Effort.A$1:.A$1048576];0));VLOOKUP([.A18];[$Effort.A$1:.H$1048576];6;0);&quot;&quot;))" office:value-type="float" office:value="350" calcext:value-type="float">
            <text:p>350</text:p>
          </table:table-cell>
          <table:table-cell table:style-name="ce28" table:formula="of:=IF([.K18]=&quot;Complete&quot;;IF([.I18]&gt;[.F18];&quot;+&quot;;&quot;&quot;)&amp;TEXT(([.I18]-[.F18])/[.F18];&quot;%&quot;);&quot;&quot;)" office:value-type="string" office:string-value="+94%" calcext:value-type="string">
            <text:p>+94%</text:p>
          </table:table-cell>
          <table:table-cell table:style-name="ce4" office:value-type="string" calcext:value-type="string">
            <text:p>Complete</text:p>
          </table:table-cell>
          <table:table-cell table:style-name="ce30"/>
          <table:table-cell table:number-columns-repeated="1012"/>
        </table:table-row>
        <table:table-row table:style-name="ro3">
          <table:table-cell table:style-name="ce4" office:value-type="float" office:value="20" calcext:value-type="float">
            <text:p>20</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Elec page</text:p>
          </table:table-cell>
          <table:table-cell table:style-name="ce14" office:value-type="string" calcext:value-type="string">
            <text:p>Style resulting electorate page and include links to 1. profile and and 3. find another electorate.</text:p>
          </table:table-cell>
          <table:table-cell table:style-name="ce22" office:value-type="float" office:value="120" calcext:value-type="float">
            <text:p>1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19]=&quot;&quot;;&quot;&quot;;IF(ISNUMBER(MATCH([.A19];[$Effort.A$1:.A$1048576];0));VLOOKUP([.A19];[$Effort.A$1:.H$1048576];6;0);&quot;&quot;))" office:value-type="float" office:value="133.418216666667" calcext:value-type="float">
            <text:p>133</text:p>
          </table:table-cell>
          <table:table-cell table:style-name="ce28" table:formula="of:=IF([.K19]=&quot;Complete&quot;;IF([.I19]&gt;[.F19];&quot;+&quot;;&quot;&quot;)&amp;TEXT(([.I19]-[.F19])/[.F19];&quot;%&quot;);&quot;&quot;)" office:value-type="string" office:string-value="+11%" calcext:value-type="string">
            <text:p>+11%</text:p>
          </table:table-cell>
          <table:table-cell table:style-name="ce5" office:value-type="string" calcext:value-type="string">
            <text:p>Complete</text:p>
          </table:table-cell>
          <table:table-cell table:style-name="ce30"/>
          <table:table-cell table:number-columns-repeated="1012"/>
        </table:table-row>
        <table:table-row table:style-name="ro4">
          <table:table-cell table:style-name="ce4" office:value-type="float" office:value="23" calcext:value-type="float">
            <text:p>23</text:p>
          </table:table-cell>
          <table:table-cell table:style-name="ce10" office:value-type="string" calcext:value-type="string">
            <text:p>orig</text:p>
          </table:table-cell>
          <table:table-cell table:style-name="ce4" office:value-type="string" calcext:value-type="string">
            <text:p>Code</text:p>
          </table:table-cell>
          <table:table-cell table:style-name="ce14" office:value-type="string" calcext:value-type="string">
            <text:p>Refine design</text:p>
          </table:table-cell>
          <table:table-cell table:style-name="ce14" office:value-type="string" calcext:value-type="string">
            <text:p>Refine design appearance as needed</text:p>
          </table:table-cell>
          <table:table-cell table:style-name="ce22" office:value-type="float" office:value="120" calcext:value-type="float">
            <text:p>1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0]=&quot;&quot;;&quot;&quot;;IF(ISNUMBER(MATCH([.A20];[$Effort.A$1:.A$1048576];0));VLOOKUP([.A20];[$Effort.A$1:.H$1048576];6;0);&quot;&quot;))" office:value-type="float" office:value="118.25525" calcext:value-type="float">
            <text:p>118</text:p>
          </table:table-cell>
          <table:table-cell table:style-name="ce28" table:formula="of:=IF([.K20]=&quot;Complete&quot;;IF([.I20]&gt;[.F20];&quot;+&quot;;&quot;&quot;)&amp;TEXT(([.I20]-[.F20])/[.F20];&quot;%&quot;);&quot;&quot;)" office:value-type="string" office:string-value="-1%" calcext:value-type="string">
            <text:p>-1%</text:p>
          </table:table-cell>
          <table:table-cell table:style-name="ce4" office:value-type="string" calcext:value-type="string">
            <text:p>Complete</text:p>
          </table:table-cell>
          <table:table-cell table:style-name="ce30"/>
          <table:table-cell table:number-columns-repeated="1012"/>
        </table:table-row>
        <table:table-row table:style-name="ro4">
          <table:table-cell table:style-name="ce4" office:value-type="float" office:value="24" calcext:value-type="float">
            <text:p>24</text:p>
          </table:table-cell>
          <table:table-cell table:style-name="ce10" office:value-type="string" calcext:value-type="string">
            <text:p>new</text:p>
          </table:table-cell>
          <table:table-cell table:style-name="ce4" office:value-type="string" calcext:value-type="string">
            <text:p>Design</text:p>
          </table:table-cell>
          <table:table-cell table:style-name="ce4" office:value-type="string" calcext:value-type="string">
            <text:p>Review design</text:p>
          </table:table-cell>
          <table:table-cell table:style-name="ce14" office:value-type="string" calcext:value-type="string">
            <text:p>Check that specs still describe what I want and revise if needed</text:p>
          </table:table-cell>
          <table:table-cell table:style-name="ce22" office:value-type="float" office:value="45" calcext:value-type="float">
            <text:p>45</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1]=&quot;&quot;;&quot;&quot;;IF(ISNUMBER(MATCH([.A21];[$Effort.A$1:.A$1048576];0));VLOOKUP([.A21];[$Effort.A$1:.H$1048576];6;0);&quot;&quot;))" office:value-type="float" office:value="113.226316666667" calcext:value-type="float">
            <text:p>113</text:p>
          </table:table-cell>
          <table:table-cell table:style-name="ce28" table:formula="of:=IF([.K21]=&quot;Complete&quot;;IF([.I21]&gt;[.F21];&quot;+&quot;;&quot;&quot;)&amp;TEXT(([.I21]-[.F21])/[.F21];&quot;%&quot;);&quot;&quot;)" office:value-type="string" office:string-value="+152%" calcext:value-type="string">
            <text:p>+152%</text:p>
          </table:table-cell>
          <table:table-cell table:style-name="ce4" office:value-type="string" calcext:value-type="string">
            <text:p>Complete</text:p>
          </table:table-cell>
          <table:table-cell table:style-name="ce30"/>
          <table:table-cell table:number-columns-repeated="1012"/>
        </table:table-row>
        <table:table-row table:style-name="ro3">
          <table:table-cell table:style-name="ce4" office:value-type="float" office:value="25" calcext:value-type="float">
            <text:p>25</text:p>
          </table:table-cell>
          <table:table-cell table:style-name="ce10" office:value-type="string" calcext:value-type="string">
            <text:p>new</text:p>
          </table:table-cell>
          <table:table-cell table:style-name="ce4" office:value-type="string" calcext:value-type="string">
            <text:p>Content</text:p>
          </table:table-cell>
          <table:table-cell table:style-name="ce4" office:value-type="string" calcext:value-type="string">
            <text:p>Geocode locs</text:p>
          </table:table-cell>
          <table:table-cell table:style-name="ce14" office:value-type="string" calcext:value-type="string">
            <text:p>Python script to geocode localities without electorates and write lat, long and zoom back to JSON.</text:p>
          </table:table-cell>
          <table:table-cell table:style-name="ce22" office:value-type="float" office:value="180" calcext:value-type="float">
            <text:p>18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2]=&quot;&quot;;&quot;&quot;;IF(ISNUMBER(MATCH([.A22];[$Effort.A$1:.A$1048576];0));VLOOKUP([.A22];[$Effort.A$1:.H$1048576];6;0);&quot;&quot;))" office:value-type="float" office:value="107.2257" calcext:value-type="float">
            <text:p>107</text:p>
          </table:table-cell>
          <table:table-cell table:style-name="ce28" table:formula="of:=IF([.K22]=&quot;Complete&quot;;IF([.I22]&gt;[.F22];&quot;+&quot;;&quot;&quot;)&amp;TEXT(([.I22]-[.F22])/[.F22];&quot;%&quot;);&quot;&quot;)" office:value-type="string" office:string-value="-40%" calcext:value-type="string">
            <text:p>-40%</text:p>
          </table:table-cell>
          <table:table-cell table:style-name="ce5" office:value-type="string" calcext:value-type="string">
            <text:p>Complete</text:p>
          </table:table-cell>
          <table:table-cell table:style-name="ce30"/>
          <table:table-cell table:number-columns-repeated="1012"/>
        </table:table-row>
        <table:table-row table:style-name="ro6">
          <table:table-cell table:style-name="ce5" office:value-type="float" office:value="26" calcext:value-type="float">
            <text:p>26</text:p>
          </table:table-cell>
          <table:table-cell table:style-name="ce11" office:value-type="string" calcext:value-type="string">
            <text:p>new</text:p>
          </table:table-cell>
          <table:table-cell table:style-name="ce5" office:value-type="string" calcext:value-type="string">
            <text:p>Code</text:p>
          </table:table-cell>
          <table:table-cell table:style-name="ce5" office:value-type="string" calcext:value-type="string">
            <text:p>Group as other</text:p>
          </table:table-cell>
          <table:table-cell table:style-name="ce15" office:value-type="string" calcext:value-type="string">
            <text:p>For postcodes with multiple electorates, if locality list is long and mostly just one electorate, group those localities as “Other” to make the list much shorter.</text:p>
          </table:table-cell>
          <table:table-cell table:style-name="ce23" office:value-type="float" office:value="240" calcext:value-type="float">
            <text:p>24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3]=&quot;&quot;;&quot;&quot;;IF(ISNUMBER(MATCH([.A23];[$Effort.A$1:.A$1048576];0));VLOOKUP([.A23];[$Effort.A$1:.H$1048576];6;0);&quot;&quot;))" office:value-type="float" office:value="130" calcext:value-type="float">
            <text:p>130</text:p>
          </table:table-cell>
          <table:table-cell table:style-name="ce28" table:formula="of:=IF([.K23]=&quot;Complete&quot;;IF([.I23]&gt;[.F23];&quot;+&quot;;&quot;&quot;)&amp;TEXT(([.I23]-[.F23])/[.F23];&quot;%&quot;);&quot;&quot;)" office:value-type="string" office:string-value="-46%" calcext:value-type="string">
            <text:p>-46%</text:p>
          </table:table-cell>
          <table:table-cell table:style-name="ce5" office:value-type="string" calcext:value-type="string">
            <text:p>Complete</text:p>
          </table:table-cell>
          <table:table-cell table:style-name="ce15" office:value-type="string" calcext:value-type="string">
            <text:p>Cut localities.json 87% from 1.4M to 175K!</text:p>
          </table:table-cell>
          <table:table-cell table:number-columns-repeated="1012"/>
        </table:table-row>
        <table:table-row table:style-name="ro4">
          <table:table-cell table:style-name="ce5" office:value-type="float" office:value="27" calcext:value-type="float">
            <text:p>27</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Fix HOLTZ</text:p>
          </table:table-cell>
          <table:table-cell table:style-name="ce15" office:value-type="string" calcext:value-type="string">
            <text:p>Fix Holtz where I tried adding a quote to add leading zero to postcode</text:p>
          </table:table-cell>
          <table:table-cell table:style-name="ce23" office:value-type="float" office:value="45" calcext:value-type="float">
            <text:p>45</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4]=&quot;&quot;;&quot;&quot;;IF(ISNUMBER(MATCH([.A24];[$Effort.A$1:.A$1048576];0));VLOOKUP([.A24];[$Effort.A$1:.H$1048576];6;0);&quot;&quot;))" office:value-type="float" office:value="87.5543666666675" calcext:value-type="float">
            <text:p>88</text:p>
          </table:table-cell>
          <table:table-cell table:style-name="ce28" table:formula="of:=IF([.K24]=&quot;Complete&quot;;IF([.I24]&gt;[.F24];&quot;+&quot;;&quot;&quot;)&amp;TEXT(([.I24]-[.F24])/[.F24];&quot;%&quot;);&quot;&quot;)" office:value-type="string" office:string-value="+95%" calcext:value-type="string">
            <text:p>+95%</text:p>
          </table:table-cell>
          <table:table-cell table:style-name="ce5" office:value-type="string" calcext:value-type="string">
            <text:p>Complete</text:p>
          </table:table-cell>
          <table:table-cell table:style-name="ce30"/>
          <table:table-cell table:number-columns-repeated="1012"/>
        </table:table-row>
        <table:table-row table:style-name="ro4">
          <table:table-cell table:style-name="ce5" office:value-type="float" office:value="29" calcext:value-type="float">
            <text:p>29</text:p>
          </table:table-cell>
          <table:table-cell table:style-name="ce11" office:value-type="string" calcext:value-type="string">
            <text:p>new</text:p>
          </table:table-cell>
          <table:table-cell table:style-name="ce4" office:value-type="string" calcext:value-type="string">
            <text:p>Content</text:p>
          </table:table-cell>
          <table:table-cell table:style-name="ce5" office:value-type="string" calcext:value-type="string">
            <text:p>Multiple geocode results</text:p>
          </table:table-cell>
          <table:table-cell table:style-name="ce15" office:value-type="string" calcext:value-type="string">
            <text:p>Investigate multiple results from Warnings. Modify if needed.</text:p>
          </table:table-cell>
          <table:table-cell table:style-name="ce23"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5]=&quot;&quot;;&quot;&quot;;IF(ISNUMBER(MATCH([.A25];[$Effort.A$1:.A$1048576];0));VLOOKUP([.A25];[$Effort.A$1:.H$1048576];6;0);&quot;&quot;))" office:value-type="float" office:value="108.477233333333" calcext:value-type="float">
            <text:p>108</text:p>
          </table:table-cell>
          <table:table-cell table:style-name="ce28" table:formula="of:=IF([.K25]=&quot;Complete&quot;;IF([.I25]&gt;[.F25];&quot;+&quot;;&quot;&quot;)&amp;TEXT(([.I25]-[.F25])/[.F25];&quot;%&quot;);&quot;&quot;)" office:value-type="string" office:string-value="+81%" calcext:value-type="string">
            <text:p>+81%</text:p>
          </table:table-cell>
          <table:table-cell table:style-name="ce5" office:value-type="string" calcext:value-type="string">
            <text:p>Complete</text:p>
          </table:table-cell>
          <table:table-cell table:style-name="ce30"/>
          <table:table-cell table:number-columns-repeated="1012"/>
        </table:table-row>
        <table:table-row table:style-name="ro3">
          <table:table-cell table:style-name="ce5" office:value-type="float" office:value="31" calcext:value-type="float">
            <text:p>31</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Sutho</text:p>
          </table:table-cell>
          <table:table-cell table:style-name="ce15" office:value-type="string" calcext:value-type="string">
            <text:p>Postcode 2232 returns only 3 locs. What about Sutherland or Grays Point for example?</text:p>
          </table:table-cell>
          <table:table-cell table:style-name="ce23" office:value-type="float" office:value="120" calcext:value-type="float">
            <text:p>1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6]=&quot;&quot;;&quot;&quot;;IF(ISNUMBER(MATCH([.A26];[$Effort.A$1:.A$1048576];0));VLOOKUP([.A26];[$Effort.A$1:.H$1048576];6;0);&quot;&quot;))" office:value-type="float" office:value="33.5792499999998" calcext:value-type="float">
            <text:p>34</text:p>
          </table:table-cell>
          <table:table-cell table:style-name="ce28" table:formula="of:=IF([.K26]=&quot;Complete&quot;;IF([.I26]&gt;[.F26];&quot;+&quot;;&quot;&quot;)&amp;TEXT(([.I26]-[.F26])/[.F26];&quot;%&quot;);&quot;&quot;)" office:value-type="string" office:string-value="-72%" calcext:value-type="string">
            <text:p>-72%</text:p>
          </table:table-cell>
          <table:table-cell table:style-name="ce5" office:value-type="string" calcext:value-type="string">
            <text:p>Complete</text:p>
          </table:table-cell>
          <table:table-cell table:style-name="ce30"/>
          <table:table-cell table:number-columns-repeated="1012"/>
        </table:table-row>
        <table:table-row table:style-name="ro4">
          <table:table-cell table:style-name="ce5" office:value-type="float" office:value="32" calcext:value-type="float">
            <text:p>32</text:p>
          </table:table-cell>
          <table:table-cell table:style-name="ce11" office:value-type="string" calcext:value-type="string">
            <text:p>new</text:p>
          </table:table-cell>
          <table:table-cell table:style-name="ce5" office:value-type="string" calcext:value-type="string">
            <text:p>Style</text:p>
          </table:table-cell>
          <table:table-cell table:style-name="ce5" office:value-type="string" calcext:value-type="string">
            <text:p>Flatten line symbol</text:p>
          </table:table-cell>
          <table:table-cell table:style-name="ce15" office:value-type="string" calcext:value-type="string">
            <text:p>Make layers opaque. Move transparency into code for easier control.</text:p>
          </table:table-cell>
          <table:table-cell table:style-name="ce23" office:value-type="float" office:value="40" calcext:value-type="float">
            <text:p>4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7]=&quot;&quot;;&quot;&quot;;IF(ISNUMBER(MATCH([.A27];[$Effort.A$1:.A$1048576];0));VLOOKUP([.A27];[$Effort.A$1:.H$1048576];6;0);&quot;&quot;))" office:value-type="float" office:value="29.2362166666669" calcext:value-type="float">
            <text:p>29</text:p>
          </table:table-cell>
          <table:table-cell table:style-name="ce28" table:formula="of:=IF([.K27]=&quot;Complete&quot;;IF([.I27]&gt;[.F27];&quot;+&quot;;&quot;&quot;)&amp;TEXT(([.I27]-[.F27])/[.F27];&quot;%&quot;);&quot;&quot;)" office:value-type="string" office:string-value="-27%" calcext:value-type="string">
            <text:p>-27%</text:p>
          </table:table-cell>
          <table:table-cell table:style-name="ce5" office:value-type="string" calcext:value-type="string">
            <text:p>Complete</text:p>
          </table:table-cell>
          <table:table-cell table:style-name="ce15" office:value-type="string" calcext:value-type="string">
            <text:p>Done with addition of renderer</text:p>
          </table:table-cell>
          <table:table-cell table:number-columns-repeated="1012"/>
        </table:table-row>
        <table:table-row table:style-name="ro4">
          <table:table-cell table:style-name="ce5" office:value-type="float" office:value="33" calcext:value-type="float">
            <text:p>33</text:p>
          </table:table-cell>
          <table:table-cell table:style-name="ce11" office:value-type="string" calcext:value-type="string">
            <text:p>new</text:p>
          </table:table-cell>
          <table:table-cell table:style-name="ce5" office:value-type="string" calcext:value-type="string">
            <text:p>Style</text:p>
          </table:table-cell>
          <table:table-cell table:style-name="ce5" office:value-type="string" calcext:value-type="string">
            <text:p>Map background</text:p>
          </table:table-cell>
          <table:table-cell table:style-name="ce15" office:value-type="string" calcext:value-type="string">
            <text:p>Add background color to map. Also “loading map” gif</text:p>
          </table:table-cell>
          <table:table-cell table:style-name="ce23"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8]=&quot;&quot;;&quot;&quot;;IF(ISNUMBER(MATCH([.A28];[$Effort.A$1:.A$1048576];0));VLOOKUP([.A28];[$Effort.A$1:.H$1048576];6;0);&quot;&quot;))" office:value-type="float" office:value="19.4812666666666" calcext:value-type="float">
            <text:p>19</text:p>
          </table:table-cell>
          <table:table-cell table:style-name="ce28" table:formula="of:=IF([.K28]=&quot;Complete&quot;;IF([.I28]&gt;[.F28];&quot;+&quot;;&quot;&quot;)&amp;TEXT(([.I28]-[.F28])/[.F28];&quot;%&quot;);&quot;&quot;)" office:value-type="string" office:string-value="-68%" calcext:value-type="string">
            <text:p>-68%</text:p>
          </table:table-cell>
          <table:table-cell table:style-name="ce5" office:value-type="string" calcext:value-type="string">
            <text:p>Complete</text:p>
          </table:table-cell>
          <table:table-cell table:style-name="ce15" office:value-type="string" calcext:value-type="string">
            <text:p>Used ocean colour to match outside of Australia-wide initial map</text:p>
          </table:table-cell>
          <table:table-cell table:number-columns-repeated="1012"/>
        </table:table-row>
        <table:table-row table:style-name="ro4">
          <table:table-cell table:style-name="ce5" office:value-type="float" office:value="35" calcext:value-type="float">
            <text:p>35</text:p>
          </table:table-cell>
          <table:table-cell table:style-name="ce11" office:value-type="string" calcext:value-type="string">
            <text:p>new</text:p>
          </table:table-cell>
          <table:table-cell table:style-name="ce5" office:value-type="string" calcext:value-type="string">
            <text:p>Code</text:p>
          </table:table-cell>
          <table:table-cell table:style-name="ce5" office:value-type="string" calcext:value-type="string">
            <text:p>No labels in ArcGIS for JS v4</text:p>
          </table:table-cell>
          <table:table-cell table:style-name="ce19" office:value-type="string" calcext:value-type="string">
            <text:p><text:a xlink:href="https://developers.arcgis.com/javascript/latest/guide/functionality-matrix/index.html#featurelayer" xlink:type="simple">Labeling coming soon for MapView(2D). Retreat from ArcGIS for JS v4.0 to v3.16.</text:a></text:p>
          </table:table-cell>
          <table:table-cell table:style-name="ce23" office:value-type="float" office:value="120" calcext:value-type="float">
            <text:p>1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29]=&quot;&quot;;&quot;&quot;;IF(ISNUMBER(MATCH([.A29];[$Effort.A$1:.A$1048576];0));VLOOKUP([.A29];[$Effort.A$1:.H$1048576];6;0);&quot;&quot;))" office:value-type="float" office:value="47.8638999999999" calcext:value-type="float">
            <text:p>48</text:p>
          </table:table-cell>
          <table:table-cell table:style-name="ce28" table:formula="of:=IF([.K29]=&quot;Complete&quot;;IF([.I29]&gt;[.F29];&quot;+&quot;;&quot;&quot;)&amp;TEXT(([.I29]-[.F29])/[.F29];&quot;%&quot;);&quot;&quot;)" office:value-type="string" office:string-value="-60%" calcext:value-type="string">
            <text:p>-60%</text:p>
          </table:table-cell>
          <table:table-cell table:style-name="ce5" office:value-type="string" calcext:value-type="string">
            <text:p>Complete</text:p>
          </table:table-cell>
          <table:table-cell table:style-name="ce30"/>
          <table:table-cell table:number-columns-repeated="1012"/>
        </table:table-row>
        <table:table-row table:style-name="ro3">
          <table:table-cell table:style-name="ce5" office:value-type="float" office:value="36" calcext:value-type="float">
            <text:p>36</text:p>
          </table:table-cell>
          <table:table-cell table:style-name="ce11" office:value-type="string" calcext:value-type="string">
            <text:p>new</text:p>
          </table:table-cell>
          <table:table-cell table:style-name="ce5" office:value-type="string" calcext:value-type="string">
            <text:p>Style</text:p>
          </table:table-cell>
          <table:table-cell table:style-name="ce5" office:value-type="string" calcext:value-type="string">
            <text:p>Refine home button</text:p>
          </table:table-cell>
          <table:table-cell table:style-name="ce15" office:value-type="string" calcext:value-type="string">
            <text:p>Button too obtrusive with solid fill home. Make outline instead and add hover bg colour for all buttons.</text:p>
          </table:table-cell>
          <table:table-cell table:style-name="ce23"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0]=&quot;&quot;;&quot;&quot;;IF(ISNUMBER(MATCH([.A30];[$Effort.A$1:.A$1048576];0));VLOOKUP([.A30];[$Effort.A$1:.H$1048576];6;0);&quot;&quot;))" office:value-type="float" office:value="71.0180833333332" calcext:value-type="float">
            <text:p>71</text:p>
          </table:table-cell>
          <table:table-cell table:style-name="ce28" table:formula="of:=IF([.K30]=&quot;Complete&quot;;IF([.I30]&gt;[.F30];&quot;+&quot;;&quot;&quot;)&amp;TEXT(([.I30]-[.F30])/[.F30];&quot;%&quot;);&quot;&quot;)" office:value-type="string" office:string-value="+18%" calcext:value-type="string">
            <text:p>+18%</text:p>
          </table:table-cell>
          <table:table-cell table:style-name="ce5" office:value-type="string" calcext:value-type="string">
            <text:p>Complete</text:p>
          </table:table-cell>
          <table:table-cell table:style-name="ce30"/>
          <table:table-cell table:number-columns-repeated="1012"/>
        </table:table-row>
        <table:table-row table:style-name="ro4">
          <table:table-cell table:style-name="ce5" office:value-type="float" office:value="37" calcext:value-type="float">
            <text:p>37</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2450 Coffs Harbour</text:p>
          </table:table-cell>
          <table:table-cell table:style-name="ce15" office:value-type="string" calcext:value-type="string">
            <text:p>Why does 2450 Coffs Harbour give a map?</text:p>
          </table:table-cell>
          <table:table-cell table:style-name="ce24" office:value-type="float" office:value="10" calcext:value-type="float">
            <text:p>1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1]=&quot;&quot;;&quot;&quot;;IF(ISNUMBER(MATCH([.A31];[$Effort.A$1:.A$1048576];0));VLOOKUP([.A31];[$Effort.A$1:.H$1048576];6;0);&quot;&quot;))" office:value-type="float" office:value="7.83545000000007" calcext:value-type="float">
            <text:p>8</text:p>
          </table:table-cell>
          <table:table-cell table:style-name="ce28" table:formula="of:=IF([.K31]=&quot;Complete&quot;;IF([.I31]&gt;[.F31];&quot;+&quot;;&quot;&quot;)&amp;TEXT(([.I31]-[.F31])/[.F31];&quot;%&quot;);&quot;&quot;)" office:value-type="string" office:string-value="-22%" calcext:value-type="string">
            <text:p>-22%</text:p>
          </table:table-cell>
          <table:table-cell table:style-name="ce5" office:value-type="string" calcext:value-type="string">
            <text:p>Complete</text:p>
          </table:table-cell>
          <table:table-cell table:style-name="ce19" office:value-type="string" calcext:value-type="string">
            <text:p><text:a xlink:href="https://www.google.com.au/maps/place/Coffs+Harbour+NSW+2450/@-30.3248607,153.0301581,12z/data=!4m5!3m4!1s0x6b9c0e098bd8a41d:0x50609b490442d10!8m2!3d-30.2963121!4d153.1156722" xlink:type="simple">From the Google maps extent, Coffs Harbour might extend a little way into Page.</text:a></text:p>
          </table:table-cell>
          <table:table-cell table:number-columns-repeated="1012"/>
        </table:table-row>
        <table:table-row table:style-name="ro3">
          <table:table-cell table:style-name="ce5" office:value-type="float" office:value="38" calcext:value-type="float">
            <text:p>38</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Deer Park</text:p>
          </table:table-cell>
          <table:table-cell table:style-name="ce15" office:value-type="string" calcext:value-type="string">
            <text:p>Why does Deer Park give a map?</text:p>
          </table:table-cell>
          <table:table-cell table:style-name="ce24" office:value-type="float" office:value="10" calcext:value-type="float">
            <text:p>1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2]=&quot;&quot;;&quot;&quot;;IF(ISNUMBER(MATCH([.A32];[$Effort.A$1:.A$1048576];0));VLOOKUP([.A32];[$Effort.A$1:.H$1048576];6;0);&quot;&quot;))" office:value-type="float" office:value="23.5951833333332" calcext:value-type="float">
            <text:p>24</text:p>
          </table:table-cell>
          <table:table-cell table:style-name="ce28" table:formula="of:=IF([.K32]=&quot;Complete&quot;;IF([.I32]&gt;[.F32];&quot;+&quot;;&quot;&quot;)&amp;TEXT(([.I32]-[.F32])/[.F32];&quot;%&quot;);&quot;&quot;)" office:value-type="string" office:string-value="+136%" calcext:value-type="string">
            <text:p>+136%</text:p>
          </table:table-cell>
          <table:table-cell table:style-name="ce5" office:value-type="string" calcext:value-type="string">
            <text:p>Complete</text:p>
          </table:table-cell>
          <table:table-cell table:style-name="ce15" office:value-type="string" calcext:value-type="string">
            <text:p>It says Cunningham and Hughes. Likely an error. Msg'd Mark Da Silva 06/06/16 to confirm location. Also posted to FB. Mark confirmed location. So it's an error. Noted in Comments col of Localities sheet.</text:p>
          </table:table-cell>
          <table:table-cell table:number-columns-repeated="1012"/>
        </table:table-row>
        <table:table-row table:style-name="ro4">
          <table:table-cell table:style-name="ce5" office:value-type="float" office:value="39" calcext:value-type="float">
            <text:p>39</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Choice of one locality</text:p>
          </table:table-cell>
          <table:table-cell table:style-name="ce15" office:value-type="string" calcext:value-type="string">
            <text:p>Why does 3201 give a choice of one locality?</text:p>
          </table:table-cell>
          <table:table-cell table:style-name="ce24" office:value-type="float" office:value="45" calcext:value-type="float">
            <text:p>45</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3]=&quot;&quot;;&quot;&quot;;IF(ISNUMBER(MATCH([.A33];[$Effort.A$1:.A$1048576];0));VLOOKUP([.A33];[$Effort.A$1:.H$1048576];6;0);&quot;&quot;))" office:value-type="float" office:value="22.3799666666666" calcext:value-type="float">
            <text:p>22</text:p>
          </table:table-cell>
          <table:table-cell table:style-name="ce28" table:formula="of:=IF([.K33]=&quot;Complete&quot;;IF([.I33]&gt;[.F33];&quot;+&quot;;&quot;&quot;)&amp;TEXT(([.I33]-[.F33])/[.F33];&quot;%&quot;);&quot;&quot;)" office:value-type="string" office:string-value="-50%" calcext:value-type="string">
            <text:p>-50%</text:p>
          </table:table-cell>
          <table:table-cell table:style-name="ce5" office:value-type="string" calcext:value-type="string">
            <text:p>Complete</text:p>
          </table:table-cell>
          <table:table-cell table:style-name="ce30"/>
          <table:table-cell table:number-columns-repeated="1012"/>
        </table:table-row>
        <table:table-row table:style-name="ro3">
          <table:table-cell table:style-name="ce5" office:value-type="float" office:value="41" calcext:value-type="float">
            <text:p>41</text:p>
          </table:table-cell>
          <table:table-cell table:style-name="ce11" office:value-type="string" calcext:value-type="string">
            <text:p>new</text:p>
          </table:table-cell>
          <table:table-cell table:style-name="ce5" office:value-type="string" calcext:value-type="string">
            <text:p>Code</text:p>
          </table:table-cell>
          <table:table-cell table:style-name="ce4" office:value-type="string" calcext:value-type="string">
            <text:p>Move text logic to showElec</text:p>
          </table:table-cell>
          <table:table-cell table:style-name="ce15" office:value-type="string" calcext:value-type="string">
            <text:p>Calls to showElec are messy. Clean them up by moving the heading text logic into the function.</text:p>
          </table:table-cell>
          <table:table-cell table:style-name="ce24" office:value-type="float" office:value="20" calcext:value-type="float">
            <text:p>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4]=&quot;&quot;;&quot;&quot;;IF(ISNUMBER(MATCH([.A34];[$Effort.A$1:.A$1048576];0));VLOOKUP([.A34];[$Effort.A$1:.H$1048576];6;0);&quot;&quot;))" office:value-type="float" office:value="26.8217833333335" calcext:value-type="float">
            <text:p>27</text:p>
          </table:table-cell>
          <table:table-cell table:style-name="ce28" table:formula="of:=IF([.K34]=&quot;Complete&quot;;IF([.I34]&gt;[.F34];&quot;+&quot;;&quot;&quot;)&amp;TEXT(([.I34]-[.F34])/[.F34];&quot;%&quot;);&quot;&quot;)" office:value-type="string" office:string-value="+34%" calcext:value-type="string">
            <text:p>+34%</text:p>
          </table:table-cell>
          <table:table-cell table:style-name="ce5" office:value-type="string" calcext:value-type="string">
            <text:p>Complete</text:p>
          </table:table-cell>
          <table:table-cell table:style-name="ce30"/>
          <table:table-cell table:number-columns-repeated="1012"/>
        </table:table-row>
        <table:table-row table:style-name="ro4">
          <table:table-cell table:style-name="ce5" office:value-type="float" office:value="42" calcext:value-type="float">
            <text:p>42</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Sydney 2000</text:p>
          </table:table-cell>
          <table:table-cell table:style-name="ce15" office:value-type="string" calcext:value-type="string">
            <text:p>Sydney 2000 shouldn't need a map, it's in Sydney electorate!</text:p>
          </table:table-cell>
          <table:table-cell table:style-name="ce24" office:value-type="float" office:value="30" calcext:value-type="float">
            <text:p>3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5]=&quot;&quot;;&quot;&quot;;IF(ISNUMBER(MATCH([.A35];[$Effort.A$1:.A$1048576];0));VLOOKUP([.A35];[$Effort.A$1:.H$1048576];6;0);&quot;&quot;))" office:value-type="float" office:value="67.969" calcext:value-type="float">
            <text:p>68</text:p>
          </table:table-cell>
          <table:table-cell table:style-name="ce28" table:formula="of:=IF([.K35]=&quot;Complete&quot;;IF([.I35]&gt;[.F35];&quot;+&quot;;&quot;&quot;)&amp;TEXT(([.I35]-[.F35])/[.F35];&quot;%&quot;);&quot;&quot;)" office:value-type="string" office:string-value="+127%" calcext:value-type="string">
            <text:p>+127%</text:p>
          </table:table-cell>
          <table:table-cell table:style-name="ce5" office:value-type="string" calcext:value-type="string">
            <text:p>Complete</text:p>
          </table:table-cell>
          <table:table-cell table:style-name="ce15" office:value-type="string" calcext:value-type="string">
            <text:p>Wrong data – see comments column of Localities sheet.</text:p>
          </table:table-cell>
          <table:table-cell table:number-columns-repeated="1012"/>
        </table:table-row>
        <table:table-row table:style-name="ro4">
          <table:table-cell table:style-name="ce5" office:value-type="float" office:value="46" calcext:value-type="float">
            <text:p>46</text:p>
          </table:table-cell>
          <table:table-cell table:style-name="ce11" office:value-type="string" calcext:value-type="string">
            <text:p>new</text:p>
          </table:table-cell>
          <table:table-cell table:style-name="ce5" office:value-type="string" calcext:value-type="string">
            <text:p>Code</text:p>
          </table:table-cell>
          <table:table-cell table:style-name="ce5" office:value-type="string" calcext:value-type="string">
            <text:p>Clean up XMLhttp</text:p>
          </table:table-cell>
          <table:table-cell table:style-name="ce15" office:value-type="string" calcext:value-type="string">
            <text:p>XMLhttp uses two almost identical functions</text:p>
          </table:table-cell>
          <table:table-cell table:style-name="ce24" office:value-type="float" office:value="30" calcext:value-type="float">
            <text:p>3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36]=&quot;&quot;;&quot;&quot;;IF(ISNUMBER(MATCH([.A36];[$Effort.A$1:.A$1048576];0));VLOOKUP([.A36];[$Effort.A$1:.H$1048576];6;0);&quot;&quot;))" office:value-type="float" office:value="15.1363666666667" calcext:value-type="float">
            <text:p>15</text:p>
          </table:table-cell>
          <table:table-cell table:style-name="ce28" table:formula="of:=IF([.K36]=&quot;Complete&quot;;IF([.I36]&gt;[.F36];&quot;+&quot;;&quot;&quot;)&amp;TEXT(([.I36]-[.F36])/[.F36];&quot;%&quot;);&quot;&quot;)" office:value-type="string" office:string-value="-50%" calcext:value-type="string">
            <text:p>-50%</text:p>
          </table:table-cell>
          <table:table-cell table:style-name="ce5" office:value-type="string" calcext:value-type="string">
            <text:p>Complete</text:p>
          </table:table-cell>
          <table:table-cell table:style-name="ce30"/>
          <table:table-cell table:number-columns-repeated="1012"/>
        </table:table-row>
        <table:table-row table:style-name="ro7">
          <table:table-cell table:style-name="ce6" office:value-type="float" office:value="47" calcext:value-type="float">
            <text:p>47</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Convert input to popup</text:p>
          </table:table-cell>
          <table:table-cell table:style-name="ce15" office:value-type="string" calcext:value-type="string">
            <text:p>Revise coding based on new Wireframes. Open map of Australia initially, and popup input screen over that.</text:p>
          </table:table-cell>
          <table:table-cell table:style-name="ce24" office:value-type="float" office:value="90" calcext:value-type="float">
            <text:p>9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37]=&quot;&quot;;&quot;&quot;;IF(ISNUMBER(MATCH([.A37];[$Effort.A$1:.A$1048576];0));VLOOKUP([.A37];[$Effort.A$1:.H$1048576];6;0);&quot;&quot;))" office:value-type="float" office:value="12.9690666666666" calcext:value-type="float">
            <text:p>13</text:p>
          </table:table-cell>
          <table:table-cell table:style-name="ce28" table:formula="of:=IF([.K37]=&quot;Complete&quot;;IF([.I37]&gt;[.F37];&quot;+&quot;;&quot;&quot;)&amp;TEXT(([.I37]-[.F37])/[.F37];&quot;%&quot;);&quot;&quot;)" office:value-type="string" office:string-value="-86%" calcext:value-type="string">
            <text:p>-86%</text:p>
          </table:table-cell>
          <table:table-cell table:style-name="ce6" office:value-type="string" calcext:value-type="string">
            <text:p>Complete</text:p>
          </table:table-cell>
          <table:table-cell table:style-name="ce15" office:value-type="string" calcext:value-type="string">
            <text:p>Took longer than expected to get the workflow going again with map opening from start (initMap), and being reused, just changing extent and layer with each new call (drawMap). I had to understand where to place map and non-map functions in relation to each other in order to access the ESRI functions, how to create and reference the map inside these functions, and how to call the nested functions from the DOM.</text:p>
          </table:table-cell>
          <table:table-cell table:number-columns-repeated="1012"/>
        </table:table-row>
        <table:table-row table:style-name="ro4">
          <table:table-cell table:style-name="ce6" office:value-type="float" office:value="48" calcext:value-type="float">
            <text:p>48</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input buttons to map</text:p>
          </table:table-cell>
          <table:table-cell table:style-name="ce15" office:value-type="string" calcext:value-type="string">
            <text:p>Add buttons on map to reopen input screen.</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38]=&quot;&quot;;&quot;&quot;;IF(ISNUMBER(MATCH([.A38];[$Effort.A$1:.A$1048576];0));VLOOKUP([.A38];[$Effort.A$1:.H$1048576];6;0);&quot;&quot;))" office:value-type="float" office:value="125.024083333333" calcext:value-type="float">
            <text:p>125</text:p>
          </table:table-cell>
          <table:table-cell table:style-name="ce28" table:formula="of:=IF([.K38]=&quot;Complete&quot;;IF([.I38]&gt;[.F38];&quot;+&quot;;&quot;&quot;)&amp;TEXT(([.I38]-[.F38])/[.F38];&quot;%&quot;);&quot;&quot;)" office:value-type="string" office:string-value="+108%" calcext:value-type="string">
            <text:p>+108%</text:p>
          </table:table-cell>
          <table:table-cell table:style-name="ce6" office:value-type="string" calcext:value-type="string">
            <text:p>Complete</text:p>
          </table:table-cell>
          <table:table-cell table:style-name="ce30"/>
          <table:table-cell table:number-columns-repeated="1012"/>
        </table:table-row>
        <table:table-row table:style-name="ro4">
          <table:table-cell table:style-name="ce6" office:value-type="float" office:value="49" calcext:value-type="float">
            <text:p>49</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Convert elec to popup</text:p>
          </table:table-cell>
          <table:table-cell table:style-name="ce15" office:value-type="string" calcext:value-type="string">
            <text:p>Make elec page into a popup over the map.</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39]=&quot;&quot;;&quot;&quot;;IF(ISNUMBER(MATCH([.A39];[$Effort.A$1:.A$1048576];0));VLOOKUP([.A39];[$Effort.A$1:.H$1048576];6;0);&quot;&quot;))" office:value-type="float" office:value="11.3344166666667" calcext:value-type="float">
            <text:p>11</text:p>
          </table:table-cell>
          <table:table-cell table:style-name="ce28" table:formula="of:=IF([.K39]=&quot;Complete&quot;;IF([.I39]&gt;[.F39];&quot;+&quot;;&quot;&quot;)&amp;TEXT(([.I39]-[.F39])/[.F39];&quot;%&quot;);&quot;&quot;)" office:value-type="string" office:string-value="-81%" calcext:value-type="string">
            <text:p>-81%</text:p>
          </table:table-cell>
          <table:table-cell table:style-name="ce6" office:value-type="string" calcext:value-type="string">
            <text:p>Complete</text:p>
          </table:table-cell>
          <table:table-cell table:style-name="ce15" office:value-type="string" calcext:value-type="string">
            <text:p>Actually completed as part of 48, but assigned a nominal time of 10 minutes</text:p>
          </table:table-cell>
          <table:table-cell table:number-columns-repeated="1012"/>
        </table:table-row>
        <table:table-row table:style-name="ro4">
          <table:table-cell table:style-name="ce6" office:value-type="float" office:value="52" calcext:value-type="float">
            <text:p>52</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15" office:value-type="string" calcext:value-type="string">
            <text:p>Add locate-me button</text:p>
          </table:table-cell>
          <table:table-cell table:style-name="ce15" office:value-type="string" calcext:value-type="string">
            <text:p>Add locate-me button.</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0]=&quot;&quot;;&quot;&quot;;IF(ISNUMBER(MATCH([.A40];[$Effort.A$1:.A$1048576];0));VLOOKUP([.A40];[$Effort.A$1:.H$1048576];6;0);&quot;&quot;))" office:value-type="float" office:value="120.407716666667" calcext:value-type="float">
            <text:p>120</text:p>
          </table:table-cell>
          <table:table-cell table:style-name="ce28" table:formula="of:=IF([.K40]=&quot;Complete&quot;;IF([.I40]&gt;[.F40];&quot;+&quot;;&quot;&quot;)&amp;TEXT(([.I40]-[.F40])/[.F40];&quot;%&quot;);&quot;&quot;)" office:value-type="string" office:string-value="+101%" calcext:value-type="string">
            <text:p>+101%</text:p>
          </table:table-cell>
          <table:table-cell office:value-type="string" calcext:value-type="string">
            <text:p>Complete</text:p>
          </table:table-cell>
          <table:table-cell table:number-columns-repeated="1013"/>
        </table:table-row>
        <table:table-row table:style-name="ro4">
          <table:table-cell table:style-name="ce6" office:value-type="float" office:value="59" calcext:value-type="float">
            <text:p>59</text:p>
          </table:table-cell>
          <table:table-cell table:style-name="ce11" office:value-type="string" calcext:value-type="string">
            <text:p>Wireframes 06.08</text:p>
          </table:table-cell>
          <table:table-cell table:style-name="ce6" office:value-type="string" calcext:value-type="string">
            <text:p>Content</text:p>
          </table:table-cell>
          <table:table-cell table:style-name="ce6" office:value-type="string" calcext:value-type="string">
            <text:p>Extract cand data</text:p>
          </table:table-cell>
          <table:table-cell table:style-name="ce15" office:value-type="string" calcext:value-type="string">
            <text:p>Extract candidates data to spreadsheet and export to JSON</text:p>
          </table:table-cell>
          <table:table-cell table:style-name="ce24" table:formula="of:=5*60" office:value-type="float" office:value="300" calcext:value-type="float">
            <text:p>30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1]=&quot;&quot;;&quot;&quot;;IF(ISNUMBER(MATCH([.A41];[$Effort.A$1:.A$1048576];0));VLOOKUP([.A41];[$Effort.A$1:.H$1048576];6;0);&quot;&quot;))" office:value-type="float" office:value="96.2327666666669" calcext:value-type="float">
            <text:p>96</text:p>
          </table:table-cell>
          <table:table-cell table:style-name="ce28" table:formula="of:=IF([.K41]=&quot;Complete&quot;;IF([.I41]&gt;[.F41];&quot;+&quot;;&quot;&quot;)&amp;TEXT(([.I41]-[.F41])/[.F41];&quot;%&quot;);&quot;&quot;)" office:value-type="string" office:string-value="-68%" calcext:value-type="string">
            <text:p>-68%</text:p>
          </table:table-cell>
          <table:table-cell table:style-name="ce6" office:value-type="string" calcext:value-type="string">
            <text:p>Complete</text:p>
          </table:table-cell>
          <table:table-cell table:style-name="ce30"/>
          <table:table-cell table:number-columns-repeated="1012"/>
        </table:table-row>
        <table:table-row table:style-name="ro4">
          <table:table-cell table:style-name="ce6" office:value-type="float" office:value="66" calcext:value-type="float">
            <text:p>66</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Zoom to elec</text:p>
          </table:table-cell>
          <table:table-cell table:style-name="ce15" office:value-type="string" calcext:value-type="string">
            <text:p>Zoom map to electorate when popped-up</text:p>
          </table:table-cell>
          <table:table-cell table:style-name="ce24" office:value-type="float" office:value="45" calcext:value-type="float">
            <text:p>45</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2]=&quot;&quot;;&quot;&quot;;IF(ISNUMBER(MATCH([.A42];[$Effort.A$1:.A$1048576];0));VLOOKUP([.A42];[$Effort.A$1:.H$1048576];6;0);&quot;&quot;))" office:value-type="float" office:value="30.4155833333333" calcext:value-type="float">
            <text:p>30</text:p>
          </table:table-cell>
          <table:table-cell table:style-name="ce28" table:formula="of:=IF([.K42]=&quot;Complete&quot;;IF([.I42]&gt;[.F42];&quot;+&quot;;&quot;&quot;)&amp;TEXT(([.I42]-[.F42])/[.F42];&quot;%&quot;);&quot;&quot;)" office:value-type="string" office:string-value="-32%" calcext:value-type="string">
            <text:p>-32%</text:p>
          </table:table-cell>
          <table:table-cell table:style-name="ce6" office:value-type="string" calcext:value-type="string">
            <text:p>Complete</text:p>
          </table:table-cell>
          <table:table-cell table:style-name="ce30"/>
          <table:table-cell table:number-columns-repeated="1012"/>
        </table:table-row>
        <table:table-row table:style-name="ro4">
          <table:table-cell table:style-name="ce6" office:value-type="float" office:value="71" calcext:value-type="float">
            <text:p>71</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Map bugs</text:p>
          </table:table-cell>
          <table:table-cell table:style-name="ce15" office:value-type="string" calcext:value-type="string">
            <text:p>Fix bugs with mapping. Set extent for elec when found via findPc or findLoc</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3]=&quot;&quot;;&quot;&quot;;IF(ISNUMBER(MATCH([.A43];[$Effort.A$1:.A$1048576];0));VLOOKUP([.A43];[$Effort.A$1:.H$1048576];6;0);&quot;&quot;))" office:value-type="float" office:value="21.1253666666667" calcext:value-type="float">
            <text:p>21</text:p>
          </table:table-cell>
          <table:table-cell table:style-name="ce28" table:formula="of:=IF([.K43]=&quot;Complete&quot;;IF([.I43]&gt;[.F43];&quot;+&quot;;&quot;&quot;)&amp;TEXT(([.I43]-[.F43])/[.F43];&quot;%&quot;);&quot;&quot;)" office:value-type="string" office:string-value="-65%" calcext:value-type="string">
            <text:p>-65%</text:p>
          </table:table-cell>
          <table:table-cell table:style-name="ce6" office:value-type="string" calcext:value-type="string">
            <text:p>Complete</text:p>
          </table:table-cell>
          <table:table-cell table:style-name="ce30"/>
          <table:table-cell table:number-columns-repeated="1012"/>
        </table:table-row>
        <table:table-row table:style-name="ro3">
          <table:table-cell table:style-name="ce6" office:value-type="float" office:value="72" calcext:value-type="float">
            <text:p>72</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Input bugs</text:p>
          </table:table-cell>
          <table:table-cell table:style-name="ce15" office:value-type="string" calcext:value-type="string">
            <text:p>Create clearInput to fix invalid digit bug. Separate locOptions into a new function showLocs. </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4]=&quot;&quot;;&quot;&quot;;IF(ISNUMBER(MATCH([.A44];[$Effort.A$1:.A$1048576];0));VLOOKUP([.A44];[$Effort.A$1:.H$1048576];6;0);&quot;&quot;))" office:value-type="float" office:value="57.59515" calcext:value-type="float">
            <text:p>58</text:p>
          </table:table-cell>
          <table:table-cell table:style-name="ce28" table:formula="of:=IF([.K44]=&quot;Complete&quot;;IF([.I44]&gt;[.F44];&quot;+&quot;;&quot;&quot;)&amp;TEXT(([.I44]-[.F44])/[.F44];&quot;%&quot;);&quot;&quot;)" office:value-type="string" office:string-value="-4%" calcext:value-type="string">
            <text:p>-4%</text:p>
          </table:table-cell>
          <table:table-cell table:style-name="ce6" office:value-type="string" calcext:value-type="string">
            <text:p>Complete</text:p>
          </table:table-cell>
          <table:table-cell table:style-name="ce30"/>
          <table:table-cell table:number-columns-repeated="1012"/>
        </table:table-row>
        <table:table-row table:style-name="ro3">
          <table:table-cell table:style-name="ce6" office:value-type="float" office:value="73" calcext:value-type="float">
            <text:p>73</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Map Query bug</text:p>
          </table:table-cell>
          <table:table-cell table:style-name="ce15" office:value-type="string" calcext:value-type="string">
            <text:p>Won't draw lyr lines or respond to map click if Query is in require array. Won't zoom to elec if Query is NOT in require array.</text:p>
          </table:table-cell>
          <table:table-cell table:style-name="ce24" office:value-type="float" office:value="300" calcext:value-type="float">
            <text:p>300</text:p>
          </table:table-cell>
          <table:table-cell table:style-name="ce13" office:value-type="string" calcext:value-type="string">
            <text:p>Critical</text:p>
          </table:table-cell>
          <table:table-cell table:style-name="ce24" office:value-type="float" office:value="1" calcext:value-type="float">
            <text:p>1</text:p>
          </table:table-cell>
          <table:table-cell table:style-name="ce27" table:formula="of:=IF([.A45]=&quot;&quot;;&quot;&quot;;IF(ISNUMBER(MATCH([.A45];[$Effort.A$1:.A$1048576];0));VLOOKUP([.A45];[$Effort.A$1:.H$1048576];6;0);&quot;&quot;))" office:value-type="float" office:value="113.4242" calcext:value-type="float">
            <text:p>113</text:p>
          </table:table-cell>
          <table:table-cell table:style-name="ce28" table:formula="of:=IF([.K45]=&quot;Complete&quot;;IF([.I45]&gt;[.F45];&quot;+&quot;;&quot;&quot;)&amp;TEXT(([.I45]-[.F45])/[.F45];&quot;%&quot;);&quot;&quot;)" office:value-type="string" office:string-value="-62%" calcext:value-type="string">
            <text:p>-62%</text:p>
          </table:table-cell>
          <table:table-cell office:value-type="string" calcext:value-type="string">
            <text:p>Complete</text:p>
          </table:table-cell>
          <table:table-cell table:number-columns-repeated="1013"/>
        </table:table-row>
        <table:table-row table:style-name="ro3">
          <table:table-cell office:value-type="float" office:value="77" calcext:value-type="float">
            <text:p>77</text:p>
          </table:table-cell>
          <table:table-cell office:value-type="string" calcext:value-type="string">
            <text:p>new</text:p>
          </table:table-cell>
          <table:table-cell office:value-type="string" calcext:value-type="string">
            <text:p>Code</text:p>
          </table:table-cell>
          <table:table-cell office:value-type="string" calcext:value-type="string">
            <text:p>pcInput broken</text:p>
          </table:table-cell>
          <table:table-cell office:value-type="string" calcext:value-type="string">
            <text:p>From start can't enter postcode: textbox disappears whenever I press a numpad button, or when I enter a valid postcode.</text:p>
          </table:table-cell>
          <table:table-cell office:value-type="float" office:value="90" calcext:value-type="float">
            <text:p>90</text:p>
          </table:table-cell>
          <table:table-cell office:value-type="string" calcext:value-type="string">
            <text:p>Critical</text:p>
          </table:table-cell>
          <table:table-cell office:value-type="float" office:value="1" calcext:value-type="float">
            <text:p>1</text:p>
          </table:table-cell>
          <table:table-cell table:style-name="ce27" table:formula="of:=IF([.A46]=&quot;&quot;;&quot;&quot;;IF(ISNUMBER(MATCH([.A46];[$Effort.A$1:.A$1048576];0));VLOOKUP([.A46];[$Effort.A$1:.H$1048576];6;0);&quot;&quot;))" office:value-type="float" office:value="95.2292333333334" calcext:value-type="float">
            <text:p>95</text:p>
          </table:table-cell>
          <table:table-cell table:style-name="ce28" table:formula="of:=IF([.K46]=&quot;Complete&quot;;IF([.I46]&gt;[.F46];&quot;+&quot;;&quot;&quot;)&amp;TEXT(([.I46]-[.F46])/[.F46];&quot;%&quot;);&quot;&quot;)" office:value-type="string" office:string-value="+6%" calcext:value-type="string">
            <text:p>+6%</text:p>
          </table:table-cell>
          <table:table-cell office:value-type="string" calcext:value-type="string">
            <text:p>Complete</text:p>
          </table:table-cell>
          <table:table-cell table:number-columns-repeated="1013"/>
        </table:table-row>
        <table:table-row table:style-name="ro4">
          <table:table-cell office:value-type="float" office:value="86" calcext:value-type="float">
            <text:p>86</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Fix sticky elec</text:p>
          </table:table-cell>
          <table:table-cell office:value-type="string" calcext:value-type="string">
            <text:p>Electorate stays at Cook – perhaps code is failing?</text:p>
          </table:table-cell>
          <table:table-cell office:value-type="float" office:value="120" calcext:value-type="float">
            <text:p>120</text:p>
          </table:table-cell>
          <table:table-cell office:value-type="string" calcext:value-type="string">
            <text:p>Critical</text:p>
          </table:table-cell>
          <table:table-cell office:value-type="float" office:value="1" calcext:value-type="float">
            <text:p>1</text:p>
          </table:table-cell>
          <table:table-cell table:style-name="ce27" table:formula="of:=IF([.A47]=&quot;&quot;;&quot;&quot;;IF(ISNUMBER(MATCH([.A47];[$Effort.A$1:.A$1048576];0));VLOOKUP([.A47];[$Effort.A$1:.H$1048576];6;0);&quot;&quot;))" office:value-type="float" office:value="39.9350666666664" calcext:value-type="float">
            <text:p>40</text:p>
          </table:table-cell>
          <table:table-cell table:style-name="ce28" table:formula="of:=IF([.K47]=&quot;Complete&quot;;IF([.I47]&gt;[.F47];&quot;+&quot;;&quot;&quot;)&amp;TEXT(([.I47]-[.F47])/[.F47];&quot;%&quot;);&quot;&quot;)" office:value-type="string" office:string-value="-67%" calcext:value-type="string">
            <text:p>-67%</text:p>
          </table:table-cell>
          <table:table-cell office:value-type="string" calcext:value-type="string">
            <text:p>Complete</text:p>
          </table:table-cell>
          <table:table-cell table:number-columns-repeated="1013"/>
        </table:table-row>
        <table:table-row table:style-name="ro4">
          <table:table-cell table:style-name="ce6" office:value-type="float" office:value="50" calcext:value-type="float">
            <text:p>50</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15" office:value-type="string" calcext:value-type="string">
            <text:p>Add elec search</text:p>
          </table:table-cell>
          <table:table-cell table:style-name="ce15" office:value-type="string" calcext:value-type="string">
            <text:p>Add electorate search</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48]=&quot;&quot;;&quot;&quot;;IF(ISNUMBER(MATCH([.A48];[$Effort.A$1:.A$1048576];0));VLOOKUP([.A48];[$Effort.A$1:.H$1048576];6;0);&quot;&quot;))" office:value-type="float" office:value="60" calcext:value-type="float">
            <text:p>60</text:p>
          </table:table-cell>
          <table:table-cell table:style-name="ce28" table:formula="of:=IF([.K48]=&quot;Complete&quot;;IF([.I48]&gt;[.F48];&quot;+&quot;;&quot;&quot;)&amp;TEXT(([.I48]-[.F48])/[.F48];&quot;%&quot;);&quot;&quot;)" office:value-type="string" office:string-value="%" calcext:value-type="string">
            <text:p>%</text:p>
          </table:table-cell>
          <table:table-cell office:value-type="string" calcext:value-type="string">
            <text:p>Complete</text:p>
          </table:table-cell>
          <table:table-cell table:number-columns-repeated="1013"/>
        </table:table-row>
        <table:table-row table:style-name="ro4">
          <table:table-cell table:style-name="ce6" office:value-type="float" office:value="51" calcext:value-type="float">
            <text:p>51</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15" office:value-type="string" calcext:value-type="string">
            <text:p>Add elec autocomplete</text:p>
          </table:table-cell>
          <table:table-cell table:style-name="ce15" office:value-type="string" calcext:value-type="string">
            <text:p>Add autocomplete to electorate search</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49]=&quot;&quot;;&quot;&quot;;IF(ISNUMBER(MATCH([.A49];[$Effort.A$1:.A$1048576];0));VLOOKUP([.A49];[$Effort.A$1:.H$1048576];6;0);&quot;&quot;))" office:value-type="float" office:value="40" calcext:value-type="float">
            <text:p>40</text:p>
          </table:table-cell>
          <table:table-cell table:style-name="ce28" table:formula="of:=IF([.K49]=&quot;Complete&quot;;IF([.I49]&gt;[.F49];&quot;+&quot;;&quot;&quot;)&amp;TEXT(([.I49]-[.F49])/[.F49];&quot;%&quot;);&quot;&quot;)" office:value-type="string" office:string-value="-33%" calcext:value-type="string">
            <text:p>-33%</text:p>
          </table:table-cell>
          <table:table-cell office:value-type="string" calcext:value-type="string">
            <text:p>Complete</text:p>
          </table:table-cell>
          <table:table-cell table:number-columns-repeated="1013"/>
        </table:table-row>
        <table:table-row table:style-name="ro4">
          <table:table-cell table:style-name="ce6" office:value-type="float" office:value="56" calcext:value-type="float">
            <text:p>56</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Transition buttons to text boxes</text:p>
          </table:table-cell>
          <table:table-cell table:style-name="ce15" office:value-type="string" calcext:value-type="string">
            <text:p>Restyle input buttons to transition into text boxes</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50]=&quot;&quot;;&quot;&quot;;IF(ISNUMBER(MATCH([.A50];[$Effort.A$1:.A$1048576];0));VLOOKUP([.A50];[$Effort.A$1:.H$1048576];6;0);&quot;&quot;))" office:value-type="float" office:value="4.94953333333323" calcext:value-type="float">
            <text:p>5</text:p>
          </table:table-cell>
          <table:table-cell table:style-name="ce28" table:formula="of:=IF([.K50]=&quot;Complete&quot;;IF([.I50]&gt;[.F50];&quot;+&quot;;&quot;&quot;)&amp;TEXT(([.I50]-[.F50])/[.F50];&quot;%&quot;);&quot;&quot;)" office:value-type="string" office:string-value="-92%" calcext:value-type="string">
            <text:p>-92%</text:p>
          </table:table-cell>
          <table:table-cell office:value-type="string" calcext:value-type="string">
            <text:p>Complete</text:p>
          </table:table-cell>
          <table:table-cell table:number-columns-repeated="1013"/>
        </table:table-row>
        <table:table-row table:style-name="ro4">
          <table:table-cell table:style-name="ce6" office:value-type="float" office:value="57" calcext:value-type="float">
            <text:p>57</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Remove Go button</text:p>
          </table:table-cell>
          <table:table-cell table:style-name="ce15" office:value-type="string" calcext:value-type="string">
            <text:p>Hide numpad and find postcode as soon as valid postcode entered</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51]=&quot;&quot;;&quot;&quot;;IF(ISNUMBER(MATCH([.A51];[$Effort.A$1:.A$1048576];0));VLOOKUP([.A51];[$Effort.A$1:.H$1048576];6;0);&quot;&quot;))" office:value-type="float" office:value="39.8265999999999" calcext:value-type="float">
            <text:p>40</text:p>
          </table:table-cell>
          <table:table-cell table:style-name="ce28" table:formula="of:=IF([.K51]=&quot;Complete&quot;;IF([.I51]&gt;[.F51];&quot;+&quot;;&quot;&quot;)&amp;TEXT(([.I51]-[.F51])/[.F51];&quot;%&quot;);&quot;&quot;)" office:value-type="string" office:string-value="-34%" calcext:value-type="string">
            <text:p>-34%</text:p>
          </table:table-cell>
          <table:table-cell office:value-type="string" calcext:value-type="string">
            <text:p>Complete</text:p>
          </table:table-cell>
          <table:table-cell table:number-columns-repeated="1013"/>
        </table:table-row>
        <table:table-row table:style-name="ro3">
          <table:table-cell table:style-name="ce6" office:value-type="float" office:value="58" calcext:value-type="float">
            <text:p>58</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Hide numpad if desktop</text:p>
          </table:table-cell>
          <table:table-cell table:style-name="ce15" office:value-type="string" calcext:value-type="string">
            <text:p>On postcode button click, only show numpad if no previous mouse move detected</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52]=&quot;&quot;;&quot;&quot;;IF(ISNUMBER(MATCH([.A52];[$Effort.A$1:.A$1048576];0));VLOOKUP([.A52];[$Effort.A$1:.H$1048576];6;0);&quot;&quot;))" office:value-type="float" office:value="41.2543666666667" calcext:value-type="float">
            <text:p>41</text:p>
          </table:table-cell>
          <table:table-cell table:style-name="ce28" table:formula="of:=IF([.K52]=&quot;Complete&quot;;IF([.I52]&gt;[.F52];&quot;+&quot;;&quot;&quot;)&amp;TEXT(([.I52]-[.F52])/[.F52];&quot;%&quot;);&quot;&quot;)" office:value-type="string" office:string-value="-31%" calcext:value-type="string">
            <text:p>-31%</text:p>
          </table:table-cell>
          <table:table-cell office:value-type="string" calcext:value-type="string">
            <text:p>Complete</text:p>
          </table:table-cell>
          <table:table-cell table:number-columns-repeated="1013"/>
        </table:table-row>
        <table:table-row table:style-name="ro4">
          <table:table-cell table:style-name="ce6" office:value-type="float" office:value="65" calcext:value-type="float">
            <text:p>65</text:p>
          </table:table-cell>
          <table:table-cell table:style-name="ce11" office:value-type="string" calcext:value-type="string">
            <text:p>Wireframes 06.08</text:p>
          </table:table-cell>
          <table:table-cell table:style-name="ce6" office:value-type="string" calcext:value-type="string">
            <text:p>Style</text:p>
          </table:table-cell>
          <table:table-cell table:style-name="ce6" office:value-type="string" calcext:value-type="string">
            <text:p>Add shadow</text:p>
          </table:table-cell>
          <table:table-cell table:style-name="ce15" office:value-type="string" calcext:value-type="string">
            <text:p>Add Modal shadow behind panels</text:p>
          </table:table-cell>
          <table:table-cell table:style-name="ce24" office:value-type="float" office:value="45" calcext:value-type="float">
            <text:p>45</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53]=&quot;&quot;;&quot;&quot;;IF(ISNUMBER(MATCH([.A53];[$Effort.A$1:.A$1048576];0));VLOOKUP([.A53];[$Effort.A$1:.H$1048576];6;0);&quot;&quot;))" office:value-type="float" office:value="34.4859166666667" calcext:value-type="float">
            <text:p>34</text:p>
          </table:table-cell>
          <table:table-cell table:style-name="ce28" table:formula="of:=IF([.K53]=&quot;Complete&quot;;IF([.I53]&gt;[.F53];&quot;+&quot;;&quot;&quot;)&amp;TEXT(([.I53]-[.F53])/[.F53];&quot;%&quot;);&quot;&quot;)" office:value-type="string" office:string-value="-23%" calcext:value-type="string">
            <text:p>-23%</text:p>
          </table:table-cell>
          <table:table-cell table:style-name="ce6" office:value-type="string" calcext:value-type="string">
            <text:p>Complete</text:p>
          </table:table-cell>
          <table:table-cell table:style-name="ce30"/>
          <table:table-cell table:number-columns-repeated="1012"/>
        </table:table-row>
        <table:table-row table:style-name="ro3">
          <table:table-cell table:style-name="ce6" office:value-type="float" office:value="69" calcext:value-type="float">
            <text:p>69</text:p>
          </table:table-cell>
          <table:table-cell table:style-name="ce11" office:value-type="string" calcext:value-type="string">
            <text:p>new</text:p>
          </table:table-cell>
          <table:table-cell table:style-name="ce6" office:value-type="string" calcext:value-type="string">
            <text:p>Content</text:p>
          </table:table-cell>
          <table:table-cell table:style-name="ce6" office:value-type="string" calcext:value-type="string">
            <text:p>Finalise candidates</text:p>
          </table:table-cell>
          <table:table-cell table:style-name="ce15" office:value-type="string" calcext:value-type="string">
            <text:p>Rescrape candidate data after editing finishes following nominations closing 10 June</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54]=&quot;&quot;;&quot;&quot;;IF(ISNUMBER(MATCH([.A54];[$Effort.A$1:.A$1048576];0));VLOOKUP([.A54];[$Effort.A$1:.H$1048576];6;0);&quot;&quot;))" office:value-type="float" office:value="66.2297166666666" calcext:value-type="float">
            <text:p>66</text:p>
          </table:table-cell>
          <table:table-cell table:style-name="ce28" table:formula="of:=IF([.K54]=&quot;Complete&quot;;IF([.I54]&gt;[.F54];&quot;+&quot;;&quot;&quot;)&amp;TEXT(([.I54]-[.F54])/[.F54];&quot;%&quot;);&quot;&quot;)" office:value-type="string" office:string-value="+10%" calcext:value-type="string">
            <text:p>+10%</text:p>
          </table:table-cell>
          <table:table-cell office:value-type="string" calcext:value-type="string">
            <text:p>Complete</text:p>
          </table:table-cell>
          <table:table-cell table:number-columns-repeated="1013"/>
        </table:table-row>
        <table:table-row table:style-name="ro6">
          <table:table-cell office:value-type="float" office:value="76" calcext:value-type="float">
            <text:p>76</text:p>
          </table:table-cell>
          <table:table-cell office:value-type="string" calcext:value-type="string">
            <text:p>new</text:p>
          </table:table-cell>
          <table:table-cell office:value-type="string" calcext:value-type="string">
            <text:p>Code</text:p>
          </table:table-cell>
          <table:table-cell office:value-type="string" calcext:value-type="string">
            <text:p>Blank labels while zooming</text:p>
          </table:table-cell>
          <table:table-cell office:value-type="string" calcext:value-type="string">
            <text:p>See “undefined” while map is zooming out, until it redraws with correct elec labels. Also islands off Townsville (Herbert elec) show as undefined long after Herbert label shows correctly.</text:p>
          </table:table-cell>
          <table:table-cell office:value-type="float" office:value="60" calcext:value-type="float">
            <text:p>60</text:p>
          </table:table-cell>
          <table:table-cell office:value-type="string" calcext:value-type="string">
            <text:p>Important</text:p>
          </table:table-cell>
          <table:table-cell office:value-type="float" office:value="1" calcext:value-type="float">
            <text:p>1</text:p>
          </table:table-cell>
          <table:table-cell table:style-name="ce27" table:formula="of:=IF([.A55]=&quot;&quot;;&quot;&quot;;IF(ISNUMBER(MATCH([.A55];[$Effort.A$1:.A$1048576];0));VLOOKUP([.A55];[$Effort.A$1:.H$1048576];6;0);&quot;&quot;))" office:value-type="float" office:value="30.9093499999999" calcext:value-type="float">
            <text:p>31</text:p>
          </table:table-cell>
          <table:table-cell table:style-name="ce28" table:formula="of:=IF([.K55]=&quot;Complete&quot;;IF([.I55]&gt;[.F55];&quot;+&quot;;&quot;&quot;)&amp;TEXT(([.I55]-[.F55])/[.F55];&quot;%&quot;);&quot;&quot;)" office:value-type="string" office:string-value="-48%" calcext:value-type="string">
            <text:p>-48%</text:p>
          </table:table-cell>
          <table:table-cell office:value-type="string" calcext:value-type="string">
            <text:p>Complete</text:p>
          </table:table-cell>
          <table:table-cell table:number-columns-repeated="1013"/>
        </table:table-row>
        <table:table-row table:style-name="ro4">
          <table:table-cell office:value-type="float" office:value="82" calcext:value-type="float">
            <text:p>82</text:p>
          </table:table-cell>
          <table:table-cell office:value-type="string" calcext:value-type="string">
            <text:p>new</text:p>
          </table:table-cell>
          <table:table-cell office:value-type="string" calcext:value-type="string">
            <text:p>Style</text:p>
          </table:table-cell>
          <table:table-cell office:value-type="string" calcext:value-type="string">
            <text:p>Make heading look distinctive</text:p>
          </table:table-cell>
          <table:table-cell/>
          <table:table-cell office:value-type="float" office:value="120" calcext:value-type="float">
            <text:p>120</text:p>
          </table:table-cell>
          <table:table-cell office:value-type="string" calcext:value-type="string">
            <text:p>Important</text:p>
          </table:table-cell>
          <table:table-cell office:value-type="float" office:value="1" calcext:value-type="float">
            <text:p>1</text:p>
          </table:table-cell>
          <table:table-cell table:style-name="ce27" table:formula="of:=IF([.A56]=&quot;&quot;;&quot;&quot;;IF(ISNUMBER(MATCH([.A56];[$Effort.A$1:.A$1048576];0));VLOOKUP([.A56];[$Effort.A$1:.H$1048576];6;0);&quot;&quot;))" office:value-type="float" office:value="75.55115" calcext:value-type="float">
            <text:p>76</text:p>
          </table:table-cell>
          <table:table-cell table:style-name="ce28" table:formula="of:=IF([.K56]=&quot;Complete&quot;;IF([.I56]&gt;[.F56];&quot;+&quot;;&quot;&quot;)&amp;TEXT(([.I56]-[.F56])/[.F56];&quot;%&quot;);&quot;&quot;)" office:value-type="string" office:string-value="-37%" calcext:value-type="string">
            <text:p>-37%</text:p>
          </table:table-cell>
          <table:table-cell office:value-type="string" calcext:value-type="string">
            <text:p>Complete</text:p>
          </table:table-cell>
          <table:table-cell table:number-columns-repeated="1013"/>
        </table:table-row>
        <table:table-row table:style-name="ro4">
          <table:table-cell office:value-type="float" office:value="85" calcext:value-type="float">
            <text:p>85</text:p>
          </table:table-cell>
          <table:table-cell office:value-type="string" calcext:value-type="string">
            <text:p>new</text:p>
          </table:table-cell>
          <table:table-cell office:value-type="string" calcext:value-type="string">
            <text:p>Style</text:p>
          </table:table-cell>
          <table:table-cell office:value-type="string" calcext:value-type="string">
            <text:p>Colour major candidates</text:p>
          </table:table-cell>
          <table:table-cell office:value-type="string" calcext:value-type="string">
            <text:p>For the wow factor</text:p>
          </table:table-cell>
          <table:table-cell office:value-type="float" office:value="120" calcext:value-type="float">
            <text:p>120</text:p>
          </table:table-cell>
          <table:table-cell office:value-type="string" calcext:value-type="string">
            <text:p>Important</text:p>
          </table:table-cell>
          <table:table-cell office:value-type="float" office:value="1" calcext:value-type="float">
            <text:p>1</text:p>
          </table:table-cell>
          <table:table-cell table:style-name="ce27" table:formula="of:=IF([.A57]=&quot;&quot;;&quot;&quot;;IF(ISNUMBER(MATCH([.A57];[$Effort.A$1:.A$1048576];0));VLOOKUP([.A57];[$Effort.A$1:.H$1048576];6;0);&quot;&quot;))" office:value-type="float" office:value="82.9202666666667" calcext:value-type="float">
            <text:p>83</text:p>
          </table:table-cell>
          <table:table-cell table:style-name="ce28" table:formula="of:=IF([.K57]=&quot;Complete&quot;;IF([.I57]&gt;[.F57];&quot;+&quot;;&quot;&quot;)&amp;TEXT(([.I57]-[.F57])/[.F57];&quot;%&quot;);&quot;&quot;)" office:value-type="string" office:string-value="-31%" calcext:value-type="string">
            <text:p>-31%</text:p>
          </table:table-cell>
          <table:table-cell office:value-type="string" calcext:value-type="string">
            <text:p>Complete</text:p>
          </table:table-cell>
          <table:table-cell table:number-columns-repeated="1013"/>
        </table:table-row>
        <table:table-row table:style-name="ro4">
          <table:table-cell office:value-type="float" office:value="80" calcext:value-type="float">
            <text:p>80</text:p>
          </table:table-cell>
          <table:table-cell table:style-name="ce11" office:value-type="string" calcext:value-type="string">
            <text:p>new</text:p>
          </table:table-cell>
          <table:table-cell office:value-type="string" calcext:value-type="string">
            <text:p>Style</text:p>
          </table:table-cell>
          <table:table-cell office:value-type="string" calcext:value-type="string">
            <text:p>Make Home return to initial state</text:p>
          </table:table-cell>
          <table:table-cell office:value-type="string" calcext:value-type="string">
            <text:p>Show input panel when home btn pressed</text:p>
          </table:table-cell>
          <table:table-cell office:value-type="float" office:value="60" calcext:value-type="float">
            <text:p>60</text:p>
          </table:table-cell>
          <table:table-cell table:style-name="ce10" office:value-type="string" calcext:value-type="string">
            <text:p>Useful</text:p>
          </table:table-cell>
          <table:table-cell office:value-type="float" office:value="1" calcext:value-type="float">
            <text:p>1</text:p>
          </table:table-cell>
          <table:table-cell table:style-name="ce27" table:formula="of:=IF([.A58]=&quot;&quot;;&quot;&quot;;IF(ISNUMBER(MATCH([.A58];[$Effort.A$1:.A$1048576];0));VLOOKUP([.A58];[$Effort.A$1:.H$1048576];6;0);&quot;&quot;))" office:value-type="float" office:value="77.4301499999999" calcext:value-type="float">
            <text:p>77</text:p>
          </table:table-cell>
          <table:table-cell table:style-name="ce28" table:formula="of:=IF([.K58]=&quot;Complete&quot;;IF([.I58]&gt;[.F58];&quot;+&quot;;&quot;&quot;)&amp;TEXT(([.I58]-[.F58])/[.F58];&quot;%&quot;);&quot;&quot;)" office:value-type="string" office:string-value="+29%" calcext:value-type="string">
            <text:p>+29%</text:p>
          </table:table-cell>
          <table:table-cell office:value-type="string" calcext:value-type="string">
            <text:p>Complete</text:p>
          </table:table-cell>
          <table:table-cell table:number-columns-repeated="1013"/>
        </table:table-row>
        <table:table-row table:style-name="ro3">
          <table:table-cell table:style-name="ce4" office:value-type="float" office:value="9" calcext:value-type="float">
            <text:p>9</text:p>
          </table:table-cell>
          <table:table-cell table:style-name="ce10" office:value-type="string" calcext:value-type="string">
            <text:p>orig</text:p>
          </table:table-cell>
          <table:table-cell table:style-name="ce4" office:value-type="string" calcext:value-type="string">
            <text:p>Performance</text:p>
          </table:table-cell>
          <table:table-cell table:style-name="ce4" office:value-type="string" calcext:value-type="string">
            <text:p>Confirm platform</text:p>
          </table:table-cell>
          <table:table-cell table:style-name="ce14" office:value-type="string" calcext:value-type="string">
            <text:p>If layer WMS loads fast (&lt;2s), but others too slow, try Google or OpenLayers instead</text:p>
          </table:table-cell>
          <table:table-cell table:style-name="ce22" office:value-type="float" office:value="10" calcext:value-type="float">
            <text:p>1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59]=&quot;&quot;;&quot;&quot;;IF(ISNUMBER(MATCH([.A59];[$Effort.A$1:.A$1048576];0));VLOOKUP([.A59];[$Effort.A$1:.H$1048576];6;0);&quot;&quot;))">
            <text:p/>
          </table:table-cell>
          <table:table-cell table:style-name="ce28" table:formula="of:=IF([.K59]=&quot;Complete&quot;;IF([.I59]&gt;[.F59];&quot;+&quot;;&quot;&quot;)&amp;TEXT(([.I59]-[.F59])/[.F59];&quot;%&quot;);&quot;&quot;)">
            <text:p/>
          </table:table-cell>
          <table:table-cell table:style-name="ce4" office:value-type="string" calcext:value-type="string">
            <text:p>Dropped</text:p>
          </table:table-cell>
          <table:table-cell table:style-name="ce14" office:value-type="string" calcext:value-type="string">
            <text:p>Platform performance is OK (see #8 above)</text:p>
          </table:table-cell>
          <table:table-cell table:number-columns-repeated="1012"/>
        </table:table-row>
        <table:table-row table:style-name="ro5">
          <table:table-cell table:style-name="ce4" office:value-type="float" office:value="10" calcext:value-type="float">
            <text:p>10</text:p>
          </table:table-cell>
          <table:table-cell table:style-name="ce10" office:value-type="string" calcext:value-type="string">
            <text:p>orig</text:p>
          </table:table-cell>
          <table:table-cell table:style-name="ce4" office:value-type="string" calcext:value-type="string">
            <text:p>Business</text:p>
          </table:table-cell>
          <table:table-cell table:style-name="ce4" office:value-type="string" calcext:value-type="string">
            <text:p>Confirm credits</text:p>
          </table:table-cell>
          <table:table-cell table:style-name="ce14" office:value-type="string" calcext:value-type="string">
            <text:p>Confirm credits used and cost to buy more</text:p>
          </table:table-cell>
          <table:table-cell table:style-name="ce22" office:value-type="float" office:value="20" calcext:value-type="float">
            <text:p>2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60]=&quot;&quot;;&quot;&quot;;IF(ISNUMBER(MATCH([.A60];[$Effort.A$1:.A$1048576];0));VLOOKUP([.A60];[$Effort.A$1:.H$1048576];6;0);&quot;&quot;))" office:value-type="float" office:value="7.16500000000018" calcext:value-type="float">
            <text:p>7</text:p>
          </table:table-cell>
          <table:table-cell table:style-name="ce28" table:formula="of:=IF([.K60]=&quot;Complete&quot;;IF([.I60]&gt;[.F60];&quot;+&quot;;&quot;&quot;)&amp;TEXT(([.I60]-[.F60])/[.F60];&quot;%&quot;);&quot;&quot;)">
            <text:p/>
          </table:table-cell>
          <table:table-cell table:style-name="ce30" office:value-type="string" calcext:value-type="string">
            <text:p>Dropped</text:p>
          </table:table-cell>
          <table:table-cell table:style-name="ce14" office:value-type="string" calcext:value-type="string">
            <text:p>No need, as performance is OK without tiled layers. 42 credits remaining.</text:p>
            <text:p>Used 7.05 for storage in last 14 days.</text:p>
            <text:p>ACT Tile Service (took 2 minutes to prepare): do not have enough credits to perform this operation.</text:p>
            <text:p>To purchase credits contact Esri Australia.</text:p>
            <text:p>See this page for credit requirements.</text:p>
          </table:table-cell>
          <table:table-cell table:number-columns-repeated="1012"/>
        </table:table-row>
        <table:table-row table:style-name="ro4">
          <table:table-cell table:style-name="ce4" office:value-type="float" office:value="14" calcext:value-type="float">
            <text:p>14</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Make tile layers</text:p>
          </table:table-cell>
          <table:table-cell table:style-name="ce14" office:value-type="string" calcext:value-type="string">
            <text:p>Create tile layers for all states</text:p>
          </table:table-cell>
          <table:table-cell table:style-name="ce22" table:formula="of:=60+7*10" office:value-type="float" office:value="130" calcext:value-type="float">
            <text:p>13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61]=&quot;&quot;;&quot;&quot;;IF(ISNUMBER(MATCH([.A61];[$Effort.A$1:.A$1048576];0));VLOOKUP([.A61];[$Effort.A$1:.H$1048576];6;0);&quot;&quot;))">
            <text:p/>
          </table:table-cell>
          <table:table-cell table:style-name="ce28" table:formula="of:=IF([.K61]=&quot;Complete&quot;;IF([.I61]&gt;[.F61];&quot;+&quot;;&quot;&quot;)&amp;TEXT(([.I61]-[.F61])/[.F61];&quot;%&quot;);&quot;&quot;)">
            <text:p/>
          </table:table-cell>
          <table:table-cell table:style-name="ce30" office:value-type="string" calcext:value-type="string">
            <text:p>Dropped</text:p>
          </table:table-cell>
          <table:table-cell table:style-name="ce15" office:value-type="string" calcext:value-type="string">
            <text:p>No need, as performance is OK without tiled layers. </text:p>
          </table:table-cell>
          <table:table-cell table:number-columns-repeated="1012"/>
        </table:table-row>
        <table:table-row table:style-name="ro4">
          <table:table-cell table:style-name="ce4" office:value-type="float" office:value="15" calcext:value-type="float">
            <text:p>15</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Use tile layers</text:p>
          </table:table-cell>
          <table:table-cell table:style-name="ce14" office:value-type="string" calcext:value-type="string">
            <text:p>Change layers to tile layers in app</text:p>
          </table:table-cell>
          <table:table-cell table:style-name="ce22" office:value-type="float" office:value="30" calcext:value-type="float">
            <text:p>3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62]=&quot;&quot;;&quot;&quot;;IF(ISNUMBER(MATCH([.A62];[$Effort.A$1:.A$1048576];0));VLOOKUP([.A62];[$Effort.A$1:.H$1048576];6;0);&quot;&quot;))">
            <text:p/>
          </table:table-cell>
          <table:table-cell table:style-name="ce28" table:formula="of:=IF([.K62]=&quot;Complete&quot;;IF([.I62]&gt;[.F62];&quot;+&quot;;&quot;&quot;)&amp;TEXT(([.I62]-[.F62])/[.F62];&quot;%&quot;);&quot;&quot;)">
            <text:p/>
          </table:table-cell>
          <table:table-cell table:style-name="ce30" office:value-type="string" calcext:value-type="string">
            <text:p>Dropped</text:p>
          </table:table-cell>
          <table:table-cell table:style-name="ce15" office:value-type="string" calcext:value-type="string">
            <text:p>No need, as performance is OK without tiled layers. </text:p>
          </table:table-cell>
          <table:table-cell table:number-columns-repeated="1012"/>
        </table:table-row>
        <table:table-row table:style-name="ro3">
          <table:table-cell table:style-name="ce5" office:value-type="float" office:value="28" calcext:value-type="float">
            <text:p>28</text:p>
          </table:table-cell>
          <table:table-cell table:style-name="ce11" office:value-type="string" calcext:value-type="string">
            <text:p>new</text:p>
          </table:table-cell>
          <table:table-cell table:style-name="ce4" office:value-type="string" calcext:value-type="string">
            <text:p>Content</text:p>
          </table:table-cell>
          <table:table-cell table:style-name="ce5" office:value-type="string" calcext:value-type="string">
            <text:p>Sort geocode JSON attributes</text:p>
          </table:table-cell>
          <table:table-cell table:style-name="ce15" office:value-type="string" calcext:value-type="string">
            <text:p>For ease of reading (by me), give the loc properties a sensible order in the JSON output by geocode.py</text:p>
          </table:table-cell>
          <table:table-cell table:style-name="ce23" office:value-type="float" office:value="60" calcext:value-type="float">
            <text:p>60</text:p>
          </table:table-cell>
          <table:table-cell table:style-name="ce10" office:value-type="string" calcext:value-type="string">
            <text:p>Critical</text:p>
          </table:table-cell>
          <table:table-cell table:style-name="ce24" office:value-type="float" office:value="1" calcext:value-type="float">
            <text:p>1</text:p>
          </table:table-cell>
          <table:table-cell table:style-name="ce27" table:formula="of:=IF([.A63]=&quot;&quot;;&quot;&quot;;IF(ISNUMBER(MATCH([.A63];[$Effort.A$1:.A$1048576];0));VLOOKUP([.A63];[$Effort.A$1:.H$1048576];6;0);&quot;&quot;))" office:value-type="float" office:value="33.8322666666667" calcext:value-type="float">
            <text:p>34</text:p>
          </table:table-cell>
          <table:table-cell table:style-name="ce28" table:formula="of:=IF([.K63]=&quot;Complete&quot;;IF([.I63]&gt;[.F63];&quot;+&quot;;&quot;&quot;)&amp;TEXT(([.I63]-[.F63])/[.F63];&quot;%&quot;);&quot;&quot;)">
            <text:p/>
          </table:table-cell>
          <table:table-cell table:style-name="ce5" office:value-type="string" calcext:value-type="string">
            <text:p>Dropped</text:p>
          </table:table-cell>
          <table:table-cell table:style-name="ce30"/>
          <table:table-cell table:number-columns-repeated="1012"/>
        </table:table-row>
        <table:table-row table:style-name="ro3">
          <table:table-cell office:value-type="float" office:value="81" calcext:value-type="float">
            <text:p>81</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Shows wrong elec</text:p>
          </table:table-cell>
          <table:table-cell office:value-type="string" calcext:value-type="string">
            <text:p>Geolocate, then select Barton by name. Zooms to Barton but shows Cook panel.</text:p>
          </table:table-cell>
          <table:table-cell office:value-type="float" office:value="30" calcext:value-type="float">
            <text:p>30</text:p>
          </table:table-cell>
          <table:table-cell office:value-type="string" calcext:value-type="string">
            <text:p>Critical</text:p>
          </table:table-cell>
          <table:table-cell office:value-type="float" office:value="1" calcext:value-type="float">
            <text:p>1</text:p>
          </table:table-cell>
          <table:table-cell table:style-name="ce27" table:formula="of:=IF([.A64]=&quot;&quot;;&quot;&quot;;IF(ISNUMBER(MATCH([.A64];[$Effort.A$1:.A$1048576];0));VLOOKUP([.A64];[$Effort.A$1:.H$1048576];6;0);&quot;&quot;))" office:value-type="float" office:value="2.38531666666669" calcext:value-type="float">
            <text:p>2</text:p>
          </table:table-cell>
          <table:table-cell table:style-name="ce28" table:formula="of:=IF([.K64]=&quot;Complete&quot;;IF([.I64]&gt;[.F64];&quot;+&quot;;&quot;&quot;)&amp;TEXT(([.I64]-[.F64])/[.F64];&quot;%&quot;);&quot;&quot;)">
            <text:p/>
          </table:table-cell>
          <table:table-cell office:value-type="string" calcext:value-type="string">
            <text:p>Dropped</text:p>
          </table:table-cell>
          <table:table-cell office:value-type="string" calcext:value-type="string">
            <text:p>Unable to replicate</text:p>
          </table:table-cell>
          <table:table-cell table:number-columns-repeated="1012"/>
        </table:table-row>
        <table:table-row table:style-name="ro4">
          <table:table-cell table:style-name="ce6" office:value-type="float" office:value="61" calcext:value-type="float">
            <text:p>61</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email-all</text:p>
          </table:table-cell>
          <table:table-cell table:style-name="ce15" office:value-type="string" calcext:value-type="string">
            <text:p>Add “email all” link to elec popup</text:p>
          </table:table-cell>
          <table:table-cell table:style-name="ce24" office:value-type="float" office:value="120" calcext:value-type="float">
            <text:p>120</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65]=&quot;&quot;;&quot;&quot;;IF(ISNUMBER(MATCH([.A65];[$Effort.A$1:.A$1048576];0));VLOOKUP([.A65];[$Effort.A$1:.H$1048576];6;0);&quot;&quot;))">
            <text:p/>
          </table:table-cell>
          <table:table-cell table:style-name="ce28" table:formula="of:=IF([.K65]=&quot;Complete&quot;;IF([.I65]&gt;[.F65];&quot;+&quot;;&quot;&quot;)&amp;TEXT(([.I65]-[.F65])/[.F65];&quot;%&quot;);&quot;&quot;)">
            <text:p/>
          </table:table-cell>
          <table:table-cell table:style-name="ce6" office:value-type="string" calcext:value-type="string">
            <text:p>Dropped</text:p>
          </table:table-cell>
          <table:table-cell table:style-name="ce15" office:value-type="string" calcext:value-type="string">
            <text:p>Can't find all email addresses</text:p>
          </table:table-cell>
          <table:table-cell table:number-columns-repeated="1012"/>
        </table:table-row>
        <table:table-row table:style-name="ro3">
          <table:table-cell table:style-name="ce6" office:value-type="float" office:value="62" calcext:value-type="float">
            <text:p>62</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map link</text:p>
          </table:table-cell>
          <table:table-cell table:style-name="ce15" office:value-type="string" calcext:value-type="string">
            <text:p>Add “map” link to elec popup. Sets map extent to elec.extent and closes popup</text:p>
          </table:table-cell>
          <table:table-cell table:style-name="ce24" office:value-type="float" office:value="45" calcext:value-type="float">
            <text:p>45</text:p>
          </table:table-cell>
          <table:table-cell table:style-name="ce13" office:value-type="string" calcext:value-type="string">
            <text:p>Important</text:p>
          </table:table-cell>
          <table:table-cell table:style-name="ce24" office:value-type="float" office:value="1" calcext:value-type="float">
            <text:p>1</text:p>
          </table:table-cell>
          <table:table-cell table:style-name="ce27" table:formula="of:=IF([.A66]=&quot;&quot;;&quot;&quot;;IF(ISNUMBER(MATCH([.A66];[$Effort.A$1:.A$1048576];0));VLOOKUP([.A66];[$Effort.A$1:.H$1048576];6;0);&quot;&quot;))">
            <text:p/>
          </table:table-cell>
          <table:table-cell table:style-name="ce28" table:formula="of:=IF([.K66]=&quot;Complete&quot;;IF([.I66]&gt;[.F66];&quot;+&quot;;&quot;&quot;)&amp;TEXT(([.I66]-[.F66])/[.F66];&quot;%&quot;);&quot;&quot;)">
            <text:p/>
          </table:table-cell>
          <table:table-cell table:style-name="ce6" office:value-type="string" calcext:value-type="string">
            <text:p>Dropped</text:p>
          </table:table-cell>
          <table:table-cell table:style-name="ce15" office:value-type="string" calcext:value-type="string">
            <text:p>Already sets map extent when elec is popped up</text:p>
          </table:table-cell>
          <table:table-cell table:number-columns-repeated="1012"/>
        </table:table-row>
        <table:table-row table:style-name="ro4">
          <table:table-cell table:style-name="ce4" office:value-type="float" office:value="22" calcext:value-type="float">
            <text:p>22</text:p>
          </table:table-cell>
          <table:table-cell table:style-name="ce10" office:value-type="string" calcext:value-type="string">
            <text:p>orig</text:p>
          </table:table-cell>
          <table:table-cell table:style-name="ce4" office:value-type="string" calcext:value-type="string">
            <text:p>Content</text:p>
          </table:table-cell>
          <table:table-cell table:style-name="ce4" office:value-type="string" calcext:value-type="string">
            <text:p>Add candidates</text:p>
          </table:table-cell>
          <table:table-cell table:style-name="ce14" office:value-type="string" calcext:value-type="string">
            <text:p>Add candidate details and links</text:p>
          </table:table-cell>
          <table:table-cell table:style-name="ce22" table:formula="of:=60 + 150*2" office:value-type="float" office:value="360" calcext:value-type="float">
            <text:p>360</text:p>
          </table:table-cell>
          <table:table-cell table:style-name="ce10" office:value-type="string" calcext:value-type="string">
            <text:p>Critical</text:p>
          </table:table-cell>
          <table:table-cell table:style-name="ce22" office:value-type="float" office:value="2" calcext:value-type="float">
            <text:p>2</text:p>
          </table:table-cell>
          <table:table-cell table:style-name="ce27" table:formula="of:=IF([.A67]=&quot;&quot;;&quot;&quot;;IF(ISNUMBER(MATCH([.A67];[$Effort.A$1:.A$1048576];0));VLOOKUP([.A67];[$Effort.A$1:.H$1048576];6;0);&quot;&quot;))" office:value-type="float" office:value="143.428016666667" calcext:value-type="float">
            <text:p>143</text:p>
          </table:table-cell>
          <table:table-cell table:style-name="ce28" table:formula="of:=IF([.K67]=&quot;Complete&quot;;IF([.I67]&gt;[.F67];&quot;+&quot;;&quot;&quot;)&amp;TEXT(([.I67]-[.F67])/[.F67];&quot;%&quot;);&quot;&quot;)" office:value-type="string" office:string-value="-60%" calcext:value-type="string">
            <text:p>-60%</text:p>
          </table:table-cell>
          <table:table-cell table:style-name="ce6" office:value-type="string" calcext:value-type="string">
            <text:p>Complete</text:p>
          </table:table-cell>
          <table:table-cell office:value-type="string" calcext:value-type="string">
            <text:p>Completed under issue #69 (Finalise candidates)</text:p>
          </table:table-cell>
          <table:table-cell table:number-columns-repeated="1012"/>
        </table:table-row>
        <table:table-row table:style-name="ro4">
          <table:table-cell table:style-name="ce5" office:value-type="float" office:value="44" calcext:value-type="float">
            <text:p>44</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Acknowledge data sources</text:p>
          </table:table-cell>
          <table:table-cell table:style-name="ce15" office:value-type="string" calcext:value-type="string">
            <text:p>AEC, Wikipedia, APH in Credits popup</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68]=&quot;&quot;;&quot;&quot;;IF(ISNUMBER(MATCH([.A68];[$Effort.A$1:.A$1048576];0));VLOOKUP([.A68];[$Effort.A$1:.H$1048576];6;0);&quot;&quot;))" office:value-type="float" office:value="40.0133000000001" calcext:value-type="float">
            <text:p>40</text:p>
          </table:table-cell>
          <table:table-cell table:style-name="ce28" table:formula="of:=IF([.K68]=&quot;Complete&quot;;IF([.I68]&gt;[.F68];&quot;+&quot;;&quot;&quot;)&amp;TEXT(([.I68]-[.F68])/[.F68];&quot;%&quot;);&quot;&quot;)" office:value-type="string" office:string-value="-33%" calcext:value-type="string">
            <text:p>-33%</text:p>
          </table:table-cell>
          <table:table-cell office:value-type="string" calcext:value-type="string">
            <text:p>Complete</text:p>
          </table:table-cell>
          <table:table-cell table:number-columns-repeated="1013"/>
        </table:table-row>
        <table:table-row table:style-name="ro4">
          <table:table-cell table:style-name="ce6" office:value-type="float" office:value="54" calcext:value-type="float">
            <text:p>54</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about popup</text:p>
          </table:table-cell>
          <table:table-cell table:style-name="ce15" office:value-type="string" calcext:value-type="string">
            <text:p>Add credits link to popup</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69]=&quot;&quot;;&quot;&quot;;IF(ISNUMBER(MATCH([.A69];[$Effort.A$1:.A$1048576];0));VLOOKUP([.A69];[$Effort.A$1:.H$1048576];6;0);&quot;&quot;))" office:value-type="float" office:value="114.436233333333" calcext:value-type="float">
            <text:p>114</text:p>
          </table:table-cell>
          <table:table-cell table:style-name="ce28" table:formula="of:=IF([.K69]=&quot;Complete&quot;;IF([.I69]&gt;[.F69];&quot;+&quot;;&quot;&quot;)&amp;TEXT(([.I69]-[.F69])/[.F69];&quot;%&quot;);&quot;&quot;)" office:value-type="string" office:string-value="+91%" calcext:value-type="string">
            <text:p>+91%</text:p>
          </table:table-cell>
          <table:table-cell office:value-type="string" calcext:value-type="string">
            <text:p>Complete</text:p>
          </table:table-cell>
          <table:table-cell table:number-columns-repeated="1013"/>
        </table:table-row>
        <table:table-row table:style-name="ro4">
          <table:table-cell table:style-name="ce6" office:value-type="float" office:value="55" calcext:value-type="float">
            <text:p>55</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feedback link</text:p>
          </table:table-cell>
          <table:table-cell table:style-name="ce15" office:value-type="string" calcext:value-type="string">
            <text:p>Add feedback link to email me</text:p>
          </table:table-cell>
          <table:table-cell table:style-name="ce24" office:value-type="float" office:value="60" calcext:value-type="float">
            <text:p>6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70]=&quot;&quot;;&quot;&quot;;IF(ISNUMBER(MATCH([.A70];[$Effort.A$1:.A$1048576];0));VLOOKUP([.A70];[$Effort.A$1:.H$1048576];6;0);&quot;&quot;))" office:value-type="float" office:value="129.9867" calcext:value-type="float">
            <text:p>130</text:p>
          </table:table-cell>
          <table:table-cell table:style-name="ce28" table:formula="of:=IF([.K70]=&quot;Complete&quot;;IF([.I70]&gt;[.F70];&quot;+&quot;;&quot;&quot;)&amp;TEXT(([.I70]-[.F70])/[.F70];&quot;%&quot;);&quot;&quot;)" office:value-type="string" office:string-value="+117%" calcext:value-type="string">
            <text:p>+117%</text:p>
          </table:table-cell>
          <table:table-cell office:value-type="string" calcext:value-type="string">
            <text:p>Complete</text:p>
          </table:table-cell>
          <table:table-cell table:number-columns-repeated="1013"/>
        </table:table-row>
        <table:table-row table:style-name="ro3">
          <table:table-cell table:style-name="ce6" office:value-type="float" office:value="64" calcext:value-type="float">
            <text:p>64</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Can't show Mcpherson</text:p>
          </table:table-cell>
          <table:table-cell table:style-name="ce15" office:value-type="string" calcext:value-type="string">
            <text:p>Should be McPherson. Test by using 4226 &gt; MERRIMAC &gt; click SE quadrant</text:p>
          </table:table-cell>
          <table:table-cell table:style-name="ce24" office:value-type="float" office:value="30" calcext:value-type="float">
            <text:p>3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71]=&quot;&quot;;&quot;&quot;;IF(ISNUMBER(MATCH([.A71];[$Effort.A$1:.A$1048576];0));VLOOKUP([.A71];[$Effort.A$1:.H$1048576];6;0);&quot;&quot;))" office:value-type="float" office:value="15.9464166666665" calcext:value-type="float">
            <text:p>16</text:p>
          </table:table-cell>
          <table:table-cell table:style-name="ce28" table:formula="of:=IF([.K71]=&quot;Complete&quot;;IF([.I71]&gt;[.F71];&quot;+&quot;;&quot;&quot;)&amp;TEXT(([.I71]-[.F71])/[.F71];&quot;%&quot;);&quot;&quot;)" office:value-type="string" office:string-value="-47%" calcext:value-type="string">
            <text:p>-47%</text:p>
          </table:table-cell>
          <table:table-cell office:value-type="string" calcext:value-type="string">
            <text:p>Complete</text:p>
          </table:table-cell>
          <table:table-cell table:number-columns-repeated="1013"/>
        </table:table-row>
        <table:table-row table:style-name="ro8">
          <table:table-cell table:style-name="ce6" office:value-type="float" office:value="67" calcext:value-type="float">
            <text:p>67</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Firefox issues</text:p>
          </table:table-cell>
          <table:table-cell table:style-name="ce15" office:value-type="string" calcext:value-type="string">
            <text:p>Make it work on Firefox. elecInput does nothing unless you type in (correctly capitalised) full elec name. mapHeader is odd but OK. pcInput and elecInput placeholders are initially grey, so appeared disabled. Geocode doesn't zoom. Pc 4226 works OK but selLoc is behind pcInput. This may be why it appears to do nothing with 2227 (Gymea/Bay are short words).</text:p>
          </table:table-cell>
          <table:table-cell table:style-name="ce24" office:value-type="float" office:value="180" calcext:value-type="float">
            <text:p>18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72]=&quot;&quot;;&quot;&quot;;IF(ISNUMBER(MATCH([.A72];[$Effort.A$1:.A$1048576];0));VLOOKUP([.A72];[$Effort.A$1:.H$1048576];6;0);&quot;&quot;))" office:value-type="float" office:value="47.1439333333334" calcext:value-type="float">
            <text:p>47</text:p>
          </table:table-cell>
          <table:table-cell table:style-name="ce28" table:formula="of:=IF([.K72]=&quot;Complete&quot;;IF([.I72]&gt;[.F72];&quot;+&quot;;&quot;&quot;)&amp;TEXT(([.I72]-[.F72])/[.F72];&quot;%&quot;);&quot;&quot;)" office:value-type="string" office:string-value="-74%" calcext:value-type="string">
            <text:p>-74%</text:p>
          </table:table-cell>
          <table:table-cell office:value-type="string" calcext:value-type="string">
            <text:p>Complete</text:p>
          </table:table-cell>
          <table:table-cell table:number-columns-repeated="1013"/>
        </table:table-row>
        <table:table-row table:style-name="ro3">
          <table:table-cell table:style-name="ce6" office:value-type="float" office:value="70" calcext:value-type="float">
            <text:p>70</text:p>
          </table:table-cell>
          <table:table-cell table:style-name="ce11" office:value-type="string" calcext:value-type="string">
            <text:p>new</text:p>
          </table:table-cell>
          <table:table-cell table:style-name="ce6" office:value-type="string" calcext:value-type="string">
            <text:p>Content</text:p>
          </table:table-cell>
          <table:table-cell table:style-name="ce6" office:value-type="string" calcext:value-type="string">
            <text:p>Cand photos</text:p>
          </table:table-cell>
          <table:table-cell table:style-name="ce15" office:value-type="string" calcext:value-type="string">
            <text:p>Add candidate photos for majors at least. Need remaining Libs, Nats, other blue parties</text:p>
          </table:table-cell>
          <table:table-cell table:style-name="ce24" office:value-type="float" office:value="360" calcext:value-type="float">
            <text:p>360</text:p>
          </table:table-cell>
          <table:table-cell table:style-name="ce13" office:value-type="string" calcext:value-type="string">
            <text:p>Critical</text:p>
          </table:table-cell>
          <table:table-cell table:style-name="ce22" office:value-type="float" office:value="2" calcext:value-type="float">
            <text:p>2</text:p>
          </table:table-cell>
          <table:table-cell table:style-name="ce27" table:formula="of:=IF([.A73]=&quot;&quot;;&quot;&quot;;IF(ISNUMBER(MATCH([.A73];[$Effort.A$1:.A$1048576];0));VLOOKUP([.A73];[$Effort.A$1:.H$1048576];6;0);&quot;&quot;))" office:value-type="float" office:value="131.423833333334" calcext:value-type="float">
            <text:p>131</text:p>
          </table:table-cell>
          <table:table-cell table:style-name="ce28" table:formula="of:=IF([.K73]=&quot;Complete&quot;;IF([.I73]&gt;[.F73];&quot;+&quot;;&quot;&quot;)&amp;TEXT(([.I73]-[.F73])/[.F73];&quot;%&quot;);&quot;&quot;)" office:value-type="string" office:string-value="-63%" calcext:value-type="string">
            <text:p>-63%</text:p>
          </table:table-cell>
          <table:table-cell table:style-name="ce6" office:value-type="string" calcext:value-type="string">
            <text:p>Complete</text:p>
          </table:table-cell>
          <table:table-cell office:value-type="string" calcext:value-type="string">
            <text:p>Add photos for Libs outside NSW &amp; Vic, also for Nats, CLP, LNP etc. Check each state/territoy has three cand pics.</text:p>
          </table:table-cell>
          <table:table-cell table:number-columns-repeated="1012"/>
        </table:table-row>
        <table:table-row table:style-name="ro4">
          <table:table-cell table:style-name="ce6" office:value-type="float" office:value="75" calcext:value-type="float">
            <text:p>75</text:p>
          </table:table-cell>
          <table:table-cell table:style-name="ce13" office:value-type="string" calcext:value-type="string">
            <text:p>new</text:p>
          </table:table-cell>
          <table:table-cell table:style-name="ce6" office:value-type="string" calcext:value-type="string">
            <text:p>Content</text:p>
          </table:table-cell>
          <table:table-cell table:style-name="ce6" office:value-type="string" calcext:value-type="string">
            <text:p>Convert PNG images</text:p>
          </table:table-cell>
          <table:table-cell table:style-name="ce20" office:value-type="string" calcext:value-type="string">
            <text:p>Lib Vic are all PNG and will give 404</text:p>
          </table:table-cell>
          <table:table-cell table:style-name="ce24" office:value-type="float" office:value="90" calcext:value-type="float">
            <text:p>90</text:p>
          </table:table-cell>
          <table:table-cell table:style-name="ce13" office:value-type="string" calcext:value-type="string">
            <text:p>Critical</text:p>
          </table:table-cell>
          <table:table-cell table:style-name="ce24" office:value-type="float" office:value="2" calcext:value-type="float">
            <text:p>2</text:p>
          </table:table-cell>
          <table:table-cell table:style-name="ce27" table:formula="of:=IF([.A74]=&quot;&quot;;&quot;&quot;;IF(ISNUMBER(MATCH([.A74];[$Effort.A$1:.A$1048576];0));VLOOKUP([.A74];[$Effort.A$1:.H$1048576];6;0);&quot;&quot;))" office:value-type="float" office:value="37.0388" calcext:value-type="float">
            <text:p>37</text:p>
          </table:table-cell>
          <table:table-cell table:style-name="ce28" table:formula="of:=IF([.K74]=&quot;Complete&quot;;IF([.I74]&gt;[.F74];&quot;+&quot;;&quot;&quot;)&amp;TEXT(([.I74]-[.F74])/[.F74];&quot;%&quot;);&quot;&quot;)" office:value-type="string" office:string-value="-59%" calcext:value-type="string">
            <text:p>-59%</text:p>
          </table:table-cell>
          <table:table-cell office:value-type="string" calcext:value-type="string">
            <text:p>Complete</text:p>
          </table:table-cell>
          <table:table-cell table:number-columns-repeated="1013"/>
        </table:table-row>
        <table:table-row table:style-name="ro3">
          <table:table-cell office:value-type="float" office:value="79" calcext:value-type="float">
            <text:p>79</text:p>
          </table:table-cell>
          <table:table-cell office:value-type="string" calcext:value-type="string">
            <text:p>new</text:p>
          </table:table-cell>
          <table:table-cell office:value-type="string" calcext:value-type="string">
            <text:p>Code</text:p>
          </table:table-cell>
          <table:table-cell office:value-type="string" calcext:value-type="string">
            <text:p>Find state when geolocating</text:p>
          </table:table-cell>
          <table:table-cell office:value-type="string" calcext:value-type="string">
            <text:p>After geolocating, use coords to lookup state from ArcGIS world map so we can load the right layer.</text:p>
          </table:table-cell>
          <table:table-cell office:value-type="float" office:value="180" calcext:value-type="float">
            <text:p>180</text:p>
          </table:table-cell>
          <table:table-cell office:value-type="string" calcext:value-type="string">
            <text:p>Critical</text:p>
          </table:table-cell>
          <table:table-cell office:value-type="float" office:value="2" calcext:value-type="float">
            <text:p>2</text:p>
          </table:table-cell>
          <table:table-cell table:style-name="ce27" table:formula="of:=IF([.A75]=&quot;&quot;;&quot;&quot;;IF(ISNUMBER(MATCH([.A75];[$Effort.A$1:.A$1048576];0));VLOOKUP([.A75];[$Effort.A$1:.H$1048576];6;0);&quot;&quot;))" office:value-type="float" office:value="9.99999999999996" calcext:value-type="float">
            <text:p>10</text:p>
          </table:table-cell>
          <table:table-cell table:style-name="ce28" table:formula="of:=IF([.K75]=&quot;Complete&quot;;IF([.I75]&gt;[.F75];&quot;+&quot;;&quot;&quot;)&amp;TEXT(([.I75]-[.F75])/[.F75];&quot;%&quot;);&quot;&quot;)" office:value-type="string" office:string-value="-94%" calcext:value-type="string">
            <text:p>-94%</text:p>
          </table:table-cell>
          <table:table-cell office:value-type="string" calcext:value-type="string">
            <text:p>Complete</text:p>
          </table:table-cell>
          <table:table-cell table:number-columns-repeated="1013"/>
        </table:table-row>
        <table:table-row table:style-name="ro3">
          <table:table-cell office:value-type="float" office:value="88" calcext:value-type="float">
            <text:p>88</text:p>
          </table:table-cell>
          <table:table-cell office:value-type="string" calcext:value-type="string">
            <text:p>Alpha 1</text:p>
          </table:table-cell>
          <table:table-cell table:style-name="ce6" office:value-type="string" calcext:value-type="string">
            <text:p>Code</text:p>
          </table:table-cell>
          <table:table-cell office:value-type="string" calcext:value-type="string">
            <text:p>No datalist support</text:p>
          </table:table-cell>
          <table:table-cell office:value-type="string" calcext:value-type="string">
            <text:p>elecInput fallback not working for iPhone (Lee says can type but it does nothing)</text:p>
          </table:table-cell>
          <table:table-cell office:value-type="float" office:value="180" calcext:value-type="float">
            <text:p>180</text:p>
          </table:table-cell>
          <table:table-cell office:value-type="string" calcext:value-type="string">
            <text:p>Critical</text:p>
          </table:table-cell>
          <table:table-cell office:value-type="float" office:value="2" calcext:value-type="float">
            <text:p>2</text:p>
          </table:table-cell>
          <table:table-cell table:style-name="ce27" table:formula="of:=IF([.A76]=&quot;&quot;;&quot;&quot;;IF(ISNUMBER(MATCH([.A76];[$Effort.A$1:.A$1048576];0));VLOOKUP([.A76];[$Effort.A$1:.H$1048576];6;0);&quot;&quot;))" office:value-type="float" office:value="140" calcext:value-type="float">
            <text:p>140</text:p>
          </table:table-cell>
          <table:table-cell table:style-name="ce28" table:formula="of:=IF([.K76]=&quot;Complete&quot;;IF([.I76]&gt;[.F76];&quot;+&quot;;&quot;&quot;)&amp;TEXT(([.I76]-[.F76])/[.F76];&quot;%&quot;);&quot;&quot;)" office:value-type="string" office:string-value="-22%" calcext:value-type="string">
            <text:p>-22%</text:p>
          </table:table-cell>
          <table:table-cell office:value-type="string" calcext:value-type="string">
            <text:p>Complete</text:p>
          </table:table-cell>
          <table:table-cell table:number-columns-repeated="1013"/>
        </table:table-row>
        <table:table-row table:style-name="ro4">
          <table:table-cell office:value-type="float" office:value="89" calcext:value-type="float">
            <text:p>89</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Fix numpad</text:p>
          </table:table-cell>
          <table:table-cell office:value-type="string" calcext:value-type="string">
            <text:p>Numpad broken since moving event handlers from html to js</text:p>
          </table:table-cell>
          <table:table-cell office:value-type="float" office:value="45" calcext:value-type="float">
            <text:p>45</text:p>
          </table:table-cell>
          <table:table-cell office:value-type="string" calcext:value-type="string">
            <text:p>Critical</text:p>
          </table:table-cell>
          <table:table-cell office:value-type="float" office:value="2" calcext:value-type="float">
            <text:p>2</text:p>
          </table:table-cell>
          <table:table-cell table:style-name="ce27" table:formula="of:=IF([.A77]=&quot;&quot;;&quot;&quot;;IF(ISNUMBER(MATCH([.A77];[$Effort.A$1:.A$1048576];0));VLOOKUP([.A77];[$Effort.A$1:.H$1048576];6;0);&quot;&quot;))" office:value-type="float" office:value="70.9429999999999" calcext:value-type="float">
            <text:p>71</text:p>
          </table:table-cell>
          <table:table-cell table:style-name="ce28" table:formula="of:=IF([.K77]=&quot;Complete&quot;;IF([.I77]&gt;[.F77];&quot;+&quot;;&quot;&quot;)&amp;TEXT(([.I77]-[.F77])/[.F77];&quot;%&quot;);&quot;&quot;)" office:value-type="string" office:string-value="+58%" calcext:value-type="string">
            <text:p>+58%</text:p>
          </table:table-cell>
          <table:table-cell office:value-type="string" calcext:value-type="string">
            <text:p>Complete</text:p>
          </table:table-cell>
          <table:table-cell table:number-columns-repeated="1013"/>
        </table:table-row>
        <table:table-row table:style-name="ro4">
          <table:table-cell office:value-type="float" office:value="95" calcext:value-type="float">
            <text:p>95</text:p>
          </table:table-cell>
          <table:table-cell office:value-type="string" calcext:value-type="string">
            <text:p>new</text:p>
          </table:table-cell>
          <table:table-cell office:value-type="string" calcext:value-type="string">
            <text:p>Business</text:p>
          </table:table-cell>
          <table:table-cell office:value-type="string" calcext:value-type="string">
            <text:p>Register domain</text:p>
          </table:table-cell>
          <table:table-cell office:value-type="string" calcext:value-type="string">
            <text:p>findmyelectorate.com. Vins says use namecheap.com</text:p>
          </table:table-cell>
          <table:table-cell office:value-type="float" office:value="90" calcext:value-type="float">
            <text:p>90</text:p>
          </table:table-cell>
          <table:table-cell office:value-type="string" calcext:value-type="string">
            <text:p>Critical</text:p>
          </table:table-cell>
          <table:table-cell office:value-type="float" office:value="2" calcext:value-type="float">
            <text:p>2</text:p>
          </table:table-cell>
          <table:table-cell table:style-name="ce27" table:formula="of:=IF([.A78]=&quot;&quot;;&quot;&quot;;IF(ISNUMBER(MATCH([.A78];[$Effort.A$1:.A$1048576];0));VLOOKUP([.A78];[$Effort.A$1:.H$1048576];6;0);&quot;&quot;))" office:value-type="float" office:value="15.0526166666667" calcext:value-type="float">
            <text:p>15</text:p>
          </table:table-cell>
          <table:table-cell table:style-name="ce28" table:formula="of:=IF([.K78]=&quot;Complete&quot;;IF([.I78]&gt;[.F78];&quot;+&quot;;&quot;&quot;)&amp;TEXT(([.I78]-[.F78])/[.F78];&quot;%&quot;);&quot;&quot;)" office:value-type="string" office:string-value="-83%" calcext:value-type="string">
            <text:p>-83%</text:p>
          </table:table-cell>
          <table:table-cell office:value-type="string" calcext:value-type="string">
            <text:p>Complete</text:p>
          </table:table-cell>
          <table:table-cell table:number-columns-repeated="1013"/>
        </table:table-row>
        <table:table-row table:style-name="ro4">
          <table:table-cell office:value-type="float" office:value="96" calcext:value-type="float">
            <text:p>96</text:p>
          </table:table-cell>
          <table:table-cell table:style-name="ce11" office:value-type="string" calcext:value-type="string">
            <text:p>new</text:p>
          </table:table-cell>
          <table:table-cell table:style-name="ce6" office:value-type="string" calcext:value-type="string">
            <text:p>Business</text:p>
          </table:table-cell>
          <table:table-cell office:value-type="string" calcext:value-type="string">
            <text:p>Tune website</text:p>
          </table:table-cell>
          <table:table-cell office:value-type="string" calcext:value-type="string">
            <text:p>Add robots.txt, favicon.ico</text:p>
          </table:table-cell>
          <table:table-cell office:value-type="float" office:value="30" calcext:value-type="float">
            <text:p>30</text:p>
          </table:table-cell>
          <table:table-cell office:value-type="string" calcext:value-type="string">
            <text:p>Critical</text:p>
          </table:table-cell>
          <table:table-cell office:value-type="float" office:value="2" calcext:value-type="float">
            <text:p>2</text:p>
          </table:table-cell>
          <table:table-cell table:style-name="ce27" table:formula="of:=IF([.A79]=&quot;&quot;;&quot;&quot;;IF(ISNUMBER(MATCH([.A79];[$Effort.A$1:.A$1048576];0));VLOOKUP([.A79];[$Effort.A$1:.H$1048576];6;0);&quot;&quot;))" office:value-type="float" office:value="30.4139833333334" calcext:value-type="float">
            <text:p>30</text:p>
          </table:table-cell>
          <table:table-cell table:style-name="ce28" table:formula="of:=IF([.K79]=&quot;Complete&quot;;IF([.I79]&gt;[.F79];&quot;+&quot;;&quot;&quot;)&amp;TEXT(([.I79]-[.F79])/[.F79];&quot;%&quot;);&quot;&quot;)" office:value-type="string" office:string-value="+1%" calcext:value-type="string">
            <text:p>+1%</text:p>
          </table:table-cell>
          <table:table-cell office:value-type="string" calcext:value-type="string">
            <text:p>Complete</text:p>
          </table:table-cell>
          <table:table-cell table:number-columns-repeated="1013"/>
        </table:table-row>
        <table:table-row table:style-name="ro4">
          <table:table-cell office:value-type="float" office:value="97" calcext:value-type="float">
            <text:p>97</text:p>
          </table:table-cell>
          <table:table-cell office:value-type="string" calcext:value-type="string">
            <text:p>Pre-launch</text:p>
          </table:table-cell>
          <table:table-cell office:value-type="string" calcext:value-type="string">
            <text:p>Test</text:p>
          </table:table-cell>
          <table:table-cell office:value-type="string" calcext:value-type="string">
            <text:p>Cross-browser testing</text:p>
          </table:table-cell>
          <table:table-cell office:value-type="string" calcext:value-type="string">
            <text:p>Chrome, IE, Edge, Firefox</text:p>
          </table:table-cell>
          <table:table-cell office:value-type="float" office:value="60" calcext:value-type="float">
            <text:p>60</text:p>
          </table:table-cell>
          <table:table-cell office:value-type="string" calcext:value-type="string">
            <text:p>Critical</text:p>
          </table:table-cell>
          <table:table-cell office:value-type="float" office:value="2" calcext:value-type="float">
            <text:p>2</text:p>
          </table:table-cell>
          <table:table-cell table:style-name="ce27" table:formula="of:=IF([.A80]=&quot;&quot;;&quot;&quot;;IF(ISNUMBER(MATCH([.A80];[$Effort.A$1:.A$1048576];0));VLOOKUP([.A80];[$Effort.A$1:.H$1048576];6;0);&quot;&quot;))" office:value-type="float" office:value="40" calcext:value-type="float">
            <text:p>40</text:p>
          </table:table-cell>
          <table:table-cell table:style-name="ce28" table:formula="of:=IF([.K80]=&quot;Complete&quot;;IF([.I80]&gt;[.F80];&quot;+&quot;;&quot;&quot;)&amp;TEXT(([.I80]-[.F80])/[.F80];&quot;%&quot;);&quot;&quot;)" office:value-type="string" office:string-value="-33%" calcext:value-type="string">
            <text:p>-33%</text:p>
          </table:table-cell>
          <table:table-cell office:value-type="string" calcext:value-type="string">
            <text:p>Complete</text:p>
          </table:table-cell>
          <table:table-cell table:number-columns-repeated="1013"/>
        </table:table-row>
        <table:table-row table:style-name="ro9">
          <table:table-cell office:value-type="float" office:value="98" calcext:value-type="float">
            <text:p>98</text:p>
          </table:table-cell>
          <table:table-cell table:style-name="ce11" office:value-type="string" calcext:value-type="string">
            <text:p>X-browser testing</text:p>
          </table:table-cell>
          <table:table-cell table:style-name="ce6" office:value-type="string" calcext:value-type="string">
            <text:p>Code</text:p>
          </table:table-cell>
          <table:table-cell office:value-type="string" calcext:value-type="string">
            <text:p>pcInput broken in IE11, Edge, FF</text:p>
          </table:table-cell>
          <table:table-cell office:value-type="string" calcext:value-type="string">
            <text:p>Does nothing when pc entered. IE11 Dev console:</text:p>
            <text:p><text:span text:style-name="T1">SCRIPT445: Object doesn't support this action</text:span></text:p>
            <text:p><text:span text:style-name="T1">findelec.js (544,3):   var event = new MouseEvent('mousedown');</text:span></text:p>
            <text:p><text:span text:style-name="T1">typeof MouseEvent: object</text:span></text:p>
            <text:p><text:span text:style-name="T1">Cf Chrome: typeof MouseEvent: function</text:span></text:p>
            <text:p><text:span text:style-name="T1">How to open select input on IE11?</text:span></text:p>
          </table:table-cell>
          <table:table-cell office:value-type="float" office:value="240" calcext:value-type="float">
            <text:p>240</text:p>
          </table:table-cell>
          <table:table-cell office:value-type="string" calcext:value-type="string">
            <text:p>Critical</text:p>
          </table:table-cell>
          <table:table-cell office:value-type="float" office:value="2" calcext:value-type="float">
            <text:p>2</text:p>
          </table:table-cell>
          <table:table-cell table:style-name="ce27" table:formula="of:=IF([.A81]=&quot;&quot;;&quot;&quot;;IF(ISNUMBER(MATCH([.A81];[$Effort.A$1:.A$1048576];0));VLOOKUP([.A81];[$Effort.A$1:.H$1048576];6;0);&quot;&quot;))" office:value-type="float" office:value="286.406033333333" calcext:value-type="float">
            <text:p>286</text:p>
          </table:table-cell>
          <table:table-cell table:style-name="ce28" table:formula="of:=IF([.K81]=&quot;Complete&quot;;IF([.I81]&gt;[.F81];&quot;+&quot;;&quot;&quot;)&amp;TEXT(([.I81]-[.F81])/[.F81];&quot;%&quot;);&quot;&quot;)" office:value-type="string" office:string-value="+19%" calcext:value-type="string">
            <text:p>+19%</text:p>
          </table:table-cell>
          <table:table-cell office:value-type="string" calcext:value-type="string">
            <text:p>Complete</text:p>
          </table:table-cell>
          <table:table-cell table:number-columns-repeated="1013"/>
        </table:table-row>
        <table:table-row table:style-name="ro3">
          <table:table-cell office:value-type="float" office:value="99" calcext:value-type="float">
            <text:p>99</text:p>
          </table:table-cell>
          <table:table-cell table:style-name="ce11" office:value-type="string" calcext:value-type="string">
            <text:p>X-browser testing</text:p>
          </table:table-cell>
          <table:table-cell table:style-name="ce6" office:value-type="string" calcext:value-type="string">
            <text:p>Domain</text:p>
          </table:table-cell>
          <table:table-cell office:value-type="string" calcext:value-type="string">
            <text:p>Move to https</text:p>
          </table:table-cell>
          <table:table-cell office:value-type="string" calcext:value-type="string">
            <text:p>Chrome won't geolocate on http. Get SSL certificate and redirect findmyelectorate.com to https://</text:p>
          </table:table-cell>
          <table:table-cell office:value-type="float" office:value="180" calcext:value-type="float">
            <text:p>180</text:p>
          </table:table-cell>
          <table:table-cell office:value-type="string" calcext:value-type="string">
            <text:p>Critical</text:p>
          </table:table-cell>
          <table:table-cell office:value-type="float" office:value="2" calcext:value-type="float">
            <text:p>2</text:p>
          </table:table-cell>
          <table:table-cell table:style-name="ce27" table:formula="of:=IF([.A82]=&quot;&quot;;&quot;&quot;;IF(ISNUMBER(MATCH([.A82];[$Effort.A$1:.A$1048576];0));VLOOKUP([.A82];[$Effort.A$1:.H$1048576];6;0);&quot;&quot;))" office:value-type="float" office:value="120" calcext:value-type="float">
            <text:p>120</text:p>
          </table:table-cell>
          <table:table-cell table:style-name="ce28" table:formula="of:=IF([.K82]=&quot;Complete&quot;;IF([.I82]&gt;[.F82];&quot;+&quot;;&quot;&quot;)&amp;TEXT(([.I82]-[.F82])/[.F82];&quot;%&quot;);&quot;&quot;)" office:value-type="string" office:string-value="-33%" calcext:value-type="string">
            <text:p>-33%</text:p>
          </table:table-cell>
          <table:table-cell office:value-type="string" calcext:value-type="string">
            <text:p>Complete</text:p>
          </table:table-cell>
          <table:table-cell table:number-columns-repeated="1013"/>
        </table:table-row>
        <table:table-row table:style-name="ro4">
          <table:table-cell office:value-type="float" office:value="101" calcext:value-type="float">
            <text:p>101</text:p>
          </table:table-cell>
          <table:table-cell office:value-type="string" calcext:value-type="string">
            <text:p>new</text:p>
          </table:table-cell>
          <table:table-cell office:value-type="string" calcext:value-type="string">
            <text:p>Business</text:p>
          </table:table-cell>
          <table:table-cell office:value-type="string" calcext:value-type="string">
            <text:p>Go live and promote!</text:p>
          </table:table-cell>
          <table:table-cell office:value-type="string" calcext:value-type="string">
            <text:p>On Facebook and Twitter</text:p>
          </table:table-cell>
          <table:table-cell office:value-type="float" office:value="120" calcext:value-type="float">
            <text:p>120</text:p>
          </table:table-cell>
          <table:table-cell office:value-type="string" calcext:value-type="string">
            <text:p>Critical</text:p>
          </table:table-cell>
          <table:table-cell office:value-type="float" office:value="2" calcext:value-type="float">
            <text:p>2</text:p>
          </table:table-cell>
          <table:table-cell table:style-name="ce27" table:formula="of:=IF([.A83]=&quot;&quot;;&quot;&quot;;IF(ISNUMBER(MATCH([.A83];[$Effort.A$1:.A$1048576];0));VLOOKUP([.A83];[$Effort.A$1:.H$1048576];6;0);&quot;&quot;))" office:value-type="float" office:value="85.7065333333333" calcext:value-type="float">
            <text:p>86</text:p>
          </table:table-cell>
          <table:table-cell table:style-name="ce28" table:formula="of:=IF([.K83]=&quot;Complete&quot;;IF([.I83]&gt;[.F83];&quot;+&quot;;&quot;&quot;)&amp;TEXT(([.I83]-[.F83])/[.F83];&quot;%&quot;);&quot;&quot;)" office:value-type="string" office:string-value="-29%" calcext:value-type="string">
            <text:p>-29%</text:p>
          </table:table-cell>
          <table:table-cell office:value-type="string" calcext:value-type="string">
            <text:p>Complete</text:p>
          </table:table-cell>
          <table:table-cell table:number-columns-repeated="1013"/>
        </table:table-row>
        <table:table-row table:style-name="ro4">
          <table:table-cell table:style-name="ce5" office:value-type="float" office:value="45" calcext:value-type="float">
            <text:p>45</text:p>
          </table:table-cell>
          <table:table-cell table:style-name="ce11" office:value-type="string" calcext:value-type="string">
            <text:p>new</text:p>
          </table:table-cell>
          <table:table-cell table:style-name="ce5" office:value-type="string" calcext:value-type="string">
            <text:p>Doco</text:p>
          </table:table-cell>
          <table:table-cell table:style-name="ce5" office:value-type="string" calcext:value-type="string">
            <text:p>Document data flow</text:p>
          </table:table-cell>
          <table:table-cell table:style-name="ce15" office:value-type="string" calcext:value-type="string">
            <text:p>Show how to refresh all data in app</text:p>
          </table:table-cell>
          <table:table-cell table:style-name="ce24" office:value-type="float" office:value="60" calcext:value-type="float">
            <text:p>60</text:p>
          </table:table-cell>
          <table:table-cell table:style-name="ce13" office:value-type="string" calcext:value-type="string">
            <text:p>Important</text:p>
          </table:table-cell>
          <table:table-cell table:style-name="ce24" office:value-type="float" office:value="2" calcext:value-type="float">
            <text:p>2</text:p>
          </table:table-cell>
          <table:table-cell table:style-name="ce27" table:formula="of:=IF([.A84]=&quot;&quot;;&quot;&quot;;IF(ISNUMBER(MATCH([.A84];[$Effort.A$1:.A$1048576];0));VLOOKUP([.A84];[$Effort.A$1:.H$1048576];6;0);&quot;&quot;))" office:value-type="float" office:value="60" calcext:value-type="float">
            <text:p>60</text:p>
          </table:table-cell>
          <table:table-cell table:style-name="ce28" table:formula="of:=IF([.K84]=&quot;Complete&quot;;IF([.I84]&gt;[.F84];&quot;+&quot;;&quot;&quot;)&amp;TEXT(([.I84]-[.F84])/[.F84];&quot;%&quot;);&quot;&quot;)" office:value-type="string" office:string-value="%" calcext:value-type="string">
            <text:p>%</text:p>
          </table:table-cell>
          <table:table-cell office:value-type="string" calcext:value-type="string">
            <text:p>Complete</text:p>
          </table:table-cell>
          <table:table-cell office:value-type="string" calcext:value-type="string">
            <text:p>Done in findelec.odp</text:p>
          </table:table-cell>
          <table:table-cell table:number-columns-repeated="1012"/>
        </table:table-row>
        <table:table-row table:style-name="ro3">
          <table:table-cell table:style-name="ce6" office:value-type="float" office:value="74" calcext:value-type="float">
            <text:p>74</text:p>
          </table:table-cell>
          <table:table-cell table:style-name="ce11" office:value-type="string" calcext:value-type="string">
            <text:p>new</text:p>
          </table:table-cell>
          <table:table-cell table:style-name="ce6" office:value-type="string" calcext:value-type="string">
            <text:p>Content</text:p>
          </table:table-cell>
          <table:table-cell table:style-name="ce6" office:value-type="string" calcext:value-type="string">
            <text:p>Compress images</text:p>
          </table:table-cell>
          <table:table-cell table:style-name="ce15" office:value-type="string" calcext:value-type="string">
            <text:p>Some candidate images over a MB and many over 500KB. Compress. Also resize to 300 wide and crop to upper 300 high</text:p>
          </table:table-cell>
          <table:table-cell table:style-name="ce24" office:value-type="float" office:value="180" calcext:value-type="float">
            <text:p>180</text:p>
          </table:table-cell>
          <table:table-cell table:style-name="ce13" office:value-type="string" calcext:value-type="string">
            <text:p>Important</text:p>
          </table:table-cell>
          <table:table-cell table:style-name="ce24" office:value-type="float" office:value="2" calcext:value-type="float">
            <text:p>2</text:p>
          </table:table-cell>
          <table:table-cell table:style-name="ce27" table:formula="of:=IF([.A85]=&quot;&quot;;&quot;&quot;;IF(ISNUMBER(MATCH([.A85];[$Effort.A$1:.A$1048576];0));VLOOKUP([.A85];[$Effort.A$1:.H$1048576];6;0);&quot;&quot;))" office:value-type="float" office:value="23.3619166666665" calcext:value-type="float">
            <text:p>23</text:p>
          </table:table-cell>
          <table:table-cell table:style-name="ce28" table:formula="of:=IF([.K85]=&quot;Complete&quot;;IF([.I85]&gt;[.F85];&quot;+&quot;;&quot;&quot;)&amp;TEXT(([.I85]-[.F85])/[.F85];&quot;%&quot;);&quot;&quot;)" office:value-type="string" office:string-value="-87%" calcext:value-type="string">
            <text:p>-87%</text:p>
          </table:table-cell>
          <table:table-cell office:value-type="string" calcext:value-type="string">
            <text:p>Complete</text:p>
          </table:table-cell>
          <table:table-cell table:number-columns-repeated="1013"/>
        </table:table-row>
        <table:table-row table:style-name="ro4">
          <table:table-cell office:value-type="float" office:value="84" calcext:value-type="float">
            <text:p>84</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Fix phone bugs</text:p>
          </table:table-cell>
          <table:table-cell office:value-type="string" calcext:value-type="string">
            <text:p>Test on Chrome/Android and fix bugs found</text:p>
          </table:table-cell>
          <table:table-cell office:value-type="float" office:value="120" calcext:value-type="float">
            <text:p>120</text:p>
          </table:table-cell>
          <table:table-cell office:value-type="string" calcext:value-type="string">
            <text:p>Important</text:p>
          </table:table-cell>
          <table:table-cell office:value-type="float" office:value="2" calcext:value-type="float">
            <text:p>2</text:p>
          </table:table-cell>
          <table:table-cell table:style-name="ce27" table:formula="of:=IF([.A86]=&quot;&quot;;&quot;&quot;;IF(ISNUMBER(MATCH([.A86];[$Effort.A$1:.A$1048576];0));VLOOKUP([.A86];[$Effort.A$1:.H$1048576];6;0);&quot;&quot;))" office:value-type="float" office:value="155" calcext:value-type="float">
            <text:p>155</text:p>
          </table:table-cell>
          <table:table-cell table:style-name="ce28" table:formula="of:=IF([.K86]=&quot;Complete&quot;;IF([.I86]&gt;[.F86];&quot;+&quot;;&quot;&quot;)&amp;TEXT(([.I86]-[.F86])/[.F86];&quot;%&quot;);&quot;&quot;)" office:value-type="string" office:string-value="+29%" calcext:value-type="string">
            <text:p>+29%</text:p>
          </table:table-cell>
          <table:table-cell office:value-type="string" calcext:value-type="string">
            <text:p>Complete</text:p>
          </table:table-cell>
          <table:table-cell table:number-columns-repeated="1013"/>
        </table:table-row>
        <table:table-row table:style-name="ro6">
          <table:table-cell office:value-type="float" office:value="92" calcext:value-type="float">
            <text:p>92</text:p>
          </table:table-cell>
          <table:table-cell office:value-type="string" calcext:value-type="string">
            <text:p>Alpha 1</text:p>
          </table:table-cell>
          <table:table-cell table:style-name="ce6" office:value-type="string" calcext:value-type="string">
            <text:p>Code</text:p>
          </table:table-cell>
          <table:table-cell office:value-type="string" calcext:value-type="string">
            <text:p>Fix translateX -50%</text:p>
          </table:table-cell>
          <table:table-cell office:value-type="string" calcext:value-type="string">
            <text:p>May simply need to add CSS selector prefixes. Affects Vins' Opera and my Safari 5/Win.</text:p>
          </table:table-cell>
          <table:table-cell office:value-type="float" office:value="90" calcext:value-type="float">
            <text:p>90</text:p>
          </table:table-cell>
          <table:table-cell office:value-type="string" calcext:value-type="string">
            <text:p>Important</text:p>
          </table:table-cell>
          <table:table-cell office:value-type="float" office:value="2" calcext:value-type="float">
            <text:p>2</text:p>
          </table:table-cell>
          <table:table-cell table:style-name="ce27" table:formula="of:=IF([.A87]=&quot;&quot;;&quot;&quot;;IF(ISNUMBER(MATCH([.A87];[$Effort.A$1:.A$1048576];0));VLOOKUP([.A87];[$Effort.A$1:.H$1048576];6;0);&quot;&quot;))" office:value-type="float" office:value="19.2024333333332" calcext:value-type="float">
            <text:p>19</text:p>
          </table:table-cell>
          <table:table-cell table:style-name="ce28" table:formula="of:=IF([.K87]=&quot;Complete&quot;;IF([.I87]&gt;[.F87];&quot;+&quot;;&quot;&quot;)&amp;TEXT(([.I87]-[.F87])/[.F87];&quot;%&quot;);&quot;&quot;)" office:value-type="string" office:string-value="-79%" calcext:value-type="string">
            <text:p>-79%</text:p>
          </table:table-cell>
          <table:table-cell office:value-type="string" calcext:value-type="string">
            <text:p>Complete</text:p>
          </table:table-cell>
          <table:table-cell table:style-name="ce31" office:value-type="string" calcext:value-type="string">
            <text:p>Tried prefixes as per <text:a xlink:href="http://shouldiprefix.com/#transforms" xlink:type="simple">http://shouldiprefix.com/#transforms</text:a> but it made no difference on Safari 5/Win. And <text:a xlink:href="http://caniuse.com/#feat=transforms2d" xlink:type="simple">http://caniuse.com/#feat=transforms2d</text:a> says Opera Mini is the only modern browser which does not implement it. Have asked Vins to retest. Vins reports it worked! And sent screenshot.</text:p>
          </table:table-cell>
          <table:table-cell table:number-columns-repeated="1012"/>
        </table:table-row>
        <table:table-row table:style-name="ro4">
          <table:table-cell office:value-type="float" office:value="93" calcext:value-type="float">
            <text:p>93</text:p>
          </table:table-cell>
          <table:table-cell table:style-name="ce11" office:value-type="string" calcext:value-type="string">
            <text:p>new</text:p>
          </table:table-cell>
          <table:table-cell table:style-name="ce6" office:value-type="string" calcext:value-type="string">
            <text:p>Content</text:p>
          </table:table-cell>
          <table:table-cell office:value-type="string" calcext:value-type="string">
            <text:p>Add links for Labor</text:p>
          </table:table-cell>
          <table:table-cell/>
          <table:table-cell office:value-type="float" office:value="60" calcext:value-type="float">
            <text:p>60</text:p>
          </table:table-cell>
          <table:table-cell office:value-type="string" calcext:value-type="string">
            <text:p>Important</text:p>
          </table:table-cell>
          <table:table-cell office:value-type="float" office:value="2" calcext:value-type="float">
            <text:p>2</text:p>
          </table:table-cell>
          <table:table-cell table:style-name="ce27" table:formula="of:=IF([.A88]=&quot;&quot;;&quot;&quot;;IF(ISNUMBER(MATCH([.A88];[$Effort.A$1:.A$1048576];0));VLOOKUP([.A88];[$Effort.A$1:.H$1048576];6;0);&quot;&quot;))" office:value-type="float" office:value="85.1026333333333" calcext:value-type="float">
            <text:p>85</text:p>
          </table:table-cell>
          <table:table-cell table:style-name="ce28" table:formula="of:=IF([.K88]=&quot;Complete&quot;;IF([.I88]&gt;[.F88];&quot;+&quot;;&quot;&quot;)&amp;TEXT(([.I88]-[.F88])/[.F88];&quot;%&quot;);&quot;&quot;)" office:value-type="string" office:string-value="+42%" calcext:value-type="string">
            <text:p>+42%</text:p>
          </table:table-cell>
          <table:table-cell office:value-type="string" calcext:value-type="string">
            <text:p>Complete</text:p>
          </table:table-cell>
          <table:table-cell table:number-columns-repeated="1013"/>
        </table:table-row>
        <table:table-row table:style-name="ro4">
          <table:table-cell office:value-type="float" office:value="94" calcext:value-type="float">
            <text:p>94</text:p>
          </table:table-cell>
          <table:table-cell office:value-type="string" calcext:value-type="string">
            <text:p>new</text:p>
          </table:table-cell>
          <table:table-cell office:value-type="string" calcext:value-type="string">
            <text:p>Content</text:p>
          </table:table-cell>
          <table:table-cell office:value-type="string" calcext:value-type="string">
            <text:p>Add links for all parties</text:p>
          </table:table-cell>
          <table:table-cell/>
          <table:table-cell office:value-type="float" office:value="45" calcext:value-type="float">
            <text:p>45</text:p>
          </table:table-cell>
          <table:table-cell office:value-type="string" calcext:value-type="string">
            <text:p>Important</text:p>
          </table:table-cell>
          <table:table-cell office:value-type="float" office:value="2" calcext:value-type="float">
            <text:p>2</text:p>
          </table:table-cell>
          <table:table-cell table:style-name="ce27" table:formula="of:=IF([.A89]=&quot;&quot;;&quot;&quot;;IF(ISNUMBER(MATCH([.A89];[$Effort.A$1:.A$1048576];0));VLOOKUP([.A89];[$Effort.A$1:.H$1048576];6;0);&quot;&quot;))" office:value-type="float" office:value="18.7028833333334" calcext:value-type="float">
            <text:p>19</text:p>
          </table:table-cell>
          <table:table-cell table:style-name="ce28" table:formula="of:=IF([.K89]=&quot;Complete&quot;;IF([.I89]&gt;[.F89];&quot;+&quot;;&quot;&quot;)&amp;TEXT(([.I89]-[.F89])/[.F89];&quot;%&quot;);&quot;&quot;)" office:value-type="string" office:string-value="-58%" calcext:value-type="string">
            <text:p>-58%</text:p>
          </table:table-cell>
          <table:table-cell office:value-type="string" calcext:value-type="string">
            <text:p>Complete</text:p>
          </table:table-cell>
          <table:table-cell table:number-columns-repeated="1013"/>
        </table:table-row>
        <table:table-row table:style-name="ro4">
          <table:table-cell office:value-type="float" office:value="100" calcext:value-type="float">
            <text:p>100</text:p>
          </table:table-cell>
          <table:table-cell table:style-name="ce11" office:value-type="string" calcext:value-type="string">
            <text:p>new</text:p>
          </table:table-cell>
          <table:table-cell office:value-type="string" calcext:value-type="string">
            <text:p>Business</text:p>
          </table:table-cell>
          <table:table-cell office:value-type="string" calcext:value-type="string">
            <text:p>Add Google Analytics</text:p>
          </table:table-cell>
          <table:table-cell/>
          <table:table-cell office:value-type="float" office:value="60" calcext:value-type="float">
            <text:p>60</text:p>
          </table:table-cell>
          <table:table-cell office:value-type="string" calcext:value-type="string">
            <text:p>Important</text:p>
          </table:table-cell>
          <table:table-cell office:value-type="float" office:value="2" calcext:value-type="float">
            <text:p>2</text:p>
          </table:table-cell>
          <table:table-cell table:style-name="ce27" table:formula="of:=IF([.A90]=&quot;&quot;;&quot;&quot;;IF(ISNUMBER(MATCH([.A90];[$Effort.A$1:.A$1048576];0));VLOOKUP([.A90];[$Effort.A$1:.H$1048576];6;0);&quot;&quot;))" office:value-type="float" office:value="17.2141333333333" calcext:value-type="float">
            <text:p>17</text:p>
          </table:table-cell>
          <table:table-cell table:style-name="ce28" table:formula="of:=IF([.K90]=&quot;Complete&quot;;IF([.I90]&gt;[.F90];&quot;+&quot;;&quot;&quot;)&amp;TEXT(([.I90]-[.F90])/[.F90];&quot;%&quot;);&quot;&quot;)" office:value-type="string" office:string-value="-71%" calcext:value-type="string">
            <text:p>-71%</text:p>
          </table:table-cell>
          <table:table-cell office:value-type="string" calcext:value-type="string">
            <text:p>Complete</text:p>
          </table:table-cell>
          <table:table-cell table:number-columns-repeated="1013"/>
        </table:table-row>
        <table:table-row table:style-name="ro4">
          <table:table-cell office:value-type="float" office:value="83" calcext:value-type="float">
            <text:p>83</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Document scrolls on phone</text:p>
          </table:table-cell>
          <table:table-cell office:value-type="string" calcext:value-type="string">
            <text:p>Document window is about 30px too wide and 50px too tall</text:p>
          </table:table-cell>
          <table:table-cell office:value-type="float" office:value="120" calcext:value-type="float">
            <text:p>120</text:p>
          </table:table-cell>
          <table:table-cell office:value-type="string" calcext:value-type="string">
            <text:p>Important</text:p>
          </table:table-cell>
          <table:table-cell office:value-type="float" office:value="2" calcext:value-type="float">
            <text:p>2</text:p>
          </table:table-cell>
          <table:table-cell table:style-name="ce27" table:formula="of:=IF([.A91]=&quot;&quot;;&quot;&quot;;IF(ISNUMBER(MATCH([.A91];[$Effort.A$1:.A$1048576];0));VLOOKUP([.A91];[$Effort.A$1:.H$1048576];6;0);&quot;&quot;))">
            <text:p/>
          </table:table-cell>
          <table:table-cell table:style-name="ce28" table:formula="of:=IF([.K91]=&quot;Complete&quot;;IF([.I91]&gt;[.F91];&quot;+&quot;;&quot;&quot;)&amp;TEXT(([.I91]-[.F91])/[.F91];&quot;%&quot;);&quot;&quot;)">
            <text:p/>
          </table:table-cell>
          <table:table-cell office:value-type="string" calcext:value-type="string">
            <text:p>Dropped</text:p>
          </table:table-cell>
          <table:table-cell office:value-type="string" calcext:value-type="string">
            <text:p>Disappeared by itself</text:p>
          </table:table-cell>
          <table:table-cell table:number-columns-repeated="1012"/>
        </table:table-row>
        <table:table-row table:style-name="ro4">
          <table:table-cell office:value-type="float" office:value="103" calcext:value-type="float">
            <text:p>103</text:p>
          </table:table-cell>
          <table:table-cell office:value-type="string" calcext:value-type="string">
            <text:p>new</text:p>
          </table:table-cell>
          <table:table-cell office:value-type="string" calcext:value-type="string">
            <text:p>Code</text:p>
          </table:table-cell>
          <table:table-cell office:value-type="string" calcext:value-type="string">
            <text:p>Fix bug with O'Connor</text:p>
          </table:table-cell>
          <table:table-cell office:value-type="string" calcext:value-type="string">
            <text:p>O'Connor doesn't show in the datalist in Chrome. Shows as invalid in FF.</text:p>
          </table:table-cell>
          <table:table-cell office:value-type="float" office:value="45" calcext:value-type="float">
            <text:p>45</text:p>
          </table:table-cell>
          <table:table-cell office:value-type="string" calcext:value-type="string">
            <text:p>Critical</text:p>
          </table:table-cell>
          <table:table-cell office:value-type="float" office:value="3" calcext:value-type="float">
            <text:p>3</text:p>
          </table:table-cell>
          <table:table-cell table:style-name="ce27" table:formula="of:=IF([.A92]=&quot;&quot;;&quot;&quot;;IF(ISNUMBER(MATCH([.A92];[$Effort.A$1:.A$1048576];0));VLOOKUP([.A92];[$Effort.A$1:.H$1048576];6;0);&quot;&quot;))" office:value-type="float" office:value="22.1998333333334" calcext:value-type="float">
            <text:p>22</text:p>
          </table:table-cell>
          <table:table-cell table:style-name="ce28" table:formula="of:=IF([.K92]=&quot;Complete&quot;;IF([.I92]&gt;[.F92];&quot;+&quot;;&quot;&quot;)&amp;TEXT(([.I92]-[.F92])/[.F92];&quot;%&quot;);&quot;&quot;)" office:value-type="string" office:string-value="-51%" calcext:value-type="string">
            <text:p>-51%</text:p>
          </table:table-cell>
          <table:table-cell office:value-type="string" calcext:value-type="string">
            <text:p>Complete</text:p>
          </table:table-cell>
          <table:table-cell table:number-columns-repeated="1013"/>
        </table:table-row>
        <table:table-row table:style-name="ro3">
          <table:table-cell office:value-type="float" office:value="104" calcext:value-type="float">
            <text:p>104</text:p>
          </table:table-cell>
          <table:table-cell table:style-name="ce11" office:value-type="string" calcext:value-type="string">
            <text:p>new</text:p>
          </table:table-cell>
          <table:table-cell office:value-type="string" calcext:value-type="string">
            <text:p>Business</text:p>
          </table:table-cell>
          <table:table-cell office:value-type="string" calcext:value-type="string">
            <text:p>Email to all Greens candidates</text:p>
          </table:table-cell>
          <table:table-cell office:value-type="string" calcext:value-type="string">
            <text:p>Customised email to all Greens candidates with Mailchimp, promoting their electoral screen.</text:p>
          </table:table-cell>
          <table:table-cell office:value-type="float" office:value="60" calcext:value-type="float">
            <text:p>60</text:p>
          </table:table-cell>
          <table:table-cell office:value-type="string" calcext:value-type="string">
            <text:p>Important</text:p>
          </table:table-cell>
          <table:table-cell office:value-type="float" office:value="3" calcext:value-type="float">
            <text:p>3</text:p>
          </table:table-cell>
          <table:table-cell table:style-name="ce27" table:formula="of:=IF([.A93]=&quot;&quot;;&quot;&quot;;IF(ISNUMBER(MATCH([.A93];[$Effort.A$1:.A$1048576];0));VLOOKUP([.A93];[$Effort.A$1:.H$1048576];6;0);&quot;&quot;))" office:value-type="float" office:value="60.0000000000001" calcext:value-type="float">
            <text:p>60</text:p>
          </table:table-cell>
          <table:table-cell table:style-name="ce28" table:formula="of:=IF([.K93]=&quot;Complete&quot;;IF([.I93]&gt;[.F93];&quot;+&quot;;&quot;&quot;)&amp;TEXT(([.I93]-[.F93])/[.F93];&quot;%&quot;);&quot;&quot;)" office:value-type="string" office:string-value="%" calcext:value-type="string">
            <text:p>%</text:p>
          </table:table-cell>
          <table:table-cell office:value-type="string" calcext:value-type="string">
            <text:p>Complete</text:p>
          </table:table-cell>
          <table:table-cell table:number-columns-repeated="1013"/>
        </table:table-row>
        <table:table-row table:style-name="ro3">
          <table:table-cell office:value-type="float" office:value="102" calcext:value-type="float">
            <text:p>102</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Allow link to elec</text:p>
          </table:table-cell>
          <table:table-cell office:value-type="string" calcext:value-type="string">
            <text:p>Add query param “e” to URL when elecPanel open. Body onLoad: parse URL and showElec(e) if e.</text:p>
          </table:table-cell>
          <table:table-cell office:value-type="float" office:value="300" calcext:value-type="float">
            <text:p>300</text:p>
          </table:table-cell>
          <table:table-cell office:value-type="string" calcext:value-type="string">
            <text:p>Critical</text:p>
          </table:table-cell>
          <table:table-cell office:value-type="float" office:value="3" calcext:value-type="float">
            <text:p>3</text:p>
          </table:table-cell>
          <table:table-cell table:style-name="ce27" table:formula="of:=IF([.A94]=&quot;&quot;;&quot;&quot;;IF(ISNUMBER(MATCH([.A94];[$Effort.A$1:.A$1048576];0));VLOOKUP([.A94];[$Effort.A$1:.H$1048576];6;0);&quot;&quot;))" office:value-type="float" office:value="111" calcext:value-type="float">
            <text:p>111</text:p>
          </table:table-cell>
          <table:table-cell table:style-name="ce28" table:formula="of:=IF([.K94]=&quot;Complete&quot;;IF([.I94]&gt;[.F94];&quot;+&quot;;&quot;&quot;)&amp;TEXT(([.I94]-[.F94])/[.F94];&quot;%&quot;);&quot;&quot;)">
            <text:p/>
          </table:table-cell>
          <table:table-cell table:number-columns-repeated="1014"/>
        </table:table-row>
        <table:table-row table:style-name="ro3">
          <table:table-cell table:style-name="ce5" office:value-type="float" office:value="30" calcext:value-type="float">
            <text:p>30</text:p>
          </table:table-cell>
          <table:table-cell table:style-name="ce11" office:value-type="string" calcext:value-type="string">
            <text:p>new</text:p>
          </table:table-cell>
          <table:table-cell table:style-name="ce4" office:value-type="string" calcext:value-type="string">
            <text:p>Content</text:p>
          </table:table-cell>
          <table:table-cell table:style-name="ce5" office:value-type="string" calcext:value-type="string">
            <text:p>Check geocoding issues</text:p>
          </table:table-cell>
          <table:table-cell table:style-name="ce15" office:value-type="string" calcext:value-type="string">
            <text:p>Manually check warnings and errors from geocoding. See geocode_checking.ods</text:p>
          </table:table-cell>
          <table:table-cell table:style-name="ce23" office:value-type="float" office:value="150" calcext:value-type="float">
            <text:p>150</text:p>
          </table:table-cell>
          <table:table-cell table:style-name="ce10" office:value-type="string" calcext:value-type="string">
            <text:p>Critical</text:p>
          </table:table-cell>
          <table:table-cell table:style-name="ce22" office:value-type="float" office:value="4" calcext:value-type="float">
            <text:p>4</text:p>
          </table:table-cell>
          <table:table-cell table:style-name="ce27" table:formula="of:=IF([.A95]=&quot;&quot;;&quot;&quot;;IF(ISNUMBER(MATCH([.A95];[$Effort.A$1:.A$1048576];0));VLOOKUP([.A95];[$Effort.A$1:.H$1048576];6;0);&quot;&quot;))" office:value-type="float" office:value="61.8778999999998" calcext:value-type="float">
            <text:p>62</text:p>
          </table:table-cell>
          <table:table-cell table:style-name="ce28" table:formula="of:=IF([.K95]=&quot;Complete&quot;;IF([.I95]&gt;[.F95];&quot;+&quot;;&quot;&quot;)&amp;TEXT(([.I95]-[.F95])/[.F95];&quot;%&quot;);&quot;&quot;)">
            <text:p/>
          </table:table-cell>
          <table:table-cell table:style-name="ce5" office:value-type="string" calcext:value-type="string">
            <text:p>In progress</text:p>
          </table:table-cell>
          <table:table-cell table:number-columns-repeated="1013"/>
        </table:table-row>
        <table:table-row table:style-name="ro3">
          <table:table-cell table:style-name="ce5" office:value-type="float" office:value="43" calcext:value-type="float">
            <text:p>43</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Reprocess after cleaning errors</text:p>
          </table:table-cell>
          <table:table-cell table:style-name="ce15" office:value-type="string" calcext:value-type="string">
            <text:p>Rerun extraction &amp; geocoding after fixing the errors identified See Comments column of Localities sheet.</text:p>
          </table:table-cell>
          <table:table-cell table:style-name="ce24" office:value-type="float" office:value="120" calcext:value-type="float">
            <text:p>120</text:p>
          </table:table-cell>
          <table:table-cell table:style-name="ce13" office:value-type="string" calcext:value-type="string">
            <text:p>Critical</text:p>
          </table:table-cell>
          <table:table-cell table:style-name="ce24" office:value-type="float" office:value="4" calcext:value-type="float">
            <text:p>4</text:p>
          </table:table-cell>
          <table:table-cell table:style-name="ce27" table:formula="of:=IF([.A96]=&quot;&quot;;&quot;&quot;;IF(ISNUMBER(MATCH([.A96];[$Effort.A$1:.A$1048576];0));VLOOKUP([.A96];[$Effort.A$1:.H$1048576];6;0);&quot;&quot;))">
            <text:p/>
          </table:table-cell>
          <table:table-cell table:style-name="ce28" table:formula="of:=IF([.K96]=&quot;Complete&quot;;IF([.I96]&gt;[.F96];&quot;+&quot;;&quot;&quot;)&amp;TEXT(([.I96]-[.F96])/[.F96];&quot;%&quot;);&quot;&quot;)">
            <text:p/>
          </table:table-cell>
          <table:table-cell table:number-columns-repeated="1014"/>
        </table:table-row>
        <table:table-row table:style-name="ro4">
          <table:table-cell office:value-type="float" office:value="105" calcext:value-type="float">
            <text:p>105</text:p>
          </table:table-cell>
          <table:table-cell office:value-type="string" calcext:value-type="string">
            <text:p>Post-launch</text:p>
          </table:table-cell>
          <table:table-cell office:value-type="string" calcext:value-type="string">
            <text:p>Bug</text:p>
          </table:table-cell>
          <table:table-cell office:value-type="string" calcext:value-type="string">
            <text:p>Missing * for 2232</text:p>
          </table:table-cell>
          <table:table-cell office:value-type="string" calcext:value-type="string">
            <text:p>Only Audley, RNP and Deer Park showing for 2232. See Issue105.txt.</text:p>
          </table:table-cell>
          <table:table-cell office:value-type="float" office:value="120" calcext:value-type="float">
            <text:p>120</text:p>
          </table:table-cell>
          <table:table-cell office:value-type="string" calcext:value-type="string">
            <text:p>Critical</text:p>
          </table:table-cell>
          <table:table-cell office:value-type="float" office:value="4" calcext:value-type="float">
            <text:p>4</text:p>
          </table:table-cell>
          <table:table-cell table:style-name="ce27" table:formula="of:=IF([.A97]=&quot;&quot;;&quot;&quot;;IF(ISNUMBER(MATCH([.A97];[$Effort.A$1:.A$1048576];0));VLOOKUP([.A97];[$Effort.A$1:.H$1048576];6;0);&quot;&quot;))" office:value-type="float" office:value="60.0000000000001" calcext:value-type="float">
            <text:p>60</text:p>
          </table:table-cell>
          <table:table-cell table:style-name="ce28" table:formula="of:=IF([.K97]=&quot;Complete&quot;;IF([.I97]&gt;[.F97];&quot;+&quot;;&quot;&quot;)&amp;TEXT(([.I97]-[.F97])/[.F97];&quot;%&quot;);&quot;&quot;)" office:value-type="string" office:string-value="-50%" calcext:value-type="string">
            <text:p>-50%</text:p>
          </table:table-cell>
          <table:table-cell office:value-type="string" calcext:value-type="string">
            <text:p>Complete</text:p>
          </table:table-cell>
          <table:table-cell table:number-columns-repeated="1013"/>
        </table:table-row>
        <table:table-row table:style-name="ro8">
          <table:table-cell office:value-type="float" office:value="106" calcext:value-type="float">
            <text:p>106</text:p>
          </table:table-cell>
          <table:table-cell office:value-type="string" calcext:value-type="string">
            <text:p>Post-launch</text:p>
          </table:table-cell>
          <table:table-cell office:value-type="string" calcext:value-type="string">
            <text:p>Bug</text:p>
          </table:table-cell>
          <table:table-cell office:value-type="string" calcext:value-type="string">
            <text:p>Audley no longer geocoded</text:p>
          </table:table-cell>
          <table:table-cell office:value-type="string" calcext:value-type="string">
            <text:p>Audley is 2233 in Google geocode now (still 2232 in Google search)</text:p>
            <text:p>AusPost has no result for Audley, Deer Park or Royal National Park</text:p>
            <text:p>Maybe delete localities like this?</text:p>
            <text:p>i.e. delete localities with ERROR - postcode mismatch</text:p>
            <text:p/>
            <text:p>See Issue105.txt</text:p>
          </table:table-cell>
          <table:table-cell office:value-type="float" office:value="60" calcext:value-type="float">
            <text:p>60</text:p>
          </table:table-cell>
          <table:table-cell office:value-type="string" calcext:value-type="string">
            <text:p>Important</text:p>
          </table:table-cell>
          <table:table-cell office:value-type="float" office:value="4" calcext:value-type="float">
            <text:p>4</text:p>
          </table:table-cell>
          <table:table-cell table:style-name="ce27" table:formula="of:=IF([.A98]=&quot;&quot;;&quot;&quot;;IF(ISNUMBER(MATCH([.A98];[$Effort.A$1:.A$1048576];0));VLOOKUP([.A98];[$Effort.A$1:.H$1048576];6;0);&quot;&quot;))">
            <text:p/>
          </table:table-cell>
          <table:table-cell table:style-name="ce28" table:formula="of:=IF([.K98]=&quot;Complete&quot;;IF([.I98]&gt;[.F98];&quot;+&quot;;&quot;&quot;)&amp;TEXT(([.I98]-[.F98])/[.F98];&quot;%&quot;);&quot;&quot;)" office:value-type="string" office:string-value="" calcext:value-type="error">
            <text:p>#VALUE!</text:p>
          </table:table-cell>
          <table:table-cell office:value-type="string" calcext:value-type="string">
            <text:p>Complete</text:p>
          </table:table-cell>
          <table:table-cell table:number-columns-repeated="1013"/>
        </table:table-row>
        <table:table-row table:style-name="ro4">
          <table:table-cell table:style-name="ce6" office:value-type="float" office:value="60" calcext:value-type="float">
            <text:p>60</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Mark up cands</text:p>
          </table:table-cell>
          <table:table-cell table:style-name="ce15" office:value-type="string" calcext:value-type="string">
            <text:p>Mark up candidates data in elec popup</text:p>
          </table:table-cell>
          <table:table-cell table:style-name="ce24" office:value-type="float" office:value="120" calcext:value-type="float">
            <text:p>120</text:p>
          </table:table-cell>
          <table:table-cell table:style-name="ce13" office:value-type="string" calcext:value-type="string">
            <text:p>Important</text:p>
          </table:table-cell>
          <table:table-cell table:style-name="ce22" office:value-type="float" office:value="5" calcext:value-type="float">
            <text:p>5</text:p>
          </table:table-cell>
          <table:table-cell table:style-name="ce27" table:formula="of:=IF([.A99]=&quot;&quot;;&quot;&quot;;IF(ISNUMBER(MATCH([.A99];[$Effort.A$1:.A$1048576];0));VLOOKUP([.A99];[$Effort.A$1:.H$1048576];6;0);&quot;&quot;))" office:value-type="float" office:value="52.6854666666666" calcext:value-type="float">
            <text:p>53</text:p>
          </table:table-cell>
          <table:table-cell table:style-name="ce28" table:formula="of:=IF([.K99]=&quot;Complete&quot;;IF([.I99]&gt;[.F99];&quot;+&quot;;&quot;&quot;)&amp;TEXT(([.I99]-[.F99])/[.F99];&quot;%&quot;);&quot;&quot;)">
            <text:p/>
          </table:table-cell>
          <table:table-cell table:style-name="ce6" office:value-type="string" calcext:value-type="string">
            <text:p>In progress</text:p>
          </table:table-cell>
          <table:table-cell office:value-type="string" calcext:value-type="string">
            <text:p>Still to add email address</text:p>
          </table:table-cell>
          <table:table-cell table:number-columns-repeated="1012"/>
        </table:table-row>
        <table:table-row table:style-name="ro3">
          <table:table-cell office:value-type="float" office:value="78" calcext:value-type="float">
            <text:p>78</text:p>
          </table:table-cell>
          <table:table-cell office:value-type="string" calcext:value-type="string">
            <text:p>new</text:p>
          </table:table-cell>
          <table:table-cell office:value-type="string" calcext:value-type="string">
            <text:p>Code</text:p>
          </table:table-cell>
          <table:table-cell table:style-name="ce16" office:value-type="string" calcext:value-type="string">
            <text:p>Query returns no attributes</text:p>
          </table:table-cell>
          <table:table-cell office:value-type="string" calcext:value-type="string">
            <text:p>Query returns no attributes</text:p>
          </table:table-cell>
          <table:table-cell office:value-type="float" office:value="300" calcext:value-type="float">
            <text:p>300</text:p>
          </table:table-cell>
          <table:table-cell office:value-type="string" calcext:value-type="string">
            <text:p>Important</text:p>
          </table:table-cell>
          <table:table-cell office:value-type="float" office:value="5" calcext:value-type="float">
            <text:p>5</text:p>
          </table:table-cell>
          <table:table-cell table:style-name="ce27" table:formula="of:=IF([.A100]=&quot;&quot;;&quot;&quot;;IF(ISNUMBER(MATCH([.A100];[$Effort.A$1:.A$1048576];0));VLOOKUP([.A100];[$Effort.A$1:.H$1048576];6;0);&quot;&quot;))" office:value-type="float" office:value="102.222566666667" calcext:value-type="float">
            <text:p>102</text:p>
          </table:table-cell>
          <table:table-cell table:style-name="ce28" table:formula="of:=IF([.K100]=&quot;Complete&quot;;IF([.I100]&gt;[.F100];&quot;+&quot;;&quot;&quot;)&amp;TEXT(([.I100]-[.F100])/[.F100];&quot;%&quot;);&quot;&quot;)">
            <text:p/>
          </table:table-cell>
          <table:table-cell office:value-type="string" calcext:value-type="string">
            <text:p>In progress</text:p>
          </table:table-cell>
          <table:table-cell office:value-type="string" calcext:value-type="string">
            <text:p>Downgraded to important because it is only needed to showElec directly from geolocate. Have worked around by zooming to elec then displaying “Click map for electorate details” which is arguably ok.</text:p>
          </table:table-cell>
          <table:table-cell table:number-columns-repeated="1012"/>
        </table:table-row>
        <table:table-row table:style-name="ro4">
          <table:table-cell office:value-type="float" office:value="87" calcext:value-type="float">
            <text:p>87</text:p>
          </table:table-cell>
          <table:table-cell office:value-type="string" calcext:value-type="string">
            <text:p>Alpha 1</text:p>
          </table:table-cell>
          <table:table-cell table:style-name="ce6" office:value-type="string" calcext:value-type="string">
            <text:p>Code</text:p>
          </table:table-cell>
          <table:table-cell office:value-type="string" calcext:value-type="string">
            <text:p>Hard to scroll candidates</text:p>
          </table:table-cell>
          <table:table-cell office:value-type="string" calcext:value-type="string">
            <text:p>Maybe disableMapNavigation</text:p>
          </table:table-cell>
          <table:table-cell office:value-type="float" office:value="60" calcext:value-type="float">
            <text:p>60</text:p>
          </table:table-cell>
          <table:table-cell office:value-type="string" calcext:value-type="string">
            <text:p>Critical</text:p>
          </table:table-cell>
          <table:table-cell office:value-type="float" office:value="5" calcext:value-type="float">
            <text:p>5</text:p>
          </table:table-cell>
          <table:table-cell table:style-name="ce27" table:formula="of:=IF([.A101]=&quot;&quot;;&quot;&quot;;IF(ISNUMBER(MATCH([.A101];[$Effort.A$1:.A$1048576];0));VLOOKUP([.A101];[$Effort.A$1:.H$1048576];6;0);&quot;&quot;))" office:value-type="float" office:value="8.07009999999991" calcext:value-type="float">
            <text:p>8</text:p>
          </table:table-cell>
          <table:table-cell table:style-name="ce28" table:formula="of:=IF([.K101]=&quot;Complete&quot;;IF([.I101]&gt;[.F101];&quot;+&quot;;&quot;&quot;)&amp;TEXT(([.I101]-[.F101])/[.F101];&quot;%&quot;);&quot;&quot;)">
            <text:p/>
          </table:table-cell>
          <table:table-cell/>
          <table:table-cell office:value-type="string" calcext:value-type="string">
            <text:p>Scrolls OK in lower part of cand table</text:p>
          </table:table-cell>
          <table:table-cell table:number-columns-repeated="1012"/>
        </table:table-row>
        <table:table-row table:style-name="ro3">
          <table:table-cell table:style-name="ce6" office:value-type="float" office:value="53" calcext:value-type="float">
            <text:p>53</text:p>
          </table:table-cell>
          <table:table-cell table:style-name="ce11" office:value-type="string" calcext:value-type="string">
            <text:p>Wireframes 06.08</text:p>
          </table:table-cell>
          <table:table-cell table:style-name="ce6" office:value-type="string" calcext:value-type="string">
            <text:p>Code</text:p>
          </table:table-cell>
          <table:table-cell table:style-name="ce6" office:value-type="string" calcext:value-type="string">
            <text:p>Add social media links</text:p>
          </table:table-cell>
          <table:table-cell table:style-name="ce15" office:value-type="string" calcext:value-type="string">
            <text:p>Add social media share buttons.</text:p>
          </table:table-cell>
          <table:table-cell table:style-name="ce24" office:value-type="float" office:value="60" calcext:value-type="float">
            <text:p>60</text:p>
          </table:table-cell>
          <table:table-cell table:style-name="ce13" office:value-type="string" calcext:value-type="string">
            <text:p>Highly Important</text:p>
          </table:table-cell>
          <table:table-cell table:style-name="ce24" office:value-type="float" office:value="5" calcext:value-type="float">
            <text:p>5</text:p>
          </table:table-cell>
          <table:table-cell table:style-name="ce27" table:formula="of:=IF([.A102]=&quot;&quot;;&quot;&quot;;IF(ISNUMBER(MATCH([.A102];[$Effort.A$1:.A$1048576];0));VLOOKUP([.A102];[$Effort.A$1:.H$1048576];6;0);&quot;&quot;))">
            <text:p/>
          </table:table-cell>
          <table:table-cell table:style-name="ce28" table:formula="of:=IF([.K102]=&quot;Complete&quot;;IF([.I102]&gt;[.F102];&quot;+&quot;;&quot;&quot;)&amp;TEXT(([.I102]-[.F102])/[.F102];&quot;%&quot;);&quot;&quot;)">
            <text:p/>
          </table:table-cell>
          <table:table-cell table:number-columns-repeated="1014"/>
        </table:table-row>
        <table:table-row table:style-name="ro3">
          <table:table-cell table:style-name="ce5" office:value-type="float" office:value="40" calcext:value-type="float">
            <text:p>40</text:p>
          </table:table-cell>
          <table:table-cell table:style-name="ce11" office:value-type="string" calcext:value-type="string">
            <text:p>new</text:p>
          </table:table-cell>
          <table:table-cell table:style-name="ce5" office:value-type="string" calcext:value-type="string">
            <text:p>Content</text:p>
          </table:table-cell>
          <table:table-cell table:style-name="ce5" office:value-type="string" calcext:value-type="string">
            <text:p>Extent issues with some elecs</text:p>
          </table:table-cell>
          <table:table-cell table:style-name="ce15" office:value-type="string" calcext:value-type="string">
            <text:p>Sydney zooms to Lord Howe. Lingiari zooms beyond NT and even beyond WA.</text:p>
          </table:table-cell>
          <table:table-cell table:style-name="ce24" office:value-type="float" office:value="45" calcext:value-type="float">
            <text:p>45</text:p>
          </table:table-cell>
          <table:table-cell table:style-name="ce13" office:value-type="string" calcext:value-type="string">
            <text:p>Important</text:p>
          </table:table-cell>
          <table:table-cell table:style-name="ce24" office:value-type="float" office:value="5" calcext:value-type="float">
            <text:p>5</text:p>
          </table:table-cell>
          <table:table-cell table:style-name="ce27" table:formula="of:=IF([.A103]=&quot;&quot;;&quot;&quot;;IF(ISNUMBER(MATCH([.A103];[$Effort.A$1:.A$1048576];0));VLOOKUP([.A103];[$Effort.A$1:.H$1048576];6;0);&quot;&quot;))">
            <text:p/>
          </table:table-cell>
          <table:table-cell table:style-name="ce28" table:formula="of:=IF([.K103]=&quot;Complete&quot;;IF([.I103]&gt;[.F103];&quot;+&quot;;&quot;&quot;)&amp;TEXT(([.I103]-[.F103])/[.F103];&quot;%&quot;);&quot;&quot;)">
            <text:p/>
          </table:table-cell>
          <table:table-cell table:number-columns-repeated="1014"/>
        </table:table-row>
        <table:table-row table:style-name="ro4">
          <table:table-cell office:value-type="float" office:value="90" calcext:value-type="float">
            <text:p>90</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minZoom limit on lyr</text:p>
          </table:table-cell>
          <table:table-cell office:value-type="string" calcext:value-type="string">
            <text:p>Make lyr disappear when zoomed out to Australia</text:p>
          </table:table-cell>
          <table:table-cell office:value-type="float" office:value="30" calcext:value-type="float">
            <text:p>30</text:p>
          </table:table-cell>
          <table:table-cell office:value-type="string" calcext:value-type="string">
            <text:p>Important</text:p>
          </table:table-cell>
          <table:table-cell office:value-type="float" office:value="5" calcext:value-type="float">
            <text:p>5</text:p>
          </table:table-cell>
          <table:table-cell table:style-name="ce27" table:formula="of:=IF([.A104]=&quot;&quot;;&quot;&quot;;IF(ISNUMBER(MATCH([.A104];[$Effort.A$1:.A$1048576];0));VLOOKUP([.A104];[$Effort.A$1:.H$1048576];6;0);&quot;&quot;))">
            <text:p/>
          </table:table-cell>
          <table:table-cell table:style-name="ce28" table:formula="of:=IF([.K104]=&quot;Complete&quot;;IF([.I104]&gt;[.F104];&quot;+&quot;;&quot;&quot;)&amp;TEXT(([.I104]-[.F104])/[.F104];&quot;%&quot;);&quot;&quot;)">
            <text:p/>
          </table:table-cell>
          <table:table-cell table:number-columns-repeated="1014"/>
        </table:table-row>
        <table:table-row table:style-name="ro4">
          <table:table-cell office:value-type="float" office:value="91" calcext:value-type="float">
            <text:p>91</text:p>
          </table:table-cell>
          <table:table-cell table:style-name="ce11" office:value-type="string" calcext:value-type="string">
            <text:p>new</text:p>
          </table:table-cell>
          <table:table-cell table:style-name="ce6" office:value-type="string" calcext:value-type="string">
            <text:p>Code</text:p>
          </table:table-cell>
          <table:table-cell office:value-type="string" calcext:value-type="string">
            <text:p>Add waiting GIFs</text:p>
          </table:table-cell>
          <table:table-cell office:value-type="string" calcext:value-type="string">
            <text:p>E.g. for geocoding, map can be slow to zoom.</text:p>
          </table:table-cell>
          <table:table-cell office:value-type="float" office:value="180" calcext:value-type="float">
            <text:p>180</text:p>
          </table:table-cell>
          <table:table-cell office:value-type="string" calcext:value-type="string">
            <text:p>Important</text:p>
          </table:table-cell>
          <table:table-cell office:value-type="float" office:value="5" calcext:value-type="float">
            <text:p>5</text:p>
          </table:table-cell>
          <table:table-cell table:style-name="ce27" table:formula="of:=IF([.A105]=&quot;&quot;;&quot;&quot;;IF(ISNUMBER(MATCH([.A105];[$Effort.A$1:.A$1048576];0));VLOOKUP([.A105];[$Effort.A$1:.H$1048576];6;0);&quot;&quot;))">
            <text:p/>
          </table:table-cell>
          <table:table-cell table:style-name="ce28" table:formula="of:=IF([.K105]=&quot;Complete&quot;;IF([.I105]&gt;[.F105];&quot;+&quot;;&quot;&quot;)&amp;TEXT(([.I105]-[.F105])/[.F105];&quot;%&quot;);&quot;&quot;)">
            <text:p/>
          </table:table-cell>
          <table:table-cell table:number-columns-repeated="1014"/>
        </table:table-row>
        <table:table-row table:style-name="ro3">
          <table:table-cell table:style-name="ce5" office:value-type="float" office:value="34" calcext:value-type="float">
            <text:p>34</text:p>
          </table:table-cell>
          <table:table-cell table:style-name="ce11" office:value-type="string" calcext:value-type="string">
            <text:p>new</text:p>
          </table:table-cell>
          <table:table-cell table:style-name="ce5" office:value-type="string" calcext:value-type="string">
            <text:p>Code</text:p>
          </table:table-cell>
          <table:table-cell table:style-name="ce5" office:value-type="string" calcext:value-type="string">
            <text:p>Web optimizer</text:p>
          </table:table-cell>
          <table:table-cell table:style-name="ce15" office:value-type="string" calcext:value-type="string">
            <text:p>Optimise load time by loading an ESRI js script customised for my app. https://developers.arcgis.com/javascript/3/jshelp/inside_web_optimizer.html</text:p>
          </table:table-cell>
          <table:table-cell table:style-name="ce23" office:value-type="float" office:value="180" calcext:value-type="float">
            <text:p>180</text:p>
          </table:table-cell>
          <table:table-cell table:style-name="ce11" office:value-type="string" calcext:value-type="string">
            <text:p>Important</text:p>
          </table:table-cell>
          <table:table-cell table:style-name="ce23" office:value-type="float" office:value="10" calcext:value-type="float">
            <text:p>10</text:p>
          </table:table-cell>
          <table:table-cell table:style-name="ce27" table:formula="of:=IF([.A106]=&quot;&quot;;&quot;&quot;;IF(ISNUMBER(MATCH([.A106];[$Effort.A$1:.A$1048576];0));VLOOKUP([.A106];[$Effort.A$1:.H$1048576];6;0);&quot;&quot;))">
            <text:p/>
          </table:table-cell>
          <table:table-cell table:style-name="ce28" table:formula="of:=IF([.K106]=&quot;Complete&quot;;IF([.I106]&gt;[.F106];&quot;+&quot;;&quot;&quot;)&amp;TEXT(([.I106]-[.F106])/[.F106];&quot;%&quot;);&quot;&quot;)">
            <text:p/>
          </table:table-cell>
          <table:table-cell table:number-columns-repeated="1014"/>
        </table:table-row>
        <table:table-row table:style-name="ro3">
          <table:table-cell table:style-name="ce6" office:value-type="float" office:value="68" calcext:value-type="float">
            <text:p>68</text:p>
          </table:table-cell>
          <table:table-cell table:style-name="ce11" office:value-type="string" calcext:value-type="string">
            <text:p>new</text:p>
          </table:table-cell>
          <table:table-cell table:style-name="ce6" office:value-type="string" calcext:value-type="string">
            <text:p>Content</text:p>
          </table:table-cell>
          <table:table-cell table:style-name="ce6" office:value-type="string" calcext:value-type="string">
            <text:p>Senate</text:p>
          </table:table-cell>
          <table:table-cell table:style-name="ce15" office:value-type="string" calcext:value-type="string">
            <text:p>What about the Senate? Link from electorate to Senate candidates for seat?</text:p>
          </table:table-cell>
          <table:table-cell table:style-name="ce24" office:value-type="float" office:value="300" calcext:value-type="float">
            <text:p>300</text:p>
          </table:table-cell>
          <table:table-cell table:style-name="ce13" office:value-type="string" calcext:value-type="string">
            <text:p>Useful</text:p>
          </table:table-cell>
          <table:table-cell table:style-name="ce24" office:value-type="float" office:value="10" calcext:value-type="float">
            <text:p>10</text:p>
          </table:table-cell>
          <table:table-cell table:style-name="ce27" table:formula="of:=IF([.A107]=&quot;&quot;;&quot;&quot;;IF(ISNUMBER(MATCH([.A107];[$Effort.A$1:.A$1048576];0));VLOOKUP([.A107];[$Effort.A$1:.H$1048576];6;0);&quot;&quot;))">
            <text:p/>
          </table:table-cell>
          <table:table-cell table:style-name="ce28" table:formula="of:=IF([.K107]=&quot;Complete&quot;;IF([.I107]&gt;[.F107];&quot;+&quot;;&quot;&quot;)&amp;TEXT(([.I107]-[.F107])/[.F107];&quot;%&quot;);&quot;&quot;)">
            <text:p/>
          </table:table-cell>
          <table:table-cell table:number-columns-repeated="1014"/>
        </table:table-row>
        <table:table-row table:style-name="ro4">
          <table:table-cell table:style-name="ce4" office:value-type="float" office:value="21" calcext:value-type="float">
            <text:p>21</text:p>
          </table:table-cell>
          <table:table-cell table:style-name="ce10" office:value-type="string" calcext:value-type="string">
            <text:p>orig</text:p>
          </table:table-cell>
          <table:table-cell table:style-name="ce4" office:value-type="string" calcext:value-type="string">
            <text:p>Code</text:p>
          </table:table-cell>
          <table:table-cell table:style-name="ce4" office:value-type="string" calcext:value-type="string">
            <text:p>Add live tally</text:p>
          </table:table-cell>
          <table:table-cell table:style-name="ce14" office:value-type="string" calcext:value-type="string">
            <text:p>Add link to tallyroom for election, even current data from API.</text:p>
          </table:table-cell>
          <table:table-cell table:style-name="ce22" table:formula="of:=3*8*60" office:value-type="float" office:value="1440" calcext:value-type="float">
            <text:p>1440</text:p>
          </table:table-cell>
          <table:table-cell table:style-name="ce10" office:value-type="string" calcext:value-type="string">
            <text:p>Useful</text:p>
          </table:table-cell>
          <table:table-cell table:style-name="ce22" office:value-type="float" office:value="20" calcext:value-type="float">
            <text:p>20</text:p>
          </table:table-cell>
          <table:table-cell table:style-name="ce27" table:formula="of:=IF([.A108]=&quot;&quot;;&quot;&quot;;IF(ISNUMBER(MATCH([.A108];[$Effort.A$1:.A$1048576];0));VLOOKUP([.A108];[$Effort.A$1:.H$1048576];6;0);&quot;&quot;))">
            <text:p/>
          </table:table-cell>
          <table:table-cell table:style-name="ce28" table:formula="of:=IF([.K108]=&quot;Complete&quot;;IF([.I108]&gt;[.F108];&quot;+&quot;;&quot;&quot;)&amp;TEXT(([.I108]-[.F108])/[.F108];&quot;%&quot;);&quot;&quot;)">
            <text:p/>
          </table:table-cell>
          <table:table-cell table:number-columns-repeated="1014"/>
        </table:table-row>
        <table:table-row table:style-name="ro4">
          <table:table-cell table:style-name="ce6" office:value-type="float" office:value="63" calcext:value-type="float">
            <text:p>63</text:p>
          </table:table-cell>
          <table:table-cell table:style-name="ce11" office:value-type="string" calcext:value-type="string">
            <text:p>new</text:p>
          </table:table-cell>
          <table:table-cell table:style-name="ce6" office:value-type="string" calcext:value-type="string">
            <text:p>Code</text:p>
          </table:table-cell>
          <table:table-cell table:style-name="ce6" office:value-type="string" calcext:value-type="string">
            <text:p>Frame external links</text:p>
          </table:table-cell>
          <table:table-cell table:style-name="ce15" office:value-type="string" calcext:value-type="string">
            <text:p>Frame external links into popup, with ← back icon at top left to return.</text:p>
          </table:table-cell>
          <table:table-cell table:style-name="ce24" office:value-type="float" office:value="360" calcext:value-type="float">
            <text:p>360</text:p>
          </table:table-cell>
          <table:table-cell table:style-name="ce10" office:value-type="string" calcext:value-type="string">
            <text:p>Useful</text:p>
          </table:table-cell>
          <table:table-cell table:style-name="ce22" office:value-type="float" office:value="20" calcext:value-type="float">
            <text:p>20</text:p>
          </table:table-cell>
          <table:table-cell table:style-name="ce27" table:formula="of:=IF([.A109]=&quot;&quot;;&quot;&quot;;IF(ISNUMBER(MATCH([.A109];[$Effort.A$1:.A$1048576];0));VLOOKUP([.A109];[$Effort.A$1:.H$1048576];6;0);&quot;&quot;))">
            <text:p/>
          </table:table-cell>
          <table:table-cell table:style-name="ce28" table:formula="of:=IF([.K109]=&quot;Complete&quot;;IF([.I109]&gt;[.F109];&quot;+&quot;;&quot;&quot;)&amp;TEXT(([.I109]-[.F109])/[.F109];&quot;%&quot;);&quot;&quot;)">
            <text:p/>
          </table:table-cell>
          <table:table-cell table:number-columns-repeated="1014"/>
        </table:table-row>
        <table:table-row table:style-name="ro2">
          <table:table-cell table:number-columns-repeated="8"/>
          <table:table-cell table:style-name="ce27" table:formula="of:=IF([.A110]=&quot;&quot;;&quot;&quot;;IF(ISNUMBER(MATCH([.A110];[$Effort.A$1:.A$1048576];0));VLOOKUP([.A110];[$Effort.A$1:.H$1048576];6;0);&quot;&quot;))">
            <text:p/>
          </table:table-cell>
          <table:table-cell table:style-name="ce28" table:formula="of:=IF([.K110]=&quot;Complete&quot;;IF([.I110]&gt;[.F110];&quot;+&quot;;&quot;&quot;)&amp;TEXT(([.I110]-[.F110])/[.F110];&quot;%&quot;);&quot;&quot;)">
            <text:p/>
          </table:table-cell>
          <table:table-cell table:number-columns-repeated="1014"/>
        </table:table-row>
        <table:table-row table:style-name="ro2">
          <table:table-cell table:number-columns-repeated="8"/>
          <table:table-cell table:style-name="ce27" table:formula="of:=IF([.A111]=&quot;&quot;;&quot;&quot;;IF(ISNUMBER(MATCH([.A111];[$Effort.A$1:.A$1048576];0));VLOOKUP([.A111];[$Effort.A$1:.H$1048576];6;0);&quot;&quot;))">
            <text:p/>
          </table:table-cell>
          <table:table-cell table:style-name="ce28" table:formula="of:=IF([.K111]=&quot;Complete&quot;;IF([.I111]&gt;[.F111];&quot;+&quot;;&quot;&quot;)&amp;TEXT(([.I111]-[.F111])/[.F111];&quot;%&quot;);&quot;&quot;)">
            <text:p/>
          </table:table-cell>
          <table:table-cell table:number-columns-repeated="1014"/>
        </table:table-row>
        <table:table-row table:style-name="ro2">
          <table:table-cell table:number-columns-repeated="8"/>
          <table:table-cell table:style-name="ce27" table:formula="of:=IF([.A112]=&quot;&quot;;&quot;&quot;;IF(ISNUMBER(MATCH([.A112];[$Effort.A$1:.A$1048576];0));VLOOKUP([.A112];[$Effort.A$1:.H$1048576];6;0);&quot;&quot;))">
            <text:p/>
          </table:table-cell>
          <table:table-cell table:style-name="ce28" table:formula="of:=IF([.K112]=&quot;Complete&quot;;IF([.I112]&gt;[.F112];&quot;+&quot;;&quot;&quot;)&amp;TEXT(([.I112]-[.F112])/[.F112];&quot;%&quot;);&quot;&quot;)">
            <text:p/>
          </table:table-cell>
          <table:table-cell table:number-columns-repeated="1014"/>
        </table:table-row>
        <table:table-row table:style-name="ro2">
          <table:table-cell table:number-columns-repeated="8"/>
          <table:table-cell table:style-name="ce27" table:formula="of:=IF([.A113]=&quot;&quot;;&quot;&quot;;IF(ISNUMBER(MATCH([.A113];[$Effort.A$1:.A$1048576];0));VLOOKUP([.A113];[$Effort.A$1:.H$1048576];6;0);&quot;&quot;))">
            <text:p/>
          </table:table-cell>
          <table:table-cell table:style-name="ce28" table:formula="of:=IF([.K113]=&quot;Complete&quot;;IF([.I113]&gt;[.F113];&quot;+&quot;;&quot;&quot;)&amp;TEXT(([.I113]-[.F113])/[.F113];&quot;%&quot;);&quot;&quot;)">
            <text:p/>
          </table:table-cell>
          <table:table-cell table:number-columns-repeated="1014"/>
        </table:table-row>
        <table:table-row table:style-name="ro2">
          <table:table-cell table:number-columns-repeated="8"/>
          <table:table-cell table:style-name="ce27" table:formula="of:=IF([.A114]=&quot;&quot;;&quot;&quot;;IF(ISNUMBER(MATCH([.A114];[$Effort.A$1:.A$1048576];0));VLOOKUP([.A114];[$Effort.A$1:.H$1048576];6;0);&quot;&quot;))">
            <text:p/>
          </table:table-cell>
          <table:table-cell table:style-name="ce28" table:formula="of:=IF([.K114]=&quot;Complete&quot;;IF([.I114]&gt;[.F114];&quot;+&quot;;&quot;&quot;)&amp;TEXT(([.I114]-[.F114])/[.F114];&quot;%&quot;);&quot;&quot;)">
            <text:p/>
          </table:table-cell>
          <table:table-cell table:number-columns-repeated="1014"/>
        </table:table-row>
        <table:table-row table:style-name="ro2">
          <table:table-cell table:number-columns-repeated="8"/>
          <table:table-cell table:style-name="ce27" table:formula="of:=IF([.A115]=&quot;&quot;;&quot;&quot;;IF(ISNUMBER(MATCH([.A115];[$Effort.A$1:.A$1048576];0));VLOOKUP([.A115];[$Effort.A$1:.H$1048576];6;0);&quot;&quot;))">
            <text:p/>
          </table:table-cell>
          <table:table-cell table:style-name="ce28" table:formula="of:=IF([.K115]=&quot;Complete&quot;;IF([.I115]&gt;[.F115];&quot;+&quot;;&quot;&quot;)&amp;TEXT(([.I115]-[.F115])/[.F115];&quot;%&quot;);&quot;&quot;)">
            <text:p/>
          </table:table-cell>
          <table:table-cell table:number-columns-repeated="1014"/>
        </table:table-row>
        <table:table-row table:style-name="ro2">
          <table:table-cell table:number-columns-repeated="8"/>
          <table:table-cell table:style-name="ce27" table:formula="of:=IF([.A116]=&quot;&quot;;&quot;&quot;;IF(ISNUMBER(MATCH([.A116];[$Effort.A$1:.A$1048576];0));VLOOKUP([.A116];[$Effort.A$1:.H$1048576];6;0);&quot;&quot;))">
            <text:p/>
          </table:table-cell>
          <table:table-cell table:style-name="ce28" table:formula="of:=IF([.K116]=&quot;Complete&quot;;IF([.I116]&gt;[.F116];&quot;+&quot;;&quot;&quot;)&amp;TEXT(([.I116]-[.F116])/[.F116];&quot;%&quot;);&quot;&quot;)">
            <text:p/>
          </table:table-cell>
          <table:table-cell table:number-columns-repeated="1014"/>
        </table:table-row>
        <table:table-row table:style-name="ro2">
          <table:table-cell table:number-columns-repeated="8"/>
          <table:table-cell table:style-name="ce27" table:formula="of:=IF([.A117]=&quot;&quot;;&quot;&quot;;IF(ISNUMBER(MATCH([.A117];[$Effort.A$1:.A$1048576];0));VLOOKUP([.A117];[$Effort.A$1:.H$1048576];6;0);&quot;&quot;))">
            <text:p/>
          </table:table-cell>
          <table:table-cell table:style-name="ce28" table:formula="of:=IF([.K117]=&quot;Complete&quot;;IF([.I117]&gt;[.F117];&quot;+&quot;;&quot;&quot;)&amp;TEXT(([.I117]-[.F117])/[.F117];&quot;%&quot;);&quot;&quot;)">
            <text:p/>
          </table:table-cell>
          <table:table-cell table:number-columns-repeated="1014"/>
        </table:table-row>
        <table:table-row table:style-name="ro2">
          <table:table-cell table:number-columns-repeated="8"/>
          <table:table-cell table:style-name="ce27" table:formula="of:=IF([.A118]=&quot;&quot;;&quot;&quot;;IF(ISNUMBER(MATCH([.A118];[$Effort.A$1:.A$1048576];0));VLOOKUP([.A118];[$Effort.A$1:.H$1048576];6;0);&quot;&quot;))">
            <text:p/>
          </table:table-cell>
          <table:table-cell table:style-name="ce28" table:formula="of:=IF([.K118]=&quot;Complete&quot;;IF([.I118]&gt;[.F118];&quot;+&quot;;&quot;&quot;)&amp;TEXT(([.I118]-[.F118])/[.F118];&quot;%&quot;);&quot;&quot;)">
            <text:p/>
          </table:table-cell>
          <table:table-cell table:number-columns-repeated="1014"/>
        </table:table-row>
        <table:table-row table:style-name="ro2">
          <table:table-cell table:number-columns-repeated="8"/>
          <table:table-cell table:style-name="ce27" table:formula="of:=IF([.A119]=&quot;&quot;;&quot;&quot;;IF(ISNUMBER(MATCH([.A119];[$Effort.A$1:.A$1048576];0));VLOOKUP([.A119];[$Effort.A$1:.H$1048576];6;0);&quot;&quot;))">
            <text:p/>
          </table:table-cell>
          <table:table-cell table:style-name="ce28" table:formula="of:=IF([.K119]=&quot;Complete&quot;;IF([.I119]&gt;[.F119];&quot;+&quot;;&quot;&quot;)&amp;TEXT(([.I119]-[.F119])/[.F119];&quot;%&quot;);&quot;&quot;)">
            <text:p/>
          </table:table-cell>
          <table:table-cell table:number-columns-repeated="1014"/>
        </table:table-row>
        <table:table-row table:style-name="ro2">
          <table:table-cell table:number-columns-repeated="8"/>
          <table:table-cell table:style-name="ce27" table:formula="of:=IF([.A120]=&quot;&quot;;&quot;&quot;;IF(ISNUMBER(MATCH([.A120];[$Effort.A$1:.A$1048576];0));VLOOKUP([.A120];[$Effort.A$1:.H$1048576];6;0);&quot;&quot;))">
            <text:p/>
          </table:table-cell>
          <table:table-cell table:style-name="ce28" table:formula="of:=IF([.K120]=&quot;Complete&quot;;IF([.I120]&gt;[.F120];&quot;+&quot;;&quot;&quot;)&amp;TEXT(([.I120]-[.F120])/[.F120];&quot;%&quot;);&quot;&quot;)">
            <text:p/>
          </table:table-cell>
          <table:table-cell table:number-columns-repeated="1014"/>
        </table:table-row>
        <table:table-row table:style-name="ro2">
          <table:table-cell table:number-columns-repeated="8"/>
          <table:table-cell table:style-name="ce27" table:formula="of:=IF([.A121]=&quot;&quot;;&quot;&quot;;IF(ISNUMBER(MATCH([.A121];[$Effort.A$1:.A$1048576];0));VLOOKUP([.A121];[$Effort.A$1:.H$1048576];6;0);&quot;&quot;))">
            <text:p/>
          </table:table-cell>
          <table:table-cell table:style-name="ce28" table:formula="of:=IF([.K121]=&quot;Complete&quot;;IF([.I121]&gt;[.F121];&quot;+&quot;;&quot;&quot;)&amp;TEXT(([.I121]-[.F121])/[.F121];&quot;%&quot;);&quot;&quot;)">
            <text:p/>
          </table:table-cell>
          <table:table-cell table:number-columns-repeated="1014"/>
        </table:table-row>
        <table:table-row table:style-name="ro2">
          <table:table-cell table:number-columns-repeated="8"/>
          <table:table-cell table:style-name="ce27" table:formula="of:=IF([.A122]=&quot;&quot;;&quot;&quot;;IF(ISNUMBER(MATCH([.A122];[$Effort.A$1:.A$1048576];0));VLOOKUP([.A122];[$Effort.A$1:.H$1048576];6;0);&quot;&quot;))">
            <text:p/>
          </table:table-cell>
          <table:table-cell table:style-name="ce28" table:formula="of:=IF([.K122]=&quot;Complete&quot;;IF([.I122]&gt;[.F122];&quot;+&quot;;&quot;&quot;)&amp;TEXT(([.I122]-[.F122])/[.F122];&quot;%&quot;);&quot;&quot;)">
            <text:p/>
          </table:table-cell>
          <table:table-cell table:number-columns-repeated="1014"/>
        </table:table-row>
        <table:table-row table:style-name="ro2">
          <table:table-cell table:number-columns-repeated="8"/>
          <table:table-cell table:style-name="ce27" table:formula="of:=IF([.A123]=&quot;&quot;;&quot;&quot;;IF(ISNUMBER(MATCH([.A123];[$Effort.A$1:.A$1048576];0));VLOOKUP([.A123];[$Effort.A$1:.H$1048576];6;0);&quot;&quot;))">
            <text:p/>
          </table:table-cell>
          <table:table-cell table:style-name="ce28" table:formula="of:=IF([.K123]=&quot;Complete&quot;;IF([.I123]&gt;[.F123];&quot;+&quot;;&quot;&quot;)&amp;TEXT(([.I123]-[.F123])/[.F123];&quot;%&quot;);&quot;&quot;)">
            <text:p/>
          </table:table-cell>
          <table:table-cell table:number-columns-repeated="1014"/>
        </table:table-row>
        <table:table-row table:style-name="ro2">
          <table:table-cell table:number-columns-repeated="8"/>
          <table:table-cell table:style-name="ce27" table:formula="of:=IF([.A124]=&quot;&quot;;&quot;&quot;;IF(ISNUMBER(MATCH([.A124];[$Effort.A$1:.A$1048576];0));VLOOKUP([.A124];[$Effort.A$1:.H$1048576];6;0);&quot;&quot;))">
            <text:p/>
          </table:table-cell>
          <table:table-cell table:style-name="ce28" table:formula="of:=IF([.K124]=&quot;Complete&quot;;IF([.I124]&gt;[.F124];&quot;+&quot;;&quot;&quot;)&amp;TEXT(([.I124]-[.F124])/[.F124];&quot;%&quot;);&quot;&quot;)">
            <text:p/>
          </table:table-cell>
          <table:table-cell table:number-columns-repeated="1014"/>
        </table:table-row>
        <table:table-row table:style-name="ro2">
          <table:table-cell table:number-columns-repeated="8"/>
          <table:table-cell table:style-name="ce27" table:formula="of:=IF([.A125]=&quot;&quot;;&quot;&quot;;IF(ISNUMBER(MATCH([.A125];[$Effort.A$1:.A$1048576];0));VLOOKUP([.A125];[$Effort.A$1:.H$1048576];6;0);&quot;&quot;))">
            <text:p/>
          </table:table-cell>
          <table:table-cell table:style-name="ce28" table:formula="of:=IF([.K125]=&quot;Complete&quot;;IF([.I125]&gt;[.F125];&quot;+&quot;;&quot;&quot;)&amp;TEXT(([.I125]-[.F125])/[.F125];&quot;%&quot;);&quot;&quot;)">
            <text:p/>
          </table:table-cell>
          <table:table-cell table:number-columns-repeated="1014"/>
        </table:table-row>
        <table:table-row table:style-name="ro2">
          <table:table-cell table:number-columns-repeated="8"/>
          <table:table-cell table:style-name="ce27" table:formula="of:=IF([.A126]=&quot;&quot;;&quot;&quot;;IF(ISNUMBER(MATCH([.A126];[$Effort.A$1:.A$1048576];0));VLOOKUP([.A126];[$Effort.A$1:.H$1048576];6;0);&quot;&quot;))">
            <text:p/>
          </table:table-cell>
          <table:table-cell table:style-name="ce28" table:formula="of:=IF([.K126]=&quot;Complete&quot;;IF([.I126]&gt;[.F126];&quot;+&quot;;&quot;&quot;)&amp;TEXT(([.I126]-[.F126])/[.F126];&quot;%&quot;);&quot;&quot;)">
            <text:p/>
          </table:table-cell>
          <table:table-cell table:number-columns-repeated="1014"/>
        </table:table-row>
        <table:table-row table:style-name="ro2">
          <table:table-cell table:number-columns-repeated="8"/>
          <table:table-cell table:style-name="ce27" table:formula="of:=IF([.A127]=&quot;&quot;;&quot;&quot;;IF(ISNUMBER(MATCH([.A127];[$Effort.A$1:.A$1048576];0));VLOOKUP([.A127];[$Effort.A$1:.H$1048576];6;0);&quot;&quot;))">
            <text:p/>
          </table:table-cell>
          <table:table-cell table:style-name="ce28" table:formula="of:=IF([.K127]=&quot;Complete&quot;;IF([.I127]&gt;[.F127];&quot;+&quot;;&quot;&quot;)&amp;TEXT(([.I127]-[.F127])/[.F127];&quot;%&quot;);&quot;&quot;)">
            <text:p/>
          </table:table-cell>
          <table:table-cell table:number-columns-repeated="1014"/>
        </table:table-row>
        <table:table-row table:style-name="ro2">
          <table:table-cell table:number-columns-repeated="8"/>
          <table:table-cell table:style-name="ce27" table:formula="of:=IF([.A128]=&quot;&quot;;&quot;&quot;;IF(ISNUMBER(MATCH([.A128];[$Effort.A$1:.A$1048576];0));VLOOKUP([.A128];[$Effort.A$1:.H$1048576];6;0);&quot;&quot;))">
            <text:p/>
          </table:table-cell>
          <table:table-cell table:style-name="ce28" table:formula="of:=IF([.K128]=&quot;Complete&quot;;IF([.I128]&gt;[.F128];&quot;+&quot;;&quot;&quot;)&amp;TEXT(([.I128]-[.F128])/[.F128];&quot;%&quot;);&quot;&quot;)">
            <text:p/>
          </table:table-cell>
          <table:table-cell table:number-columns-repeated="1014"/>
        </table:table-row>
        <table:table-row table:style-name="ro2">
          <table:table-cell table:number-columns-repeated="8"/>
          <table:table-cell table:style-name="ce27" table:formula="of:=IF([.A129]=&quot;&quot;;&quot;&quot;;IF(ISNUMBER(MATCH([.A129];[$Effort.A$1:.A$1048576];0));VLOOKUP([.A129];[$Effort.A$1:.H$1048576];6;0);&quot;&quot;))">
            <text:p/>
          </table:table-cell>
          <table:table-cell table:style-name="ce28" table:formula="of:=IF([.K129]=&quot;Complete&quot;;IF([.I129]&gt;[.F129];&quot;+&quot;;&quot;&quot;)&amp;TEXT(([.I129]-[.F129])/[.F129];&quot;%&quot;);&quot;&quot;)">
            <text:p/>
          </table:table-cell>
          <table:table-cell table:number-columns-repeated="1014"/>
        </table:table-row>
        <table:table-row table:style-name="ro2">
          <table:table-cell table:number-columns-repeated="8"/>
          <table:table-cell table:style-name="ce27" table:formula="of:=IF([.A130]=&quot;&quot;;&quot;&quot;;IF(ISNUMBER(MATCH([.A130];[$Effort.A$1:.A$1048576];0));VLOOKUP([.A130];[$Effort.A$1:.H$1048576];6;0);&quot;&quot;))">
            <text:p/>
          </table:table-cell>
          <table:table-cell table:style-name="ce28" table:formula="of:=IF([.K130]=&quot;Complete&quot;;IF([.I130]&gt;[.F130];&quot;+&quot;;&quot;&quot;)&amp;TEXT(([.I130]-[.F130])/[.F130];&quot;%&quot;);&quot;&quot;)">
            <text:p/>
          </table:table-cell>
          <table:table-cell table:number-columns-repeated="1014"/>
        </table:table-row>
        <table:table-row table:style-name="ro2">
          <table:table-cell table:number-columns-repeated="8"/>
          <table:table-cell table:style-name="ce27" table:formula="of:=IF([.A131]=&quot;&quot;;&quot;&quot;;IF(ISNUMBER(MATCH([.A131];[$Effort.A$1:.A$1048576];0));VLOOKUP([.A131];[$Effort.A$1:.H$1048576];6;0);&quot;&quot;))">
            <text:p/>
          </table:table-cell>
          <table:table-cell table:style-name="ce28" table:formula="of:=IF([.K131]=&quot;Complete&quot;;IF([.I131]&gt;[.F131];&quot;+&quot;;&quot;&quot;)&amp;TEXT(([.I131]-[.F131])/[.F131];&quot;%&quot;);&quot;&quot;)">
            <text:p/>
          </table:table-cell>
          <table:table-cell table:number-columns-repeated="1014"/>
        </table:table-row>
        <table:table-row table:style-name="ro2">
          <table:table-cell table:number-columns-repeated="8"/>
          <table:table-cell table:style-name="ce27" table:formula="of:=IF([.A132]=&quot;&quot;;&quot;&quot;;IF(ISNUMBER(MATCH([.A132];[$Effort.A$1:.A$1048576];0));VLOOKUP([.A132];[$Effort.A$1:.H$1048576];6;0);&quot;&quot;))">
            <text:p/>
          </table:table-cell>
          <table:table-cell table:style-name="ce28" table:formula="of:=IF([.K132]=&quot;Complete&quot;;IF([.I132]&gt;[.F132];&quot;+&quot;;&quot;&quot;)&amp;TEXT(([.I132]-[.F132])/[.F132];&quot;%&quot;);&quot;&quot;)">
            <text:p/>
          </table:table-cell>
          <table:table-cell table:number-columns-repeated="1014"/>
        </table:table-row>
        <table:table-row table:style-name="ro2">
          <table:table-cell table:number-columns-repeated="8"/>
          <table:table-cell table:style-name="ce27" table:formula="of:=IF([.A133]=&quot;&quot;;&quot;&quot;;IF(ISNUMBER(MATCH([.A133];[$Effort.A$1:.A$1048576];0));VLOOKUP([.A133];[$Effort.A$1:.H$1048576];6;0);&quot;&quot;))">
            <text:p/>
          </table:table-cell>
          <table:table-cell table:style-name="ce28" table:formula="of:=IF([.K133]=&quot;Complete&quot;;IF([.I133]&gt;[.F133];&quot;+&quot;;&quot;&quot;)&amp;TEXT(([.I133]-[.F133])/[.F133];&quot;%&quot;);&quot;&quot;)">
            <text:p/>
          </table:table-cell>
          <table:table-cell table:number-columns-repeated="1014"/>
        </table:table-row>
        <table:table-row table:style-name="ro2">
          <table:table-cell table:number-columns-repeated="8"/>
          <table:table-cell table:style-name="ce27" table:formula="of:=IF([.A134]=&quot;&quot;;&quot;&quot;;IF(ISNUMBER(MATCH([.A134];[$Effort.A$1:.A$1048576];0));VLOOKUP([.A134];[$Effort.A$1:.H$1048576];6;0);&quot;&quot;))">
            <text:p/>
          </table:table-cell>
          <table:table-cell table:style-name="ce28" table:formula="of:=IF([.K134]=&quot;Complete&quot;;IF([.I134]&gt;[.F134];&quot;+&quot;;&quot;&quot;)&amp;TEXT(([.I134]-[.F134])/[.F134];&quot;%&quot;);&quot;&quot;)">
            <text:p/>
          </table:table-cell>
          <table:table-cell table:number-columns-repeated="1014"/>
        </table:table-row>
        <table:table-row table:style-name="ro2">
          <table:table-cell table:number-columns-repeated="8"/>
          <table:table-cell table:style-name="ce27" table:formula="of:=IF([.A135]=&quot;&quot;;&quot;&quot;;IF(ISNUMBER(MATCH([.A135];[$Effort.A$1:.A$1048576];0));VLOOKUP([.A135];[$Effort.A$1:.H$1048576];6;0);&quot;&quot;))">
            <text:p/>
          </table:table-cell>
          <table:table-cell table:style-name="ce28" table:formula="of:=IF([.K135]=&quot;Complete&quot;;IF([.I135]&gt;[.F135];&quot;+&quot;;&quot;&quot;)&amp;TEXT(([.I135]-[.F135])/[.F135];&quot;%&quot;);&quot;&quot;)">
            <text:p/>
          </table:table-cell>
          <table:table-cell table:number-columns-repeated="1014"/>
        </table:table-row>
        <table:table-row table:style-name="ro2">
          <table:table-cell table:number-columns-repeated="8"/>
          <table:table-cell table:style-name="ce27" table:formula="of:=IF([.A136]=&quot;&quot;;&quot;&quot;;IF(ISNUMBER(MATCH([.A136];[$Effort.A$1:.A$1048576];0));VLOOKUP([.A136];[$Effort.A$1:.H$1048576];6;0);&quot;&quot;))">
            <text:p/>
          </table:table-cell>
          <table:table-cell table:style-name="ce28" table:formula="of:=IF([.K136]=&quot;Complete&quot;;IF([.I136]&gt;[.F136];&quot;+&quot;;&quot;&quot;)&amp;TEXT(([.I136]-[.F136])/[.F136];&quot;%&quot;);&quot;&quot;)">
            <text:p/>
          </table:table-cell>
          <table:table-cell table:number-columns-repeated="1014"/>
        </table:table-row>
        <table:table-row table:style-name="ro2">
          <table:table-cell table:number-columns-repeated="8"/>
          <table:table-cell table:style-name="ce27" table:formula="of:=IF([.A137]=&quot;&quot;;&quot;&quot;;IF(ISNUMBER(MATCH([.A137];[$Effort.A$1:.A$1048576];0));VLOOKUP([.A137];[$Effort.A$1:.H$1048576];6;0);&quot;&quot;))">
            <text:p/>
          </table:table-cell>
          <table:table-cell table:style-name="ce28" table:formula="of:=IF([.K137]=&quot;Complete&quot;;IF([.I137]&gt;[.F137];&quot;+&quot;;&quot;&quot;)&amp;TEXT(([.I137]-[.F137])/[.F137];&quot;%&quot;);&quot;&quot;)">
            <text:p/>
          </table:table-cell>
          <table:table-cell table:number-columns-repeated="1014"/>
        </table:table-row>
        <table:table-row table:style-name="ro2">
          <table:table-cell table:number-columns-repeated="8"/>
          <table:table-cell table:style-name="ce27" table:formula="of:=IF([.A138]=&quot;&quot;;&quot;&quot;;IF(ISNUMBER(MATCH([.A138];[$Effort.A$1:.A$1048576];0));VLOOKUP([.A138];[$Effort.A$1:.H$1048576];6;0);&quot;&quot;))">
            <text:p/>
          </table:table-cell>
          <table:table-cell table:style-name="ce28" table:formula="of:=IF([.K138]=&quot;Complete&quot;;IF([.I138]&gt;[.F138];&quot;+&quot;;&quot;&quot;)&amp;TEXT(([.I138]-[.F138])/[.F138];&quot;%&quot;);&quot;&quot;)">
            <text:p/>
          </table:table-cell>
          <table:table-cell table:number-columns-repeated="1014"/>
        </table:table-row>
        <table:table-row table:style-name="ro2">
          <table:table-cell table:number-columns-repeated="8"/>
          <table:table-cell table:style-name="ce27" table:formula="of:=IF([.A139]=&quot;&quot;;&quot;&quot;;IF(ISNUMBER(MATCH([.A139];[$Effort.A$1:.A$1048576];0));VLOOKUP([.A139];[$Effort.A$1:.H$1048576];6;0);&quot;&quot;))">
            <text:p/>
          </table:table-cell>
          <table:table-cell table:style-name="ce28" table:formula="of:=IF([.K139]=&quot;Complete&quot;;IF([.I139]&gt;[.F139];&quot;+&quot;;&quot;&quot;)&amp;TEXT(([.I139]-[.F139])/[.F139];&quot;%&quot;);&quot;&quot;)">
            <text:p/>
          </table:table-cell>
          <table:table-cell table:number-columns-repeated="1014"/>
        </table:table-row>
        <table:table-row table:style-name="ro2">
          <table:table-cell table:number-columns-repeated="8"/>
          <table:table-cell table:style-name="ce27" table:formula="of:=IF([.A140]=&quot;&quot;;&quot;&quot;;IF(ISNUMBER(MATCH([.A140];[$Effort.A$1:.A$1048576];0));VLOOKUP([.A140];[$Effort.A$1:.H$1048576];6;0);&quot;&quot;))">
            <text:p/>
          </table:table-cell>
          <table:table-cell table:style-name="ce28" table:formula="of:=IF([.K140]=&quot;Complete&quot;;IF([.I140]&gt;[.F140];&quot;+&quot;;&quot;&quot;)&amp;TEXT(([.I140]-[.F140])/[.F140];&quot;%&quot;);&quot;&quot;)">
            <text:p/>
          </table:table-cell>
          <table:table-cell table:number-columns-repeated="1014"/>
        </table:table-row>
        <table:table-row table:style-name="ro2">
          <table:table-cell table:number-columns-repeated="8"/>
          <table:table-cell table:style-name="ce27" table:formula="of:=IF([.A141]=&quot;&quot;;&quot;&quot;;IF(ISNUMBER(MATCH([.A141];[$Effort.A$1:.A$1048576];0));VLOOKUP([.A141];[$Effort.A$1:.H$1048576];6;0);&quot;&quot;))">
            <text:p/>
          </table:table-cell>
          <table:table-cell table:style-name="ce28" table:formula="of:=IF([.K141]=&quot;Complete&quot;;IF([.I141]&gt;[.F141];&quot;+&quot;;&quot;&quot;)&amp;TEXT(([.I141]-[.F141])/[.F141];&quot;%&quot;);&quot;&quot;)">
            <text:p/>
          </table:table-cell>
          <table:table-cell table:number-columns-repeated="1014"/>
        </table:table-row>
        <table:table-row table:style-name="ro2">
          <table:table-cell table:number-columns-repeated="8"/>
          <table:table-cell table:style-name="ce27" table:formula="of:=IF([.A142]=&quot;&quot;;&quot;&quot;;IF(ISNUMBER(MATCH([.A142];[$Effort.A$1:.A$1048576];0));VLOOKUP([.A142];[$Effort.A$1:.H$1048576];6;0);&quot;&quot;))">
            <text:p/>
          </table:table-cell>
          <table:table-cell table:style-name="ce28" table:formula="of:=IF([.K142]=&quot;Complete&quot;;IF([.I142]&gt;[.F142];&quot;+&quot;;&quot;&quot;)&amp;TEXT(([.I142]-[.F142])/[.F142];&quot;%&quot;);&quot;&quot;)">
            <text:p/>
          </table:table-cell>
          <table:table-cell table:number-columns-repeated="1014"/>
        </table:table-row>
        <table:table-row table:style-name="ro2">
          <table:table-cell table:number-columns-repeated="8"/>
          <table:table-cell table:style-name="ce27" table:formula="of:=IF([.A143]=&quot;&quot;;&quot;&quot;;IF(ISNUMBER(MATCH([.A143];[$Effort.A$1:.A$1048576];0));VLOOKUP([.A143];[$Effort.A$1:.H$1048576];6;0);&quot;&quot;))">
            <text:p/>
          </table:table-cell>
          <table:table-cell table:style-name="ce28" table:formula="of:=IF([.K143]=&quot;Complete&quot;;IF([.I143]&gt;[.F143];&quot;+&quot;;&quot;&quot;)&amp;TEXT(([.I143]-[.F143])/[.F143];&quot;%&quot;);&quot;&quot;)">
            <text:p/>
          </table:table-cell>
          <table:table-cell table:number-columns-repeated="1014"/>
        </table:table-row>
        <table:table-row table:style-name="ro2">
          <table:table-cell table:number-columns-repeated="8"/>
          <table:table-cell table:style-name="ce27" table:formula="of:=IF([.A144]=&quot;&quot;;&quot;&quot;;IF(ISNUMBER(MATCH([.A144];[$Effort.A$1:.A$1048576];0));VLOOKUP([.A144];[$Effort.A$1:.H$1048576];6;0);&quot;&quot;))">
            <text:p/>
          </table:table-cell>
          <table:table-cell table:style-name="ce28" table:formula="of:=IF([.K144]=&quot;Complete&quot;;IF([.I144]&gt;[.F144];&quot;+&quot;;&quot;&quot;)&amp;TEXT(([.I144]-[.F144])/[.F144];&quot;%&quot;);&quot;&quot;)">
            <text:p/>
          </table:table-cell>
          <table:table-cell table:number-columns-repeated="1014"/>
        </table:table-row>
        <table:table-row table:style-name="ro2">
          <table:table-cell table:number-columns-repeated="8"/>
          <table:table-cell table:style-name="ce27" table:formula="of:=IF([.A145]=&quot;&quot;;&quot;&quot;;IF(ISNUMBER(MATCH([.A145];[$Effort.A$1:.A$1048576];0));VLOOKUP([.A145];[$Effort.A$1:.H$1048576];6;0);&quot;&quot;))">
            <text:p/>
          </table:table-cell>
          <table:table-cell table:style-name="ce28" table:formula="of:=IF([.K145]=&quot;Complete&quot;;IF([.I145]&gt;[.F145];&quot;+&quot;;&quot;&quot;)&amp;TEXT(([.I145]-[.F145])/[.F145];&quot;%&quot;);&quot;&quot;)">
            <text:p/>
          </table:table-cell>
          <table:table-cell table:number-columns-repeated="1014"/>
        </table:table-row>
        <table:table-row table:style-name="ro2">
          <table:table-cell table:number-columns-repeated="8"/>
          <table:table-cell table:style-name="ce27" table:formula="of:=IF([.A146]=&quot;&quot;;&quot;&quot;;IF(ISNUMBER(MATCH([.A146];[$Effort.A$1:.A$1048576];0));VLOOKUP([.A146];[$Effort.A$1:.H$1048576];6;0);&quot;&quot;))">
            <text:p/>
          </table:table-cell>
          <table:table-cell table:style-name="ce28" table:formula="of:=IF([.K146]=&quot;Complete&quot;;IF([.I146]&gt;[.F146];&quot;+&quot;;&quot;&quot;)&amp;TEXT(([.I146]-[.F146])/[.F146];&quot;%&quot;);&quot;&quot;)">
            <text:p/>
          </table:table-cell>
          <table:table-cell table:number-columns-repeated="1014"/>
        </table:table-row>
        <table:table-row table:style-name="ro2">
          <table:table-cell table:number-columns-repeated="8"/>
          <table:table-cell table:style-name="ce27" table:formula="of:=IF([.A147]=&quot;&quot;;&quot;&quot;;IF(ISNUMBER(MATCH([.A147];[$Effort.A$1:.A$1048576];0));VLOOKUP([.A147];[$Effort.A$1:.H$1048576];6;0);&quot;&quot;))">
            <text:p/>
          </table:table-cell>
          <table:table-cell table:style-name="ce28" table:formula="of:=IF([.K147]=&quot;Complete&quot;;IF([.I147]&gt;[.F147];&quot;+&quot;;&quot;&quot;)&amp;TEXT(([.I147]-[.F147])/[.F147];&quot;%&quot;);&quot;&quot;)">
            <text:p/>
          </table:table-cell>
          <table:table-cell table:number-columns-repeated="1014"/>
        </table:table-row>
        <table:table-row table:style-name="ro2">
          <table:table-cell table:number-columns-repeated="8"/>
          <table:table-cell table:style-name="ce27" table:formula="of:=IF([.A148]=&quot;&quot;;&quot;&quot;;IF(ISNUMBER(MATCH([.A148];[$Effort.A$1:.A$1048576];0));VLOOKUP([.A148];[$Effort.A$1:.H$1048576];6;0);&quot;&quot;))">
            <text:p/>
          </table:table-cell>
          <table:table-cell table:style-name="ce28" table:formula="of:=IF([.K148]=&quot;Complete&quot;;IF([.I148]&gt;[.F148];&quot;+&quot;;&quot;&quot;)&amp;TEXT(([.I148]-[.F148])/[.F148];&quot;%&quot;);&quot;&quot;)">
            <text:p/>
          </table:table-cell>
          <table:table-cell table:number-columns-repeated="1014"/>
        </table:table-row>
        <table:table-row table:style-name="ro2">
          <table:table-cell table:number-columns-repeated="8"/>
          <table:table-cell table:style-name="ce27" table:formula="of:=IF([.A149]=&quot;&quot;;&quot;&quot;;IF(ISNUMBER(MATCH([.A149];[$Effort.A$1:.A$1048576];0));VLOOKUP([.A149];[$Effort.A$1:.H$1048576];6;0);&quot;&quot;))">
            <text:p/>
          </table:table-cell>
          <table:table-cell table:style-name="ce28" table:formula="of:=IF([.K149]=&quot;Complete&quot;;IF([.I149]&gt;[.F149];&quot;+&quot;;&quot;&quot;)&amp;TEXT(([.I149]-[.F149])/[.F149];&quot;%&quot;);&quot;&quot;)">
            <text:p/>
          </table:table-cell>
          <table:table-cell table:number-columns-repeated="1014"/>
        </table:table-row>
        <table:table-row table:style-name="ro2">
          <table:table-cell table:number-columns-repeated="8"/>
          <table:table-cell table:style-name="ce27" table:formula="of:=IF([.A150]=&quot;&quot;;&quot;&quot;;IF(ISNUMBER(MATCH([.A150];[$Effort.A$1:.A$1048576];0));VLOOKUP([.A150];[$Effort.A$1:.H$1048576];6;0);&quot;&quot;))">
            <text:p/>
          </table:table-cell>
          <table:table-cell table:style-name="ce28" table:formula="of:=IF([.K150]=&quot;Complete&quot;;IF([.I150]&gt;[.F150];&quot;+&quot;;&quot;&quot;)&amp;TEXT(([.I150]-[.F150])/[.F150];&quot;%&quot;);&quot;&quot;)">
            <text:p/>
          </table:table-cell>
          <table:table-cell table:number-columns-repeated="1014"/>
        </table:table-row>
        <table:table-row table:style-name="ro2" table:number-rows-repeated="1048425">
          <table:table-cell table:number-columns-repeated="1024"/>
        </table:table-row>
        <table:table-row table:style-name="ro2">
          <table:table-cell table:number-columns-repeated="1024"/>
        </table:table-row>
        <table:named-expressions>
          <table:named-range table:name="_xlnm._FilterDatabase" table:base-cell-address="$Issues.$A$1" table:cell-range-address="$Issues.$C$3:.$C$27"/>
          <table:named-range table:name="_xlnm._FilterDatabase_0" table:base-cell-address="$Issues.$A$1" table:cell-range-address="$Issues.$C$3:.$C$27"/>
        </table:named-expressions>
      </table:table>
      <table:table table:name="Effort" table:style-name="ta2">
        <office:forms form:automatic-focus="false" form:apply-design-mode="false"/>
        <table:table-column table:style-name="co11" table:default-cell-style-name="ce30"/>
        <table:table-column table:style-name="co12" table:default-cell-style-name="ce30"/>
        <table:table-column table:style-name="co13" table:default-cell-style-name="ce37"/>
        <table:table-column table:style-name="co14" table:number-columns-repeated="3" table:default-cell-style-name="ce30"/>
        <table:table-column table:style-name="co15" table:default-cell-style-name="ce30"/>
        <table:table-column table:style-name="co16" table:default-cell-style-name="ce46"/>
        <table:table-column table:style-name="co17" table:default-cell-style-name="ce31"/>
        <table:table-column table:style-name="co18" table:number-columns-repeated="1015" table:default-cell-style-name="Default"/>
        <table:table-row table:style-name="ro1">
          <table:table-cell table:style-name="ce32" office:value-type="string" calcext:value-type="string">
            <text:p>Issue #</text:p>
          </table:table-cell>
          <table:table-cell table:style-name="ce32" office:value-type="string" calcext:value-type="string">
            <text:p>Issue</text:p>
          </table:table-cell>
          <table:table-cell table:style-name="ce34" office:value-type="string" calcext:value-type="string">
            <text:p>Date</text:p>
          </table:table-cell>
          <table:table-cell table:style-name="ce32" table:content-validation-name="val1" office:value-type="string" calcext:value-type="string">
            <text:p>Start</text:p>
          </table:table-cell>
          <table:table-cell table:style-name="ce32" table:content-validation-name="val2" office:value-type="string" calcext:value-type="string">
            <text:p>Finish</text:p>
          </table:table-cell>
          <table:table-cell table:style-name="ce42" office:value-type="string" calcext:value-type="string">
            <text:p>Elapsed</text:p>
          </table:table-cell>
          <table:table-cell table:style-name="ce42" office:value-type="string" calcext:value-type="string">
            <text:p>Issue total</text:p>
          </table:table-cell>
          <table:table-cell table:style-name="ce44" office:value-type="string" calcext:value-type="string">
            <text:p>Status</text:p>
          </table:table-cell>
          <table:table-cell table:style-name="ce47" office:value-type="string" calcext:value-type="string">
            <text:p>Notes</text:p>
          </table:table-cell>
          <table:table-cell table:number-columns-repeated="1015"/>
        </table:table-row>
        <table:table-row table:style-name="ro2">
          <table:table-cell office:value-type="float" office:value="2" calcext:value-type="float">
            <text:p>2</text:p>
          </table:table-cell>
          <table:table-cell table:style-name="ce33" table:formula="of:=IF([.A2]=&quot;&quot;;&quot;&quot;;VLOOKUP([.A2];[$Issues.A$4:.K$9948];4;0))" office:value-type="string" office:string-value="Clean up data" calcext:value-type="string">
            <text:p>Clean up data</text:p>
          </table:table-cell>
          <table:table-cell table:style-name="ce35"/>
          <table:table-cell table:style-name="ce38" table:content-validation-name="val1" office:value-type="time" office:time-value="PT11H01M25.521S" calcext:value-type="time">
            <text:p>11:01:26</text:p>
          </table:table-cell>
          <table:table-cell table:style-name="ce38" table:content-validation-name="val2" office:value-type="time" office:time-value="PT11H10M04.655S" calcext:value-type="time">
            <text:p>11:10:05</text:p>
          </table:table-cell>
          <table:table-cell table:style-name="ce43" table:formula="of:=IF([.E2]=&quot;&quot;;&quot;&quot;;([.E2]-[.D2])*24*60)" office:value-type="float" office:value="8.65223333333322" calcext:value-type="float">
            <text:p>9</text:p>
          </table:table-cell>
          <table:table-cell table:style-name="ce43" table:formula="of:=IF([.F2]=&quot;&quot;;&quot;&quot;;SUMIF([.A$2:.A$10000];[.A2];[.F$2:.F$10000]))" office:value-type="float" office:value="34.2995166666666" calcext:value-type="float">
            <text:p>34</text:p>
          </table:table-cell>
          <table:table-cell table:style-name="ce45" table:formula="of:=IF([.A2]=&quot;&quot;;&quot;&quot;;VLOOKUP([.A2];[$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 calcext:value-type="float">
            <text:p>1</text:p>
          </table:table-cell>
          <table:table-cell table:style-name="ce33" table:formula="of:=IF([.A3]=&quot;&quot;;&quot;&quot;;VLOOKUP([.A3];[$Issues.A$4:.K$9948];4;0))" office:value-type="string" office:string-value="Check instructions" calcext:value-type="string">
            <text:p>Check instructions</text:p>
          </table:table-cell>
          <table:table-cell table:style-name="ce35"/>
          <table:table-cell table:style-name="ce38" table:content-validation-name="val1" office:value-type="time" office:time-value="PT11H26M09.996S" calcext:value-type="time">
            <text:p>11:26:10</text:p>
          </table:table-cell>
          <table:table-cell table:style-name="ce38" table:content-validation-name="val2" office:value-type="time" office:time-value="PT11H30M23.36S" calcext:value-type="time">
            <text:p>11:30:23</text:p>
          </table:table-cell>
          <table:table-cell table:style-name="ce43" table:formula="of:=IF([.E3]=&quot;&quot;;&quot;&quot;;([.E3]-[.D3])*24*60)" office:value-type="float" office:value="4.22273333333342" calcext:value-type="float">
            <text:p>4</text:p>
          </table:table-cell>
          <table:table-cell table:style-name="ce43" table:formula="of:=IF([.F3]=&quot;&quot;;&quot;&quot;;SUMIF([.A$2:.A$10000];[.A3];[.F$2:.F$10000]))" office:value-type="float" office:value="4.22273333333342" calcext:value-type="float">
            <text:p>4</text:p>
          </table:table-cell>
          <table:table-cell table:style-name="ce45" table:formula="of:=IF([.A3]=&quot;&quot;;&quot;&quot;;VLOOKUP([.A3];[$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 calcext:value-type="float">
            <text:p>2</text:p>
          </table:table-cell>
          <table:table-cell table:style-name="ce33" table:formula="of:=IF([.A4]=&quot;&quot;;&quot;&quot;;VLOOKUP([.A4];[$Issues.A$4:.K$9948];4;0))" office:value-type="string" office:string-value="Clean up data" calcext:value-type="string">
            <text:p>Clean up data</text:p>
          </table:table-cell>
          <table:table-cell table:style-name="ce35"/>
          <table:table-cell table:style-name="ce38" table:content-validation-name="val1" office:value-type="time" office:time-value="PT11H33M22.755S" calcext:value-type="time">
            <text:p>11:33:23</text:p>
          </table:table-cell>
          <table:table-cell table:style-name="ce38" table:content-validation-name="val2" office:value-type="time" office:time-value="PT12H14M55.025S" calcext:value-type="time">
            <text:p>12:14:55</text:p>
          </table:table-cell>
          <table:table-cell table:style-name="ce43" table:formula="of:=IF([.E4]=&quot;&quot;;&quot;&quot;;([.E4]-[.D4])*24*60)-[.F5]" office:value-type="float" office:value="25.6472833333334" calcext:value-type="float">
            <text:p>26</text:p>
          </table:table-cell>
          <table:table-cell table:style-name="ce43" table:formula="of:=IF([.F4]=&quot;&quot;;&quot;&quot;;SUMIF([.A$2:.A$10000];[.A4];[.F$2:.F$10000]))" office:value-type="float" office:value="34.2995166666666" calcext:value-type="float">
            <text:p>34</text:p>
          </table:table-cell>
          <table:table-cell table:style-name="ce45" table:formula="of:=IF([.A4]=&quot;&quot;;&quot;&quot;;VLOOKUP([.A4];[$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3" calcext:value-type="float">
            <text:p>3</text:p>
          </table:table-cell>
          <table:table-cell table:style-name="ce33" table:formula="of:=IF([.A5]=&quot;&quot;;&quot;&quot;;VLOOKUP([.A5];[$Issues.A$4:.K$9948];4;0))" office:value-type="string" office:string-value="Confirm colour" calcext:value-type="string">
            <text:p>Confirm colour</text:p>
          </table:table-cell>
          <table:table-cell table:style-name="ce35"/>
          <table:table-cell table:style-name="ce38" table:content-validation-name="val1" office:value-type="time" office:time-value="PT11H58M00S" calcext:value-type="time">
            <text:p>11:58:00</text:p>
          </table:table-cell>
          <table:table-cell table:style-name="ce40" office:value-type="time" office:time-value="PT12H13M53.433S" calcext:value-type="time">
            <text:p>12:13:53</text:p>
          </table:table-cell>
          <table:table-cell table:style-name="ce43" table:formula="of:=IF([.E5]=&quot;&quot;;&quot;&quot;;([.E5]-[.D5])*24*60)" office:value-type="float" office:value="15.89055" calcext:value-type="float">
            <text:p>16</text:p>
          </table:table-cell>
          <table:table-cell table:style-name="ce43" table:formula="of:=IF([.F5]=&quot;&quot;;&quot;&quot;;SUMIF([.A$2:.A$10000];[.A5];[.F$2:.F$10000]))" office:value-type="float" office:value="15.89055" calcext:value-type="float">
            <text:p>16</text:p>
          </table:table-cell>
          <table:table-cell table:style-name="ce45" table:formula="of:=IF([.A5]=&quot;&quot;;&quot;&quot;;VLOOKUP([.A5];[$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 calcext:value-type="float">
            <text:p>4</text:p>
          </table:table-cell>
          <table:table-cell table:style-name="ce33" table:formula="of:=IF([.A6]=&quot;&quot;;&quot;&quot;;VLOOKUP([.A6];[$Issues.A$4:.K$9948];4;0))" office:value-type="string" office:string-value="Confirm thickness" calcext:value-type="string">
            <text:p>Confirm thickness</text:p>
          </table:table-cell>
          <table:table-cell table:style-name="ce35"/>
          <table:table-cell table:style-name="ce38" table:content-validation-name="val1" office:value-type="time" office:time-value="PT12H17M09.333S" calcext:value-type="time">
            <text:p>12:17:09</text:p>
          </table:table-cell>
          <table:table-cell table:style-name="ce38" table:content-validation-name="val2" office:value-type="time" office:time-value="PT12H22M28.03S" calcext:value-type="time">
            <text:p>12:22:28</text:p>
          </table:table-cell>
          <table:table-cell table:style-name="ce43" table:formula="of:=IF([.E6]=&quot;&quot;;&quot;&quot;;([.E6]-[.D6])*24*60)" office:value-type="float" office:value="5.31161666666671" calcext:value-type="float">
            <text:p>5</text:p>
          </table:table-cell>
          <table:table-cell table:style-name="ce43" table:formula="of:=IF([.F6]=&quot;&quot;;&quot;&quot;;SUMIF([.A$2:.A$10000];[.A6];[.F$2:.F$10000]))" office:value-type="float" office:value="5.31161666666671" calcext:value-type="float">
            <text:p>5</text:p>
          </table:table-cell>
          <table:table-cell table:style-name="ce45" table:formula="of:=IF([.A6]=&quot;&quot;;&quot;&quot;;VLOOKUP([.A6];[$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5" calcext:value-type="float">
            <text:p>5</text:p>
          </table:table-cell>
          <table:table-cell table:style-name="ce33" table:formula="of:=IF([.A7]=&quot;&quot;;&quot;&quot;;VLOOKUP([.A7];[$Issues.A$4:.K$9948];4;0))" office:value-type="string" office:string-value="Confirm scales" calcext:value-type="string">
            <text:p>Confirm scales</text:p>
          </table:table-cell>
          <table:table-cell table:style-name="ce35"/>
          <table:table-cell table:style-name="ce38" table:content-validation-name="val2" office:value-type="time" office:time-value="PT12H22M28.03S" calcext:value-type="time">
            <text:p>12:22:28</text:p>
          </table:table-cell>
          <table:table-cell table:style-name="ce38" table:content-validation-name="val2" office:value-type="time" office:time-value="PT12H36M32.796S" calcext:value-type="time">
            <text:p>12:36:33</text:p>
          </table:table-cell>
          <table:table-cell table:style-name="ce43" table:formula="of:=IF([.E7]=&quot;&quot;;&quot;&quot;;([.E7]-[.D7])*24*60)" office:value-type="float" office:value="14.0794333333334" calcext:value-type="float">
            <text:p>14</text:p>
          </table:table-cell>
          <table:table-cell table:style-name="ce43" table:formula="of:=IF([.F7]=&quot;&quot;;&quot;&quot;;SUMIF([.A$2:.A$10000];[.A7];[.F$2:.F$10000]))" office:value-type="float" office:value="14.0794333333334" calcext:value-type="float">
            <text:p>14</text:p>
          </table:table-cell>
          <table:table-cell table:style-name="ce45" table:formula="of:=IF([.A7]=&quot;&quot;;&quot;&quot;;VLOOKUP([.A7];[$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6" calcext:value-type="float">
            <text:p>6</text:p>
          </table:table-cell>
          <table:table-cell table:style-name="ce33" table:formula="of:=IF([.A8]=&quot;&quot;;&quot;&quot;;VLOOKUP([.A8];[$Issues.A$4:.K$9948];4;0))" office:value-type="string" office:string-value="Set max scale" calcext:value-type="string">
            <text:p>Set max scale</text:p>
          </table:table-cell>
          <table:table-cell table:style-name="ce35"/>
          <table:table-cell table:style-name="ce38" table:content-validation-name="val2" office:value-type="time" office:time-value="PT12H36M32.796S" calcext:value-type="time">
            <text:p>12:36:33</text:p>
          </table:table-cell>
          <table:table-cell table:style-name="ce38" table:content-validation-name="val2" office:value-type="time" office:time-value="PT13H02M00S" calcext:value-type="time">
            <text:p>13:02:00</text:p>
          </table:table-cell>
          <table:table-cell table:style-name="ce43" table:formula="of:=IF([.E8]=&quot;&quot;;&quot;&quot;;([.E8]-[.D8])*24*60)" office:value-type="float" office:value="25.4533999999999" calcext:value-type="float">
            <text:p>25</text:p>
          </table:table-cell>
          <table:table-cell table:style-name="ce43" table:formula="of:=IF([.F8]=&quot;&quot;;&quot;&quot;;SUMIF([.A$2:.A$10000];[.A8];[.F$2:.F$10000]))" office:value-type="float" office:value="25.4533999999999" calcext:value-type="float">
            <text:p>25</text:p>
          </table:table-cell>
          <table:table-cell table:style-name="ce45" table:formula="of:=IF([.A8]=&quot;&quot;;&quot;&quot;;VLOOKUP([.A8];[$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7" calcext:value-type="float">
            <text:p>7</text:p>
          </table:table-cell>
          <table:table-cell table:style-name="ce33" table:formula="of:=IF([.A9]=&quot;&quot;;&quot;&quot;;VLOOKUP([.A9];[$Issues.A$4:.K$9948];4;0))" office:value-type="string" office:string-value="Restyle layers" calcext:value-type="string">
            <text:p>Restyle layers</text:p>
          </table:table-cell>
          <table:table-cell table:style-name="ce35"/>
          <table:table-cell table:style-name="ce38" table:content-validation-name="val2" office:value-type="time" office:time-value="PT13H02M00S" calcext:value-type="time">
            <text:p>13:02:00</text:p>
          </table:table-cell>
          <table:table-cell table:style-name="ce38" table:content-validation-name="val2" office:value-type="time" office:time-value="PT13H23M55S" calcext:value-type="time">
            <text:p>13:23:55</text:p>
          </table:table-cell>
          <table:table-cell table:style-name="ce43" table:formula="of:=IF([.E9]=&quot;&quot;;&quot;&quot;;([.E9]-[.D9])*24*60)" office:value-type="float" office:value="21.9166666666667" calcext:value-type="float">
            <text:p>22</text:p>
          </table:table-cell>
          <table:table-cell table:style-name="ce43" table:formula="of:=IF([.F9]=&quot;&quot;;&quot;&quot;;SUMIF([.A$2:.A$10000];[.A9];[.F$2:.F$10000]))" office:value-type="float" office:value="21.9166666666667" calcext:value-type="float">
            <text:p>22</text:p>
          </table:table-cell>
          <table:table-cell table:style-name="ce45" table:formula="of:=IF([.A9]=&quot;&quot;;&quot;&quot;;VLOOKUP([.A9];[$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8" calcext:value-type="float">
            <text:p>8</text:p>
          </table:table-cell>
          <table:table-cell table:style-name="ce33" table:formula="of:=IF([.A10]=&quot;&quot;;&quot;&quot;;VLOOKUP([.A10];[$Issues.A$4:.K$9948];4;0))" office:value-type="string" office:string-value="Confirm performance" calcext:value-type="string">
            <text:p>Confirm performance</text:p>
          </table:table-cell>
          <table:table-cell table:style-name="ce35"/>
          <table:table-cell table:style-name="ce38" table:content-validation-name="val2" office:value-type="time" office:time-value="PT13H23M55S" calcext:value-type="time">
            <text:p>13:23:55</text:p>
          </table:table-cell>
          <table:table-cell table:style-name="ce38" table:content-validation-name="val2" office:value-type="time" office:time-value="PT14H47M23.755S" calcext:value-type="time">
            <text:p>14:47:24</text:p>
          </table:table-cell>
          <table:table-cell table:style-name="ce43" table:formula="of:=IF([.E10]=&quot;&quot;;&quot;&quot;;([.E10]-[.D10])*24*60)" office:value-type="float" office:value="83.47925" calcext:value-type="float">
            <text:p>83</text:p>
          </table:table-cell>
          <table:table-cell table:style-name="ce43" table:formula="of:=IF([.F10]=&quot;&quot;;&quot;&quot;;SUMIF([.A$2:.A$10000];[.A10];[.F$2:.F$10000]))" office:value-type="float" office:value="83.47925" calcext:value-type="float">
            <text:p>83</text:p>
          </table:table-cell>
          <table:table-cell table:style-name="ce45" table:formula="of:=IF([.A10]=&quot;&quot;;&quot;&quot;;VLOOKUP([.A10];[$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0" calcext:value-type="float">
            <text:p>10</text:p>
          </table:table-cell>
          <table:table-cell table:style-name="ce33" table:formula="of:=IF([.A11]=&quot;&quot;;&quot;&quot;;VLOOKUP([.A11];[$Issues.A$4:.K$9948];4;0))" office:value-type="string" office:string-value="Confirm credits" calcext:value-type="string">
            <text:p>Confirm credits</text:p>
          </table:table-cell>
          <table:table-cell table:style-name="ce35"/>
          <table:table-cell table:style-name="ce38" table:content-validation-name="val2" office:value-type="time" office:time-value="PT14H47M23.755S" calcext:value-type="time">
            <text:p>14:47:24</text:p>
          </table:table-cell>
          <table:table-cell table:style-name="ce38" table:content-validation-name="val2" office:value-type="time" office:time-value="PT14H54M33.655S" calcext:value-type="time">
            <text:p>14:54:34</text:p>
          </table:table-cell>
          <table:table-cell table:style-name="ce43" table:formula="of:=IF([.E11]=&quot;&quot;;&quot;&quot;;([.E11]-[.D11])*24*60)" office:value-type="float" office:value="7.16500000000018" calcext:value-type="float">
            <text:p>7</text:p>
          </table:table-cell>
          <table:table-cell table:style-name="ce43" table:formula="of:=IF([.F11]=&quot;&quot;;&quot;&quot;;SUMIF([.A$2:.A$10000];[.A11];[.F$2:.F$10000]))" office:value-type="float" office:value="7.16500000000018" calcext:value-type="float">
            <text:p>7</text:p>
          </table:table-cell>
          <table:table-cell table:style-name="ce45" table:formula="of:=IF([.A11]=&quot;&quot;;&quot;&quot;;VLOOKUP([.A11];[$Issues.A$4:.L$9948];11;0))" office:value-type="string" office:string-value="Dropped" calcext:value-type="string">
            <text:p>Dropped</text:p>
          </table:table-cell>
          <table:table-cell table:style-name="ce48"/>
          <table:table-cell table:number-columns-repeated="1015"/>
        </table:table-row>
        <table:table-row table:style-name="ro2">
          <table:table-cell office:value-type="float" office:value="11" calcext:value-type="float">
            <text:p>11</text:p>
          </table:table-cell>
          <table:table-cell table:style-name="ce33" table:formula="of:=IF([.A12]=&quot;&quot;;&quot;&quot;;VLOOKUP([.A12];[$Issues.A$4:.K$9948];4;0))" office:value-type="string" office:string-value="Scrape tables" calcext:value-type="string">
            <text:p>Scrape tables</text:p>
          </table:table-cell>
          <table:table-cell table:style-name="ce35"/>
          <table:table-cell table:style-name="ce38" table:content-validation-name="val1" office:value-type="time" office:time-value="PT09H24M46.337S" calcext:value-type="time">
            <text:p>09:24:46</text:p>
          </table:table-cell>
          <table:table-cell table:style-name="ce38" table:content-validation-name="val2" office:value-type="time" office:time-value="PT12H40M54.511S" calcext:value-type="time">
            <text:p>12:40:55</text:p>
          </table:table-cell>
          <table:table-cell table:style-name="ce43" table:formula="of:=IF([.E12]=&quot;&quot;;&quot;&quot;;([.E12]-[.D12])*24*60)" office:value-type="float" office:value="196.136233333333" calcext:value-type="float">
            <text:p>196</text:p>
          </table:table-cell>
          <table:table-cell table:style-name="ce43" table:formula="of:=IF([.F12]=&quot;&quot;;&quot;&quot;;SUMIF([.A$2:.A$10000];[.A12];[.F$2:.F$10000]))" office:value-type="float" office:value="365.664083333333" calcext:value-type="float">
            <text:p>366</text:p>
          </table:table-cell>
          <table:table-cell table:style-name="ce45" table:formula="of:=IF([.A12]=&quot;&quot;;&quot;&quot;;VLOOKUP([.A12];[$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11" calcext:value-type="float">
            <text:p>11</text:p>
          </table:table-cell>
          <table:table-cell table:style-name="ce33" table:formula="of:=IF([.A13]=&quot;&quot;;&quot;&quot;;VLOOKUP([.A13];[$Issues.A$4:.K$9948];4;0))" office:value-type="string" office:string-value="Scrape tables" calcext:value-type="string">
            <text:p>Scrape tables</text:p>
          </table:table-cell>
          <table:table-cell table:style-name="ce35"/>
          <table:table-cell table:style-name="ce38" table:content-validation-name="val1" office:value-type="time" office:time-value="PT13H16M52.971S" calcext:value-type="time">
            <text:p>13:16:53</text:p>
          </table:table-cell>
          <table:table-cell table:style-name="ce38" table:content-validation-name="val2" office:value-type="time" office:time-value="PT14H35M29.225S" calcext:value-type="time">
            <text:p>14:35:29</text:p>
          </table:table-cell>
          <table:table-cell table:style-name="ce43" table:formula="of:=IF([.E13]=&quot;&quot;;&quot;&quot;;([.E13]-[.D13])*24*60)" office:value-type="float" office:value="78.6042333333333" calcext:value-type="float">
            <text:p>79</text:p>
          </table:table-cell>
          <table:table-cell table:style-name="ce43" table:formula="of:=IF([.F13]=&quot;&quot;;&quot;&quot;;SUMIF([.A$2:.A$10000];[.A13];[.F$2:.F$10000]))" office:value-type="float" office:value="365.664083333333" calcext:value-type="float">
            <text:p>366</text:p>
          </table:table-cell>
          <table:table-cell table:style-name="ce45" table:formula="of:=IF([.A13]=&quot;&quot;;&quot;&quot;;VLOOKUP([.A13];[$Issues.A$4:.L$9948];11;0))" office:value-type="string" office:string-value="Complete" calcext:value-type="string">
            <text:p>Complete</text:p>
          </table:table-cell>
          <table:table-cell office:value-type="string" calcext:value-type="string">
            <text:p>Excel code to scrape postcode files</text:p>
          </table:table-cell>
          <table:table-cell table:number-columns-repeated="1015"/>
        </table:table-row>
        <table:table-row table:style-name="ro4">
          <table:table-cell office:value-type="float" office:value="11" calcext:value-type="float">
            <text:p>11</text:p>
          </table:table-cell>
          <table:table-cell table:style-name="ce33" table:formula="of:=IF([.A14]=&quot;&quot;;&quot;&quot;;VLOOKUP([.A14];[$Issues.A$4:.K$9948];4;0))" office:value-type="string" office:string-value="Scrape tables" calcext:value-type="string">
            <text:p>Scrape tables</text:p>
          </table:table-cell>
          <table:table-cell table:style-name="ce35"/>
          <table:table-cell table:style-name="ce38" table:content-validation-name="val1" office:value-type="time" office:time-value="PT14H45M00S" calcext:value-type="time">
            <text:p>14:45:00</text:p>
          </table:table-cell>
          <table:table-cell table:style-name="ce38" table:content-validation-name="val2" office:value-type="time" office:time-value="PT15H05M00S" calcext:value-type="time">
            <text:p>15:05:00</text:p>
          </table:table-cell>
          <table:table-cell table:style-name="ce43" table:formula="of:=IF([.E14]=&quot;&quot;;&quot;&quot;;([.E14]-[.D14])*24*60)" office:value-type="float" office:value="20.0000000000004" calcext:value-type="float">
            <text:p>20</text:p>
          </table:table-cell>
          <table:table-cell table:style-name="ce43" table:formula="of:=IF([.F14]=&quot;&quot;;&quot;&quot;;SUMIF([.A$2:.A$10000];[.A14];[.F$2:.F$10000]))" office:value-type="float" office:value="365.664083333333" calcext:value-type="float">
            <text:p>366</text:p>
          </table:table-cell>
          <table:table-cell table:style-name="ce45" table:formula="of:=IF([.A14]=&quot;&quot;;&quot;&quot;;VLOOKUP([.A14];[$Issues.A$4:.L$9948];11;0))" office:value-type="string" office:string-value="Complete" calcext:value-type="string">
            <text:p>Complete</text:p>
          </table:table-cell>
          <table:table-cell office:value-type="string" calcext:value-type="string">
            <text:p>Python to parse postcode files</text:p>
          </table:table-cell>
          <table:table-cell table:number-columns-repeated="1015"/>
        </table:table-row>
        <table:table-row table:style-name="ro4">
          <table:table-cell office:value-type="float" office:value="11" calcext:value-type="float">
            <text:p>11</text:p>
          </table:table-cell>
          <table:table-cell table:style-name="ce33" table:formula="of:=IF([.A15]=&quot;&quot;;&quot;&quot;;VLOOKUP([.A15];[$Issues.A$4:.K$9948];4;0))" office:value-type="string" office:string-value="Scrape tables" calcext:value-type="string">
            <text:p>Scrape tables</text:p>
          </table:table-cell>
          <table:table-cell table:style-name="ce35"/>
          <table:table-cell table:style-name="ce38" table:content-validation-name="val1" office:value-type="time" office:time-value="PT19H15M00S" calcext:value-type="time">
            <text:p>19:15:00</text:p>
          </table:table-cell>
          <table:table-cell table:style-name="ce38" table:content-validation-name="val2" office:value-type="time" office:time-value="PT20H25M55.417S" calcext:value-type="time">
            <text:p>20:25:55</text:p>
          </table:table-cell>
          <table:table-cell table:style-name="ce43" table:formula="of:=IF([.E15]=&quot;&quot;;&quot;&quot;;([.E15]-[.D15])*24*60)" office:value-type="float" office:value="70.9236166666666" calcext:value-type="float">
            <text:p>71</text:p>
          </table:table-cell>
          <table:table-cell table:style-name="ce43" table:formula="of:=IF([.F15]=&quot;&quot;;&quot;&quot;;SUMIF([.A$2:.A$10000];[.A15];[.F$2:.F$10000]))" office:value-type="float" office:value="365.664083333333" calcext:value-type="float">
            <text:p>366</text:p>
          </table:table-cell>
          <table:table-cell table:style-name="ce45" table:formula="of:=IF([.A15]=&quot;&quot;;&quot;&quot;;VLOOKUP([.A15];[$Issues.A$4:.L$9948];11;0))" office:value-type="string" office:string-value="Complete" calcext:value-type="string">
            <text:p>Complete</text:p>
          </table:table-cell>
          <table:table-cell office:value-type="string" calcext:value-type="string">
            <text:p>Finish python to parse postcode files</text:p>
          </table:table-cell>
          <table:table-cell table:number-columns-repeated="1015"/>
        </table:table-row>
        <table:table-row table:style-name="ro4">
          <table:table-cell office:value-type="float" office:value="12" calcext:value-type="float">
            <text:p>12</text:p>
          </table:table-cell>
          <table:table-cell table:style-name="ce33" table:formula="of:=IF([.A16]=&quot;&quot;;&quot;&quot;;VLOOKUP([.A16];[$Issues.A$4:.K$9948];4;0))" office:value-type="string" office:string-value="Rework using tables" calcext:value-type="string">
            <text:p>Rework using tables</text:p>
          </table:table-cell>
          <table:table-cell table:style-name="ce35"/>
          <table:table-cell table:style-name="ce38" table:content-validation-name="val1" office:value-type="time" office:time-value="PT09H10M41.453S" calcext:value-type="time">
            <text:p>09:10:41</text:p>
          </table:table-cell>
          <table:table-cell table:style-name="ce38" table:content-validation-name="val2" office:value-type="time" office:time-value="PT11H12M34.451S" calcext:value-type="time">
            <text:p>11:12:34</text:p>
          </table:table-cell>
          <table:table-cell table:style-name="ce43" table:formula="of:=IF([.E16]=&quot;&quot;;&quot;&quot;;([.E16]-[.D16])*24*60)" office:value-type="float" office:value="121.8833" calcext:value-type="float">
            <text:p>122</text:p>
          </table:table-cell>
          <table:table-cell table:style-name="ce43" table:formula="of:=IF([.F16]=&quot;&quot;;&quot;&quot;;SUMIF([.A$2:.A$10000];[.A16];[.F$2:.F$10000]))" office:value-type="float" office:value="395.395566666667" calcext:value-type="float">
            <text:p>395</text:p>
          </table:table-cell>
          <table:table-cell table:style-name="ce45" table:formula="of:=IF([.A16]=&quot;&quot;;&quot;&quot;;VLOOKUP([.A16];[$Issues.A$4:.L$9948];11;0))" office:value-type="string" office:string-value="Complete" calcext:value-type="string">
            <text:p>Complete</text:p>
          </table:table-cell>
          <table:table-cell office:value-type="string" calcext:value-type="string">
            <text:p>Use pivot tables to confirm approach: postcode, locality, map</text:p>
          </table:table-cell>
          <table:table-cell table:number-columns-repeated="1015"/>
        </table:table-row>
        <table:table-row table:style-name="ro4">
          <table:table-cell office:value-type="float" office:value="12" calcext:value-type="float">
            <text:p>12</text:p>
          </table:table-cell>
          <table:table-cell table:style-name="ce33" table:formula="of:=IF([.A17]=&quot;&quot;;&quot;&quot;;VLOOKUP([.A17];[$Issues.A$4:.K$9948];4;0))" office:value-type="string" office:string-value="Rework using tables" calcext:value-type="string">
            <text:p>Rework using tables</text:p>
          </table:table-cell>
          <table:table-cell table:style-name="ce35"/>
          <table:table-cell table:style-name="ce38" table:content-validation-name="val1" office:value-type="time" office:time-value="PT11H18M00S" calcext:value-type="time">
            <text:p>11:18:00</text:p>
          </table:table-cell>
          <table:table-cell table:style-name="ce38" table:content-validation-name="val2" office:value-type="time" office:time-value="PT12H44M08.155S" calcext:value-type="time">
            <text:p>12:44:08</text:p>
          </table:table-cell>
          <table:table-cell table:style-name="ce43" table:formula="of:=IF([.E17]=&quot;&quot;;&quot;&quot;;([.E17]-[.D17])*24*60)" office:value-type="float" office:value="86.1359166666668" calcext:value-type="float">
            <text:p>86</text:p>
          </table:table-cell>
          <table:table-cell table:style-name="ce43" table:formula="of:=IF([.F17]=&quot;&quot;;&quot;&quot;;SUMIF([.A$2:.A$10000];[.A17];[.F$2:.F$10000]))" office:value-type="float" office:value="395.395566666667" calcext:value-type="float">
            <text:p>395</text:p>
          </table:table-cell>
          <table:table-cell table:style-name="ce45" table:formula="of:=IF([.A17]=&quot;&quot;;&quot;&quot;;VLOOKUP([.A17];[$Issues.A$4:.L$9948];11;0))" office:value-type="string" office:string-value="Complete" calcext:value-type="string">
            <text:p>Complete</text:p>
          </table:table-cell>
          <table:table-cell office:value-type="string" calcext:value-type="string">
            <text:p>Design code and confirm approach with spreadsheet</text:p>
          </table:table-cell>
          <table:table-cell table:number-columns-repeated="1015"/>
        </table:table-row>
        <table:table-row table:style-name="ro4">
          <table:table-cell office:value-type="float" office:value="12" calcext:value-type="float">
            <text:p>12</text:p>
          </table:table-cell>
          <table:table-cell table:style-name="ce33" table:formula="of:=IF([.A18]=&quot;&quot;;&quot;&quot;;VLOOKUP([.A18];[$Issues.A$4:.K$9948];4;0))" office:value-type="string" office:string-value="Rework using tables" calcext:value-type="string">
            <text:p>Rework using tables</text:p>
          </table:table-cell>
          <table:table-cell table:style-name="ce35"/>
          <table:table-cell table:style-name="ce38" table:content-validation-name="val1" office:value-type="time" office:time-value="PT14H52M43.096S" calcext:value-type="time">
            <text:p>14:52:43</text:p>
          </table:table-cell>
          <table:table-cell table:style-name="ce38" table:content-validation-name="val2" office:value-type="time" office:time-value="PT15H35M00S" calcext:value-type="time">
            <text:p>15:35:00</text:p>
          </table:table-cell>
          <table:table-cell table:style-name="ce43" table:formula="of:=IF([.E18]=&quot;&quot;;&quot;&quot;;([.E18]-[.D18])*24*60)" office:value-type="float" office:value="42.2817333333334" calcext:value-type="float">
            <text:p>42</text:p>
          </table:table-cell>
          <table:table-cell table:style-name="ce43" table:formula="of:=IF([.F18]=&quot;&quot;;&quot;&quot;;SUMIF([.A$2:.A$10000];[.A18];[.F$2:.F$10000]))" office:value-type="float" office:value="395.395566666667" calcext:value-type="float">
            <text:p>395</text:p>
          </table:table-cell>
          <table:table-cell table:style-name="ce45" table:formula="of:=IF([.A18]=&quot;&quot;;&quot;&quot;;VLOOKUP([.A18];[$Issues.A$4:.L$9948];11;0))" office:value-type="string" office:string-value="Complete" calcext:value-type="string">
            <text:p>Complete</text:p>
          </table:table-cell>
          <table:table-cell office:value-type="string" calcext:value-type="string">
            <text:p>Redesign JSON to just answer the questions</text:p>
          </table:table-cell>
          <table:table-cell table:number-columns-repeated="1015"/>
        </table:table-row>
        <table:table-row table:style-name="ro3">
          <table:table-cell office:value-type="float" office:value="12" calcext:value-type="float">
            <text:p>12</text:p>
          </table:table-cell>
          <table:table-cell table:style-name="ce33" table:formula="of:=IF([.A19]=&quot;&quot;;&quot;&quot;;VLOOKUP([.A19];[$Issues.A$4:.K$9948];4;0))" office:value-type="string" office:string-value="Rework using tables" calcext:value-type="string">
            <text:p>Rework using tables</text:p>
          </table:table-cell>
          <table:table-cell table:style-name="ce35"/>
          <table:table-cell table:style-name="ce38" table:content-validation-name="val1" office:value-type="time" office:time-value="PT16H00M32.51S" calcext:value-type="time">
            <text:p>16:00:33</text:p>
          </table:table-cell>
          <table:table-cell table:style-name="ce38" table:content-validation-name="val2" office:value-type="time" office:time-value="PT17H10M00S" calcext:value-type="time">
            <text:p>17:10:00</text:p>
          </table:table-cell>
          <table:table-cell table:style-name="ce43" table:formula="of:=IF([.E19]=&quot;&quot;;&quot;&quot;;([.E19]-[.D19])*24*60)" office:value-type="float" office:value="69.4581666666666" calcext:value-type="float">
            <text:p>69</text:p>
          </table:table-cell>
          <table:table-cell table:style-name="ce43" table:formula="of:=IF([.F19]=&quot;&quot;;&quot;&quot;;SUMIF([.A$2:.A$10000];[.A19];[.F$2:.F$10000]))" office:value-type="float" office:value="395.395566666667" calcext:value-type="float">
            <text:p>395</text:p>
          </table:table-cell>
          <table:table-cell table:style-name="ce45" table:formula="of:=IF([.A19]=&quot;&quot;;&quot;&quot;;VLOOKUP([.A19];[$Issues.A$4:.L$9948];11;0))" office:value-type="string" office:string-value="Complete" calcext:value-type="string">
            <text:p>Complete</text:p>
          </table:table-cell>
          <table:table-cell office:value-type="string" calcext:value-type="string">
            <text:p>Start coding: read JSON, read user postcode input, search for postcode and respond differently for various cases</text:p>
          </table:table-cell>
          <table:table-cell table:number-columns-repeated="1015"/>
        </table:table-row>
        <table:table-row table:style-name="ro4">
          <table:table-cell office:value-type="float" office:value="12" calcext:value-type="float">
            <text:p>12</text:p>
          </table:table-cell>
          <table:table-cell table:style-name="ce33" table:formula="of:=IF([.A20]=&quot;&quot;;&quot;&quot;;VLOOKUP([.A20];[$Issues.A$4:.K$9948];4;0))" office:value-type="string" office:string-value="Rework using tables" calcext:value-type="string">
            <text:p>Rework using tables</text:p>
          </table:table-cell>
          <table:table-cell table:style-name="ce35"/>
          <table:table-cell table:style-name="ce38" table:content-validation-name="val1" office:value-type="time" office:time-value="PT19H00M26.758S" calcext:value-type="time">
            <text:p>19:00:27</text:p>
          </table:table-cell>
          <table:table-cell table:style-name="ce38" table:content-validation-name="val2" office:value-type="time" office:time-value="PT20H16M04.945S" calcext:value-type="time">
            <text:p>20:16:05</text:p>
          </table:table-cell>
          <table:table-cell table:style-name="ce43" table:formula="of:=IF([.E20]=&quot;&quot;;&quot;&quot;;([.E20]-[.D20])*24*60)" office:value-type="float" office:value="75.6364500000001" calcext:value-type="float">
            <text:p>76</text:p>
          </table:table-cell>
          <table:table-cell table:style-name="ce43" table:formula="of:=IF([.F20]=&quot;&quot;;&quot;&quot;;SUMIF([.A$2:.A$10000];[.A20];[.F$2:.F$10000]))" office:value-type="float" office:value="395.395566666667" calcext:value-type="float">
            <text:p>395</text:p>
          </table:table-cell>
          <table:table-cell table:style-name="ce45" table:formula="of:=IF([.A20]=&quot;&quot;;&quot;&quot;;VLOOKUP([.A20];[$Issues.A$4:.L$9948];11;0))" office:value-type="string" office:string-value="Complete" calcext:value-type="string">
            <text:p>Complete</text:p>
          </table:table-cell>
          <table:table-cell office:value-type="string" calcext:value-type="string">
            <text:p>Coding: add working elements for input, electorate display and locality selection</text:p>
          </table:table-cell>
          <table:table-cell table:number-columns-repeated="1015"/>
        </table:table-row>
        <table:table-row table:style-name="ro2">
          <table:table-cell office:value-type="float" office:value="13" calcext:value-type="float">
            <text:p>13</text:p>
          </table:table-cell>
          <table:table-cell table:style-name="ce33" table:formula="of:=IF([.A21]=&quot;&quot;;&quot;&quot;;VLOOKUP([.A21];[$Issues.A$4:.K$9948];4;0))" office:value-type="string" office:string-value="Load app in background" calcext:value-type="string">
            <text:p>Load app in background</text:p>
          </table:table-cell>
          <table:table-cell table:style-name="ce35"/>
          <table:table-cell table:style-name="ce38" office:value-type="time" office:time-value="PT08H00M00S" calcext:value-type="time">
            <text:p>08:00:00</text:p>
          </table:table-cell>
          <table:table-cell table:style-name="ce38" office:value-type="time" office:time-value="PT09H45M51.56S" calcext:value-type="time">
            <text:p>09:45:52</text:p>
          </table:table-cell>
          <table:table-cell table:style-name="ce43" table:formula="of:=IF([.E21]=&quot;&quot;;&quot;&quot;;([.E21]-[.D21])*24*60)" office:value-type="float" office:value="105.859333333333" calcext:value-type="float">
            <text:p>106</text:p>
          </table:table-cell>
          <table:table-cell table:style-name="ce43" table:formula="of:=IF([.F21]=&quot;&quot;;&quot;&quot;;SUMIF([.A$2:.A$10000];[.A21];[.F$2:.F$10000]))" office:value-type="float" office:value="105.859333333333" calcext:value-type="float">
            <text:p>106</text:p>
          </table:table-cell>
          <table:table-cell table:style-name="ce45" table:formula="of:=IF([.A21]=&quot;&quot;;&quot;&quot;;VLOOKUP([.A21];[$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24" calcext:value-type="float">
            <text:p>24</text:p>
          </table:table-cell>
          <table:table-cell table:style-name="ce33" table:formula="of:=IF([.A22]=&quot;&quot;;&quot;&quot;;VLOOKUP([.A22];[$Issues.A$4:.K$9948];4;0))" office:value-type="string" office:string-value="Review design" calcext:value-type="string">
            <text:p>Review design</text:p>
          </table:table-cell>
          <table:table-cell table:style-name="ce35"/>
          <table:table-cell table:style-name="ce38" office:value-type="time" office:time-value="PT10H01M15.54S" calcext:value-type="time">
            <text:p>10:01:16</text:p>
          </table:table-cell>
          <table:table-cell table:style-name="ce38" office:value-type="time" office:time-value="PT11H54M29.119S" calcext:value-type="time">
            <text:p>11:54:29</text:p>
          </table:table-cell>
          <table:table-cell table:style-name="ce43" table:formula="of:=IF([.E22]=&quot;&quot;;&quot;&quot;;([.E22]-[.D22])*24*60)" office:value-type="float" office:value="113.226316666667" calcext:value-type="float">
            <text:p>113</text:p>
          </table:table-cell>
          <table:table-cell table:style-name="ce43" table:formula="of:=IF([.F22]=&quot;&quot;;&quot;&quot;;SUMIF([.A$2:.A$10000];[.A22];[.F$2:.F$10000]))" office:value-type="float" office:value="113.226316666667" calcext:value-type="float">
            <text:p>113</text:p>
          </table:table-cell>
          <table:table-cell table:style-name="ce45" table:formula="of:=IF([.A22]=&quot;&quot;;&quot;&quot;;VLOOKUP([.A22];[$Issues.A$4:.L$9948];11;0))" office:value-type="string" office:string-value="Complete" calcext:value-type="string">
            <text:p>Complete</text:p>
          </table:table-cell>
          <table:table-cell office:value-type="string" calcext:value-type="string">
            <text:p>Revise wireframes</text:p>
          </table:table-cell>
          <table:table-cell table:number-columns-repeated="1015"/>
        </table:table-row>
        <table:table-row table:style-name="ro4">
          <table:table-cell office:value-type="float" office:value="23" calcext:value-type="float">
            <text:p>23</text:p>
          </table:table-cell>
          <table:table-cell table:style-name="ce33" table:formula="of:=IF([.A23]=&quot;&quot;;&quot;&quot;;VLOOKUP([.A23];[$Issues.A$4:.K$9948];4;0))" office:value-type="string" office:string-value="Refine design" calcext:value-type="string">
            <text:p>Refine design</text:p>
          </table:table-cell>
          <table:table-cell table:style-name="ce35"/>
          <table:table-cell table:style-name="ce38" office:value-type="time" office:time-value="PT11H54M57.673S" calcext:value-type="time">
            <text:p>11:54:58</text:p>
          </table:table-cell>
          <table:table-cell table:style-name="ce38" office:value-type="time" office:time-value="PT13H53M12.988S" calcext:value-type="time">
            <text:p>13:53:13</text:p>
          </table:table-cell>
          <table:table-cell table:style-name="ce43" table:formula="of:=IF([.E23]=&quot;&quot;;&quot;&quot;;([.E23]-[.D23])*24*60)" office:value-type="float" office:value="118.25525" calcext:value-type="float">
            <text:p>118</text:p>
          </table:table-cell>
          <table:table-cell table:style-name="ce43" table:formula="of:=IF([.F23]=&quot;&quot;;&quot;&quot;;SUMIF([.A$2:.A$10000];[.A23];[.F$2:.F$10000]))" office:value-type="float" office:value="428.734333333333" calcext:value-type="float">
            <text:p>429</text:p>
          </table:table-cell>
          <table:table-cell table:style-name="ce45" table:formula="of:=IF([.A23]=&quot;&quot;;&quot;&quot;;VLOOKUP([.A23];[$Issues.A$4:.L$9948];11;0))" office:value-type="string" office:string-value="Complete" calcext:value-type="string">
            <text:p>Complete</text:p>
          </table:table-cell>
          <table:table-cell office:value-type="string" calcext:value-type="string">
            <text:p>Apply revised wireframes design</text:p>
          </table:table-cell>
          <table:table-cell table:number-columns-repeated="1015"/>
        </table:table-row>
        <table:table-row table:style-name="ro4">
          <table:table-cell office:value-type="float" office:value="18" calcext:value-type="float">
            <text:p>18</text:p>
          </table:table-cell>
          <table:table-cell table:style-name="ce33" table:formula="of:=IF([.A24]=&quot;&quot;;&quot;&quot;;VLOOKUP([.A24];[$Issues.A$4:.K$9948];4;0))" office:value-type="string" office:string-value="Hand scraped pc" calcext:value-type="string">
            <text:p>Hand scraped pc</text:p>
          </table:table-cell>
          <table:table-cell table:style-name="ce35"/>
          <table:table-cell table:style-name="ce38" office:value-type="time" office:time-value="PT17H46M03.958S" calcext:value-type="time">
            <text:p>17:46:04</text:p>
          </table:table-cell>
          <table:table-cell table:style-name="ce38" office:value-type="time" office:time-value="PT18H15M00S" calcext:value-type="time">
            <text:p>18:15:00</text:p>
          </table:table-cell>
          <table:table-cell table:style-name="ce43" table:formula="of:=IF([.E24]=&quot;&quot;;&quot;&quot;;([.E24]-[.D24])*24*60)" office:value-type="float" office:value="28.9340333333335" calcext:value-type="float">
            <text:p>29</text:p>
          </table:table-cell>
          <table:table-cell table:style-name="ce43" table:formula="of:=IF([.F24]=&quot;&quot;;&quot;&quot;;SUMIF([.A$2:.A$10000];[.A24];[.F$2:.F$10000]))" office:value-type="float" office:value="153.934033333334" calcext:value-type="float">
            <text:p>154</text:p>
          </table:table-cell>
          <table:table-cell table:style-name="ce45" table:formula="of:=IF([.A24]=&quot;&quot;;&quot;&quot;;VLOOKUP([.A24];[$Issues.A$4:.L$9948];11;0))" office:value-type="string" office:string-value="Complete" calcext:value-type="string">
            <text:p>Complete</text:p>
          </table:table-cell>
          <table:table-cell office:value-type="string" calcext:value-type="string">
            <text:p>Show Sarah how</text:p>
          </table:table-cell>
          <table:table-cell table:number-columns-repeated="1015"/>
        </table:table-row>
        <table:table-row table:style-name="ro2">
          <table:table-cell office:value-type="float" office:value="19" calcext:value-type="float">
            <text:p>19</text:p>
          </table:table-cell>
          <table:table-cell table:style-name="ce33" table:formula="of:=IF([.A25]=&quot;&quot;;&quot;&quot;;VLOOKUP([.A25];[$Issues.A$4:.K$9948];4;0))" office:value-type="string" office:string-value="Number pad" calcext:value-type="string">
            <text:p>Number pad</text:p>
          </table:table-cell>
          <table:table-cell table:style-name="ce35"/>
          <table:table-cell table:style-name="ce38" office:value-type="time" office:time-value="PT08H00M00S" calcext:value-type="time">
            <text:p>08:00:00</text:p>
          </table:table-cell>
          <table:table-cell table:style-name="ce38" office:value-type="time" office:time-value="PT13H50M00S" calcext:value-type="time">
            <text:p>13:50:00</text:p>
          </table:table-cell>
          <table:table-cell table:style-name="ce43" table:formula="of:=IF([.E25]=&quot;&quot;;&quot;&quot;;([.E25]-[.D25])*24*60)" office:value-type="float" office:value="350" calcext:value-type="float">
            <text:p>350</text:p>
          </table:table-cell>
          <table:table-cell table:style-name="ce43" table:formula="of:=IF([.F25]=&quot;&quot;;&quot;&quot;;SUMIF([.A$2:.A$10000];[.A25];[.F$2:.F$10000]))" office:value-type="float" office:value="953" calcext:value-type="float">
            <text:p>953</text:p>
          </table:table-cell>
          <table:table-cell table:style-name="ce45" table:formula="of:=IF([.A25]=&quot;&quot;;&quot;&quot;;VLOOKUP([.A25];[$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9" calcext:value-type="float">
            <text:p>19</text:p>
          </table:table-cell>
          <table:table-cell table:style-name="ce33" table:formula="of:=IF([.A26]=&quot;&quot;;&quot;&quot;;VLOOKUP([.A26];[$Issues.A$4:.K$9948];4;0))" office:value-type="string" office:string-value="Number pad" calcext:value-type="string">
            <text:p>Number pad</text:p>
          </table:table-cell>
          <table:table-cell table:style-name="ce35"/>
          <table:table-cell table:style-name="ce38" office:value-type="time" office:time-value="PT15H45M00S" calcext:value-type="time">
            <text:p>15:45:00</text:p>
          </table:table-cell>
          <table:table-cell table:style-name="ce38" office:value-type="time" office:time-value="PT17H50M00S" calcext:value-type="time">
            <text:p>17:50:00</text:p>
          </table:table-cell>
          <table:table-cell table:style-name="ce43" table:formula="of:=IF([.E26]=&quot;&quot;;&quot;&quot;;([.E26]-[.D26])*24*60)" office:value-type="float" office:value="125" calcext:value-type="float">
            <text:p>125</text:p>
          </table:table-cell>
          <table:table-cell table:style-name="ce43" table:formula="of:=IF([.F26]=&quot;&quot;;&quot;&quot;;SUMIF([.A$2:.A$10000];[.A26];[.F$2:.F$10000]))" office:value-type="float" office:value="953" calcext:value-type="float">
            <text:p>953</text:p>
          </table:table-cell>
          <table:table-cell table:style-name="ce45" table:formula="of:=IF([.A26]=&quot;&quot;;&quot;&quot;;VLOOKUP([.A26];[$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9" calcext:value-type="float">
            <text:p>19</text:p>
          </table:table-cell>
          <table:table-cell table:style-name="ce33" table:formula="of:=IF([.A27]=&quot;&quot;;&quot;&quot;;VLOOKUP([.A27];[$Issues.A$4:.K$9948];4;0))" office:value-type="string" office:string-value="Number pad" calcext:value-type="string">
            <text:p>Number pad</text:p>
          </table:table-cell>
          <table:table-cell table:style-name="ce35"/>
          <table:table-cell table:style-name="ce38" office:value-type="time" office:time-value="PT19H10M00S" calcext:value-type="time">
            <text:p>19:10:00</text:p>
          </table:table-cell>
          <table:table-cell table:style-name="ce38" office:value-type="time" office:time-value="PT20H25M00S" calcext:value-type="time">
            <text:p>20:25:00</text:p>
          </table:table-cell>
          <table:table-cell table:style-name="ce43" table:formula="of:=IF([.E27]=&quot;&quot;;&quot;&quot;;([.E27]-[.D27])*24*60)" office:value-type="float" office:value="74.9999999999999" calcext:value-type="float">
            <text:p>75</text:p>
          </table:table-cell>
          <table:table-cell table:style-name="ce43" table:formula="of:=IF([.F27]=&quot;&quot;;&quot;&quot;;SUMIF([.A$2:.A$10000];[.A27];[.F$2:.F$10000]))" office:value-type="float" office:value="953" calcext:value-type="float">
            <text:p>953</text:p>
          </table:table-cell>
          <table:table-cell table:style-name="ce45" table:formula="of:=IF([.A27]=&quot;&quot;;&quot;&quot;;VLOOKUP([.A27];[$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9" calcext:value-type="float">
            <text:p>19</text:p>
          </table:table-cell>
          <table:table-cell table:style-name="ce33" table:formula="of:=IF([.A28]=&quot;&quot;;&quot;&quot;;VLOOKUP([.A28];[$Issues.A$4:.K$9948];4;0))" office:value-type="string" office:string-value="Number pad" calcext:value-type="string">
            <text:p>Number pad</text:p>
          </table:table-cell>
          <table:table-cell table:style-name="ce35"/>
          <table:table-cell table:style-name="ce38" office:value-type="time" office:time-value="PT09H00M00S" calcext:value-type="time">
            <text:p>09:00:00</text:p>
          </table:table-cell>
          <table:table-cell table:style-name="ce38" office:value-type="time" office:time-value="PT13H00M00S" calcext:value-type="time">
            <text:p>13:00:00</text:p>
          </table:table-cell>
          <table:table-cell table:style-name="ce43" table:formula="of:=IF([.E28]=&quot;&quot;;&quot;&quot;;([.E28]-[.D28])*24*60)" office:value-type="float" office:value="240" calcext:value-type="float">
            <text:p>240</text:p>
          </table:table-cell>
          <table:table-cell table:style-name="ce43" table:formula="of:=IF([.F28]=&quot;&quot;;&quot;&quot;;SUMIF([.A$2:.A$10000];[.A28];[.F$2:.F$10000]))" office:value-type="float" office:value="953" calcext:value-type="float">
            <text:p>953</text:p>
          </table:table-cell>
          <table:table-cell table:style-name="ce45" table:formula="of:=IF([.A28]=&quot;&quot;;&quot;&quot;;VLOOKUP([.A28];[$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9" calcext:value-type="float">
            <text:p>19</text:p>
          </table:table-cell>
          <table:table-cell table:style-name="ce33" table:formula="of:=IF([.A29]=&quot;&quot;;&quot;&quot;;VLOOKUP([.A29];[$Issues.A$4:.K$9948];4;0))" office:value-type="string" office:string-value="Number pad" calcext:value-type="string">
            <text:p>Number pad</text:p>
          </table:table-cell>
          <table:table-cell table:style-name="ce35"/>
          <table:table-cell table:style-name="ce38" office:value-type="time" office:time-value="PT15H00M00S" calcext:value-type="time">
            <text:p>15:00:00</text:p>
          </table:table-cell>
          <table:table-cell table:style-name="ce38" office:value-type="time" office:time-value="PT16H25M00S" calcext:value-type="time">
            <text:p>16:25:00</text:p>
          </table:table-cell>
          <table:table-cell table:style-name="ce43" table:formula="of:=IF([.E29]=&quot;&quot;;&quot;&quot;;([.E29]-[.D29])*24*60)" office:value-type="float" office:value="85" calcext:value-type="float">
            <text:p>85</text:p>
          </table:table-cell>
          <table:table-cell table:style-name="ce43" table:formula="of:=IF([.F29]=&quot;&quot;;&quot;&quot;;SUMIF([.A$2:.A$10000];[.A29];[.F$2:.F$10000]))" office:value-type="float" office:value="953" calcext:value-type="float">
            <text:p>953</text:p>
          </table:table-cell>
          <table:table-cell table:style-name="ce45" table:formula="of:=IF([.A29]=&quot;&quot;;&quot;&quot;;VLOOKUP([.A29];[$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9" calcext:value-type="float">
            <text:p>19</text:p>
          </table:table-cell>
          <table:table-cell table:style-name="ce33" table:formula="of:=IF([.A30]=&quot;&quot;;&quot;&quot;;VLOOKUP([.A30];[$Issues.A$4:.K$9948];4;0))" office:value-type="string" office:string-value="Number pad" calcext:value-type="string">
            <text:p>Number pad</text:p>
          </table:table-cell>
          <table:table-cell table:style-name="ce35"/>
          <table:table-cell table:style-name="ce38" office:value-type="time" office:time-value="PT19H12M00S" calcext:value-type="time">
            <text:p>19:12:00</text:p>
          </table:table-cell>
          <table:table-cell table:style-name="ce38" office:value-type="time" office:time-value="PT20H30M00S" calcext:value-type="time">
            <text:p>20:30:00</text:p>
          </table:table-cell>
          <table:table-cell table:style-name="ce43" table:formula="of:=IF([.E30]=&quot;&quot;;&quot;&quot;;([.E30]-[.D30])*24*60)" office:value-type="float" office:value="77.9999999999999" calcext:value-type="float">
            <text:p>78</text:p>
          </table:table-cell>
          <table:table-cell table:style-name="ce43" table:formula="of:=IF([.F30]=&quot;&quot;;&quot;&quot;;SUMIF([.A$2:.A$10000];[.A30];[.F$2:.F$10000]))" office:value-type="float" office:value="953" calcext:value-type="float">
            <text:p>953</text:p>
          </table:table-cell>
          <table:table-cell table:style-name="ce45" table:formula="of:=IF([.A30]=&quot;&quot;;&quot;&quot;;VLOOKUP([.A30];[$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5" calcext:value-type="float">
            <text:p>25</text:p>
          </table:table-cell>
          <table:table-cell table:style-name="ce33" table:formula="of:=IF([.A31]=&quot;&quot;;&quot;&quot;;VLOOKUP([.A31];[$Issues.A$4:.K$9948];4;0))" office:value-type="string" office:string-value="Geocode locs" calcext:value-type="string">
            <text:p>Geocode locs</text:p>
          </table:table-cell>
          <table:table-cell table:style-name="ce35"/>
          <table:table-cell table:style-name="ce38" office:value-type="time" office:time-value="PT06H15M00S" calcext:value-type="time">
            <text:p>06:15:00</text:p>
          </table:table-cell>
          <table:table-cell table:style-name="ce38" office:value-type="time" office:time-value="PT08H02M13.542S" calcext:value-type="time">
            <text:p>08:02:14</text:p>
          </table:table-cell>
          <table:table-cell table:style-name="ce43" table:formula="of:=IF([.E31]=&quot;&quot;;&quot;&quot;;([.E31]-[.D31])*24*60)" office:value-type="float" office:value="107.2257" calcext:value-type="float">
            <text:p>107</text:p>
          </table:table-cell>
          <table:table-cell table:style-name="ce43" table:formula="of:=IF([.F31]=&quot;&quot;;&quot;&quot;;SUMIF([.A$2:.A$10000];[.A31];[.F$2:.F$10000]))" office:value-type="float" office:value="516.586533333333" calcext:value-type="float">
            <text:p>517</text:p>
          </table:table-cell>
          <table:table-cell table:style-name="ce45" table:formula="of:=IF([.A31]=&quot;&quot;;&quot;&quot;;VLOOKUP([.A31];[$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25" calcext:value-type="float">
            <text:p>25</text:p>
          </table:table-cell>
          <table:table-cell table:style-name="ce33" table:formula="of:=IF([.A32]=&quot;&quot;;&quot;&quot;;VLOOKUP([.A32];[$Issues.A$4:.K$9948];4;0))" office:value-type="string" office:string-value="Geocode locs" calcext:value-type="string">
            <text:p>Geocode locs</text:p>
          </table:table-cell>
          <table:table-cell table:style-name="ce35"/>
          <table:table-cell table:style-name="ce38" office:value-type="time" office:time-value="PT08H57M22.443S" calcext:value-type="time">
            <text:p>08:57:22</text:p>
          </table:table-cell>
          <table:table-cell table:style-name="ce38" office:value-type="time" office:time-value="PT09H30M00S" calcext:value-type="time">
            <text:p>09:30:00</text:p>
          </table:table-cell>
          <table:table-cell table:style-name="ce43" table:formula="of:=IF([.E32]=&quot;&quot;;&quot;&quot;;([.E32]-[.D32])*24*60)" office:value-type="float" office:value="32.6259500000001" calcext:value-type="float">
            <text:p>33</text:p>
          </table:table-cell>
          <table:table-cell table:style-name="ce43" table:formula="of:=IF([.F32]=&quot;&quot;;&quot;&quot;;SUMIF([.A$2:.A$10000];[.A32];[.F$2:.F$10000]))" office:value-type="float" office:value="516.586533333333" calcext:value-type="float">
            <text:p>517</text:p>
          </table:table-cell>
          <table:table-cell table:style-name="ce45" table:formula="of:=IF([.A32]=&quot;&quot;;&quot;&quot;;VLOOKUP([.A32];[$Issues.A$4:.L$9948];11;0))" office:value-type="string" office:string-value="Complete" calcext:value-type="string">
            <text:p>Complete</text:p>
          </table:table-cell>
          <table:table-cell office:value-type="string" calcext:value-type="string">
            <text:p>At Stewart Toyota</text:p>
          </table:table-cell>
          <table:table-cell table:number-columns-repeated="1015"/>
        </table:table-row>
        <table:table-row table:style-name="ro2">
          <table:table-cell office:value-type="float" office:value="25" calcext:value-type="float">
            <text:p>25</text:p>
          </table:table-cell>
          <table:table-cell table:style-name="ce33" table:formula="of:=IF([.A33]=&quot;&quot;;&quot;&quot;;VLOOKUP([.A33];[$Issues.A$4:.K$9948];4;0))" office:value-type="string" office:string-value="Geocode locs" calcext:value-type="string">
            <text:p>Geocode locs</text:p>
          </table:table-cell>
          <table:table-cell table:style-name="ce35"/>
          <table:table-cell table:style-name="ce38" office:value-type="time" office:time-value="PT09H45M00S" calcext:value-type="time">
            <text:p>09:45:00</text:p>
          </table:table-cell>
          <table:table-cell table:style-name="ce38" office:value-type="time" office:time-value="PT13H35M00S" calcext:value-type="time">
            <text:p>13:35:00</text:p>
          </table:table-cell>
          <table:table-cell table:style-name="ce43" table:formula="of:=IF([.E33]=&quot;&quot;;&quot;&quot;;([.E33]-[.D33])*24*60)" office:value-type="float" office:value="230" calcext:value-type="float">
            <text:p>230</text:p>
          </table:table-cell>
          <table:table-cell table:style-name="ce43" table:formula="of:=IF([.F33]=&quot;&quot;;&quot;&quot;;SUMIF([.A$2:.A$10000];[.A33];[.F$2:.F$10000]))" office:value-type="float" office:value="516.586533333333" calcext:value-type="float">
            <text:p>517</text:p>
          </table:table-cell>
          <table:table-cell table:style-name="ce45" table:formula="of:=IF([.A33]=&quot;&quot;;&quot;&quot;;VLOOKUP([.A33];[$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5" calcext:value-type="float">
            <text:p>25</text:p>
          </table:table-cell>
          <table:table-cell table:style-name="ce33" table:formula="of:=IF([.A34]=&quot;&quot;;&quot;&quot;;VLOOKUP([.A34];[$Issues.A$4:.K$9948];4;0))" office:value-type="string" office:string-value="Geocode locs" calcext:value-type="string">
            <text:p>Geocode locs</text:p>
          </table:table-cell>
          <table:table-cell table:style-name="ce35"/>
          <table:table-cell table:style-name="ce38" office:value-type="time" office:time-value="PT16H30M00S" calcext:value-type="time">
            <text:p>16:30:00</text:p>
          </table:table-cell>
          <table:table-cell table:style-name="ce38" office:value-type="time" office:time-value="PT18H15M00S" calcext:value-type="time">
            <text:p>18:15:00</text:p>
          </table:table-cell>
          <table:table-cell table:style-name="ce43" table:formula="of:=IF([.E34]=&quot;&quot;;&quot;&quot;;([.E34]-[.D34])*24*60)" office:value-type="float" office:value="105" calcext:value-type="float">
            <text:p>105</text:p>
          </table:table-cell>
          <table:table-cell table:style-name="ce43" table:formula="of:=IF([.F34]=&quot;&quot;;&quot;&quot;;SUMIF([.A$2:.A$10000];[.A34];[.F$2:.F$10000]))" office:value-type="float" office:value="516.586533333333" calcext:value-type="float">
            <text:p>517</text:p>
          </table:table-cell>
          <table:table-cell table:style-name="ce45" table:formula="of:=IF([.A34]=&quot;&quot;;&quot;&quot;;VLOOKUP([.A34];[$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18" calcext:value-type="float">
            <text:p>18</text:p>
          </table:table-cell>
          <table:table-cell table:style-name="ce33" table:formula="of:=IF([.A35]=&quot;&quot;;&quot;&quot;;VLOOKUP([.A35];[$Issues.A$4:.K$9948];4;0))" office:value-type="string" office:string-value="Hand scraped pc" calcext:value-type="string">
            <text:p>Hand scraped pc</text:p>
          </table:table-cell>
          <table:table-cell table:style-name="ce35"/>
          <table:table-cell table:style-name="ce38" office:value-type="time" office:time-value="PT19H15M00S" calcext:value-type="time">
            <text:p>19:15:00</text:p>
          </table:table-cell>
          <table:table-cell table:style-name="ce38" office:value-type="time" office:time-value="PT21H20M00S" calcext:value-type="time">
            <text:p>21:20:00</text:p>
          </table:table-cell>
          <table:table-cell table:style-name="ce43" table:formula="of:=IF([.E35]=&quot;&quot;;&quot;&quot;;([.E35]-[.D35])*24*60)" office:value-type="float" office:value="125" calcext:value-type="float">
            <text:p>125</text:p>
          </table:table-cell>
          <table:table-cell table:style-name="ce43" table:formula="of:=IF([.F35]=&quot;&quot;;&quot;&quot;;SUMIF([.A$2:.A$10000];[.A35];[.F$2:.F$10000]))" office:value-type="float" office:value="153.934033333334" calcext:value-type="float">
            <text:p>154</text:p>
          </table:table-cell>
          <table:table-cell table:style-name="ce45" table:formula="of:=IF([.A35]=&quot;&quot;;&quot;&quot;;VLOOKUP([.A35];[$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7" calcext:value-type="float">
            <text:p>27</text:p>
          </table:table-cell>
          <table:table-cell table:style-name="ce33" table:formula="of:=IF([.A36]=&quot;&quot;;&quot;&quot;;VLOOKUP([.A36];[$Issues.A$4:.K$9948];4;0))" office:value-type="string" office:string-value="Fix HOLTZ" calcext:value-type="string">
            <text:p>Fix HOLTZ</text:p>
          </table:table-cell>
          <table:table-cell table:style-name="ce35"/>
          <table:table-cell table:style-name="ce38" office:value-type="time" office:time-value="PT08H42M26.738S" calcext:value-type="time">
            <text:p>08:42:27</text:p>
          </table:table-cell>
          <table:table-cell table:style-name="ce38" office:value-type="time" office:time-value="PT10H10M00S" calcext:value-type="time">
            <text:p>10:10:00</text:p>
          </table:table-cell>
          <table:table-cell table:style-name="ce43" table:formula="of:=IF([.E36]=&quot;&quot;;&quot;&quot;;([.E36]-[.D36])*24*60)" office:value-type="float" office:value="87.5543666666675" calcext:value-type="float">
            <text:p>88</text:p>
          </table:table-cell>
          <table:table-cell table:style-name="ce43" table:formula="of:=IF([.F36]=&quot;&quot;;&quot;&quot;;SUMIF([.A$2:.A$10000];[.A36];[.F$2:.F$10000]))" office:value-type="float" office:value="87.5543666666675" calcext:value-type="float">
            <text:p>88</text:p>
          </table:table-cell>
          <table:table-cell table:style-name="ce45" table:formula="of:=IF([.A36]=&quot;&quot;;&quot;&quot;;VLOOKUP([.A36];[$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6" calcext:value-type="float">
            <text:p>26</text:p>
          </table:table-cell>
          <table:table-cell table:style-name="ce33" table:formula="of:=IF([.A37]=&quot;&quot;;&quot;&quot;;VLOOKUP([.A37];[$Issues.A$4:.K$9948];4;0))" office:value-type="string" office:string-value="Group as other" calcext:value-type="string">
            <text:p>Group as other</text:p>
          </table:table-cell>
          <table:table-cell table:style-name="ce35"/>
          <table:table-cell table:style-name="ce38" office:value-type="time" office:time-value="PT10H35M00S" calcext:value-type="time">
            <text:p>10:35:00</text:p>
          </table:table-cell>
          <table:table-cell table:style-name="ce38" office:value-type="time" office:time-value="PT12H45M00S" calcext:value-type="time">
            <text:p>12:45:00</text:p>
          </table:table-cell>
          <table:table-cell table:style-name="ce43" table:formula="of:=IF([.E37]=&quot;&quot;;&quot;&quot;;([.E37]-[.D37])*24*60)" office:value-type="float" office:value="130" calcext:value-type="float">
            <text:p>130</text:p>
          </table:table-cell>
          <table:table-cell table:style-name="ce43" table:formula="of:=IF([.F37]=&quot;&quot;;&quot;&quot;;SUMIF([.A$2:.A$10000];[.A37];[.F$2:.F$10000]))" office:value-type="float" office:value="130" calcext:value-type="float">
            <text:p>130</text:p>
          </table:table-cell>
          <table:table-cell table:style-name="ce45" table:formula="of:=IF([.A37]=&quot;&quot;;&quot;&quot;;VLOOKUP([.A37];[$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5" calcext:value-type="float">
            <text:p>25</text:p>
          </table:table-cell>
          <table:table-cell table:style-name="ce33" table:formula="of:=IF([.A38]=&quot;&quot;;&quot;&quot;;VLOOKUP([.A38];[$Issues.A$4:.K$9948];4;0))" office:value-type="string" office:string-value="Geocode locs" calcext:value-type="string">
            <text:p>Geocode locs</text:p>
          </table:table-cell>
          <table:table-cell table:style-name="ce35"/>
          <table:table-cell table:style-name="ce38" office:value-type="time" office:time-value="PT13H18M15.907S" calcext:value-type="time">
            <text:p>13:18:16</text:p>
          </table:table-cell>
          <table:table-cell table:style-name="ce38" office:value-type="time" office:time-value="PT14H00M00S" calcext:value-type="time">
            <text:p>14:00:00</text:p>
          </table:table-cell>
          <table:table-cell table:style-name="ce43" table:formula="of:=IF([.E38]=&quot;&quot;;&quot;&quot;;([.E38]-[.D38])*24*60)" office:value-type="float" office:value="41.7348833333334" calcext:value-type="float">
            <text:p>42</text:p>
          </table:table-cell>
          <table:table-cell table:style-name="ce43" table:formula="of:=IF([.F38]=&quot;&quot;;&quot;&quot;;SUMIF([.A$2:.A$10000];[.A38];[.F$2:.F$10000]))" office:value-type="float" office:value="516.586533333333" calcext:value-type="float">
            <text:p>517</text:p>
          </table:table-cell>
          <table:table-cell table:style-name="ce45" table:formula="of:=IF([.A38]=&quot;&quot;;&quot;&quot;;VLOOKUP([.A38];[$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28" calcext:value-type="float">
            <text:p>28</text:p>
          </table:table-cell>
          <table:table-cell table:style-name="ce33" table:formula="of:=IF([.A39]=&quot;&quot;;&quot;&quot;;VLOOKUP([.A39];[$Issues.A$4:.K$9948];4;0))" office:value-type="string" office:string-value="Sort geocode JSON attributes" calcext:value-type="string">
            <text:p>Sort geocode JSON attributes</text:p>
          </table:table-cell>
          <table:table-cell table:style-name="ce35"/>
          <table:table-cell table:style-name="ce38" office:value-type="time" office:time-value="PT14H00M00S" calcext:value-type="time">
            <text:p>14:00:00</text:p>
          </table:table-cell>
          <table:table-cell table:style-name="ce39" office:value-type="time" office:time-value="PT14H33M49.936S" calcext:value-type="time">
            <text:p>14:33:50</text:p>
          </table:table-cell>
          <table:table-cell table:style-name="ce43" table:formula="of:=IF([.E39]=&quot;&quot;;&quot;&quot;;([.E39]-[.D39])*24*60)" office:value-type="float" office:value="33.8322666666667" calcext:value-type="float">
            <text:p>34</text:p>
          </table:table-cell>
          <table:table-cell table:style-name="ce43" table:formula="of:=IF([.F39]=&quot;&quot;;&quot;&quot;;SUMIF([.A$2:.A$10000];[.A39];[.F$2:.F$10000]))" office:value-type="float" office:value="33.8322666666667" calcext:value-type="float">
            <text:p>34</text:p>
          </table:table-cell>
          <table:table-cell table:style-name="ce45" table:formula="of:=IF([.A39]=&quot;&quot;;&quot;&quot;;VLOOKUP([.A39];[$Issues.A$4:.L$9948];11;0))" office:value-type="string" office:string-value="Dropped" calcext:value-type="string">
            <text:p>Dropped</text:p>
          </table:table-cell>
          <table:table-cell table:style-name="ce48"/>
          <table:table-cell table:number-columns-repeated="1015"/>
        </table:table-row>
        <table:table-row table:style-name="ro4">
          <table:table-cell office:value-type="float" office:value="29" calcext:value-type="float">
            <text:p>29</text:p>
          </table:table-cell>
          <table:table-cell table:style-name="ce33" table:formula="of:=IF([.A40]=&quot;&quot;;&quot;&quot;;VLOOKUP([.A40];[$Issues.A$4:.K$9948];4;0))" office:value-type="string" office:string-value="Multiple geocode results" calcext:value-type="string">
            <text:p>Multiple geocode results</text:p>
          </table:table-cell>
          <table:table-cell table:style-name="ce35"/>
          <table:table-cell table:style-name="ce38" office:value-type="time" office:time-value="PT16H36M46.972S" calcext:value-type="time">
            <text:p>16:36:47</text:p>
          </table:table-cell>
          <table:table-cell table:style-name="ce38" office:value-type="time" office:time-value="PT18H25M15.606S" calcext:value-type="time">
            <text:p>18:25:16</text:p>
          </table:table-cell>
          <table:table-cell table:style-name="ce43" table:formula="of:=IF([.E40]=&quot;&quot;;&quot;&quot;;([.E40]-[.D40])*24*60)" office:value-type="float" office:value="108.477233333333" calcext:value-type="float">
            <text:p>108</text:p>
          </table:table-cell>
          <table:table-cell table:style-name="ce43" table:formula="of:=IF([.F40]=&quot;&quot;;&quot;&quot;;SUMIF([.A$2:.A$10000];[.A40];[.F$2:.F$10000]))" office:value-type="float" office:value="108.477233333333" calcext:value-type="float">
            <text:p>108</text:p>
          </table:table-cell>
          <table:table-cell table:style-name="ce45" table:formula="of:=IF([.A40]=&quot;&quot;;&quot;&quot;;VLOOKUP([.A40];[$Issues.A$4:.L$9948];11;0))" office:value-type="string" office:string-value="Complete" calcext:value-type="string">
            <text:p>Complete</text:p>
          </table:table-cell>
          <table:table-cell office:value-type="string" calcext:value-type="string">
            <text:p>Refined geocoder to pick the best result or warn if none</text:p>
          </table:table-cell>
          <table:table-cell table:number-columns-repeated="1015"/>
        </table:table-row>
        <table:table-row table:style-name="ro2">
          <table:table-cell office:value-type="float" office:value="30" calcext:value-type="float">
            <text:p>30</text:p>
          </table:table-cell>
          <table:table-cell table:style-name="ce33" table:formula="of:=IF([.A41]=&quot;&quot;;&quot;&quot;;VLOOKUP([.A41];[$Issues.A$4:.K$9948];4;0))" office:value-type="string" office:string-value="Check geocoding issues" calcext:value-type="string">
            <text:p>Check geocoding issues</text:p>
          </table:table-cell>
          <table:table-cell table:style-name="ce35"/>
          <table:table-cell table:style-name="ce38" office:value-type="time" office:time-value="PT19H15M00S" calcext:value-type="time">
            <text:p>19:15:00</text:p>
          </table:table-cell>
          <table:table-cell table:style-name="ce38" office:value-type="time" office:time-value="PT20H16M52.674S" calcext:value-type="time">
            <text:p>20:16:53</text:p>
          </table:table-cell>
          <table:table-cell table:style-name="ce43" table:formula="of:=IF([.E41]=&quot;&quot;;&quot;&quot;;([.E41]-[.D41])*24*60)" office:value-type="float" office:value="61.8778999999998" calcext:value-type="float">
            <text:p>62</text:p>
          </table:table-cell>
          <table:table-cell table:style-name="ce43" table:formula="of:=IF([.F41]=&quot;&quot;;&quot;&quot;;SUMIF([.A$2:.A$10000];[.A41];[.F$2:.F$10000]))" office:value-type="float" office:value="345.79635" calcext:value-type="float">
            <text:p>346</text:p>
          </table:table-cell>
          <table:table-cell table:style-name="ce45" table:formula="of:=IF([.A41]=&quot;&quot;;&quot;&quot;;VLOOKUP([.A41];[$Issues.A$4:.L$9948];11;0))" office:value-type="string" office:string-value="In progress" calcext:value-type="string">
            <text:p>In progress</text:p>
          </table:table-cell>
          <table:table-cell table:style-name="ce48"/>
          <table:table-cell table:number-columns-repeated="1015"/>
        </table:table-row>
        <table:table-row table:style-name="ro2">
          <table:table-cell office:value-type="float" office:value="31" calcext:value-type="float">
            <text:p>31</text:p>
          </table:table-cell>
          <table:table-cell table:style-name="ce33" table:formula="of:=IF([.A42]=&quot;&quot;;&quot;&quot;;VLOOKUP([.A42];[$Issues.A$4:.K$9948];4;0))" office:value-type="string" office:string-value="Sutho" calcext:value-type="string">
            <text:p>Sutho</text:p>
          </table:table-cell>
          <table:table-cell table:style-name="ce35"/>
          <table:table-cell table:style-name="ce38" office:value-type="time" office:time-value="PT08H05M18.92S" calcext:value-type="time">
            <text:p>08:05:19</text:p>
          </table:table-cell>
          <table:table-cell table:style-name="ce38" office:value-type="time" office:time-value="PT08H38M53.675S" calcext:value-type="time">
            <text:p>08:38:54</text:p>
          </table:table-cell>
          <table:table-cell table:style-name="ce43" table:formula="of:=IF([.E42]=&quot;&quot;;&quot;&quot;;([.E42]-[.D42])*24*60)" office:value-type="float" office:value="33.5792499999998" calcext:value-type="float">
            <text:p>34</text:p>
          </table:table-cell>
          <table:table-cell table:style-name="ce43" table:formula="of:=IF([.F42]=&quot;&quot;;&quot;&quot;;SUMIF([.A$2:.A$10000];[.A42];[.F$2:.F$10000]))" office:value-type="float" office:value="33.5792499999998" calcext:value-type="float">
            <text:p>34</text:p>
          </table:table-cell>
          <table:table-cell table:style-name="ce45" table:formula="of:=IF([.A42]=&quot;&quot;;&quot;&quot;;VLOOKUP([.A42];[$Issues.A$4:.L$9948];11;0))" office:value-type="string" office:string-value="Complete" calcext:value-type="string">
            <text:p>Complete</text:p>
          </table:table-cell>
          <table:table-cell table:style-name="ce48"/>
          <table:table-cell table:number-columns-repeated="1015"/>
        </table:table-row>
        <table:table-row table:style-name="ro4">
          <table:table-cell table:style-name="ce4" office:value-type="float" office:value="32" calcext:value-type="float">
            <text:p>32</text:p>
          </table:table-cell>
          <table:table-cell table:style-name="ce33" table:formula="of:=IF([.A43]=&quot;&quot;;&quot;&quot;;VLOOKUP([.A43];[$Issues.A$4:.K$9948];4;0))" office:value-type="string" office:string-value="Flatten line symbol" calcext:value-type="string">
            <text:p>Flatten line symbol</text:p>
          </table:table-cell>
          <table:table-cell table:style-name="ce35"/>
          <table:table-cell table:style-name="ce38" office:value-type="time" office:time-value="PT08H39M45.827S" calcext:value-type="time">
            <text:p>08:39:46</text:p>
          </table:table-cell>
          <table:table-cell table:style-name="ce38" office:value-type="time" office:time-value="PT09H09M00S" calcext:value-type="time">
            <text:p>09:09:00</text:p>
          </table:table-cell>
          <table:table-cell table:style-name="ce43" table:formula="of:=IF([.E43]=&quot;&quot;;&quot;&quot;;([.E43]-[.D43])*24*60)" office:value-type="float" office:value="29.2362166666669" calcext:value-type="float">
            <text:p>29</text:p>
          </table:table-cell>
          <table:table-cell table:style-name="ce43" table:formula="of:=IF([.F43]=&quot;&quot;;&quot;&quot;;SUMIF([.A$2:.A$10000];[.A43];[.F$2:.F$10000]))" office:value-type="float" office:value="29.2362166666669" calcext:value-type="float">
            <text:p>29</text:p>
          </table:table-cell>
          <table:table-cell table:style-name="ce45" table:formula="of:=IF([.A43]=&quot;&quot;;&quot;&quot;;VLOOKUP([.A43];[$Issues.A$4:.L$9948];11;0))" office:value-type="string" office:string-value="Complete" calcext:value-type="string">
            <text:p>Complete</text:p>
          </table:table-cell>
          <table:table-cell table:style-name="ce15" office:value-type="string" calcext:value-type="string">
            <text:p>Done with addition of renderer</text:p>
          </table:table-cell>
          <table:table-cell table:number-columns-repeated="1015"/>
        </table:table-row>
        <table:table-row table:style-name="ro4">
          <table:table-cell table:style-name="ce4" office:value-type="float" office:value="16" calcext:value-type="float">
            <text:p>16</text:p>
          </table:table-cell>
          <table:table-cell table:style-name="ce33" table:formula="of:=IF([.A44]=&quot;&quot;;&quot;&quot;;VLOOKUP([.A44];[$Issues.A$4:.K$9948];4;0))" office:value-type="string" office:string-value="Add labels" calcext:value-type="string">
            <text:p>Add labels</text:p>
          </table:table-cell>
          <table:table-cell table:style-name="ce35"/>
          <table:table-cell table:style-name="ce38" office:value-type="time" office:time-value="PT09H09M00S" calcext:value-type="time">
            <text:p>09:09:00</text:p>
          </table:table-cell>
          <table:table-cell table:style-name="ce38" office:value-type="time" office:time-value="PT11H17M51.834S" calcext:value-type="time">
            <text:p>11:17:52</text:p>
          </table:table-cell>
          <table:table-cell table:style-name="ce43" table:formula="of:=IF([.E44]=&quot;&quot;;&quot;&quot;;([.E44]-[.D44])*24*60)" office:value-type="float" office:value="128.863899999999" calcext:value-type="float">
            <text:p>129</text:p>
          </table:table-cell>
          <table:table-cell table:style-name="ce43" table:formula="of:=IF([.F44]=&quot;&quot;;&quot;&quot;;SUMIF([.A$2:.A$10000];[.A44];[.F$2:.F$10000]))" office:value-type="float" office:value="128.863899999999" calcext:value-type="float">
            <text:p>129</text:p>
          </table:table-cell>
          <table:table-cell table:style-name="ce45" table:formula="of:=IF([.A44]=&quot;&quot;;&quot;&quot;;VLOOKUP([.A44];[$Issues.A$4:.L$9948];11;0))" office:value-type="string" office:string-value="Complete" calcext:value-type="string">
            <text:p>Complete</text:p>
          </table:table-cell>
          <table:table-cell office:value-type="string" calcext:value-type="string">
            <text:p>Stymied because need to retreat from ArcGIS for JS v4.0 to v3.16</text:p>
          </table:table-cell>
          <table:table-cell table:number-columns-repeated="1015"/>
        </table:table-row>
        <table:table-row table:style-name="ro2">
          <table:table-cell table:style-name="ce4" office:value-type="float" office:value="35" calcext:value-type="float">
            <text:p>35</text:p>
          </table:table-cell>
          <table:table-cell table:style-name="ce33" table:formula="of:=IF([.A45]=&quot;&quot;;&quot;&quot;;VLOOKUP([.A45];[$Issues.A$4:.K$9948];4;0))" office:value-type="string" office:string-value="No labels in ArcGIS for JS v4" calcext:value-type="string">
            <text:p>No labels in ArcGIS for JS v4</text:p>
          </table:table-cell>
          <table:table-cell table:style-name="ce35"/>
          <table:table-cell table:style-name="ce38" office:value-type="time" office:time-value="PT10H30M00S" calcext:value-type="time">
            <text:p>10:30:00</text:p>
          </table:table-cell>
          <table:table-cell table:style-name="ce38" office:value-type="time" office:time-value="PT11H17M51.834S" calcext:value-type="time">
            <text:p>11:17:52</text:p>
          </table:table-cell>
          <table:table-cell table:style-name="ce43" table:formula="of:=IF([.E45]=&quot;&quot;;&quot;&quot;;([.E45]-[.D45])*24*60)" office:value-type="float" office:value="47.8638999999999" calcext:value-type="float">
            <text:p>48</text:p>
          </table:table-cell>
          <table:table-cell table:style-name="ce43" table:formula="of:=IF([.F45]=&quot;&quot;;&quot;&quot;;SUMIF([.A$2:.A$10000];[.A45];[.F$2:.F$10000]))" office:value-type="float" office:value="102.819683333333" calcext:value-type="float">
            <text:p>103</text:p>
          </table:table-cell>
          <table:table-cell table:style-name="ce45" table:formula="of:=IF([.A45]=&quot;&quot;;&quot;&quot;;VLOOKUP([.A45];[$Issues.A$4:.L$9948];11;0))" office:value-type="string" office:string-value="Complete" calcext:value-type="string">
            <text:p>Complete</text:p>
          </table:table-cell>
          <table:table-cell table:style-name="ce48"/>
          <table:table-cell table:number-columns-repeated="1015"/>
        </table:table-row>
        <table:table-row table:style-name="ro2">
          <table:table-cell table:style-name="ce4" office:value-type="float" office:value="35" calcext:value-type="float">
            <text:p>35</text:p>
          </table:table-cell>
          <table:table-cell table:style-name="ce33" table:formula="of:=IF([.A46]=&quot;&quot;;&quot;&quot;;VLOOKUP([.A46];[$Issues.A$4:.K$9948];4;0))" office:value-type="string" office:string-value="No labels in ArcGIS for JS v4" calcext:value-type="string">
            <text:p>No labels in ArcGIS for JS v4</text:p>
          </table:table-cell>
          <table:table-cell table:style-name="ce35"/>
          <table:table-cell table:style-name="ce38" office:value-type="time" office:time-value="PT13H51M11.064S" calcext:value-type="time">
            <text:p>13:51:11</text:p>
          </table:table-cell>
          <table:table-cell table:style-name="ce38" office:value-type="time" office:time-value="PT14H46M08.411S" calcext:value-type="time">
            <text:p>14:46:08</text:p>
          </table:table-cell>
          <table:table-cell table:style-name="ce43" table:formula="of:=IF([.E46]=&quot;&quot;;&quot;&quot;;([.E46]-[.D46])*24*60)" office:value-type="float" office:value="54.9557833333333" calcext:value-type="float">
            <text:p>55</text:p>
          </table:table-cell>
          <table:table-cell table:style-name="ce43" table:formula="of:=IF([.F46]=&quot;&quot;;&quot;&quot;;SUMIF([.A$2:.A$10000];[.A46];[.F$2:.F$10000]))" office:value-type="float" office:value="102.819683333333" calcext:value-type="float">
            <text:p>103</text:p>
          </table:table-cell>
          <table:table-cell table:style-name="ce45" table:formula="of:=IF([.A46]=&quot;&quot;;&quot;&quot;;VLOOKUP([.A46];[$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36" calcext:value-type="float">
            <text:p>36</text:p>
          </table:table-cell>
          <table:table-cell table:style-name="ce33" table:formula="of:=IF([.A47]=&quot;&quot;;&quot;&quot;;VLOOKUP([.A47];[$Issues.A$4:.K$9948];4;0))" office:value-type="string" office:string-value="Refine home button" calcext:value-type="string">
            <text:p>Refine home button</text:p>
          </table:table-cell>
          <table:table-cell table:style-name="ce35"/>
          <table:table-cell table:style-name="ce38" office:value-type="time" office:time-value="PT14H46M08.411S" calcext:value-type="time">
            <text:p>14:46:08</text:p>
          </table:table-cell>
          <table:table-cell table:style-name="ce38" office:value-type="time" office:time-value="PT15H57M09.496S" calcext:value-type="time">
            <text:p>15:57:09</text:p>
          </table:table-cell>
          <table:table-cell table:style-name="ce43" table:formula="of:=IF([.E47]=&quot;&quot;;&quot;&quot;;([.E47]-[.D47])*24*60)" office:value-type="float" office:value="71.0180833333332" calcext:value-type="float">
            <text:p>71</text:p>
          </table:table-cell>
          <table:table-cell table:style-name="ce43" table:formula="of:=IF([.F47]=&quot;&quot;;&quot;&quot;;SUMIF([.A$2:.A$10000];[.A47];[.F$2:.F$10000]))" office:value-type="float" office:value="71.0180833333332" calcext:value-type="float">
            <text:p>71</text:p>
          </table:table-cell>
          <table:table-cell table:style-name="ce45" table:formula="of:=IF([.A47]=&quot;&quot;;&quot;&quot;;VLOOKUP([.A47];[$Issues.A$4:.L$9948];11;0))" office:value-type="string" office:string-value="Complete" calcext:value-type="string">
            <text:p>Complete</text:p>
          </table:table-cell>
          <table:table-cell table:style-name="ce48"/>
          <table:table-cell table:number-columns-repeated="1015"/>
        </table:table-row>
        <table:table-row table:style-name="ro2">
          <table:table-cell table:style-name="ce5" office:value-type="float" office:value="33" calcext:value-type="float">
            <text:p>33</text:p>
          </table:table-cell>
          <table:table-cell table:style-name="ce33" table:formula="of:=IF([.A48]=&quot;&quot;;&quot;&quot;;VLOOKUP([.A48];[$Issues.A$4:.K$9948];4;0))" office:value-type="string" office:string-value="Map background" calcext:value-type="string">
            <text:p>Map background</text:p>
          </table:table-cell>
          <table:table-cell table:style-name="ce35"/>
          <table:table-cell table:style-name="ce38" office:value-type="time" office:time-value="PT15H57M09.496S" calcext:value-type="time">
            <text:p>15:57:09</text:p>
          </table:table-cell>
          <table:table-cell table:style-name="ce38" office:value-type="time" office:time-value="PT16H16M38.372S" calcext:value-type="time">
            <text:p>16:16:38</text:p>
          </table:table-cell>
          <table:table-cell table:style-name="ce43" table:formula="of:=IF([.E48]=&quot;&quot;;&quot;&quot;;([.E48]-[.D48])*24*60)" office:value-type="float" office:value="19.4812666666666" calcext:value-type="float">
            <text:p>19</text:p>
          </table:table-cell>
          <table:table-cell table:style-name="ce43" table:formula="of:=IF([.F48]=&quot;&quot;;&quot;&quot;;SUMIF([.A$2:.A$10000];[.A48];[.F$2:.F$10000]))" office:value-type="float" office:value="19.4812666666666" calcext:value-type="float">
            <text:p>19</text:p>
          </table:table-cell>
          <table:table-cell table:style-name="ce45" table:formula="of:=IF([.A48]=&quot;&quot;;&quot;&quot;;VLOOKUP([.A48];[$Issues.A$4:.L$9948];11;0))" office:value-type="string" office:string-value="Complete" calcext:value-type="string">
            <text:p>Complete</text:p>
          </table:table-cell>
          <table:table-cell table:style-name="ce48"/>
          <table:table-cell table:number-columns-repeated="1015"/>
        </table:table-row>
        <table:table-row table:style-name="ro2">
          <table:table-cell table:style-name="ce4" office:value-type="float" office:value="17" calcext:value-type="float">
            <text:p>17</text:p>
          </table:table-cell>
          <table:table-cell table:style-name="ce33" table:formula="of:=IF([.A49]=&quot;&quot;;&quot;&quot;;VLOOKUP([.A49];[$Issues.A$4:.K$9948];4;0))" office:value-type="string" office:string-value="Query layer" calcext:value-type="string">
            <text:p>Query layer</text:p>
          </table:table-cell>
          <table:table-cell table:style-name="ce35"/>
          <table:table-cell table:style-name="ce38" office:value-type="time" office:time-value="PT16H40M26.365S" calcext:value-type="time">
            <text:p>16:40:26</text:p>
          </table:table-cell>
          <table:table-cell table:style-name="ce38" office:value-type="time" office:time-value="PT18H01M32.982S" calcext:value-type="time">
            <text:p>18:01:33</text:p>
          </table:table-cell>
          <table:table-cell table:style-name="ce43" table:formula="of:=IF([.E49]=&quot;&quot;;&quot;&quot;;([.E49]-[.D49])*24*60)" office:value-type="float" office:value="81.1102833333332" calcext:value-type="float">
            <text:p>81</text:p>
          </table:table-cell>
          <table:table-cell table:style-name="ce43" table:formula="of:=IF([.F49]=&quot;&quot;;&quot;&quot;;SUMIF([.A$2:.A$10000];[.A49];[.F$2:.F$10000]))" office:value-type="float" office:value="202.956016666666" calcext:value-type="float">
            <text:p>203</text:p>
          </table:table-cell>
          <table:table-cell table:style-name="ce45" table:formula="of:=IF([.A49]=&quot;&quot;;&quot;&quot;;VLOOKUP([.A49];[$Issues.A$4:.L$9948];11;0))" office:value-type="string" office:string-value="Complete" calcext:value-type="string">
            <text:p>Complete</text:p>
          </table:table-cell>
          <table:table-cell table:style-name="ce48"/>
          <table:table-cell table:number-columns-repeated="1015"/>
        </table:table-row>
        <table:table-row table:style-name="ro2">
          <table:table-cell table:style-name="ce4" office:value-type="float" office:value="17" calcext:value-type="float">
            <text:p>17</text:p>
          </table:table-cell>
          <table:table-cell table:style-name="ce33" table:formula="of:=IF([.A50]=&quot;&quot;;&quot;&quot;;VLOOKUP([.A50];[$Issues.A$4:.K$9948];4;0))" office:value-type="string" office:string-value="Query layer" calcext:value-type="string">
            <text:p>Query layer</text:p>
          </table:table-cell>
          <table:table-cell table:style-name="ce35"/>
          <table:table-cell table:style-name="ce38" office:value-type="time" office:time-value="PT19H11M47.589S" calcext:value-type="time">
            <text:p>19:11:48</text:p>
          </table:table-cell>
          <table:table-cell table:style-name="ce38" office:value-type="time" office:time-value="PT21H13M38.333S" calcext:value-type="time">
            <text:p>21:13:38</text:p>
          </table:table-cell>
          <table:table-cell table:style-name="ce43" table:formula="of:=IF([.E50]=&quot;&quot;;&quot;&quot;;([.E50]-[.D50])*24*60)" office:value-type="float" office:value="121.845733333333" calcext:value-type="float">
            <text:p>122</text:p>
          </table:table-cell>
          <table:table-cell table:style-name="ce43" table:formula="of:=IF([.F50]=&quot;&quot;;&quot;&quot;;SUMIF([.A$2:.A$10000];[.A50];[.F$2:.F$10000]))" office:value-type="float" office:value="202.956016666666" calcext:value-type="float">
            <text:p>203</text:p>
          </table:table-cell>
          <table:table-cell table:style-name="ce45" table:formula="of:=IF([.A50]=&quot;&quot;;&quot;&quot;;VLOOKUP([.A50];[$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39" calcext:value-type="float">
            <text:p>39</text:p>
          </table:table-cell>
          <table:table-cell table:style-name="ce33" table:formula="of:=IF([.A51]=&quot;&quot;;&quot;&quot;;VLOOKUP([.A51];[$Issues.A$4:.K$9948];4;0))" office:value-type="string" office:string-value="Choice of one locality" calcext:value-type="string">
            <text:p>Choice of one locality</text:p>
          </table:table-cell>
          <table:table-cell table:style-name="ce35"/>
          <table:table-cell table:style-name="ce38" office:value-type="time" office:time-value="PT15H05M30.618S" calcext:value-type="time">
            <text:p>15:05:31</text:p>
          </table:table-cell>
          <table:table-cell table:style-name="ce38" office:value-type="time" office:time-value="PT15H27M53.416S" calcext:value-type="time">
            <text:p>15:27:53</text:p>
          </table:table-cell>
          <table:table-cell table:style-name="ce43" table:formula="of:=IF([.E51]=&quot;&quot;;&quot;&quot;;([.E51]-[.D51])*24*60)" office:value-type="float" office:value="22.3799666666666" calcext:value-type="float">
            <text:p>22</text:p>
          </table:table-cell>
          <table:table-cell table:style-name="ce43" table:formula="of:=IF([.F51]=&quot;&quot;;&quot;&quot;;SUMIF([.A$2:.A$10000];[.A51];[.F$2:.F$10000]))" office:value-type="float" office:value="60.0552833333333" calcext:value-type="float">
            <text:p>60</text:p>
          </table:table-cell>
          <table:table-cell table:style-name="ce45" table:formula="of:=IF([.A51]=&quot;&quot;;&quot;&quot;;VLOOKUP([.A51];[$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39" calcext:value-type="float">
            <text:p>39</text:p>
          </table:table-cell>
          <table:table-cell table:style-name="ce33" table:formula="of:=IF([.A52]=&quot;&quot;;&quot;&quot;;VLOOKUP([.A52];[$Issues.A$4:.K$9948];4;0))" office:value-type="string" office:string-value="Choice of one locality" calcext:value-type="string">
            <text:p>Choice of one locality</text:p>
          </table:table-cell>
          <table:table-cell table:style-name="ce35"/>
          <table:table-cell table:style-name="ce38" office:value-type="time" office:time-value="PT16H09M01.613S" calcext:value-type="time">
            <text:p>16:09:02</text:p>
          </table:table-cell>
          <table:table-cell table:style-name="ce38" office:value-type="time" office:time-value="PT16H40M00S" calcext:value-type="time">
            <text:p>16:40:00</text:p>
          </table:table-cell>
          <table:table-cell table:style-name="ce43" table:formula="of:=IF([.E52]=&quot;&quot;;&quot;&quot;;([.E52]-[.D52])*24*60)" office:value-type="float" office:value="30.9731166666667" calcext:value-type="float">
            <text:p>31</text:p>
          </table:table-cell>
          <table:table-cell table:style-name="ce43" table:formula="of:=IF([.F52]=&quot;&quot;;&quot;&quot;;SUMIF([.A$2:.A$10000];[.A52];[.F$2:.F$10000]))" office:value-type="float" office:value="60.0552833333333" calcext:value-type="float">
            <text:p>60</text:p>
          </table:table-cell>
          <table:table-cell table:style-name="ce45" table:formula="of:=IF([.A52]=&quot;&quot;;&quot;&quot;;VLOOKUP([.A52];[$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1" calcext:value-type="float">
            <text:p>41</text:p>
          </table:table-cell>
          <table:table-cell table:style-name="ce33" table:formula="of:=IF([.A53]=&quot;&quot;;&quot;&quot;;VLOOKUP([.A53];[$Issues.A$4:.K$9948];4;0))" office:value-type="string" office:string-value="Move text logic to showElec" calcext:value-type="string">
            <text:p>Move text logic to showElec</text:p>
          </table:table-cell>
          <table:table-cell table:style-name="ce35"/>
          <table:table-cell table:style-name="ce38" office:value-type="time" office:time-value="PT16H40M00S" calcext:value-type="time">
            <text:p>16:40:00</text:p>
          </table:table-cell>
          <table:table-cell table:style-name="ce38" office:value-type="time" office:time-value="PT17H06M49.307S" calcext:value-type="time">
            <text:p>17:06:49</text:p>
          </table:table-cell>
          <table:table-cell table:style-name="ce43" table:formula="of:=IF([.E53]=&quot;&quot;;&quot;&quot;;([.E53]-[.D53])*24*60)" office:value-type="float" office:value="26.8217833333335" calcext:value-type="float">
            <text:p>27</text:p>
          </table:table-cell>
          <table:table-cell table:style-name="ce43" table:formula="of:=IF([.F53]=&quot;&quot;;&quot;&quot;;SUMIF([.A$2:.A$10000];[.A53];[.F$2:.F$10000]))" office:value-type="float" office:value="26.8217833333335" calcext:value-type="float">
            <text:p>27</text:p>
          </table:table-cell>
          <table:table-cell table:style-name="ce45" table:formula="of:=IF([.A53]=&quot;&quot;;&quot;&quot;;VLOOKUP([.A53];[$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39" calcext:value-type="float">
            <text:p>39</text:p>
          </table:table-cell>
          <table:table-cell table:style-name="ce33" table:formula="of:=IF([.A54]=&quot;&quot;;&quot;&quot;;VLOOKUP([.A54];[$Issues.A$4:.K$9948];4;0))" office:value-type="string" office:string-value="Choice of one locality" calcext:value-type="string">
            <text:p>Choice of one locality</text:p>
          </table:table-cell>
          <table:table-cell table:style-name="ce35"/>
          <table:table-cell table:style-name="ce38" office:value-type="time" office:time-value="PT19H13M03.681S" calcext:value-type="time">
            <text:p>19:13:04</text:p>
          </table:table-cell>
          <table:table-cell table:style-name="ce38" office:value-type="time" office:time-value="PT19H19M45.813S" calcext:value-type="time">
            <text:p>19:19:46</text:p>
          </table:table-cell>
          <table:table-cell table:style-name="ce43" table:formula="of:=IF([.E54]=&quot;&quot;;&quot;&quot;;([.E54]-[.D54])*24*60)" office:value-type="float" office:value="6.70220000000002" calcext:value-type="float">
            <text:p>7</text:p>
          </table:table-cell>
          <table:table-cell table:style-name="ce43" table:formula="of:=IF([.F54]=&quot;&quot;;&quot;&quot;;SUMIF([.A$2:.A$10000];[.A54];[.F$2:.F$10000]))" office:value-type="float" office:value="60.0552833333333" calcext:value-type="float">
            <text:p>60</text:p>
          </table:table-cell>
          <table:table-cell table:style-name="ce45" table:formula="of:=IF([.A54]=&quot;&quot;;&quot;&quot;;VLOOKUP([.A54];[$Issues.A$4:.L$9948];11;0))" office:value-type="string" office:string-value="Complete" calcext:value-type="string">
            <text:p>Complete</text:p>
          </table:table-cell>
          <table:table-cell table:style-name="ce48"/>
          <table:table-cell table:number-columns-repeated="1015"/>
        </table:table-row>
        <table:table-row table:style-name="ro2">
          <table:table-cell table:style-name="ce5" office:value-type="float" office:value="37" calcext:value-type="float">
            <text:p>37</text:p>
          </table:table-cell>
          <table:table-cell table:style-name="ce33" table:formula="of:=IF([.A55]=&quot;&quot;;&quot;&quot;;VLOOKUP([.A55];[$Issues.A$4:.K$9948];4;0))" office:value-type="string" office:string-value="2450 Coffs Harbour" calcext:value-type="string">
            <text:p>2450 Coffs Harbour</text:p>
          </table:table-cell>
          <table:table-cell table:style-name="ce35"/>
          <table:table-cell table:style-name="ce38" office:value-type="time" office:time-value="PT19H25M00S" calcext:value-type="time">
            <text:p>19:25:00</text:p>
          </table:table-cell>
          <table:table-cell table:style-name="ce39" office:value-type="time" office:time-value="PT19H32M50.127S" calcext:value-type="time">
            <text:p>19:32:50</text:p>
          </table:table-cell>
          <table:table-cell table:style-name="ce43" table:formula="of:=IF([.E55]=&quot;&quot;;&quot;&quot;;([.E55]-[.D55])*24*60)" office:value-type="float" office:value="7.83545000000007" calcext:value-type="float">
            <text:p>8</text:p>
          </table:table-cell>
          <table:table-cell table:style-name="ce43" table:formula="of:=IF([.F55]=&quot;&quot;;&quot;&quot;;SUMIF([.A$2:.A$10000];[.A55];[.F$2:.F$10000]))" office:value-type="float" office:value="7.83545000000007" calcext:value-type="float">
            <text:p>8</text:p>
          </table:table-cell>
          <table:table-cell table:style-name="ce45" table:formula="of:=IF([.A55]=&quot;&quot;;&quot;&quot;;VLOOKUP([.A55];[$Issues.A$4:.L$9948];11;0))" office:value-type="string" office:string-value="Complete" calcext:value-type="string">
            <text:p>Complete</text:p>
          </table:table-cell>
          <table:table-cell table:style-name="ce48"/>
          <table:table-cell table:style-name="ce49"/>
          <table:table-cell table:number-columns-repeated="1014"/>
        </table:table-row>
        <table:table-row table:style-name="ro2">
          <table:table-cell table:style-name="ce5" office:value-type="float" office:value="38" calcext:value-type="float">
            <text:p>38</text:p>
          </table:table-cell>
          <table:table-cell table:style-name="ce33" table:formula="of:=IF([.A56]=&quot;&quot;;&quot;&quot;;VLOOKUP([.A56];[$Issues.A$4:.K$9948];4;0))" office:value-type="string" office:string-value="Deer Park" calcext:value-type="string">
            <text:p>Deer Park</text:p>
          </table:table-cell>
          <table:table-cell table:style-name="ce35"/>
          <table:table-cell table:style-name="ce39" office:value-type="time" office:time-value="PT19H32M50.127S" calcext:value-type="time">
            <text:p>19:32:50</text:p>
          </table:table-cell>
          <table:table-cell table:style-name="ce39" office:value-type="time" office:time-value="PT19H56M25.838S" calcext:value-type="time">
            <text:p>19:56:26</text:p>
          </table:table-cell>
          <table:table-cell table:style-name="ce43" table:formula="of:=IF([.E56]=&quot;&quot;;&quot;&quot;;([.E56]-[.D56])*24*60)" office:value-type="float" office:value="23.5951833333332" calcext:value-type="float">
            <text:p>24</text:p>
          </table:table-cell>
          <table:table-cell table:style-name="ce43" table:formula="of:=IF([.F56]=&quot;&quot;;&quot;&quot;;SUMIF([.A$2:.A$10000];[.A56];[.F$2:.F$10000]))" office:value-type="float" office:value="23.5951833333332" calcext:value-type="float">
            <text:p>24</text:p>
          </table:table-cell>
          <table:table-cell table:style-name="ce45" table:formula="of:=IF([.A56]=&quot;&quot;;&quot;&quot;;VLOOKUP([.A56];[$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2" calcext:value-type="float">
            <text:p>42</text:p>
          </table:table-cell>
          <table:table-cell table:style-name="ce33" table:formula="of:=IF([.A57]=&quot;&quot;;&quot;&quot;;VLOOKUP([.A57];[$Issues.A$4:.K$9948];4;0))" office:value-type="string" office:string-value="Sydney 2000" calcext:value-type="string">
            <text:p>Sydney 2000</text:p>
          </table:table-cell>
          <table:table-cell table:style-name="ce35"/>
          <table:table-cell table:style-name="ce39" office:value-type="time" office:time-value="PT19H56M25.838S" calcext:value-type="time">
            <text:p>19:56:26</text:p>
          </table:table-cell>
          <table:table-cell table:style-name="ce38" office:value-type="time" office:time-value="PT21H04M23.978S" calcext:value-type="time">
            <text:p>21:04:24</text:p>
          </table:table-cell>
          <table:table-cell table:style-name="ce43" table:formula="of:=IF([.E57]=&quot;&quot;;&quot;&quot;;([.E57]-[.D57])*24*60)" office:value-type="float" office:value="67.969" calcext:value-type="float">
            <text:p>68</text:p>
          </table:table-cell>
          <table:table-cell table:style-name="ce43" table:formula="of:=IF([.F57]=&quot;&quot;;&quot;&quot;;SUMIF([.A$2:.A$10000];[.A57];[.F$2:.F$10000]))" office:value-type="float" office:value="67.969" calcext:value-type="float">
            <text:p>68</text:p>
          </table:table-cell>
          <table:table-cell table:style-name="ce45" table:formula="of:=IF([.A57]=&quot;&quot;;&quot;&quot;;VLOOKUP([.A57];[$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20" calcext:value-type="float">
            <text:p>20</text:p>
          </table:table-cell>
          <table:table-cell table:style-name="ce33" table:formula="of:=IF([.A58]=&quot;&quot;;&quot;&quot;;VLOOKUP([.A58];[$Issues.A$4:.K$9948];4;0))" office:value-type="string" office:string-value="Elec page" calcext:value-type="string">
            <text:p>Elec page</text:p>
          </table:table-cell>
          <table:table-cell table:style-name="ce35"/>
          <table:table-cell table:style-name="ce38" office:value-type="time" office:time-value="PT08H04M56.326S" calcext:value-type="time">
            <text:p>08:04:56</text:p>
          </table:table-cell>
          <table:table-cell table:style-name="ce38" office:value-type="time" office:time-value="PT10H18M21.419S" calcext:value-type="time">
            <text:p>10:18:21</text:p>
          </table:table-cell>
          <table:table-cell table:style-name="ce43" table:formula="of:=IF([.E58]=&quot;&quot;;&quot;&quot;;([.E58]-[.D58])*24*60)" office:value-type="float" office:value="133.418216666667" calcext:value-type="float">
            <text:p>133</text:p>
          </table:table-cell>
          <table:table-cell table:style-name="ce43" table:formula="of:=IF([.F58]=&quot;&quot;;&quot;&quot;;SUMIF([.A$2:.A$10000];[.A58];[.F$2:.F$10000]))" office:value-type="float" office:value="424.8605" calcext:value-type="float">
            <text:p>425</text:p>
          </table:table-cell>
          <table:table-cell table:style-name="ce45" table:formula="of:=IF([.A58]=&quot;&quot;;&quot;&quot;;VLOOKUP([.A58];[$Issues.A$4:.L$9948];11;0))" office:value-type="string" office:string-value="Complete" calcext:value-type="string">
            <text:p>Complete</text:p>
          </table:table-cell>
          <table:table-cell office:value-type="string" calcext:value-type="string">
            <text:p>Load electorate details from JSON file, add link to electorate profiles</text:p>
          </table:table-cell>
          <table:table-cell table:number-columns-repeated="1015"/>
        </table:table-row>
        <table:table-row table:style-name="ro2">
          <table:table-cell office:value-type="float" office:value="46" calcext:value-type="float">
            <text:p>46</text:p>
          </table:table-cell>
          <table:table-cell table:style-name="ce33" table:formula="of:=IF([.A59]=&quot;&quot;;&quot;&quot;;VLOOKUP([.A59];[$Issues.A$4:.K$9948];4;0))" office:value-type="string" office:string-value="Clean up XMLhttp" calcext:value-type="string">
            <text:p>Clean up XMLhttp</text:p>
          </table:table-cell>
          <table:table-cell table:style-name="ce35"/>
          <table:table-cell table:style-name="ce38" office:value-type="time" office:time-value="PT10H18M27.758S" calcext:value-type="time">
            <text:p>10:18:28</text:p>
          </table:table-cell>
          <table:table-cell table:style-name="ce38" office:value-type="time" office:time-value="PT10H33M35.94S" calcext:value-type="time">
            <text:p>10:33:36</text:p>
          </table:table-cell>
          <table:table-cell table:style-name="ce43" table:formula="of:=IF([.E59]=&quot;&quot;;&quot;&quot;;([.E59]-[.D59])*24*60)" office:value-type="float" office:value="15.1363666666667" calcext:value-type="float">
            <text:p>15</text:p>
          </table:table-cell>
          <table:table-cell table:style-name="ce43" table:formula="of:=IF([.F59]=&quot;&quot;;&quot;&quot;;SUMIF([.A$2:.A$10000];[.A59];[.F$2:.F$10000]))" office:value-type="float" office:value="15.1363666666667" calcext:value-type="float">
            <text:p>15</text:p>
          </table:table-cell>
          <table:table-cell table:style-name="ce45" table:formula="of:=IF([.A59]=&quot;&quot;;&quot;&quot;;VLOOKUP([.A59];[$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20" calcext:value-type="float">
            <text:p>20</text:p>
          </table:table-cell>
          <table:table-cell table:style-name="ce33" table:formula="of:=IF([.A60]=&quot;&quot;;&quot;&quot;;VLOOKUP([.A60];[$Issues.A$4:.K$9948];4;0))" office:value-type="string" office:string-value="Elec page" calcext:value-type="string">
            <text:p>Elec page</text:p>
          </table:table-cell>
          <table:table-cell table:style-name="ce35"/>
          <table:table-cell table:style-name="ce38" office:value-type="time" office:time-value="PT10H34M08.78S" calcext:value-type="time">
            <text:p>10:34:09</text:p>
          </table:table-cell>
          <table:table-cell table:style-name="ce38" office:value-type="time" office:time-value="PT11H05M58.443S" calcext:value-type="time">
            <text:p>11:05:58</text:p>
          </table:table-cell>
          <table:table-cell table:style-name="ce43" table:formula="of:=IF([.E60]=&quot;&quot;;&quot;&quot;;([.E60]-[.D60])*24*60)" office:value-type="float" office:value="31.8277166666668" calcext:value-type="float">
            <text:p>32</text:p>
          </table:table-cell>
          <table:table-cell table:style-name="ce43" table:formula="of:=IF([.F60]=&quot;&quot;;&quot;&quot;;SUMIF([.A$2:.A$10000];[.A60];[.F$2:.F$10000]))" office:value-type="float" office:value="424.8605" calcext:value-type="float">
            <text:p>425</text:p>
          </table:table-cell>
          <table:table-cell table:style-name="ce45" table:formula="of:=IF([.A60]=&quot;&quot;;&quot;&quot;;VLOOKUP([.A60];[$Issues.A$4:.L$9948];11;0))" office:value-type="string" office:string-value="Complete" calcext:value-type="string">
            <text:p>Complete</text:p>
          </table:table-cell>
          <table:table-cell office:value-type="string" calcext:value-type="string">
            <text:p>Show showElec from map as well as from inputPc</text:p>
          </table:table-cell>
          <table:table-cell table:number-columns-repeated="1015"/>
        </table:table-row>
        <table:table-row table:style-name="ro4">
          <table:table-cell office:value-type="float" office:value="30" calcext:value-type="float">
            <text:p>30</text:p>
          </table:table-cell>
          <table:table-cell table:style-name="ce33" table:formula="of:=IF([.A61]=&quot;&quot;;&quot;&quot;;VLOOKUP([.A61];[$Issues.A$4:.K$9948];4;0))" office:value-type="string" office:string-value="Check geocoding issues" calcext:value-type="string">
            <text:p>Check geocoding issues</text:p>
          </table:table-cell>
          <table:table-cell table:style-name="ce35"/>
          <table:table-cell table:style-name="ce38" office:value-type="time" office:time-value="PT11H06M23.568S" calcext:value-type="time">
            <text:p>11:06:24</text:p>
          </table:table-cell>
          <table:table-cell table:style-name="ce38" office:value-type="time" office:time-value="PT13H30M00S" calcext:value-type="time">
            <text:p>13:30:00</text:p>
          </table:table-cell>
          <table:table-cell table:style-name="ce43" table:formula="of:=IF([.E61]=&quot;&quot;;&quot;&quot;;([.E61]-[.D61])*24*60)" office:value-type="float" office:value="143.6072" calcext:value-type="float">
            <text:p>144</text:p>
          </table:table-cell>
          <table:table-cell table:style-name="ce43" table:formula="of:=IF([.F61]=&quot;&quot;;&quot;&quot;;SUMIF([.A$2:.A$10000];[.A61];[.F$2:.F$10000]))" office:value-type="float" office:value="345.79635" calcext:value-type="float">
            <text:p>346</text:p>
          </table:table-cell>
          <table:table-cell table:style-name="ce45" table:formula="of:=IF([.A61]=&quot;&quot;;&quot;&quot;;VLOOKUP([.A61];[$Issues.A$4:.L$9948];11;0))" office:value-type="string" office:string-value="In progress" calcext:value-type="string">
            <text:p>In progress</text:p>
          </table:table-cell>
          <table:table-cell office:value-type="string" calcext:value-type="string">
            <text:p>Train Sarah</text:p>
          </table:table-cell>
          <table:table-cell table:number-columns-repeated="1015"/>
        </table:table-row>
        <table:table-row table:style-name="ro4">
          <table:table-cell office:value-type="float" office:value="20" calcext:value-type="float">
            <text:p>20</text:p>
          </table:table-cell>
          <table:table-cell table:style-name="ce33" table:formula="of:=IF([.A62]=&quot;&quot;;&quot;&quot;;VLOOKUP([.A62];[$Issues.A$4:.K$9948];4;0))" office:value-type="string" office:string-value="Elec page" calcext:value-type="string">
            <text:p>Elec page</text:p>
          </table:table-cell>
          <table:table-cell table:style-name="ce35"/>
          <table:table-cell table:style-name="ce38" office:value-type="time" office:time-value="PT15H02M41.221S" calcext:value-type="time">
            <text:p>15:02:41</text:p>
          </table:table-cell>
          <table:table-cell table:style-name="ce38" office:value-type="time" office:time-value="PT15H21M54.329S" calcext:value-type="time">
            <text:p>15:21:54</text:p>
          </table:table-cell>
          <table:table-cell table:style-name="ce43" table:formula="of:=IF([.E62]=&quot;&quot;;&quot;&quot;;([.E62]-[.D62])*24*60)" office:value-type="float" office:value="19.2184666666667" calcext:value-type="float">
            <text:p>19</text:p>
          </table:table-cell>
          <table:table-cell table:style-name="ce43" table:formula="of:=IF([.F62]=&quot;&quot;;&quot;&quot;;SUMIF([.A$2:.A$10000];[.A62];[.F$2:.F$10000]))" office:value-type="float" office:value="424.8605" calcext:value-type="float">
            <text:p>425</text:p>
          </table:table-cell>
          <table:table-cell table:style-name="ce45" table:formula="of:=IF([.A62]=&quot;&quot;;&quot;&quot;;VLOOKUP([.A62];[$Issues.A$4:.L$9948];11;0))" office:value-type="string" office:string-value="Complete" calcext:value-type="string">
            <text:p>Complete</text:p>
          </table:table-cell>
          <table:table-cell office:value-type="string" calcext:value-type="string">
            <text:p>Show showElec from map as well as from inputPc</text:p>
          </table:table-cell>
          <table:table-cell table:number-columns-repeated="1015"/>
        </table:table-row>
        <table:table-row table:style-name="ro4">
          <table:table-cell office:value-type="float" office:value="30" calcext:value-type="float">
            <text:p>30</text:p>
          </table:table-cell>
          <table:table-cell table:style-name="ce33" table:formula="of:=IF([.A63]=&quot;&quot;;&quot;&quot;;VLOOKUP([.A63];[$Issues.A$4:.K$9948];4;0))" office:value-type="string" office:string-value="Check geocoding issues" calcext:value-type="string">
            <text:p>Check geocoding issues</text:p>
          </table:table-cell>
          <table:table-cell table:style-name="ce35"/>
          <table:table-cell table:style-name="ce38" office:value-type="time" office:time-value="PT15H21M58.219S" calcext:value-type="time">
            <text:p>15:21:58</text:p>
          </table:table-cell>
          <table:table-cell table:style-name="ce38" office:value-type="time" office:time-value="PT16H30M00S" calcext:value-type="time">
            <text:p>16:30:00</text:p>
          </table:table-cell>
          <table:table-cell table:style-name="ce43" table:formula="of:=IF([.E63]=&quot;&quot;;&quot;&quot;;([.E63]-[.D63])*24*60)" office:value-type="float" office:value="68.0296833333333" calcext:value-type="float">
            <text:p>68</text:p>
          </table:table-cell>
          <table:table-cell table:style-name="ce43" table:formula="of:=IF([.F63]=&quot;&quot;;&quot;&quot;;SUMIF([.A$2:.A$10000];[.A63];[.F$2:.F$10000]))" office:value-type="float" office:value="345.79635" calcext:value-type="float">
            <text:p>346</text:p>
          </table:table-cell>
          <table:table-cell table:style-name="ce45" table:formula="of:=IF([.A63]=&quot;&quot;;&quot;&quot;;VLOOKUP([.A63];[$Issues.A$4:.L$9948];11;0))" office:value-type="string" office:string-value="In progress" calcext:value-type="string">
            <text:p>In progress</text:p>
          </table:table-cell>
          <table:table-cell office:value-type="string" calcext:value-type="string">
            <text:p>Train Sarah</text:p>
          </table:table-cell>
          <table:table-cell table:number-columns-repeated="1015"/>
        </table:table-row>
        <table:table-row table:style-name="ro4">
          <table:table-cell office:value-type="float" office:value="30" calcext:value-type="float">
            <text:p>30</text:p>
          </table:table-cell>
          <table:table-cell table:style-name="ce33" table:formula="of:=IF([.A64]=&quot;&quot;;&quot;&quot;;VLOOKUP([.A64];[$Issues.A$4:.K$9948];4;0))" office:value-type="string" office:string-value="Check geocoding issues" calcext:value-type="string">
            <text:p>Check geocoding issues</text:p>
          </table:table-cell>
          <table:table-cell table:style-name="ce35"/>
          <table:table-cell table:style-name="ce38" office:value-type="time" office:time-value="PT07H40M00S" calcext:value-type="time">
            <text:p>07:40:00</text:p>
          </table:table-cell>
          <table:table-cell table:style-name="ce38" office:value-type="time" office:time-value="PT08H52M16.894S" calcext:value-type="time">
            <text:p>08:52:17</text:p>
          </table:table-cell>
          <table:table-cell table:style-name="ce43" table:formula="of:=IF([.E64]=&quot;&quot;;&quot;&quot;;([.E64]-[.D64])*24*60)" office:value-type="float" office:value="72.2815666666668" calcext:value-type="float">
            <text:p>72</text:p>
          </table:table-cell>
          <table:table-cell table:style-name="ce43" table:formula="of:=IF([.F64]=&quot;&quot;;&quot;&quot;;SUMIF([.A$2:.A$10000];[.A64];[.F$2:.F$10000]))" office:value-type="float" office:value="345.79635" calcext:value-type="float">
            <text:p>346</text:p>
          </table:table-cell>
          <table:table-cell table:style-name="ce45" table:formula="of:=IF([.A64]=&quot;&quot;;&quot;&quot;;VLOOKUP([.A64];[$Issues.A$4:.L$9948];11;0))" office:value-type="string" office:string-value="In progress" calcext:value-type="string">
            <text:p>In progress</text:p>
          </table:table-cell>
          <table:table-cell office:value-type="string" calcext:value-type="string">
            <text:p>Do the next few</text:p>
          </table:table-cell>
          <table:table-cell table:number-columns-repeated="1015"/>
        </table:table-row>
        <table:table-row table:style-name="ro4">
          <table:table-cell office:value-type="float" office:value="20" calcext:value-type="float">
            <text:p>20</text:p>
          </table:table-cell>
          <table:table-cell table:style-name="ce33" table:formula="of:=IF([.A65]=&quot;&quot;;&quot;&quot;;VLOOKUP([.A65];[$Issues.A$4:.K$9948];4;0))" office:value-type="string" office:string-value="Elec page" calcext:value-type="string">
            <text:p>Elec page</text:p>
          </table:table-cell>
          <table:table-cell table:style-name="ce35"/>
          <table:table-cell table:style-name="ce38" office:value-type="time" office:time-value="PT08H52M23.509S" calcext:value-type="time">
            <text:p>08:52:24</text:p>
          </table:table-cell>
          <table:table-cell table:style-name="ce38" office:value-type="time" office:time-value="PT09H47M55.521S" calcext:value-type="time">
            <text:p>09:47:56</text:p>
          </table:table-cell>
          <table:table-cell table:style-name="ce43" table:formula="of:=IF([.E65]=&quot;&quot;;&quot;&quot;;([.E65]-[.D65])*24*60)" office:value-type="float" office:value="55.5335333333334" calcext:value-type="float">
            <text:p>56</text:p>
          </table:table-cell>
          <table:table-cell table:style-name="ce43" table:formula="of:=IF([.F65]=&quot;&quot;;&quot;&quot;;SUMIF([.A$2:.A$10000];[.A65];[.F$2:.F$10000]))" office:value-type="float" office:value="424.8605" calcext:value-type="float">
            <text:p>425</text:p>
          </table:table-cell>
          <table:table-cell table:style-name="ce45" table:formula="of:=IF([.A65]=&quot;&quot;;&quot;&quot;;VLOOKUP([.A65];[$Issues.A$4:.L$9948];11;0))" office:value-type="string" office:string-value="Complete" calcext:value-type="string">
            <text:p>Complete</text:p>
          </table:table-cell>
          <table:table-cell office:value-type="string" calcext:value-type="string">
            <text:p>Get electorate name from click on map</text:p>
          </table:table-cell>
          <table:table-cell table:number-columns-repeated="1015"/>
        </table:table-row>
        <table:table-row table:style-name="ro4">
          <table:table-cell office:value-type="float" office:value="20" calcext:value-type="float">
            <text:p>20</text:p>
          </table:table-cell>
          <table:table-cell table:style-name="ce33" table:formula="of:=IF([.A66]=&quot;&quot;;&quot;&quot;;VLOOKUP([.A66];[$Issues.A$4:.K$9948];4;0))" office:value-type="string" office:string-value="Elec page" calcext:value-type="string">
            <text:p>Elec page</text:p>
          </table:table-cell>
          <table:table-cell table:style-name="ce35"/>
          <table:table-cell table:style-name="ce38" office:value-type="time" office:time-value="PT10H10M00S" calcext:value-type="time">
            <text:p>10:10:00</text:p>
          </table:table-cell>
          <table:table-cell table:style-name="ce38" office:value-type="time" office:time-value="PT11H16M35.918S" calcext:value-type="time">
            <text:p>11:16:36</text:p>
          </table:table-cell>
          <table:table-cell table:style-name="ce43" table:formula="of:=IF([.E66]=&quot;&quot;;&quot;&quot;;([.E66]-[.D66])*24*60)" office:value-type="float" office:value="66.5986333333334" calcext:value-type="float">
            <text:p>67</text:p>
          </table:table-cell>
          <table:table-cell table:style-name="ce43" table:formula="of:=IF([.F66]=&quot;&quot;;&quot;&quot;;SUMIF([.A$2:.A$10000];[.A66];[.F$2:.F$10000]))" office:value-type="float" office:value="424.8605" calcext:value-type="float">
            <text:p>425</text:p>
          </table:table-cell>
          <table:table-cell table:style-name="ce45" table:formula="of:=IF([.A66]=&quot;&quot;;&quot;&quot;;VLOOKUP([.A66];[$Issues.A$4:.L$9948];11;0))" office:value-type="string" office:string-value="Complete" calcext:value-type="string">
            <text:p>Complete</text:p>
          </table:table-cell>
          <table:table-cell office:value-type="string" calcext:value-type="string">
            <text:p>Get electorate name from click on map</text:p>
          </table:table-cell>
          <table:table-cell table:number-columns-repeated="1015"/>
        </table:table-row>
        <table:table-row table:style-name="ro4">
          <table:table-cell office:value-type="float" office:value="20" calcext:value-type="float">
            <text:p>20</text:p>
          </table:table-cell>
          <table:table-cell table:style-name="ce33" table:formula="of:=IF([.A67]=&quot;&quot;;&quot;&quot;;VLOOKUP([.A67];[$Issues.A$4:.K$9948];4;0))" office:value-type="string" office:string-value="Elec page" calcext:value-type="string">
            <text:p>Elec page</text:p>
          </table:table-cell>
          <table:table-cell table:style-name="ce35"/>
          <table:table-cell table:style-name="ce38" office:value-type="time" office:time-value="PT11H16M44.164S" calcext:value-type="time">
            <text:p>11:16:44</text:p>
          </table:table-cell>
          <table:table-cell table:style-name="ce38" office:value-type="time" office:time-value="PT13H15M00S" calcext:value-type="time">
            <text:p>13:15:00</text:p>
          </table:table-cell>
          <table:table-cell table:style-name="ce43" table:formula="of:=IF([.E67]=&quot;&quot;;&quot;&quot;;([.E67]-[.D67])*24*60)" office:value-type="float" office:value="118.263933333333" calcext:value-type="float">
            <text:p>118</text:p>
          </table:table-cell>
          <table:table-cell table:style-name="ce43" table:formula="of:=IF([.F67]=&quot;&quot;;&quot;&quot;;SUMIF([.A$2:.A$10000];[.A67];[.F$2:.F$10000]))" office:value-type="float" office:value="424.8605" calcext:value-type="float">
            <text:p>425</text:p>
          </table:table-cell>
          <table:table-cell table:style-name="ce45" table:formula="of:=IF([.A67]=&quot;&quot;;&quot;&quot;;VLOOKUP([.A67];[$Issues.A$4:.L$9948];11;0))" office:value-type="string" office:string-value="Complete" calcext:value-type="string">
            <text:p>Complete</text:p>
          </table:table-cell>
          <table:table-cell office:value-type="string" calcext:value-type="string">
            <text:p>Style elec div</text:p>
          </table:table-cell>
          <table:table-cell table:number-columns-repeated="1015"/>
        </table:table-row>
        <table:table-row table:style-name="ro4">
          <table:table-cell office:value-type="float" office:value="23" calcext:value-type="float">
            <text:p>23</text:p>
          </table:table-cell>
          <table:table-cell table:style-name="ce33" table:formula="of:=IF([.A68]=&quot;&quot;;&quot;&quot;;VLOOKUP([.A68];[$Issues.A$4:.K$9948];4;0))" office:value-type="string" office:string-value="Refine design" calcext:value-type="string">
            <text:p>Refine design</text:p>
          </table:table-cell>
          <table:table-cell table:style-name="ce35"/>
          <table:table-cell table:style-name="ce38" office:value-type="time" office:time-value="PT16H00M00S" calcext:value-type="time">
            <text:p>16:00:00</text:p>
          </table:table-cell>
          <table:table-cell table:style-name="ce38" office:value-type="time" office:time-value="PT18H10M28.745S" calcext:value-type="time">
            <text:p>18:10:29</text:p>
          </table:table-cell>
          <table:table-cell table:style-name="ce43" table:formula="of:=IF([.E68]=&quot;&quot;;&quot;&quot;;([.E68]-[.D68])*24*60)" office:value-type="float" office:value="130.479083333333" calcext:value-type="float">
            <text:p>130</text:p>
          </table:table-cell>
          <table:table-cell table:style-name="ce43" table:formula="of:=IF([.F68]=&quot;&quot;;&quot;&quot;;SUMIF([.A$2:.A$10000];[.A68];[.F$2:.F$10000]))" office:value-type="float" office:value="428.734333333333" calcext:value-type="float">
            <text:p>429</text:p>
          </table:table-cell>
          <table:table-cell table:style-name="ce45" table:formula="of:=IF([.A68]=&quot;&quot;;&quot;&quot;;VLOOKUP([.A68];[$Issues.A$4:.L$9948];11;0))" office:value-type="string" office:string-value="Complete" calcext:value-type="string">
            <text:p>Complete</text:p>
          </table:table-cell>
          <table:table-cell office:value-type="string" calcext:value-type="string">
            <text:p>Integrate screens in Wireframe into flexible app supporting multiple workflows</text:p>
          </table:table-cell>
          <table:table-cell table:number-columns-repeated="1015"/>
        </table:table-row>
        <table:table-row table:style-name="ro4">
          <table:table-cell office:value-type="float" office:value="23" calcext:value-type="float">
            <text:p>23</text:p>
          </table:table-cell>
          <table:table-cell table:style-name="ce33" table:formula="of:=IF([.A69]=&quot;&quot;;&quot;&quot;;VLOOKUP([.A69];[$Issues.A$4:.K$9948];4;0))" office:value-type="string" office:string-value="Refine design" calcext:value-type="string">
            <text:p>Refine design</text:p>
          </table:table-cell>
          <table:table-cell table:style-name="ce35"/>
          <table:table-cell table:style-name="ce38" office:value-type="time" office:time-value="PT20H00M00S" calcext:value-type="time">
            <text:p>20:00:00</text:p>
          </table:table-cell>
          <table:table-cell table:style-name="ce38" office:value-type="time" office:time-value="PT23H00M00S" calcext:value-type="time">
            <text:p>23:00:00</text:p>
          </table:table-cell>
          <table:table-cell table:style-name="ce43" table:formula="of:=IF([.E69]=&quot;&quot;;&quot;&quot;;([.E69]-[.D69])*24*60)" office:value-type="float" office:value="180" calcext:value-type="float">
            <text:p>180</text:p>
          </table:table-cell>
          <table:table-cell table:style-name="ce43" table:formula="of:=IF([.F69]=&quot;&quot;;&quot;&quot;;SUMIF([.A$2:.A$10000];[.A69];[.F$2:.F$10000]))" office:value-type="float" office:value="428.734333333333" calcext:value-type="float">
            <text:p>429</text:p>
          </table:table-cell>
          <table:table-cell table:style-name="ce45" table:formula="of:=IF([.A69]=&quot;&quot;;&quot;&quot;;VLOOKUP([.A69];[$Issues.A$4:.L$9948];11;0))" office:value-type="string" office:string-value="Complete" calcext:value-type="string">
            <text:p>Complete</text:p>
          </table:table-cell>
          <table:table-cell office:value-type="string" calcext:value-type="string">
            <text:p>Refine Wireframe</text:p>
          </table:table-cell>
          <table:table-cell table:number-columns-repeated="1015"/>
        </table:table-row>
        <table:table-row table:style-name="ro2">
          <table:table-cell office:value-type="float" office:value="47" calcext:value-type="float">
            <text:p>47</text:p>
          </table:table-cell>
          <table:table-cell table:style-name="ce33" table:formula="of:=IF([.A70]=&quot;&quot;;&quot;&quot;;VLOOKUP([.A70];[$Issues.A$4:.K$9948];4;0))" office:value-type="string" office:string-value="Convert input to popup" calcext:value-type="string">
            <text:p>Convert input to popup</text:p>
          </table:table-cell>
          <table:table-cell table:style-name="ce35"/>
          <table:table-cell table:style-name="ce38" office:value-type="time" office:time-value="PT16H17M01.856S" calcext:value-type="time">
            <text:p>16:17:02</text:p>
          </table:table-cell>
          <table:table-cell table:style-name="ce38" office:value-type="time" office:time-value="PT16H30M00S" calcext:value-type="time">
            <text:p>16:30:00</text:p>
          </table:table-cell>
          <table:table-cell table:style-name="ce43" table:formula="of:=IF([.E70]=&quot;&quot;;&quot;&quot;;([.E70]-[.D70])*24*60)" office:value-type="float" office:value="12.9690666666666" calcext:value-type="float">
            <text:p>13</text:p>
          </table:table-cell>
          <table:table-cell table:style-name="ce43" table:formula="of:=IF([.F70]=&quot;&quot;;&quot;&quot;;SUMIF([.A$2:.A$10000];[.A70];[.F$2:.F$10000]))" office:value-type="float" office:value="243.598566666667" calcext:value-type="float">
            <text:p>244</text:p>
          </table:table-cell>
          <table:table-cell table:style-name="ce45" table:formula="of:=IF([.A70]=&quot;&quot;;&quot;&quot;;VLOOKUP([.A70];[$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7" calcext:value-type="float">
            <text:p>47</text:p>
          </table:table-cell>
          <table:table-cell table:style-name="ce33" table:formula="of:=IF([.A71]=&quot;&quot;;&quot;&quot;;VLOOKUP([.A71];[$Issues.A$4:.K$9948];4;0))" office:value-type="string" office:string-value="Convert input to popup" calcext:value-type="string">
            <text:p>Convert input to popup</text:p>
          </table:table-cell>
          <table:table-cell table:style-name="ce35"/>
          <table:table-cell table:style-name="ce38" office:value-type="time" office:time-value="PT17H20M00.817S" calcext:value-type="time">
            <text:p>17:20:01</text:p>
          </table:table-cell>
          <table:table-cell table:style-name="ce38" office:value-type="time" office:time-value="PT17H45M00S" calcext:value-type="time">
            <text:p>17:45:00</text:p>
          </table:table-cell>
          <table:table-cell table:style-name="ce43" table:formula="of:=IF([.E71]=&quot;&quot;;&quot;&quot;;([.E71]-[.D71])*24*60)" office:value-type="float" office:value="24.9863833333334" calcext:value-type="float">
            <text:p>25</text:p>
          </table:table-cell>
          <table:table-cell table:style-name="ce43" table:formula="of:=IF([.F71]=&quot;&quot;;&quot;&quot;;SUMIF([.A$2:.A$10000];[.A71];[.F$2:.F$10000]))" office:value-type="float" office:value="243.598566666667" calcext:value-type="float">
            <text:p>244</text:p>
          </table:table-cell>
          <table:table-cell table:style-name="ce45" table:formula="of:=IF([.A71]=&quot;&quot;;&quot;&quot;;VLOOKUP([.A71];[$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7" calcext:value-type="float">
            <text:p>47</text:p>
          </table:table-cell>
          <table:table-cell table:style-name="ce33" table:formula="of:=IF([.A72]=&quot;&quot;;&quot;&quot;;VLOOKUP([.A72];[$Issues.A$4:.K$9948];4;0))" office:value-type="string" office:string-value="Convert input to popup" calcext:value-type="string">
            <text:p>Convert input to popup</text:p>
          </table:table-cell>
          <table:table-cell table:style-name="ce35"/>
          <table:table-cell table:style-name="ce38" office:value-type="time" office:time-value="PT19H13M26.956S" calcext:value-type="time">
            <text:p>19:13:27</text:p>
          </table:table-cell>
          <table:table-cell table:style-name="ce38" office:value-type="time" office:time-value="PT21H16M48.305S" calcext:value-type="time">
            <text:p>21:16:48</text:p>
          </table:table-cell>
          <table:table-cell table:style-name="ce43" table:formula="of:=IF([.E72]=&quot;&quot;;&quot;&quot;;([.E72]-[.D72])*24*60)" office:value-type="float" office:value="123.355816666667" calcext:value-type="float">
            <text:p>123</text:p>
          </table:table-cell>
          <table:table-cell table:style-name="ce43" table:formula="of:=IF([.F72]=&quot;&quot;;&quot;&quot;;SUMIF([.A$2:.A$10000];[.A72];[.F$2:.F$10000]))" office:value-type="float" office:value="243.598566666667" calcext:value-type="float">
            <text:p>244</text:p>
          </table:table-cell>
          <table:table-cell table:style-name="ce45" table:formula="of:=IF([.A72]=&quot;&quot;;&quot;&quot;;VLOOKUP([.A72];[$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47" calcext:value-type="float">
            <text:p>47</text:p>
          </table:table-cell>
          <table:table-cell table:style-name="ce33" table:formula="of:=IF([.A73]=&quot;&quot;;&quot;&quot;;VLOOKUP([.A73];[$Issues.A$4:.K$9948];4;0))" office:value-type="string" office:string-value="Convert input to popup" calcext:value-type="string">
            <text:p>Convert input to popup</text:p>
          </table:table-cell>
          <table:table-cell table:style-name="ce35"/>
          <table:table-cell table:style-name="ce38" office:value-type="time" office:time-value="PT21H40M00S" calcext:value-type="time">
            <text:p>21:40:00</text:p>
          </table:table-cell>
          <table:table-cell table:style-name="ce38" office:value-type="time" office:time-value="PT23H02M17.238S" calcext:value-type="time">
            <text:p>23:02:17</text:p>
          </table:table-cell>
          <table:table-cell table:style-name="ce43" table:formula="of:=IF([.E73]=&quot;&quot;;&quot;&quot;;([.E73]-[.D73])*24*60)" office:value-type="float" office:value="82.2873000000001" calcext:value-type="float">
            <text:p>82</text:p>
          </table:table-cell>
          <table:table-cell table:style-name="ce43" table:formula="of:=IF([.F73]=&quot;&quot;;&quot;&quot;;SUMIF([.A$2:.A$10000];[.A73];[.F$2:.F$10000]))" office:value-type="float" office:value="243.598566666667" calcext:value-type="float">
            <text:p>244</text:p>
          </table:table-cell>
          <table:table-cell table:style-name="ce45" table:formula="of:=IF([.A73]=&quot;&quot;;&quot;&quot;;VLOOKUP([.A73];[$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48" calcext:value-type="float">
            <text:p>48</text:p>
          </table:table-cell>
          <table:table-cell table:style-name="ce33" table:formula="of:=IF([.A74]=&quot;&quot;;&quot;&quot;;VLOOKUP([.A74];[$Issues.A$4:.K$9948];4;0))" office:value-type="string" office:string-value="Add input buttons to map" calcext:value-type="string">
            <text:p>Add input buttons to map</text:p>
          </table:table-cell>
          <table:table-cell table:style-name="ce35"/>
          <table:table-cell table:style-name="ce38" office:value-type="time" office:time-value="PT08H22M15.382S" calcext:value-type="time">
            <text:p>08:22:15</text:p>
          </table:table-cell>
          <table:table-cell table:style-name="ce38" office:value-type="time" office:time-value="PT10H27M16.827S" calcext:value-type="time">
            <text:p>10:27:17</text:p>
          </table:table-cell>
          <table:table-cell table:style-name="ce43" table:formula="of:=IF([.E74]=&quot;&quot;;&quot;&quot;;([.E74]-[.D74])*24*60)" office:value-type="float" office:value="125.024083333333" calcext:value-type="float">
            <text:p>125</text:p>
          </table:table-cell>
          <table:table-cell table:style-name="ce43" table:formula="of:=IF([.F74]=&quot;&quot;;&quot;&quot;;SUMIF([.A$2:.A$10000];[.A74];[.F$2:.F$10000]))" office:value-type="float" office:value="213.257716666666" calcext:value-type="float">
            <text:p>213</text:p>
          </table:table-cell>
          <table:table-cell table:style-name="ce45" table:formula="of:=IF([.A74]=&quot;&quot;;&quot;&quot;;VLOOKUP([.A74];[$Issues.A$4:.L$9948];11;0))" office:value-type="string" office:string-value="Complete" calcext:value-type="string">
            <text:p>Complete</text:p>
          </table:table-cell>
          <table:table-cell office:value-type="string" calcext:value-type="string">
            <text:p>Also added transition to visually link input panel to map buttons</text:p>
          </table:table-cell>
          <table:table-cell table:number-columns-repeated="1015"/>
        </table:table-row>
        <table:table-row table:style-name="ro2">
          <table:table-cell office:value-type="float" office:value="65" calcext:value-type="float">
            <text:p>65</text:p>
          </table:table-cell>
          <table:table-cell table:style-name="ce33" table:formula="of:=IF([.A75]=&quot;&quot;;&quot;&quot;;VLOOKUP([.A75];[$Issues.A$4:.K$9948];4;0))" office:value-type="string" office:string-value="Add shadow" calcext:value-type="string">
            <text:p>Add shadow</text:p>
          </table:table-cell>
          <table:table-cell table:style-name="ce35"/>
          <table:table-cell table:style-name="ce38" office:value-type="time" office:time-value="PT10H27M16.827S" calcext:value-type="time">
            <text:p>10:27:17</text:p>
          </table:table-cell>
          <table:table-cell table:style-name="ce38" office:value-type="time" office:time-value="PT11H01M45.982S" calcext:value-type="time">
            <text:p>11:01:46</text:p>
          </table:table-cell>
          <table:table-cell table:style-name="ce43" table:formula="of:=IF([.E75]=&quot;&quot;;&quot;&quot;;([.E75]-[.D75])*24*60)" office:value-type="float" office:value="34.4859166666667" calcext:value-type="float">
            <text:p>34</text:p>
          </table:table-cell>
          <table:table-cell table:style-name="ce43" table:formula="of:=IF([.F75]=&quot;&quot;;&quot;&quot;;SUMIF([.A$2:.A$10000];[.A75];[.F$2:.F$10000]))" office:value-type="float" office:value="34.4859166666667" calcext:value-type="float">
            <text:p>34</text:p>
          </table:table-cell>
          <table:table-cell table:style-name="ce45" table:formula="of:=IF([.A75]=&quot;&quot;;&quot;&quot;;VLOOKUP([.A75];[$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48" calcext:value-type="float">
            <text:p>48</text:p>
          </table:table-cell>
          <table:table-cell table:style-name="ce33" table:formula="of:=IF([.A76]=&quot;&quot;;&quot;&quot;;VLOOKUP([.A76];[$Issues.A$4:.K$9948];4;0))" office:value-type="string" office:string-value="Add input buttons to map" calcext:value-type="string">
            <text:p>Add input buttons to map</text:p>
          </table:table-cell>
          <table:table-cell table:style-name="ce35"/>
          <table:table-cell table:style-name="ce38" office:value-type="time" office:time-value="PT11H01M45.982S" calcext:value-type="time">
            <text:p>11:01:46</text:p>
          </table:table-cell>
          <table:table-cell table:style-name="ce38" office:value-type="time" office:time-value="PT12H30M00S" calcext:value-type="time">
            <text:p>12:30:00</text:p>
          </table:table-cell>
          <table:table-cell table:style-name="ce43" table:formula="of:=IF([.E76]=&quot;&quot;;&quot;&quot;;([.E76]-[.D76])*24*60)" office:value-type="float" office:value="88.2336333333334" calcext:value-type="float">
            <text:p>88</text:p>
          </table:table-cell>
          <table:table-cell table:style-name="ce43" table:formula="of:=IF([.F76]=&quot;&quot;;&quot;&quot;;SUMIF([.A$2:.A$10000];[.A76];[.F$2:.F$10000]))" office:value-type="float" office:value="213.257716666666" calcext:value-type="float">
            <text:p>213</text:p>
          </table:table-cell>
          <table:table-cell table:style-name="ce45" table:formula="of:=IF([.A76]=&quot;&quot;;&quot;&quot;;VLOOKUP([.A76];[$Issues.A$4:.L$9948];11;0))" office:value-type="string" office:string-value="Complete" calcext:value-type="string">
            <text:p>Complete</text:p>
          </table:table-cell>
          <table:table-cell office:value-type="string" calcext:value-type="string">
            <text:p>Fix complete workflow</text:p>
          </table:table-cell>
          <table:table-cell table:number-columns-repeated="1015"/>
        </table:table-row>
        <table:table-row table:style-name="ro2">
          <table:table-cell office:value-type="float" office:value="49" calcext:value-type="float">
            <text:p>49</text:p>
          </table:table-cell>
          <table:table-cell table:style-name="ce33" table:formula="of:=IF([.A77]=&quot;&quot;;&quot;&quot;;VLOOKUP([.A77];[$Issues.A$4:.K$9948];4;0))" office:value-type="string" office:string-value="Convert elec to popup" calcext:value-type="string">
            <text:p>Convert elec to popup</text:p>
          </table:table-cell>
          <table:table-cell table:style-name="ce35"/>
          <table:table-cell table:style-name="ce38" office:value-type="time" office:time-value="PT12H30M00S" calcext:value-type="time">
            <text:p>12:30:00</text:p>
          </table:table-cell>
          <table:table-cell table:style-name="ce38" office:value-type="time" office:time-value="PT12H41M20.065S" calcext:value-type="time">
            <text:p>12:41:20</text:p>
          </table:table-cell>
          <table:table-cell table:style-name="ce43" table:formula="of:=IF([.E77]=&quot;&quot;;&quot;&quot;;([.E77]-[.D77])*24*60)" office:value-type="float" office:value="11.3344166666667" calcext:value-type="float">
            <text:p>11</text:p>
          </table:table-cell>
          <table:table-cell table:style-name="ce43" table:formula="of:=IF([.F77]=&quot;&quot;;&quot;&quot;;SUMIF([.A$2:.A$10000];[.A77];[.F$2:.F$10000]))" office:value-type="float" office:value="11.3344166666667" calcext:value-type="float">
            <text:p>11</text:p>
          </table:table-cell>
          <table:table-cell table:style-name="ce45" table:formula="of:=IF([.A77]=&quot;&quot;;&quot;&quot;;VLOOKUP([.A77];[$Issues.A$4:.L$9948];11;0))" office:value-type="string" office:string-value="Complete" calcext:value-type="string">
            <text:p>Complete</text:p>
          </table:table-cell>
          <table:table-cell table:style-name="ce48"/>
          <table:table-cell table:number-columns-repeated="1015"/>
        </table:table-row>
        <table:table-row table:style-name="ro2">
          <table:table-cell table:style-name="ce6" office:value-type="float" office:value="66" calcext:value-type="float">
            <text:p>66</text:p>
          </table:table-cell>
          <table:table-cell table:style-name="ce33" table:formula="of:=IF([.A78]=&quot;&quot;;&quot;&quot;;VLOOKUP([.A78];[$Issues.A$4:.K$9948];4;0))" office:value-type="string" office:string-value="Zoom to elec" calcext:value-type="string">
            <text:p>Zoom to elec</text:p>
          </table:table-cell>
          <table:table-cell table:style-name="ce35"/>
          <table:table-cell table:style-name="ce38" office:value-type="time" office:time-value="PT12H41M20.065S" calcext:value-type="time">
            <text:p>12:41:20</text:p>
          </table:table-cell>
          <table:table-cell table:style-name="ce39" office:value-type="time" office:time-value="PT13H11M45S" calcext:value-type="time">
            <text:p>13:11:45</text:p>
          </table:table-cell>
          <table:table-cell table:style-name="ce43" table:formula="of:=IF([.E78]=&quot;&quot;;&quot;&quot;;([.E78]-[.D78])*24*60)" office:value-type="float" office:value="30.4155833333333" calcext:value-type="float">
            <text:p>30</text:p>
          </table:table-cell>
          <table:table-cell table:style-name="ce43" table:formula="of:=IF([.F78]=&quot;&quot;;&quot;&quot;;SUMIF([.A$2:.A$10000];[.A78];[.F$2:.F$10000]))" office:value-type="float" office:value="205.509416666667" calcext:value-type="float">
            <text:p>206</text:p>
          </table:table-cell>
          <table:table-cell table:style-name="ce45" table:formula="of:=IF([.A78]=&quot;&quot;;&quot;&quot;;VLOOKUP([.A78];[$Issues.A$4:.L$9948];11;0))" office:value-type="string" office:string-value="Complete" calcext:value-type="string">
            <text:p>Complete</text:p>
          </table:table-cell>
          <table:table-cell table:style-name="ce48"/>
          <table:table-cell table:number-columns-repeated="1015"/>
        </table:table-row>
        <table:table-row table:style-name="ro3">
          <table:table-cell table:style-name="ce6" office:value-type="float" office:value="59" calcext:value-type="float">
            <text:p>59</text:p>
          </table:table-cell>
          <table:table-cell table:style-name="ce33" table:formula="of:=IF([.A79]=&quot;&quot;;&quot;&quot;;VLOOKUP([.A79];[$Issues.A$4:.K$9948];4;0))" office:value-type="string" office:string-value="Extract cand data" calcext:value-type="string">
            <text:p>Extract cand data</text:p>
          </table:table-cell>
          <table:table-cell table:style-name="ce35"/>
          <table:table-cell table:style-name="ce38" office:value-type="time" office:time-value="PT19H45M07.865S" calcext:value-type="time">
            <text:p>19:45:08</text:p>
          </table:table-cell>
          <table:table-cell table:style-name="ce38" office:value-type="time" office:time-value="PT21H21M21.831S" calcext:value-type="time">
            <text:p>21:21:22</text:p>
          </table:table-cell>
          <table:table-cell table:style-name="ce43" table:formula="of:=IF([.E79]=&quot;&quot;;&quot;&quot;;([.E79]-[.D79])*24*60)" office:value-type="float" office:value="96.2327666666669" calcext:value-type="float">
            <text:p>96</text:p>
          </table:table-cell>
          <table:table-cell table:style-name="ce43" table:formula="of:=IF([.F79]=&quot;&quot;;&quot;&quot;;SUMIF([.A$2:.A$10000];[.A79];[.F$2:.F$10000]))" office:value-type="float" office:value="215.305766666667" calcext:value-type="float">
            <text:p>215</text:p>
          </table:table-cell>
          <table:table-cell table:style-name="ce45" table:formula="of:=IF([.A79]=&quot;&quot;;&quot;&quot;;VLOOKUP([.A79];[$Issues.A$4:.L$9948];11;0))" office:value-type="string" office:string-value="Complete" calcext:value-type="string">
            <text:p>Complete</text:p>
          </table:table-cell>
          <table:table-cell office:value-type="string" calcext:value-type="string">
            <text:p>From Wikipedia to Candidates spreadsheet Source, then from there to Candidates normalised ready for JSON</text:p>
          </table:table-cell>
          <table:table-cell table:number-columns-repeated="1015"/>
        </table:table-row>
        <table:table-row table:style-name="ro2">
          <table:table-cell table:style-name="ce6" office:value-type="float" office:value="59" calcext:value-type="float">
            <text:p>59</text:p>
          </table:table-cell>
          <table:table-cell table:style-name="ce33" table:formula="of:=IF([.A80]=&quot;&quot;;&quot;&quot;;VLOOKUP([.A80];[$Issues.A$4:.K$9948];4;0))" office:value-type="string" office:string-value="Extract cand data" calcext:value-type="string">
            <text:p>Extract cand data</text:p>
          </table:table-cell>
          <table:table-cell table:style-name="ce35"/>
          <table:table-cell table:style-name="ce38" office:value-type="time" office:time-value="PT07H48M55.62S" calcext:value-type="time">
            <text:p>07:48:56</text:p>
          </table:table-cell>
          <table:table-cell table:style-name="ce38" office:value-type="time" office:time-value="PT09H48M00S" calcext:value-type="time">
            <text:p>09:48:00</text:p>
          </table:table-cell>
          <table:table-cell table:style-name="ce43" table:formula="of:=IF([.E80]=&quot;&quot;;&quot;&quot;;([.E80]-[.D80])*24*60)" office:value-type="float" office:value="119.073" calcext:value-type="float">
            <text:p>119</text:p>
          </table:table-cell>
          <table:table-cell table:style-name="ce43" table:formula="of:=IF([.F80]=&quot;&quot;;&quot;&quot;;SUMIF([.A$2:.A$10000];[.A80];[.F$2:.F$10000]))" office:value-type="float" office:value="215.305766666667" calcext:value-type="float">
            <text:p>215</text:p>
          </table:table-cell>
          <table:table-cell table:style-name="ce45" table:formula="of:=IF([.A80]=&quot;&quot;;&quot;&quot;;VLOOKUP([.A80];[$Issues.A$4:.L$9948];11;0))" office:value-type="string" office:string-value="Complete" calcext:value-type="string">
            <text:p>Complete</text:p>
          </table:table-cell>
          <table:table-cell table:style-name="ce48"/>
          <table:table-cell table:number-columns-repeated="1015"/>
        </table:table-row>
        <table:table-row table:style-name="ro2">
          <table:table-cell office:value-type="float" office:value="60" calcext:value-type="float">
            <text:p>60</text:p>
          </table:table-cell>
          <table:table-cell table:style-name="ce33" table:formula="of:=IF([.A81]=&quot;&quot;;&quot;&quot;;VLOOKUP([.A81];[$Issues.A$4:.K$9948];4;0))" office:value-type="string" office:string-value="Mark up cands" calcext:value-type="string">
            <text:p>Mark up cands</text:p>
          </table:table-cell>
          <table:table-cell table:style-name="ce35"/>
          <table:table-cell table:style-name="ce38" office:value-type="time" office:time-value="PT09H48M00S" calcext:value-type="time">
            <text:p>09:48:00</text:p>
          </table:table-cell>
          <table:table-cell table:style-name="ce38" office:value-type="time" office:time-value="PT10H40M41.128S" calcext:value-type="time">
            <text:p>10:40:41</text:p>
          </table:table-cell>
          <table:table-cell table:style-name="ce43" table:formula="of:=IF([.E81]=&quot;&quot;;&quot;&quot;;([.E81]-[.D81])*24*60)" office:value-type="float" office:value="52.6854666666666" calcext:value-type="float">
            <text:p>53</text:p>
          </table:table-cell>
          <table:table-cell table:style-name="ce43" table:formula="of:=IF([.F81]=&quot;&quot;;&quot;&quot;;SUMIF([.A$2:.A$10000];[.A81];[.F$2:.F$10000]))" office:value-type="float" office:value="128.05235" calcext:value-type="float">
            <text:p>128</text:p>
          </table:table-cell>
          <table:table-cell table:style-name="ce45" table:formula="of:=IF([.A81]=&quot;&quot;;&quot;&quot;;VLOOKUP([.A81];[$Issues.A$4:.L$9948];11;0))" office:value-type="string" office:string-value="In progress" calcext:value-type="string">
            <text:p>In progress</text:p>
          </table:table-cell>
          <table:table-cell table:style-name="ce48"/>
          <table:table-cell table:number-columns-repeated="1015"/>
        </table:table-row>
        <table:table-row table:style-name="ro4">
          <table:table-cell table:style-name="ce6" office:value-type="float" office:value="66" calcext:value-type="float">
            <text:p>66</text:p>
          </table:table-cell>
          <table:table-cell table:style-name="ce33" table:formula="of:=IF([.A82]=&quot;&quot;;&quot;&quot;;VLOOKUP([.A82];[$Issues.A$4:.K$9948];4;0))" office:value-type="string" office:string-value="Zoom to elec" calcext:value-type="string">
            <text:p>Zoom to elec</text:p>
          </table:table-cell>
          <table:table-cell table:style-name="ce35"/>
          <table:table-cell table:style-name="ce38" office:value-type="time" office:time-value="PT11H44M49.049S" calcext:value-type="time">
            <text:p>11:44:49</text:p>
          </table:table-cell>
          <table:table-cell table:style-name="ce38" office:value-type="time" office:time-value="PT13H20M00S" calcext:value-type="time">
            <text:p>13:20:00</text:p>
          </table:table-cell>
          <table:table-cell table:style-name="ce43" table:formula="of:=IF([.E82]=&quot;&quot;;&quot;&quot;;([.E82]-[.D82])*24*60)" office:value-type="float" office:value="95.1825166666668" calcext:value-type="float">
            <text:p>95</text:p>
          </table:table-cell>
          <table:table-cell table:style-name="ce43" table:formula="of:=IF([.F82]=&quot;&quot;;&quot;&quot;;SUMIF([.A$2:.A$10000];[.A82];[.F$2:.F$10000]))" office:value-type="float" office:value="205.509416666667" calcext:value-type="float">
            <text:p>206</text:p>
          </table:table-cell>
          <table:table-cell table:style-name="ce45" table:formula="of:=IF([.A82]=&quot;&quot;;&quot;&quot;;VLOOKUP([.A82];[$Issues.A$4:.L$9948];11;0))" office:value-type="string" office:string-value="Complete" calcext:value-type="string">
            <text:p>Complete</text:p>
          </table:table-cell>
          <table:table-cell office:value-type="string" calcext:value-type="string">
            <text:p>Only working on map click: make it work from findPc and findLoc</text:p>
          </table:table-cell>
          <table:table-cell table:number-columns-repeated="1015"/>
        </table:table-row>
        <table:table-row table:style-name="ro4">
          <table:table-cell table:style-name="ce6" office:value-type="float" office:value="66" calcext:value-type="float">
            <text:p>66</text:p>
          </table:table-cell>
          <table:table-cell table:style-name="ce33" table:formula="of:=IF([.A83]=&quot;&quot;;&quot;&quot;;VLOOKUP([.A83];[$Issues.A$4:.K$9948];4;0))" office:value-type="string" office:string-value="Zoom to elec" calcext:value-type="string">
            <text:p>Zoom to elec</text:p>
          </table:table-cell>
          <table:table-cell table:style-name="ce35"/>
          <table:table-cell table:style-name="ce38" office:value-type="time" office:time-value="PT14H08M34.098S" calcext:value-type="time">
            <text:p>14:08:34</text:p>
          </table:table-cell>
          <table:table-cell table:style-name="ce38" office:value-type="time" office:time-value="PT14H56M46.766S" calcext:value-type="time">
            <text:p>14:56:47</text:p>
          </table:table-cell>
          <table:table-cell table:style-name="ce43" table:formula="of:=IF([.E83]=&quot;&quot;;&quot;&quot;;([.E83]-[.D83])*24*60)" office:value-type="float" office:value="48.2111333333334" calcext:value-type="float">
            <text:p>48</text:p>
          </table:table-cell>
          <table:table-cell table:style-name="ce43" table:formula="of:=IF([.F83]=&quot;&quot;;&quot;&quot;;SUMIF([.A$2:.A$10000];[.A83];[.F$2:.F$10000]))" office:value-type="float" office:value="205.509416666667" calcext:value-type="float">
            <text:p>206</text:p>
          </table:table-cell>
          <table:table-cell table:style-name="ce45" table:formula="of:=IF([.A83]=&quot;&quot;;&quot;&quot;;VLOOKUP([.A83];[$Issues.A$4:.L$9948];11;0))" office:value-type="string" office:string-value="Complete" calcext:value-type="string">
            <text:p>Complete</text:p>
          </table:table-cell>
          <table:table-cell office:value-type="string" calcext:value-type="string">
            <text:p>Zooms OK but won't draw lyr lines or respond to map click if Query is in require array</text:p>
          </table:table-cell>
          <table:table-cell table:number-columns-repeated="1015"/>
        </table:table-row>
        <table:table-row table:style-name="ro4">
          <table:table-cell office:value-type="float" office:value="66" calcext:value-type="float">
            <text:p>66</text:p>
          </table:table-cell>
          <table:table-cell table:style-name="ce33" table:formula="of:=IF([.A84]=&quot;&quot;;&quot;&quot;;VLOOKUP([.A84];[$Issues.A$4:.K$9948];4;0))" office:value-type="string" office:string-value="Zoom to elec" calcext:value-type="string">
            <text:p>Zoom to elec</text:p>
          </table:table-cell>
          <table:table-cell table:style-name="ce35"/>
          <table:table-cell table:style-name="ce38" office:value-type="time" office:time-value="PT18H51M01.536S" calcext:value-type="time">
            <text:p>18:51:02</text:p>
          </table:table-cell>
          <table:table-cell table:style-name="ce38" office:value-type="time" office:time-value="PT19H22M43.547S" calcext:value-type="time">
            <text:p>19:22:44</text:p>
          </table:table-cell>
          <table:table-cell table:style-name="ce43" table:formula="of:=IF([.E84]=&quot;&quot;;&quot;&quot;;([.E84]-[.D84])*24*60)" office:value-type="float" office:value="31.7001833333333" calcext:value-type="float">
            <text:p>32</text:p>
          </table:table-cell>
          <table:table-cell table:style-name="ce43" table:formula="of:=IF([.F84]=&quot;&quot;;&quot;&quot;;SUMIF([.A$2:.A$10000];[.A84];[.F$2:.F$10000]))" office:value-type="float" office:value="205.509416666667" calcext:value-type="float">
            <text:p>206</text:p>
          </table:table-cell>
          <table:table-cell table:style-name="ce45" table:formula="of:=IF([.A84]=&quot;&quot;;&quot;&quot;;VLOOKUP([.A84];[$Issues.A$4:.L$9948];11;0))" office:value-type="string" office:string-value="Complete" calcext:value-type="string">
            <text:p>Complete</text:p>
          </table:table-cell>
          <table:table-cell office:value-type="string" calcext:value-type="string">
            <text:p>Stuck</text:p>
          </table:table-cell>
          <table:table-cell table:number-columns-repeated="1015"/>
        </table:table-row>
        <table:table-row table:style-name="ro4">
          <table:table-cell office:value-type="float" office:value="70" calcext:value-type="float">
            <text:p>70</text:p>
          </table:table-cell>
          <table:table-cell table:style-name="ce33" table:formula="of:=IF([.A85]=&quot;&quot;;&quot;&quot;;VLOOKUP([.A85];[$Issues.A$4:.K$9948];4;0))" office:value-type="string" office:string-value="Cand photos" calcext:value-type="string">
            <text:p>Cand photos</text:p>
          </table:table-cell>
          <table:table-cell table:style-name="ce35"/>
          <table:table-cell table:style-name="ce38" office:value-type="time" office:time-value="PT19H22M43.547S" calcext:value-type="time">
            <text:p>19:22:44</text:p>
          </table:table-cell>
          <table:table-cell table:style-name="ce38" office:value-type="time" office:time-value="PT21H34M08.977S" calcext:value-type="time">
            <text:p>21:34:09</text:p>
          </table:table-cell>
          <table:table-cell table:style-name="ce43" table:formula="of:=IF([.E85]=&quot;&quot;;&quot;&quot;;([.E85]-[.D85])*24*60)" office:value-type="float" office:value="131.423833333334" calcext:value-type="float">
            <text:p>131</text:p>
          </table:table-cell>
          <table:table-cell table:style-name="ce43" table:formula="of:=IF([.F85]=&quot;&quot;;&quot;&quot;;SUMIF([.A$2:.A$10000];[.A85];[.F$2:.F$10000]))" office:value-type="float" office:value="956.918866666667" calcext:value-type="float">
            <text:p>957</text:p>
          </table:table-cell>
          <table:table-cell table:style-name="ce45" table:formula="of:=IF([.A85]=&quot;&quot;;&quot;&quot;;VLOOKUP([.A85];[$Issues.A$4:.L$9948];11;0))" office:value-type="string" office:string-value="Complete" calcext:value-type="string">
            <text:p>Complete</text:p>
          </table:table-cell>
          <table:table-cell office:value-type="string" calcext:value-type="string">
            <text:p>Downloaded Greens NSW photos and started matching to electorates by filename.</text:p>
          </table:table-cell>
          <table:table-cell table:number-columns-repeated="1015"/>
        </table:table-row>
        <table:table-row table:style-name="ro4">
          <table:table-cell office:value-type="float" office:value="70" calcext:value-type="float">
            <text:p>70</text:p>
          </table:table-cell>
          <table:table-cell table:style-name="ce33" table:formula="of:=IF([.A86]=&quot;&quot;;&quot;&quot;;VLOOKUP([.A86];[$Issues.A$4:.K$9948];4;0))" office:value-type="string" office:string-value="Cand photos" calcext:value-type="string">
            <text:p>Cand photos</text:p>
          </table:table-cell>
          <table:table-cell table:style-name="ce35"/>
          <table:table-cell table:style-name="ce38" office:value-type="time" office:time-value="PT08H54M28.662S" calcext:value-type="time">
            <text:p>08:54:29</text:p>
          </table:table-cell>
          <table:table-cell table:style-name="ce38" office:value-type="time" office:time-value="PT11H22M42.905S" calcext:value-type="time">
            <text:p>11:22:43</text:p>
          </table:table-cell>
          <table:table-cell table:style-name="ce43" table:formula="of:=IF([.E86]=&quot;&quot;;&quot;&quot;;([.E86]-[.D86])*24*60)" office:value-type="float" office:value="148.237383333334" calcext:value-type="float">
            <text:p>148</text:p>
          </table:table-cell>
          <table:table-cell table:style-name="ce43" table:formula="of:=IF([.F86]=&quot;&quot;;&quot;&quot;;SUMIF([.A$2:.A$10000];[.A86];[.F$2:.F$10000]))" office:value-type="float" office:value="956.918866666667" calcext:value-type="float">
            <text:p>957</text:p>
          </table:table-cell>
          <table:table-cell table:style-name="ce45" table:formula="of:=IF([.A86]=&quot;&quot;;&quot;&quot;;VLOOKUP([.A86];[$Issues.A$4:.L$9948];11;0))" office:value-type="string" office:string-value="Complete" calcext:value-type="string">
            <text:p>Complete</text:p>
          </table:table-cell>
          <table:table-cell office:value-type="string" calcext:value-type="string">
            <text:p>Clean photo file names for Greens</text:p>
          </table:table-cell>
          <table:table-cell table:number-columns-repeated="1015"/>
        </table:table-row>
        <table:table-row table:style-name="ro4">
          <table:table-cell office:value-type="float" office:value="70" calcext:value-type="float">
            <text:p>70</text:p>
          </table:table-cell>
          <table:table-cell table:style-name="ce33" table:formula="of:=IF([.A87]=&quot;&quot;;&quot;&quot;;VLOOKUP([.A87];[$Issues.A$4:.K$9948];4;0))" office:value-type="string" office:string-value="Cand photos" calcext:value-type="string">
            <text:p>Cand photos</text:p>
          </table:table-cell>
          <table:table-cell table:style-name="ce35"/>
          <table:table-cell table:style-name="ce38" office:value-type="time" office:time-value="PT11H58M33.87S" calcext:value-type="time">
            <text:p>11:58:34</text:p>
          </table:table-cell>
          <table:table-cell table:style-name="ce38" office:value-type="time" office:time-value="PT12H37M57.202S" calcext:value-type="time">
            <text:p>12:37:57</text:p>
          </table:table-cell>
          <table:table-cell table:style-name="ce43" table:formula="of:=IF([.E87]=&quot;&quot;;&quot;&quot;;([.E87]-[.D87])*24*60)" office:value-type="float" office:value="39.3888666666666" calcext:value-type="float">
            <text:p>39</text:p>
          </table:table-cell>
          <table:table-cell table:style-name="ce43" table:formula="of:=IF([.F87]=&quot;&quot;;&quot;&quot;;SUMIF([.A$2:.A$10000];[.A87];[.F$2:.F$10000]))" office:value-type="float" office:value="956.918866666667" calcext:value-type="float">
            <text:p>957</text:p>
          </table:table-cell>
          <table:table-cell table:style-name="ce45" table:formula="of:=IF([.A87]=&quot;&quot;;&quot;&quot;;VLOOKUP([.A87];[$Issues.A$4:.L$9948];11;0))" office:value-type="string" office:string-value="Complete" calcext:value-type="string">
            <text:p>Complete</text:p>
          </table:table-cell>
          <table:table-cell office:value-type="string" calcext:value-type="string">
            <text:p>Clean photo file names for Greens SA, Vic &amp; WA</text:p>
          </table:table-cell>
          <table:table-cell table:number-columns-repeated="1015"/>
        </table:table-row>
        <table:table-row table:style-name="ro4">
          <table:table-cell office:value-type="float" office:value="70" calcext:value-type="float">
            <text:p>70</text:p>
          </table:table-cell>
          <table:table-cell table:style-name="ce33" table:formula="of:=IF([.A88]=&quot;&quot;;&quot;&quot;;VLOOKUP([.A88];[$Issues.A$4:.K$9948];4;0))" office:value-type="string" office:string-value="Cand photos" calcext:value-type="string">
            <text:p>Cand photos</text:p>
          </table:table-cell>
          <table:table-cell table:style-name="ce35"/>
          <table:table-cell table:style-name="ce38" office:value-type="time" office:time-value="PT12H38M05.97S" calcext:value-type="time">
            <text:p>12:38:06</text:p>
          </table:table-cell>
          <table:table-cell table:style-name="ce38" office:value-type="time" office:time-value="PT13H09M26.3S" calcext:value-type="time">
            <text:p>13:09:26</text:p>
          </table:table-cell>
          <table:table-cell table:style-name="ce43" table:formula="of:=IF([.E88]=&quot;&quot;;&quot;&quot;;([.E88]-[.D88])*24*60)" office:value-type="float" office:value="31.3388333333334" calcext:value-type="float">
            <text:p>31</text:p>
          </table:table-cell>
          <table:table-cell table:style-name="ce43" table:formula="of:=IF([.F88]=&quot;&quot;;&quot;&quot;;SUMIF([.A$2:.A$10000];[.A88];[.F$2:.F$10000]))" office:value-type="float" office:value="956.918866666667" calcext:value-type="float">
            <text:p>957</text:p>
          </table:table-cell>
          <table:table-cell table:style-name="ce45" table:formula="of:=IF([.A88]=&quot;&quot;;&quot;&quot;;VLOOKUP([.A88];[$Issues.A$4:.L$9948];11;0))" office:value-type="string" office:string-value="Complete" calcext:value-type="string">
            <text:p>Complete</text:p>
          </table:table-cell>
          <table:table-cell office:value-type="string" calcext:value-type="string">
            <text:p>Code in photos or blank if missing</text:p>
          </table:table-cell>
          <table:table-cell table:number-columns-repeated="1015"/>
        </table:table-row>
        <table:table-row table:style-name="ro4">
          <table:table-cell office:value-type="float" office:value="60" calcext:value-type="float">
            <text:p>60</text:p>
          </table:table-cell>
          <table:table-cell table:style-name="ce33" table:formula="of:=IF([.A89]=&quot;&quot;;&quot;&quot;;VLOOKUP([.A89];[$Issues.A$4:.K$9948];4;0))" office:value-type="string" office:string-value="Mark up cands" calcext:value-type="string">
            <text:p>Mark up cands</text:p>
          </table:table-cell>
          <table:table-cell table:style-name="ce35"/>
          <table:table-cell table:style-name="ce38" office:value-type="time" office:time-value="PT14H13M53.484S" calcext:value-type="time">
            <text:p>14:13:53</text:p>
          </table:table-cell>
          <table:table-cell table:style-name="ce38" office:value-type="time" office:time-value="PT15H00M00S" calcext:value-type="time">
            <text:p>15:00:00</text:p>
          </table:table-cell>
          <table:table-cell table:style-name="ce43" table:formula="of:=IF([.E89]=&quot;&quot;;&quot;&quot;;([.E89]-[.D89])*24*60)" office:value-type="float" office:value="46.1086" calcext:value-type="float">
            <text:p>46</text:p>
          </table:table-cell>
          <table:table-cell table:style-name="ce43" table:formula="of:=IF([.F89]=&quot;&quot;;&quot;&quot;;SUMIF([.A$2:.A$10000];[.A89];[.F$2:.F$10000]))" office:value-type="float" office:value="128.05235" calcext:value-type="float">
            <text:p>128</text:p>
          </table:table-cell>
          <table:table-cell table:style-name="ce45" table:formula="of:=IF([.A89]=&quot;&quot;;&quot;&quot;;VLOOKUP([.A89];[$Issues.A$4:.L$9948];11;0))" office:value-type="string" office:string-value="In progress" calcext:value-type="string">
            <text:p>In progress</text:p>
          </table:table-cell>
          <table:table-cell office:value-type="string" calcext:value-type="string">
            <text:p>Sort by major parties first then name</text:p>
          </table:table-cell>
          <table:table-cell table:number-columns-repeated="1015"/>
        </table:table-row>
        <table:table-row table:style-name="ro4">
          <table:table-cell office:value-type="float" office:value="60" calcext:value-type="float">
            <text:p>60</text:p>
          </table:table-cell>
          <table:table-cell table:style-name="ce33" table:formula="of:=IF([.A90]=&quot;&quot;;&quot;&quot;;VLOOKUP([.A90];[$Issues.A$4:.K$9948];4;0))" office:value-type="string" office:string-value="Mark up cands" calcext:value-type="string">
            <text:p>Mark up cands</text:p>
          </table:table-cell>
          <table:table-cell table:style-name="ce35"/>
          <table:table-cell table:style-name="ce38" office:value-type="time" office:time-value="PT20H15M44.503S" calcext:value-type="time">
            <text:p>20:15:45</text:p>
          </table:table-cell>
          <table:table-cell table:style-name="ce38" office:value-type="time" office:time-value="PT20H45M00S" calcext:value-type="time">
            <text:p>20:45:00</text:p>
          </table:table-cell>
          <table:table-cell table:style-name="ce43" table:formula="of:=IF([.E90]=&quot;&quot;;&quot;&quot;;([.E90]-[.D90])*24*60)" office:value-type="float" office:value="29.2582833333334" calcext:value-type="float">
            <text:p>29</text:p>
          </table:table-cell>
          <table:table-cell table:style-name="ce43" table:formula="of:=IF([.F90]=&quot;&quot;;&quot;&quot;;SUMIF([.A$2:.A$10000];[.A90];[.F$2:.F$10000]))" office:value-type="float" office:value="128.05235" calcext:value-type="float">
            <text:p>128</text:p>
          </table:table-cell>
          <table:table-cell table:style-name="ce45" table:formula="of:=IF([.A90]=&quot;&quot;;&quot;&quot;;VLOOKUP([.A90];[$Issues.A$4:.L$9948];11;0))" office:value-type="string" office:string-value="In progress" calcext:value-type="string">
            <text:p>In progress</text:p>
          </table:table-cell>
          <table:table-cell office:value-type="string" calcext:value-type="string">
            <text:p>Sort by major parties first then name</text:p>
          </table:table-cell>
          <table:table-cell table:number-columns-repeated="1015"/>
        </table:table-row>
        <table:table-row table:style-name="ro4">
          <table:table-cell office:value-type="float" office:value="71" calcext:value-type="float">
            <text:p>71</text:p>
          </table:table-cell>
          <table:table-cell table:style-name="ce33" table:formula="of:=IF([.A91]=&quot;&quot;;&quot;&quot;;VLOOKUP([.A91];[$Issues.A$4:.K$9948];4;0))" office:value-type="string" office:string-value="Map bugs" calcext:value-type="string">
            <text:p>Map bugs</text:p>
          </table:table-cell>
          <table:table-cell table:style-name="ce35"/>
          <table:table-cell table:style-name="ce38" office:value-type="time" office:time-value="PT10H00M52.478S" calcext:value-type="time">
            <text:p>10:00:52</text:p>
          </table:table-cell>
          <table:table-cell table:style-name="ce38" office:value-type="time" office:time-value="PT10H22M00S" calcext:value-type="time">
            <text:p>10:22:00</text:p>
          </table:table-cell>
          <table:table-cell table:style-name="ce43" table:formula="of:=IF([.E91]=&quot;&quot;;&quot;&quot;;([.E91]-[.D91])*24*60)" office:value-type="float" office:value="21.1253666666667" calcext:value-type="float">
            <text:p>21</text:p>
          </table:table-cell>
          <table:table-cell table:style-name="ce43" table:formula="of:=IF([.F91]=&quot;&quot;;&quot;&quot;;SUMIF([.A$2:.A$10000];[.A91];[.F$2:.F$10000]))" office:value-type="float" office:value="30.26705" calcext:value-type="float">
            <text:p>30</text:p>
          </table:table-cell>
          <table:table-cell table:style-name="ce45" table:formula="of:=IF([.A91]=&quot;&quot;;&quot;&quot;;VLOOKUP([.A91];[$Issues.A$4:.L$9948];11;0))" office:value-type="string" office:string-value="Complete" calcext:value-type="string">
            <text:p>Complete</text:p>
          </table:table-cell>
          <table:table-cell office:value-type="string" calcext:value-type="string">
            <text:p>Fix bug on map extent via findPc and findLoc</text:p>
          </table:table-cell>
          <table:table-cell table:number-columns-repeated="1015"/>
        </table:table-row>
        <table:table-row table:style-name="ro2">
          <table:table-cell office:value-type="float" office:value="72" calcext:value-type="float">
            <text:p>72</text:p>
          </table:table-cell>
          <table:table-cell table:style-name="ce33"/>
          <table:table-cell table:style-name="ce35"/>
          <table:table-cell table:style-name="ce38" office:value-type="time" office:time-value="PT10H22M00S" calcext:value-type="time">
            <text:p>10:22:00</text:p>
          </table:table-cell>
          <table:table-cell table:style-name="ce38" office:value-type="time" office:time-value="PT11H19M35.709S" calcext:value-type="time">
            <text:p>11:19:36</text:p>
          </table:table-cell>
          <table:table-cell table:style-name="ce43" table:formula="of:=IF([.E92]=&quot;&quot;;&quot;&quot;;([.E92]-[.D92])*24*60)" office:value-type="float" office:value="57.59515" calcext:value-type="float">
            <text:p>58</text:p>
          </table:table-cell>
          <table:table-cell table:style-name="ce43" table:formula="of:=IF([.F92]=&quot;&quot;;&quot;&quot;;SUMIF([.A$2:.A$10000];[.A92];[.F$2:.F$10000]))" office:value-type="float" office:value="57.59515" calcext:value-type="float">
            <text:p>58</text:p>
          </table:table-cell>
          <table:table-cell table:style-name="ce45" table:formula="of:=IF([.A92]=&quot;&quot;;&quot;&quot;;VLOOKUP([.A92];[$Issues.A$4:.L$9948];11;0))" office:value-type="string" office:string-value="Complete" calcext:value-type="string">
            <text:p>Complete</text:p>
          </table:table-cell>
          <table:table-cell table:style-name="ce48"/>
          <table:table-cell table:number-columns-repeated="1015"/>
        </table:table-row>
        <table:table-row table:style-name="ro4">
          <table:table-cell office:value-type="float" office:value="71" calcext:value-type="float">
            <text:p>71</text:p>
          </table:table-cell>
          <table:table-cell table:style-name="ce33" table:formula="of:=IF([.A93]=&quot;&quot;;&quot;&quot;;VLOOKUP([.A93];[$Issues.A$4:.K$9948];4;0))" office:value-type="string" office:string-value="Map bugs" calcext:value-type="string">
            <text:p>Map bugs</text:p>
          </table:table-cell>
          <table:table-cell table:style-name="ce35"/>
          <table:table-cell table:style-name="ce38" office:value-type="time" office:time-value="PT11H19M35.709S" calcext:value-type="time">
            <text:p>11:19:36</text:p>
          </table:table-cell>
          <table:table-cell table:style-name="ce38" office:value-type="time" office:time-value="PT11H28M44.21S" calcext:value-type="time">
            <text:p>11:28:44</text:p>
          </table:table-cell>
          <table:table-cell table:style-name="ce43" table:formula="of:=IF([.E93]=&quot;&quot;;&quot;&quot;;([.E93]-[.D93])*24*60)" office:value-type="float" office:value="9.14168333333329" calcext:value-type="float">
            <text:p>9</text:p>
          </table:table-cell>
          <table:table-cell table:style-name="ce43" table:formula="of:=IF([.F93]=&quot;&quot;;&quot;&quot;;SUMIF([.A$2:.A$10000];[.A93];[.F$2:.F$10000]))" office:value-type="float" office:value="30.26705" calcext:value-type="float">
            <text:p>30</text:p>
          </table:table-cell>
          <table:table-cell table:style-name="ce45" table:formula="of:=IF([.A93]=&quot;&quot;;&quot;&quot;;VLOOKUP([.A93];[$Issues.A$4:.L$9948];11;0))" office:value-type="string" office:string-value="Complete" calcext:value-type="string">
            <text:p>Complete</text:p>
          </table:table-cell>
          <table:table-cell office:value-type="string" calcext:value-type="string">
            <text:p>Investigatedbug on click map to show elec. This is the Query bug. Added issue (73).</text:p>
          </table:table-cell>
          <table:table-cell table:number-columns-repeated="1015"/>
        </table:table-row>
        <table:table-row table:style-name="ro4">
          <table:table-cell office:value-type="float" office:value="70" calcext:value-type="float">
            <text:p>70</text:p>
          </table:table-cell>
          <table:table-cell table:style-name="ce33" table:formula="of:=IF([.A94]=&quot;&quot;;&quot;&quot;;VLOOKUP([.A94];[$Issues.A$4:.K$9948];4;0))" office:value-type="string" office:string-value="Cand photos" calcext:value-type="string">
            <text:p>Cand photos</text:p>
          </table:table-cell>
          <table:table-cell table:style-name="ce35"/>
          <table:table-cell table:style-name="ce38" office:value-type="time" office:time-value="PT11H29M04.261S" calcext:value-type="time">
            <text:p>11:29:04</text:p>
          </table:table-cell>
          <table:table-cell table:style-name="ce38" office:value-type="time" office:time-value="PT14H17M07.802S" calcext:value-type="time">
            <text:p>14:17:08</text:p>
          </table:table-cell>
          <table:table-cell table:style-name="ce43" table:formula="of:=IF([.E94]=&quot;&quot;;&quot;&quot;;([.E94]-[.D94])*24*60)" office:value-type="float" office:value="168.059016666666" calcext:value-type="float">
            <text:p>168</text:p>
          </table:table-cell>
          <table:table-cell table:style-name="ce43" table:formula="of:=IF([.F94]=&quot;&quot;;&quot;&quot;;SUMIF([.A$2:.A$10000];[.A94];[.F$2:.F$10000]))" office:value-type="float" office:value="956.918866666667" calcext:value-type="float">
            <text:p>957</text:p>
          </table:table-cell>
          <table:table-cell table:style-name="ce45" table:formula="of:=IF([.A94]=&quot;&quot;;&quot;&quot;;VLOOKUP([.A94];[$Issues.A$4:.L$9948];11;0))" office:value-type="string" office:string-value="Complete" calcext:value-type="string">
            <text:p>Complete</text:p>
          </table:table-cell>
          <table:table-cell office:value-type="string" calcext:value-type="string">
            <text:p>Extract Labor candidate photos</text:p>
          </table:table-cell>
          <table:table-cell table:number-columns-repeated="1015"/>
        </table:table-row>
        <table:table-row table:style-name="ro4">
          <table:table-cell table:style-name="ce4" office:value-type="float" office:value="22" calcext:value-type="float">
            <text:p>22</text:p>
          </table:table-cell>
          <table:table-cell table:style-name="ce33" table:formula="of:=IF([.A95]=&quot;&quot;;&quot;&quot;;VLOOKUP([.A95];[$Issues.A$4:.K$9948];4;0))" office:value-type="string" office:string-value="Add candidates" calcext:value-type="string">
            <text:p>Add candidates</text:p>
          </table:table-cell>
          <table:table-cell table:style-name="ce35"/>
          <table:table-cell table:style-name="ce38" office:value-type="time" office:time-value="PT15H56M34.319S" calcext:value-type="time">
            <text:p>15:56:34</text:p>
          </table:table-cell>
          <table:table-cell table:style-name="ce38" office:value-type="time" office:time-value="PT18H20M00S" calcext:value-type="time">
            <text:p>18:20:00</text:p>
          </table:table-cell>
          <table:table-cell table:style-name="ce43" table:formula="of:=IF([.E95]=&quot;&quot;;&quot;&quot;;([.E95]-[.D95])*24*60)" office:value-type="float" office:value="143.428016666667" calcext:value-type="float">
            <text:p>143</text:p>
          </table:table-cell>
          <table:table-cell table:style-name="ce43" table:formula="of:=IF([.F95]=&quot;&quot;;&quot;&quot;;SUMIF([.A$2:.A$10000];[.A95];[.F$2:.F$10000]))" office:value-type="float" office:value="424.27755" calcext:value-type="float">
            <text:p>424</text:p>
          </table:table-cell>
          <table:table-cell table:style-name="ce45" table:formula="of:=IF([.A95]=&quot;&quot;;&quot;&quot;;VLOOKUP([.A95];[$Issues.A$4:.L$9948];11;0))" office:value-type="string" office:string-value="Complete" calcext:value-type="string">
            <text:p>Complete</text:p>
          </table:table-cell>
          <table:table-cell office:value-type="string" calcext:value-type="string">
            <text:p>Candidate and party links: Liberal NSW</text:p>
          </table:table-cell>
          <table:table-cell table:number-columns-repeated="1015"/>
        </table:table-row>
        <table:table-row table:style-name="ro4">
          <table:table-cell table:style-name="ce4" office:value-type="float" office:value="22" calcext:value-type="float">
            <text:p>22</text:p>
          </table:table-cell>
          <table:table-cell table:style-name="ce33" table:formula="of:=IF([.A96]=&quot;&quot;;&quot;&quot;;VLOOKUP([.A96];[$Issues.A$4:.K$9948];4;0))" office:value-type="string" office:string-value="Add candidates" calcext:value-type="string">
            <text:p>Add candidates</text:p>
          </table:table-cell>
          <table:table-cell table:style-name="ce35"/>
          <table:table-cell table:style-name="ce38" office:value-type="time" office:time-value="PT18H50M00S" calcext:value-type="time">
            <text:p>18:50:00</text:p>
          </table:table-cell>
          <table:table-cell table:style-name="ce38" office:value-type="time" office:time-value="PT19H11M48.402S" calcext:value-type="time">
            <text:p>19:11:48</text:p>
          </table:table-cell>
          <table:table-cell table:style-name="ce43" table:formula="of:=IF([.E96]=&quot;&quot;;&quot;&quot;;([.E96]-[.D96])*24*60)" office:value-type="float" office:value="21.8066999999998" calcext:value-type="float">
            <text:p>22</text:p>
          </table:table-cell>
          <table:table-cell table:style-name="ce43" table:formula="of:=IF([.F96]=&quot;&quot;;&quot;&quot;;SUMIF([.A$2:.A$10000];[.A96];[.F$2:.F$10000]))" office:value-type="float" office:value="424.27755" calcext:value-type="float">
            <text:p>424</text:p>
          </table:table-cell>
          <table:table-cell table:style-name="ce45" table:formula="of:=IF([.A96]=&quot;&quot;;&quot;&quot;;VLOOKUP([.A96];[$Issues.A$4:.L$9948];11;0))" office:value-type="string" office:string-value="Complete" calcext:value-type="string">
            <text:p>Complete</text:p>
          </table:table-cell>
          <table:table-cell office:value-type="string" calcext:value-type="string">
            <text:p>Liberal VIC</text:p>
          </table:table-cell>
          <table:table-cell table:number-columns-repeated="1015"/>
        </table:table-row>
        <table:table-row table:style-name="ro4">
          <table:table-cell table:style-name="ce4" office:value-type="float" office:value="22" calcext:value-type="float">
            <text:p>22</text:p>
          </table:table-cell>
          <table:table-cell table:style-name="ce33" table:formula="of:=IF([.A97]=&quot;&quot;;&quot;&quot;;VLOOKUP([.A97];[$Issues.A$4:.K$9948];4;0))" office:value-type="string" office:string-value="Add candidates" calcext:value-type="string">
            <text:p>Add candidates</text:p>
          </table:table-cell>
          <table:table-cell table:style-name="ce35"/>
          <table:table-cell table:style-name="ce38" office:value-type="time" office:time-value="PT19H41M11.903S" calcext:value-type="time">
            <text:p>19:41:12</text:p>
          </table:table-cell>
          <table:table-cell table:style-name="ce38" office:value-type="time" office:time-value="PT20H45M04.239S" calcext:value-type="time">
            <text:p>20:45:04</text:p>
          </table:table-cell>
          <table:table-cell table:style-name="ce43" table:formula="of:=IF([.E97]=&quot;&quot;;&quot;&quot;;([.E97]-[.D97])*24*60)" office:value-type="float" office:value="63.8722666666669" calcext:value-type="float">
            <text:p>64</text:p>
          </table:table-cell>
          <table:table-cell table:style-name="ce43" table:formula="of:=IF([.F97]=&quot;&quot;;&quot;&quot;;SUMIF([.A$2:.A$10000];[.A97];[.F$2:.F$10000]))" office:value-type="float" office:value="424.27755" calcext:value-type="float">
            <text:p>424</text:p>
          </table:table-cell>
          <table:table-cell table:style-name="ce45" table:formula="of:=IF([.A97]=&quot;&quot;;&quot;&quot;;VLOOKUP([.A97];[$Issues.A$4:.L$9948];11;0))" office:value-type="string" office:string-value="Complete" calcext:value-type="string">
            <text:p>Complete</text:p>
          </table:table-cell>
          <table:table-cell office:value-type="string" calcext:value-type="string">
            <text:p>Create JSON for candidate and party links</text:p>
          </table:table-cell>
          <table:table-cell table:number-columns-repeated="1015"/>
        </table:table-row>
        <table:table-row table:style-name="ro4">
          <table:table-cell table:style-name="ce4" office:value-type="float" office:value="22" calcext:value-type="float">
            <text:p>22</text:p>
          </table:table-cell>
          <table:table-cell table:style-name="ce33" table:formula="of:=IF([.A98]=&quot;&quot;;&quot;&quot;;VLOOKUP([.A98];[$Issues.A$4:.K$9948];4;0))" office:value-type="string" office:string-value="Add candidates" calcext:value-type="string">
            <text:p>Add candidates</text:p>
          </table:table-cell>
          <table:table-cell table:style-name="ce35"/>
          <table:table-cell table:style-name="ce38" office:value-type="time" office:time-value="PT14H13M31.028S" calcext:value-type="time">
            <text:p>14:13:31</text:p>
          </table:table-cell>
          <table:table-cell table:style-name="ce38" office:value-type="time" office:time-value="PT16H37M19.978S" calcext:value-type="time">
            <text:p>16:37:20</text:p>
          </table:table-cell>
          <table:table-cell table:style-name="ce43" table:formula="of:=IF([.E98]=&quot;&quot;;&quot;&quot;;([.E98]-[.D98])*24*60)" office:value-type="float" office:value="143.815833333333" calcext:value-type="float">
            <text:p>144</text:p>
          </table:table-cell>
          <table:table-cell table:style-name="ce43" table:formula="of:=IF([.F98]=&quot;&quot;;&quot;&quot;;SUMIF([.A$2:.A$10000];[.A98];[.F$2:.F$10000]))" office:value-type="float" office:value="424.27755" calcext:value-type="float">
            <text:p>424</text:p>
          </table:table-cell>
          <table:table-cell table:style-name="ce45" table:formula="of:=IF([.A98]=&quot;&quot;;&quot;&quot;;VLOOKUP([.A98];[$Issues.A$4:.L$9948];11;0))" office:value-type="string" office:string-value="Complete" calcext:value-type="string">
            <text:p>Complete</text:p>
          </table:table-cell>
          <table:table-cell office:value-type="string" calcext:value-type="string">
            <text:p>Code in candidate and party links</text:p>
          </table:table-cell>
          <table:table-cell table:number-columns-repeated="1015"/>
        </table:table-row>
        <table:table-row table:style-name="ro7">
          <table:table-cell office:value-type="float" office:value="22" calcext:value-type="float">
            <text:p>22</text:p>
          </table:table-cell>
          <table:table-cell table:style-name="ce33" table:formula="of:=IF([.A99]=&quot;&quot;;&quot;&quot;;VLOOKUP([.A99];[$Issues.A$4:.K$9948];4;0))" office:value-type="string" office:string-value="Add candidates" calcext:value-type="string">
            <text:p>Add candidates</text:p>
          </table:table-cell>
          <table:table-cell table:style-name="ce35"/>
          <table:table-cell table:style-name="ce38" office:value-type="time" office:time-value="PT19H42M54.391S" calcext:value-type="time">
            <text:p>19:42:54</text:p>
          </table:table-cell>
          <table:table-cell table:style-name="ce38" office:value-type="time" office:time-value="PT20H34M15.675S" calcext:value-type="time">
            <text:p>20:34:16</text:p>
          </table:table-cell>
          <table:table-cell table:style-name="ce43" table:formula="of:=IF([.E99]=&quot;&quot;;&quot;&quot;;([.E99]-[.D99])*24*60)" office:value-type="float" office:value="51.3547333333332" calcext:value-type="float">
            <text:p>51</text:p>
          </table:table-cell>
          <table:table-cell table:style-name="ce43" table:formula="of:=IF([.F99]=&quot;&quot;;&quot;&quot;;SUMIF([.A$2:.A$10000];[.A99];[.F$2:.F$10000]))" office:value-type="float" office:value="424.27755" calcext:value-type="float">
            <text:p>424</text:p>
          </table:table-cell>
          <table:table-cell table:style-name="ce45" table:formula="of:=IF([.A99]=&quot;&quot;;&quot;&quot;;VLOOKUP([.A99];[$Issues.A$4:.L$9948];11;0))" office:value-type="string" office:string-value="Complete" calcext:value-type="string">
            <text:p>Complete</text:p>
          </table:table-cell>
          <table:table-cell table:style-name="ce15" office:value-type="string" calcext:value-type="string">
            <text:p>Wrestle with Candidates.ods trying to get CandLinks col B to work for all rows. Then created Candidates_2 to get towards a sheet with one candidate per row. (Can create this in Brackets with Split and Remove empty lines). But stopped by faulty formulas – see pink cells ir R5:S5. Completed under Issue #69 (Finalise candidates).</text:p>
          </table:table-cell>
          <table:table-cell table:number-columns-repeated="1015"/>
        </table:table-row>
        <table:table-row table:style-name="ro4">
          <table:table-cell table:style-name="ce6" office:value-type="float" office:value="69" calcext:value-type="float">
            <text:p>69</text:p>
          </table:table-cell>
          <table:table-cell table:style-name="ce33" table:formula="of:=IF([.A100]=&quot;&quot;;&quot;&quot;;VLOOKUP([.A100];[$Issues.A$4:.K$9948];4;0))" office:value-type="string" office:string-value="Finalise candidates" calcext:value-type="string">
            <text:p>Finalise candidates</text:p>
          </table:table-cell>
          <table:table-cell table:style-name="ce36" office:value-type="date" office:date-value="2016-06-15" calcext:value-type="date">
            <text:p>15-Jun-16</text:p>
          </table:table-cell>
          <table:table-cell table:style-name="ce38" office:value-type="time" office:time-value="PT07H42M41.217S" calcext:value-type="time">
            <text:p>07:42:41</text:p>
          </table:table-cell>
          <table:table-cell table:style-name="ce38" office:value-type="time" office:time-value="PT08H48M55S" calcext:value-type="time">
            <text:p>08:48:55</text:p>
          </table:table-cell>
          <table:table-cell table:style-name="ce43" table:formula="of:=IF([.E100]=&quot;&quot;;&quot;&quot;;([.E100]-[.D100])*24*60)" office:value-type="float" office:value="66.2297166666666" calcext:value-type="float">
            <text:p>66</text:p>
          </table:table-cell>
          <table:table-cell table:style-name="ce43" table:formula="of:=IF([.F100]=&quot;&quot;;&quot;&quot;;SUMIF([.A$2:.A$10000];[.A100];[.F$2:.F$10000]))" office:value-type="float" office:value="314.229716666667" calcext:value-type="float">
            <text:p>314</text:p>
          </table:table-cell>
          <table:table-cell table:style-name="ce45" table:formula="of:=IF([.A100]=&quot;&quot;;&quot;&quot;;VLOOKUP([.A100];[$Issues.A$4:.L$9948];11;0))" office:value-type="string" office:string-value="Complete" calcext:value-type="string">
            <text:p>Complete</text:p>
          </table:table-cell>
          <table:table-cell office:value-type="string" calcext:value-type="string">
            <text:p>New candididates from AEC</text:p>
          </table:table-cell>
          <table:table-cell table:number-columns-repeated="1015"/>
        </table:table-row>
        <table:table-row table:style-name="ro4">
          <table:table-cell table:style-name="ce6" office:value-type="float" office:value="69" calcext:value-type="float">
            <text:p>69</text:p>
          </table:table-cell>
          <table:table-cell table:style-name="ce33" table:formula="of:=IF([.A101]=&quot;&quot;;&quot;&quot;;VLOOKUP([.A101];[$Issues.A$4:.K$9948];4;0))" office:value-type="string" office:string-value="Finalise candidates" calcext:value-type="string">
            <text:p>Finalise candidates</text:p>
          </table:table-cell>
          <table:table-cell table:style-name="ce36" office:value-type="date" office:date-value="2016-06-15" calcext:value-type="date">
            <text:p>15-Jun-16</text:p>
          </table:table-cell>
          <table:table-cell table:style-name="ce38" office:value-type="time" office:time-value="PT18H00M00S" calcext:value-type="time">
            <text:p>18:00:00</text:p>
          </table:table-cell>
          <table:table-cell table:style-name="ce38" office:value-type="time" office:time-value="PT18H30M00S" calcext:value-type="time">
            <text:p>18:30:00</text:p>
          </table:table-cell>
          <table:table-cell table:style-name="ce43" table:formula="of:=IF([.E101]=&quot;&quot;;&quot;&quot;;([.E101]-[.D101])*24*60)" office:value-type="float" office:value="30.0000000000001" calcext:value-type="float">
            <text:p>30</text:p>
          </table:table-cell>
          <table:table-cell table:style-name="ce43" table:formula="of:=IF([.F101]=&quot;&quot;;&quot;&quot;;SUMIF([.A$2:.A$10000];[.A101];[.F$2:.F$10000]))" office:value-type="float" office:value="314.229716666667" calcext:value-type="float">
            <text:p>314</text:p>
          </table:table-cell>
          <table:table-cell table:style-name="ce45" table:formula="of:=IF([.A101]=&quot;&quot;;&quot;&quot;;VLOOKUP([.A101];[$Issues.A$4:.L$9948];11;0))" office:value-type="string" office:string-value="Complete" calcext:value-type="string">
            <text:p>Complete</text:p>
          </table:table-cell>
          <table:table-cell office:value-type="string" calcext:value-type="string">
            <text:p>New candididates from AEC</text:p>
          </table:table-cell>
          <table:table-cell table:number-columns-repeated="1015"/>
        </table:table-row>
        <table:table-row table:style-name="ro4">
          <table:table-cell table:style-name="ce6" office:value-type="float" office:value="69" calcext:value-type="float">
            <text:p>69</text:p>
          </table:table-cell>
          <table:table-cell table:style-name="ce33" table:formula="of:=IF([.A102]=&quot;&quot;;&quot;&quot;;VLOOKUP([.A102];[$Issues.A$4:.K$9948];4;0))" office:value-type="string" office:string-value="Finalise candidates" calcext:value-type="string">
            <text:p>Finalise candidates</text:p>
          </table:table-cell>
          <table:table-cell table:style-name="ce36" office:value-type="date" office:date-value="2016-06-16" calcext:value-type="date">
            <text:p>16-Jun-16</text:p>
          </table:table-cell>
          <table:table-cell table:style-name="ce38" office:value-type="time" office:time-value="PT20H00M00S" calcext:value-type="time">
            <text:p>20:00:00</text:p>
          </table:table-cell>
          <table:table-cell table:style-name="ce38" office:value-type="time" office:time-value="PT23H38M00S" calcext:value-type="time">
            <text:p>23:38:00</text:p>
          </table:table-cell>
          <table:table-cell table:style-name="ce43" table:formula="of:=IF([.E102]=&quot;&quot;;&quot;&quot;;([.E102]-[.D102])*24*60)" office:value-type="float" office:value="218" calcext:value-type="float">
            <text:p>218</text:p>
          </table:table-cell>
          <table:table-cell table:style-name="ce43" table:formula="of:=IF([.F102]=&quot;&quot;;&quot;&quot;;SUMIF([.A$2:.A$10000];[.A102];[.F$2:.F$10000]))" office:value-type="float" office:value="314.229716666667" calcext:value-type="float">
            <text:p>314</text:p>
          </table:table-cell>
          <table:table-cell table:style-name="ce45" table:formula="of:=IF([.A102]=&quot;&quot;;&quot;&quot;;VLOOKUP([.A102];[$Issues.A$4:.L$9948];11;0))" office:value-type="string" office:string-value="Complete" calcext:value-type="string">
            <text:p>Complete</text:p>
          </table:table-cell>
          <table:table-cell office:value-type="string" calcext:value-type="string">
            <text:p>New candididates from AEC</text:p>
          </table:table-cell>
          <table:table-cell table:number-columns-repeated="1015"/>
        </table:table-row>
        <table:table-row table:style-name="ro4">
          <table:table-cell office:value-type="float" office:value="70" calcext:value-type="float">
            <text:p>70</text:p>
          </table:table-cell>
          <table:table-cell table:style-name="ce33" table:formula="of:=IF([.A103]=&quot;&quot;;&quot;&quot;;VLOOKUP([.A103];[$Issues.A$4:.K$9948];4;0))" office:value-type="string" office:string-value="Cand photos" calcext:value-type="string">
            <text:p>Cand photos</text:p>
          </table:table-cell>
          <table:table-cell table:style-name="ce36" office:value-type="date" office:date-value="2016-06-17" calcext:value-type="date">
            <text:p>17-Jun-16</text:p>
          </table:table-cell>
          <table:table-cell table:style-name="ce38" office:value-type="time" office:time-value="PT07H45M00S" calcext:value-type="time">
            <text:p>07:45:00</text:p>
          </table:table-cell>
          <table:table-cell table:style-name="ce38" office:value-type="time" office:time-value="PT09H00M30.063S" calcext:value-type="time">
            <text:p>09:00:30</text:p>
          </table:table-cell>
          <table:table-cell table:style-name="ce43" table:formula="of:=IF([.E103]=&quot;&quot;;&quot;&quot;;([.E103]-[.D103])*24*60)" office:value-type="float" office:value="75.50105" calcext:value-type="float">
            <text:p>76</text:p>
          </table:table-cell>
          <table:table-cell table:style-name="ce43" table:formula="of:=IF([.F103]=&quot;&quot;;&quot;&quot;;SUMIF([.A$2:.A$10000];[.A103];[.F$2:.F$10000]))" office:value-type="float" office:value="956.918866666667" calcext:value-type="float">
            <text:p>957</text:p>
          </table:table-cell>
          <table:table-cell table:style-name="ce45" table:formula="of:=IF([.A103]=&quot;&quot;;&quot;&quot;;VLOOKUP([.A103];[$Issues.A$4:.L$9948];11;0))" office:value-type="string" office:string-value="Complete" calcext:value-type="string">
            <text:p>Complete</text:p>
          </table:table-cell>
          <table:table-cell office:value-type="string" calcext:value-type="string">
            <text:p>Rename and move Lib photos (Vic &amp; NSW only)</text:p>
          </table:table-cell>
          <table:table-cell table:number-columns-repeated="1015"/>
        </table:table-row>
        <table:table-row table:style-name="ro4">
          <table:table-cell office:value-type="float" office:value="58" calcext:value-type="float">
            <text:p>58</text:p>
          </table:table-cell>
          <table:table-cell table:style-name="ce33" table:formula="of:=IF([.A104]=&quot;&quot;;&quot;&quot;;VLOOKUP([.A104];[$Issues.A$4:.K$9948];4;0))" office:value-type="string" office:string-value="Hide numpad if desktop" calcext:value-type="string">
            <text:p>Hide numpad if desktop</text:p>
          </table:table-cell>
          <table:table-cell office:value-type="date" office:date-value="2016-06-18" calcext:value-type="date">
            <text:p>18-Jun-16</text:p>
          </table:table-cell>
          <table:table-cell table:style-name="ce38" office:value-type="time" office:time-value="PT18H22M01.872S" calcext:value-type="time">
            <text:p>18:22:02</text:p>
          </table:table-cell>
          <table:table-cell table:style-name="ce38" office:value-type="time" office:time-value="PT19H03M17.134S" calcext:value-type="time">
            <text:p>19:03:17</text:p>
          </table:table-cell>
          <table:table-cell table:style-name="ce43" table:formula="of:=IF([.E104]=&quot;&quot;;&quot;&quot;;([.E104]-[.D104])*24*60)" office:value-type="float" office:value="41.2543666666667" calcext:value-type="float">
            <text:p>41</text:p>
          </table:table-cell>
          <table:table-cell table:style-name="ce43" table:formula="of:=IF([.F104]=&quot;&quot;;&quot;&quot;;SUMIF([.A$2:.A$10000];[.A104];[.F$2:.F$10000]))" office:value-type="float" office:value="326.508" calcext:value-type="float">
            <text:p>327</text:p>
          </table:table-cell>
          <table:table-cell table:style-name="ce45" table:formula="of:=IF([.A104]=&quot;&quot;;&quot;&quot;;VLOOKUP([.A104];[$Issues.A$4:.L$9948];11;0))" office:value-type="string" office:string-value="Complete" calcext:value-type="string">
            <text:p>Complete</text:p>
          </table:table-cell>
          <table:table-cell office:value-type="string" calcext:value-type="string">
            <text:p>Also add elec &amp; locate buttons and transition from button to input</text:p>
          </table:table-cell>
          <table:table-cell table:number-columns-repeated="1015"/>
        </table:table-row>
        <table:table-row table:style-name="ro2">
          <table:table-cell office:value-type="float" office:value="58" calcext:value-type="float">
            <text:p>58</text:p>
          </table:table-cell>
          <table:table-cell table:style-name="ce33" table:formula="of:=IF([.A105]=&quot;&quot;;&quot;&quot;;VLOOKUP([.A105];[$Issues.A$4:.K$9948];4;0))" office:value-type="string" office:string-value="Hide numpad if desktop" calcext:value-type="string">
            <text:p>Hide numpad if desktop</text:p>
          </table:table-cell>
          <table:table-cell office:value-type="date" office:date-value="2016-06-18" calcext:value-type="date">
            <text:p>18-Jun-16</text:p>
          </table:table-cell>
          <table:table-cell table:style-name="ce38" office:value-type="time" office:time-value="PT19H50M00S" calcext:value-type="time">
            <text:p>19:50:00</text:p>
          </table:table-cell>
          <table:table-cell table:style-name="ce38" office:value-type="time" office:time-value="PT21H15M34.034S" calcext:value-type="time">
            <text:p>21:15:34</text:p>
          </table:table-cell>
          <table:table-cell table:style-name="ce43" table:formula="of:=IF([.E105]=&quot;&quot;;&quot;&quot;;([.E105]-[.D105])*24*60)" office:value-type="float" office:value="85.5672333333334" calcext:value-type="float">
            <text:p>86</text:p>
          </table:table-cell>
          <table:table-cell table:style-name="ce43" table:formula="of:=IF([.F105]=&quot;&quot;;&quot;&quot;;SUMIF([.A$2:.A$10000];[.A105];[.F$2:.F$10000]))" office:value-type="float" office:value="326.508" calcext:value-type="float">
            <text:p>327</text:p>
          </table:table-cell>
          <table:table-cell table:style-name="ce45" table:formula="of:=IF([.A105]=&quot;&quot;;&quot;&quot;;VLOOKUP([.A105];[$Issues.A$4:.L$9948];11;0))" office:value-type="string" office:string-value="Complete" calcext:value-type="string">
            <text:p>Complete</text:p>
          </table:table-cell>
          <table:table-cell table:number-columns-repeated="1016"/>
        </table:table-row>
        <table:table-row table:style-name="ro2">
          <table:table-cell table:style-name="ce6" office:value-type="float" office:value="50" calcext:value-type="float">
            <text:p>50</text:p>
          </table:table-cell>
          <table:table-cell table:style-name="ce33" table:formula="of:=IF([.A106]=&quot;&quot;;&quot;&quot;;VLOOKUP([.A106];[$Issues.A$4:.K$9948];4;0))" office:value-type="string" office:string-value="Add elec search" calcext:value-type="string">
            <text:p>Add elec search</text:p>
          </table:table-cell>
          <table:table-cell office:value-type="date" office:date-value="2016-06-19" calcext:value-type="date">
            <text:p>19-Jun-16</text:p>
          </table:table-cell>
          <table:table-cell table:style-name="ce38" office:value-type="time" office:time-value="PT11H30M00S" calcext:value-type="time">
            <text:p>11:30:00</text:p>
          </table:table-cell>
          <table:table-cell table:style-name="ce38" office:value-type="time" office:time-value="PT12H30M00S" calcext:value-type="time">
            <text:p>12:30:00</text:p>
          </table:table-cell>
          <table:table-cell table:style-name="ce43" table:formula="of:=IF([.E106]=&quot;&quot;;&quot;&quot;;([.E106]-[.D106])*24*60)" office:value-type="float" office:value="60" calcext:value-type="float">
            <text:p>60</text:p>
          </table:table-cell>
          <table:table-cell table:style-name="ce43" table:formula="of:=IF([.F106]=&quot;&quot;;&quot;&quot;;SUMIF([.A$2:.A$10000];[.A106];[.F$2:.F$10000]))" office:value-type="float" office:value="60" calcext:value-type="float">
            <text:p>60</text:p>
          </table:table-cell>
          <table:table-cell table:style-name="ce45" table:formula="of:=IF([.A106]=&quot;&quot;;&quot;&quot;;VLOOKUP([.A106];[$Issues.A$4:.L$9948];11;0))" office:value-type="string" office:string-value="Complete" calcext:value-type="string">
            <text:p>Complete</text:p>
          </table:table-cell>
          <table:table-cell table:number-columns-repeated="1016"/>
        </table:table-row>
        <table:table-row table:style-name="ro2">
          <table:table-cell office:value-type="float" office:value="57" calcext:value-type="float">
            <text:p>57</text:p>
          </table:table-cell>
          <table:table-cell table:style-name="ce33" table:formula="of:=IF([.A107]=&quot;&quot;;&quot;&quot;;VLOOKUP([.A107];[$Issues.A$4:.K$9948];4;0))" office:value-type="string" office:string-value="Remove Go button" calcext:value-type="string">
            <text:p>Remove Go button</text:p>
          </table:table-cell>
          <table:table-cell office:value-type="date" office:date-value="2016-06-19" calcext:value-type="date">
            <text:p>19-Jun-16</text:p>
          </table:table-cell>
          <table:table-cell table:style-name="ce38" office:value-type="time" office:time-value="PT12H30M00S" calcext:value-type="time">
            <text:p>12:30:00</text:p>
          </table:table-cell>
          <table:table-cell table:style-name="ce38" office:value-type="time" office:time-value="PT13H09M49.596S" calcext:value-type="time">
            <text:p>13:09:50</text:p>
          </table:table-cell>
          <table:table-cell table:style-name="ce43" table:formula="of:=IF([.E107]=&quot;&quot;;&quot;&quot;;([.E107]-[.D107])*24*60)" office:value-type="float" office:value="39.8265999999999" calcext:value-type="float">
            <text:p>40</text:p>
          </table:table-cell>
          <table:table-cell table:style-name="ce43" table:formula="of:=IF([.F107]=&quot;&quot;;&quot;&quot;;SUMIF([.A$2:.A$10000];[.A107];[.F$2:.F$10000]))" office:value-type="float" office:value="39.8265999999999" calcext:value-type="float">
            <text:p>40</text:p>
          </table:table-cell>
          <table:table-cell table:style-name="ce45" table:formula="of:=IF([.A107]=&quot;&quot;;&quot;&quot;;VLOOKUP([.A107];[$Issues.A$4:.L$9948];11;0))" office:value-type="string" office:string-value="Complete" calcext:value-type="string">
            <text:p>Complete</text:p>
          </table:table-cell>
          <table:table-cell table:number-columns-repeated="1016"/>
        </table:table-row>
        <table:table-row table:style-name="ro2">
          <table:table-cell office:value-type="float" office:value="58" calcext:value-type="float">
            <text:p>58</text:p>
          </table:table-cell>
          <table:table-cell table:style-name="ce33" table:formula="of:=IF([.A108]=&quot;&quot;;&quot;&quot;;VLOOKUP([.A108];[$Issues.A$4:.K$9948];4;0))" office:value-type="string" office:string-value="Hide numpad if desktop" calcext:value-type="string">
            <text:p>Hide numpad if desktop</text:p>
          </table:table-cell>
          <table:table-cell office:value-type="date" office:date-value="2016-06-19" calcext:value-type="date">
            <text:p>19-Jun-16</text:p>
          </table:table-cell>
          <table:table-cell table:style-name="ce38" office:value-type="time" office:time-value="PT15H07M57.498S" calcext:value-type="time">
            <text:p>15:07:57</text:p>
          </table:table-cell>
          <table:table-cell table:style-name="ce38" office:value-type="time" office:time-value="PT18H20M23.361S" calcext:value-type="time">
            <text:p>18:20:23</text:p>
          </table:table-cell>
          <table:table-cell table:style-name="ce43" table:formula="of:=IF([.E108]=&quot;&quot;;&quot;&quot;;([.E108]-[.D108])*24*60)" office:value-type="float" office:value="192.43105" calcext:value-type="float">
            <text:p>192</text:p>
          </table:table-cell>
          <table:table-cell table:style-name="ce43" table:formula="of:=IF([.F108]=&quot;&quot;;&quot;&quot;;SUMIF([.A$2:.A$10000];[.A108];[.F$2:.F$10000]))" office:value-type="float" office:value="326.508" calcext:value-type="float">
            <text:p>327</text:p>
          </table:table-cell>
          <table:table-cell table:style-name="ce45" table:formula="of:=IF([.A108]=&quot;&quot;;&quot;&quot;;VLOOKUP([.A108];[$Issues.A$4:.L$9948];11;0))" office:value-type="string" office:string-value="Complete" calcext:value-type="string">
            <text:p>Complete</text:p>
          </table:table-cell>
          <table:table-cell table:number-columns-repeated="1016"/>
        </table:table-row>
        <table:table-row table:style-name="ro2">
          <table:table-cell office:value-type="float" office:value="58" calcext:value-type="float">
            <text:p>58</text:p>
          </table:table-cell>
          <table:table-cell table:style-name="ce33" table:formula="of:=IF([.A109]=&quot;&quot;;&quot;&quot;;VLOOKUP([.A109];[$Issues.A$4:.K$9948];4;0))" office:value-type="string" office:string-value="Hide numpad if desktop" calcext:value-type="string">
            <text:p>Hide numpad if desktop</text:p>
          </table:table-cell>
          <table:table-cell office:value-type="date" office:date-value="2016-06-19" calcext:value-type="date">
            <text:p>19-Jun-16</text:p>
          </table:table-cell>
          <table:table-cell table:style-name="ce38" office:value-type="time" office:time-value="PT18H39M52.029S" calcext:value-type="time">
            <text:p>18:39:52</text:p>
          </table:table-cell>
          <table:table-cell table:style-name="ce38" office:value-type="time" office:time-value="PT18H47M07.35S" calcext:value-type="time">
            <text:p>18:47:07</text:p>
          </table:table-cell>
          <table:table-cell table:style-name="ce43" table:formula="of:=IF([.E109]=&quot;&quot;;&quot;&quot;;([.E109]-[.D109])*24*60)" office:value-type="float" office:value="7.25535000000031" calcext:value-type="float">
            <text:p>7</text:p>
          </table:table-cell>
          <table:table-cell table:style-name="ce43" table:formula="of:=IF([.F109]=&quot;&quot;;&quot;&quot;;SUMIF([.A$2:.A$10000];[.A109];[.F$2:.F$10000]))" office:value-type="float" office:value="326.508" calcext:value-type="float">
            <text:p>327</text:p>
          </table:table-cell>
          <table:table-cell table:style-name="ce45" table:formula="of:=IF([.A109]=&quot;&quot;;&quot;&quot;;VLOOKUP([.A109];[$Issues.A$4:.L$9948];11;0))" office:value-type="string" office:string-value="Complete" calcext:value-type="string">
            <text:p>Complete</text:p>
          </table:table-cell>
          <table:table-cell table:number-columns-repeated="1016"/>
        </table:table-row>
        <table:table-row table:style-name="ro2">
          <table:table-cell office:value-type="float" office:value="56" calcext:value-type="float">
            <text:p>56</text:p>
          </table:table-cell>
          <table:table-cell table:style-name="ce33" table:formula="of:=IF([.A110]=&quot;&quot;;&quot;&quot;;VLOOKUP([.A110];[$Issues.A$4:.K$9948];4;0))" office:value-type="string" office:string-value="Transition buttons to text boxes" calcext:value-type="string">
            <text:p>Transition buttons to text boxes</text:p>
          </table:table-cell>
          <table:table-cell office:value-type="date" office:date-value="2016-06-19" calcext:value-type="date">
            <text:p>19-Jun-16</text:p>
          </table:table-cell>
          <table:table-cell table:style-name="ce38" office:value-type="time" office:time-value="PT18H47M07.35S" calcext:value-type="time">
            <text:p>18:47:07</text:p>
          </table:table-cell>
          <table:table-cell table:style-name="ce38" office:value-type="time" office:time-value="PT18H52M04.322S" calcext:value-type="time">
            <text:p>18:52:04</text:p>
          </table:table-cell>
          <table:table-cell table:style-name="ce43" table:formula="of:=IF([.E110]=&quot;&quot;;&quot;&quot;;([.E110]-[.D110])*24*60)" office:value-type="float" office:value="4.94953333333323" calcext:value-type="float">
            <text:p>5</text:p>
          </table:table-cell>
          <table:table-cell table:style-name="ce43" table:formula="of:=IF([.F110]=&quot;&quot;;&quot;&quot;;SUMIF([.A$2:.A$10000];[.A110];[.F$2:.F$10000]))" office:value-type="float" office:value="4.94953333333323" calcext:value-type="float">
            <text:p>5</text:p>
          </table:table-cell>
          <table:table-cell table:style-name="ce45" table:formula="of:=IF([.A110]=&quot;&quot;;&quot;&quot;;VLOOKUP([.A110];[$Issues.A$4:.L$9948];11;0))" office:value-type="string" office:string-value="Complete" calcext:value-type="string">
            <text:p>Complete</text:p>
          </table:table-cell>
          <table:table-cell table:number-columns-repeated="1016"/>
        </table:table-row>
        <table:table-row table:style-name="ro2">
          <table:table-cell office:value-type="float" office:value="51" calcext:value-type="float">
            <text:p>51</text:p>
          </table:table-cell>
          <table:table-cell table:style-name="ce33" table:formula="of:=IF([.A111]=&quot;&quot;;&quot;&quot;;VLOOKUP([.A111];[$Issues.A$4:.K$9948];4;0))" office:value-type="string" office:string-value="Add elec autocomplete" calcext:value-type="string">
            <text:p>Add elec autocomplete</text:p>
          </table:table-cell>
          <table:table-cell office:value-type="date" office:date-value="2016-06-19" calcext:value-type="date">
            <text:p>19-Jun-16</text:p>
          </table:table-cell>
          <table:table-cell table:style-name="ce38" office:value-type="time" office:time-value="PT10H50M00S" calcext:value-type="time">
            <text:p>10:50:00</text:p>
          </table:table-cell>
          <table:table-cell table:style-name="ce38" office:value-type="time" office:time-value="PT11H30M00S" calcext:value-type="time">
            <text:p>11:30:00</text:p>
          </table:table-cell>
          <table:table-cell table:style-name="ce43" table:formula="of:=IF([.E111]=&quot;&quot;;&quot;&quot;;([.E111]-[.D111])*24*60)" office:value-type="float" office:value="40" calcext:value-type="float">
            <text:p>40</text:p>
          </table:table-cell>
          <table:table-cell table:style-name="ce43" table:formula="of:=IF([.F111]=&quot;&quot;;&quot;&quot;;SUMIF([.A$2:.A$10000];[.A111];[.F$2:.F$10000]))" office:value-type="float" office:value="40" calcext:value-type="float">
            <text:p>40</text:p>
          </table:table-cell>
          <table:table-cell table:style-name="ce45" table:formula="of:=IF([.A111]=&quot;&quot;;&quot;&quot;;VLOOKUP([.A111];[$Issues.A$4:.L$9948];11;0))" office:value-type="string" office:string-value="Complete" calcext:value-type="string">
            <text:p>Complete</text:p>
          </table:table-cell>
          <table:table-cell table:number-columns-repeated="1016"/>
        </table:table-row>
        <table:table-row table:style-name="ro2">
          <table:table-cell office:value-type="float" office:value="52" calcext:value-type="float">
            <text:p>52</text:p>
          </table:table-cell>
          <table:table-cell table:style-name="ce33" table:formula="of:=IF([.A112]=&quot;&quot;;&quot;&quot;;VLOOKUP([.A112];[$Issues.A$4:.K$9948];4;0))" office:value-type="string" office:string-value="Add locate-me button" calcext:value-type="string">
            <text:p>Add locate-me button</text:p>
          </table:table-cell>
          <table:table-cell office:value-type="date" office:date-value="2016-06-19" calcext:value-type="date">
            <text:p>19-Jun-16</text:p>
          </table:table-cell>
          <table:table-cell table:style-name="ce38" office:value-type="time" office:time-value="PT18H52M04.322S" calcext:value-type="time">
            <text:p>18:52:04</text:p>
          </table:table-cell>
          <table:table-cell table:style-name="ce38" office:value-type="time" office:time-value="PT20H52M28.785S" calcext:value-type="time">
            <text:p>20:52:29</text:p>
          </table:table-cell>
          <table:table-cell table:style-name="ce43" table:formula="of:=IF([.E112]=&quot;&quot;;&quot;&quot;;([.E112]-[.D112])*24*60)" office:value-type="float" office:value="120.407716666667" calcext:value-type="float">
            <text:p>120</text:p>
          </table:table-cell>
          <table:table-cell table:style-name="ce43" table:formula="of:=IF([.F112]=&quot;&quot;;&quot;&quot;;SUMIF([.A$2:.A$10000];[.A112];[.F$2:.F$10000]))" office:value-type="float" office:value="243.114833333334" calcext:value-type="float">
            <text:p>243</text:p>
          </table:table-cell>
          <table:table-cell table:style-name="ce45" table:formula="of:=IF([.A112]=&quot;&quot;;&quot;&quot;;VLOOKUP([.A112];[$Issues.A$4:.L$9948];11;0))" office:value-type="string" office:string-value="Complete" calcext:value-type="string">
            <text:p>Complete</text:p>
          </table:table-cell>
          <table:table-cell table:number-columns-repeated="1016"/>
        </table:table-row>
        <table:table-row table:style-name="ro10">
          <table:table-cell office:value-type="float" office:value="73" calcext:value-type="float">
            <text:p>73</text:p>
          </table:table-cell>
          <table:table-cell table:style-name="ce33" table:formula="of:=IF([.A113]=&quot;&quot;;&quot;&quot;;VLOOKUP([.A113];[$Issues.A$4:.K$9948];4;0))" office:value-type="string" office:string-value="Map Query bug" calcext:value-type="string">
            <text:p>Map Query bug</text:p>
          </table:table-cell>
          <table:table-cell office:value-type="date" office:date-value="2016-06-20" calcext:value-type="date">
            <text:p>20-Jun-16</text:p>
          </table:table-cell>
          <table:table-cell table:style-name="ce38" office:value-type="time" office:time-value="PT09H52M49.604S" calcext:value-type="time">
            <text:p>09:52:50</text:p>
          </table:table-cell>
          <table:table-cell table:style-name="ce38" office:value-type="time" office:time-value="PT11H46M15.056S" calcext:value-type="time">
            <text:p>11:46:15</text:p>
          </table:table-cell>
          <table:table-cell table:style-name="ce43" table:formula="of:=IF([.E113]=&quot;&quot;;&quot;&quot;;([.E113]-[.D113])*24*60)" office:value-type="float" office:value="113.4242" calcext:value-type="float">
            <text:p>113</text:p>
          </table:table-cell>
          <table:table-cell table:style-name="ce43" table:formula="of:=IF([.F113]=&quot;&quot;;&quot;&quot;;SUMIF([.A$2:.A$10000];[.A113];[.F$2:.F$10000]))" office:value-type="float" office:value="113.4242" calcext:value-type="float">
            <text:p>113</text:p>
          </table:table-cell>
          <table:table-cell table:style-name="ce45" table:formula="of:=IF([.A113]=&quot;&quot;;&quot;&quot;;VLOOKUP([.A113];[$Issues.A$4:.L$9948];11;0))" office:value-type="string" office:string-value="Complete" calcext:value-type="string">
            <text:p>Complete</text:p>
          </table:table-cell>
          <table:table-cell office:value-type="string" calcext:value-type="string">
            <text:p>Add state to candidates.json so we can draw and select from the right layer after finding by elec name.</text:p>
            <text:p>Now it works! Zooms to electorate. And then it zooms to Postcode as well. Still draws elec lines and labels. Still zooms to elec when map clicked.</text:p>
            <text:p/>
            <text:p>Perhaps the workflow for findElec does something critical which was missing from the workflow for findPc. If so, it will fail to zoom when findPc is run first.</text:p>
          </table:table-cell>
          <table:table-cell table:number-columns-repeated="1015"/>
        </table:table-row>
        <table:table-row table:style-name="ro3">
          <table:table-cell office:value-type="float" office:value="52" calcext:value-type="float">
            <text:p>52</text:p>
          </table:table-cell>
          <table:table-cell table:style-name="ce33" table:formula="of:=IF([.A114]=&quot;&quot;;&quot;&quot;;VLOOKUP([.A114];[$Issues.A$4:.K$9948];4;0))" office:value-type="string" office:string-value="Add locate-me button" calcext:value-type="string">
            <text:p>Add locate-me button</text:p>
          </table:table-cell>
          <table:table-cell office:value-type="date" office:date-value="2016-06-20" calcext:value-type="date">
            <text:p>20-Jun-16</text:p>
          </table:table-cell>
          <table:table-cell table:style-name="ce38" office:value-type="time" office:time-value="PT11H52M44.188S" calcext:value-type="time">
            <text:p>11:52:44</text:p>
          </table:table-cell>
          <table:table-cell table:style-name="ce38" office:value-type="time" office:time-value="PT13H55M26.615S" calcext:value-type="time">
            <text:p>13:55:27</text:p>
          </table:table-cell>
          <table:table-cell table:style-name="ce43" table:formula="of:=IF([.E114]=&quot;&quot;;&quot;&quot;;([.E114]-[.D114])*24*60)" office:value-type="float" office:value="122.707116666667" calcext:value-type="float">
            <text:p>123</text:p>
          </table:table-cell>
          <table:table-cell table:style-name="ce43" table:formula="of:=IF([.F114]=&quot;&quot;;&quot;&quot;;SUMIF([.A$2:.A$10000];[.A114];[.F$2:.F$10000]))" office:value-type="float" office:value="243.114833333334" calcext:value-type="float">
            <text:p>243</text:p>
          </table:table-cell>
          <table:table-cell table:style-name="ce45" table:formula="of:=IF([.A114]=&quot;&quot;;&quot;&quot;;VLOOKUP([.A114];[$Issues.A$4:.L$9948];11;0))" office:value-type="string" office:string-value="Complete" calcext:value-type="string">
            <text:p>Complete</text:p>
          </table:table-cell>
          <table:table-cell office:value-type="string" calcext:value-type="string">
            <text:p>Zoom straight to elec, don't prompt to click map.</text:p>
            <text:p>Zooms OK but can't get elec name from event attributes in order to showElec</text:p>
          </table:table-cell>
          <table:table-cell table:number-columns-repeated="1015"/>
        </table:table-row>
        <table:table-row table:style-name="ro4">
          <table:table-cell office:value-type="float" office:value="78" calcext:value-type="float">
            <text:p>78</text:p>
          </table:table-cell>
          <table:table-cell table:style-name="ce33" table:formula="of:=IF([.A115]=&quot;&quot;;&quot;&quot;;VLOOKUP([.A115];[$Issues.A$4:.K$9948];4;0))" office:value-type="string" office:string-value="Query returns no attributes" calcext:value-type="string">
            <text:p>Query returns no attributes</text:p>
          </table:table-cell>
          <table:table-cell office:value-type="date" office:date-value="2016-06-20" calcext:value-type="date">
            <text:p>20-Jun-16</text:p>
          </table:table-cell>
          <table:table-cell table:style-name="ce38" office:value-type="time" office:time-value="PT14H47M46.646S" calcext:value-type="time">
            <text:p>14:47:47</text:p>
          </table:table-cell>
          <table:table-cell table:style-name="ce38" office:value-type="time" office:time-value="PT16H30M00S" calcext:value-type="time">
            <text:p>16:30:00</text:p>
          </table:table-cell>
          <table:table-cell table:style-name="ce43" table:formula="of:=IF([.E115]=&quot;&quot;;&quot;&quot;;([.E115]-[.D115])*24*60)" office:value-type="float" office:value="102.222566666667" calcext:value-type="float">
            <text:p>102</text:p>
          </table:table-cell>
          <table:table-cell table:style-name="ce43" table:formula="of:=IF([.F115]=&quot;&quot;;&quot;&quot;;SUMIF([.A$2:.A$10000];[.A115];[.F$2:.F$10000]))" office:value-type="float" office:value="174.033800000001" calcext:value-type="float">
            <text:p>174</text:p>
          </table:table-cell>
          <table:table-cell table:style-name="ce45" table:formula="of:=IF([.A115]=&quot;&quot;;&quot;&quot;;VLOOKUP([.A115];[$Issues.A$4:.L$9948];11;0))" office:value-type="string" office:string-value="In progress" calcext:value-type="string">
            <text:p>In progress</text:p>
          </table:table-cell>
          <table:table-cell office:value-type="string" calcext:value-type="string">
            <text:p>Testing to address missing attributes bug</text:p>
          </table:table-cell>
          <table:table-cell table:number-columns-repeated="1015"/>
        </table:table-row>
        <table:table-row table:style-name="ro5">
          <table:table-cell office:value-type="float" office:value="78" calcext:value-type="float">
            <text:p>78</text:p>
          </table:table-cell>
          <table:table-cell table:style-name="ce33" table:formula="of:=IF([.A116]=&quot;&quot;;&quot;&quot;;VLOOKUP([.A116];[$Issues.A$4:.K$9948];4;0))" office:value-type="string" office:string-value="Query returns no attributes" calcext:value-type="string">
            <text:p>Query returns no attributes</text:p>
          </table:table-cell>
          <table:table-cell office:value-type="date" office:date-value="2016-06-20" calcext:value-type="date">
            <text:p>20-Jun-16</text:p>
          </table:table-cell>
          <table:table-cell table:style-name="ce38" office:value-type="time" office:time-value="PT19H39M34.633S" calcext:value-type="time">
            <text:p>19:39:35</text:p>
          </table:table-cell>
          <table:table-cell table:style-name="ce38" office:value-type="time" office:time-value="PT20H51M23.307S" calcext:value-type="time">
            <text:p>20:51:23</text:p>
          </table:table-cell>
          <table:table-cell table:style-name="ce43" table:formula="of:=IF([.E116]=&quot;&quot;;&quot;&quot;;([.E116]-[.D116])*24*60)" office:value-type="float" office:value="71.8112333333336" calcext:value-type="float">
            <text:p>72</text:p>
          </table:table-cell>
          <table:table-cell table:style-name="ce43" table:formula="of:=IF([.F116]=&quot;&quot;;&quot;&quot;;SUMIF([.A$2:.A$10000];[.A116];[.F$2:.F$10000]))" office:value-type="float" office:value="174.033800000001" calcext:value-type="float">
            <text:p>174</text:p>
          </table:table-cell>
          <table:table-cell table:style-name="ce45" table:formula="of:=IF([.A116]=&quot;&quot;;&quot;&quot;;VLOOKUP([.A116];[$Issues.A$4:.L$9948];11;0))" office:value-type="string" office:string-value="In progress" calcext:value-type="string">
            <text:p>In progress</text:p>
          </table:table-cell>
          <table:table-cell office:value-type="string" calcext:value-type="string">
            <text:p>testQuery works to find and name elec by:</text:p>
            <text:p>* map click</text:p>
            <text:p>* point (coords)</text:p>
            <text:p>* geolocation</text:p>
            <text:p>* elec name</text:p>
          </table:table-cell>
          <table:table-cell table:number-columns-repeated="1015"/>
        </table:table-row>
        <table:table-row table:style-name="ro4">
          <table:table-cell table:style-name="ce7" office:value-type="float" office:value="77" calcext:value-type="float">
            <text:p>77</text:p>
          </table:table-cell>
          <table:table-cell table:style-name="ce33" table:formula="of:=IF([.A117]=&quot;&quot;;&quot;&quot;;VLOOKUP([.A117];[$Issues.A$4:.K$9948];4;0))" office:value-type="string" office:string-value="pcInput broken" calcext:value-type="string">
            <text:p>pcInput broken</text:p>
          </table:table-cell>
          <table:table-cell office:value-type="date" office:date-value="2016-06-21" calcext:value-type="date">
            <text:p>21-Jun-16</text:p>
          </table:table-cell>
          <table:table-cell table:style-name="ce38" office:value-type="time" office:time-value="PT10H23M59.13S" calcext:value-type="time">
            <text:p>10:23:59</text:p>
          </table:table-cell>
          <table:table-cell table:style-name="ce38" office:value-type="time" office:time-value="PT11H59M12.884S" calcext:value-type="time">
            <text:p>11:59:13</text:p>
          </table:table-cell>
          <table:table-cell table:style-name="ce43" table:formula="of:=IF([.E117]=&quot;&quot;;&quot;&quot;;([.E117]-[.D117])*24*60)" office:value-type="float" office:value="95.2292333333334" calcext:value-type="float">
            <text:p>95</text:p>
          </table:table-cell>
          <table:table-cell table:style-name="ce43" table:formula="of:=IF([.F117]=&quot;&quot;;&quot;&quot;;SUMIF([.A$2:.A$10000];[.A117];[.F$2:.F$10000]))" office:value-type="float" office:value="95.2292333333334" calcext:value-type="float">
            <text:p>95</text:p>
          </table:table-cell>
          <table:table-cell table:style-name="ce45" table:formula="of:=IF([.A117]=&quot;&quot;;&quot;&quot;;VLOOKUP([.A117];[$Issues.A$4:.L$9948];11;0))" office:value-type="string" office:string-value="Complete" calcext:value-type="string">
            <text:p>Complete</text:p>
          </table:table-cell>
          <table:table-cell office:value-type="string" calcext:value-type="string">
            <text:p>Fixed!</text:p>
          </table:table-cell>
          <table:table-cell table:number-columns-repeated="1015"/>
        </table:table-row>
        <table:table-row table:style-name="ro4">
          <table:table-cell office:value-type="float" office:value="81" calcext:value-type="float">
            <text:p>81</text:p>
          </table:table-cell>
          <table:table-cell table:style-name="ce33" table:formula="of:=IF([.A118]=&quot;&quot;;&quot;&quot;;VLOOKUP([.A118];[$Issues.A$4:.K$9948];4;0))" office:value-type="string" office:string-value="Shows wrong elec" calcext:value-type="string">
            <text:p>Shows wrong elec</text:p>
          </table:table-cell>
          <table:table-cell office:value-type="date" office:date-value="2016-06-21" calcext:value-type="date">
            <text:p>21-Jun-16</text:p>
          </table:table-cell>
          <table:table-cell table:style-name="ce38" office:value-type="time" office:time-value="PT12H07M45.846S" calcext:value-type="time">
            <text:p>12:07:46</text:p>
          </table:table-cell>
          <table:table-cell table:style-name="ce38" office:value-type="time" office:time-value="PT12H10M08.965S" calcext:value-type="time">
            <text:p>12:10:09</text:p>
          </table:table-cell>
          <table:table-cell table:style-name="ce43" table:formula="of:=IF([.E118]=&quot;&quot;;&quot;&quot;;([.E118]-[.D118])*24*60)" office:value-type="float" office:value="2.38531666666669" calcext:value-type="float">
            <text:p>2</text:p>
          </table:table-cell>
          <table:table-cell table:style-name="ce43" table:formula="of:=IF([.F118]=&quot;&quot;;&quot;&quot;;SUMIF([.A$2:.A$10000];[.A118];[.F$2:.F$10000]))" office:value-type="float" office:value="2.38531666666669" calcext:value-type="float">
            <text:p>2</text:p>
          </table:table-cell>
          <table:table-cell table:style-name="ce45" table:formula="of:=IF([.A118]=&quot;&quot;;&quot;&quot;;VLOOKUP([.A118];[$Issues.A$4:.L$9948];11;0))" office:value-type="string" office:string-value="Dropped" calcext:value-type="string">
            <text:p>Dropped</text:p>
          </table:table-cell>
          <table:table-cell office:value-type="string" calcext:value-type="string">
            <text:p>Unable to replicate</text:p>
          </table:table-cell>
          <table:table-cell table:number-columns-repeated="1015"/>
        </table:table-row>
        <table:table-row table:style-name="ro2">
          <table:table-cell table:style-name="ce7" office:value-type="float" office:value="82" calcext:value-type="float">
            <text:p>82</text:p>
          </table:table-cell>
          <table:table-cell table:style-name="ce33" table:formula="of:=IF([.A119]=&quot;&quot;;&quot;&quot;;VLOOKUP([.A119];[$Issues.A$4:.K$9948];4;0))" office:value-type="string" office:string-value="Make heading look distinctive" calcext:value-type="string">
            <text:p>Make heading look distinctive</text:p>
          </table:table-cell>
          <table:table-cell office:value-type="date" office:date-value="2016-06-21" calcext:value-type="date">
            <text:p>21-Jun-16</text:p>
          </table:table-cell>
          <table:table-cell table:style-name="ce38" office:value-type="time" office:time-value="PT12H10M08.965S" calcext:value-type="time">
            <text:p>12:10:09</text:p>
          </table:table-cell>
          <table:table-cell table:style-name="ce38" office:value-type="time" office:time-value="PT13H25M42.034S" calcext:value-type="time">
            <text:p>13:25:42</text:p>
          </table:table-cell>
          <table:table-cell table:style-name="ce43" table:formula="of:=IF([.E119]=&quot;&quot;;&quot;&quot;;([.E119]-[.D119])*24*60)" office:value-type="float" office:value="75.55115" calcext:value-type="float">
            <text:p>76</text:p>
          </table:table-cell>
          <table:table-cell table:style-name="ce43" table:formula="of:=IF([.F119]=&quot;&quot;;&quot;&quot;;SUMIF([.A$2:.A$10000];[.A119];[.F$2:.F$10000]))" office:value-type="float" office:value="75.55115" calcext:value-type="float">
            <text:p>76</text:p>
          </table:table-cell>
          <table:table-cell table:style-name="ce45" table:formula="of:=IF([.A119]=&quot;&quot;;&quot;&quot;;VLOOKUP([.A119];[$Issues.A$4:.L$9948];11;0))" office:value-type="string" office:string-value="Complete" calcext:value-type="string">
            <text:p>Complete</text:p>
          </table:table-cell>
          <table:table-cell table:number-columns-repeated="1016"/>
        </table:table-row>
        <table:table-row table:style-name="ro2">
          <table:table-cell office:value-type="float" office:value="80" calcext:value-type="float">
            <text:p>80</text:p>
          </table:table-cell>
          <table:table-cell table:style-name="ce33" table:formula="of:=IF([.A120]=&quot;&quot;;&quot;&quot;;VLOOKUP([.A120];[$Issues.A$4:.K$9948];4;0))" office:value-type="string" office:string-value="Make Home return to initial state" calcext:value-type="string">
            <text:p>Make Home return to initial state</text:p>
          </table:table-cell>
          <table:table-cell office:value-type="date" office:date-value="2016-06-21" calcext:value-type="date">
            <text:p>21-Jun-16</text:p>
          </table:table-cell>
          <table:table-cell table:style-name="ce38" office:value-type="time" office:time-value="PT13H25M42.034S" calcext:value-type="time">
            <text:p>13:25:42</text:p>
          </table:table-cell>
          <table:table-cell table:style-name="ce38" office:value-type="time" office:time-value="PT14H43M07.843S" calcext:value-type="time">
            <text:p>14:43:08</text:p>
          </table:table-cell>
          <table:table-cell table:style-name="ce43" table:formula="of:=IF([.E120]=&quot;&quot;;&quot;&quot;;([.E120]-[.D120])*24*60)" office:value-type="float" office:value="77.4301499999999" calcext:value-type="float">
            <text:p>77</text:p>
          </table:table-cell>
          <table:table-cell table:style-name="ce43" table:formula="of:=IF([.F120]=&quot;&quot;;&quot;&quot;;SUMIF([.A$2:.A$10000];[.A120];[.F$2:.F$10000]))" office:value-type="float" office:value="77.4301499999999" calcext:value-type="float">
            <text:p>77</text:p>
          </table:table-cell>
          <table:table-cell table:style-name="ce45" table:formula="of:=IF([.A120]=&quot;&quot;;&quot;&quot;;VLOOKUP([.A120];[$Issues.A$4:.L$9948];11;0))" office:value-type="string" office:string-value="Complete" calcext:value-type="string">
            <text:p>Complete</text:p>
          </table:table-cell>
          <table:table-cell table:number-columns-repeated="1016"/>
        </table:table-row>
        <table:table-row table:style-name="ro4">
          <table:table-cell office:value-type="float" office:value="84" calcext:value-type="float">
            <text:p>84</text:p>
          </table:table-cell>
          <table:table-cell table:style-name="ce33" table:formula="of:=IF([.A121]=&quot;&quot;;&quot;&quot;;VLOOKUP([.A121];[$Issues.A$4:.K$9948];4;0))" office:value-type="string" office:string-value="Fix phone bugs" calcext:value-type="string">
            <text:p>Fix phone bugs</text:p>
          </table:table-cell>
          <table:table-cell office:value-type="date" office:date-value="2016-06-21" calcext:value-type="date">
            <text:p>21-Jun-16</text:p>
          </table:table-cell>
          <table:table-cell table:style-name="ce38" office:value-type="time" office:time-value="PT16H10M00S" calcext:value-type="time">
            <text:p>16:10:00</text:p>
          </table:table-cell>
          <table:table-cell table:style-name="ce38" office:value-type="time" office:time-value="PT18H45M00S" calcext:value-type="time">
            <text:p>18:45:00</text:p>
          </table:table-cell>
          <table:table-cell table:style-name="ce43" table:formula="of:=IF([.E121]=&quot;&quot;;&quot;&quot;;([.E121]-[.D121])*24*60)" office:value-type="float" office:value="155" calcext:value-type="float">
            <text:p>155</text:p>
          </table:table-cell>
          <table:table-cell table:style-name="ce43" table:formula="of:=IF([.F121]=&quot;&quot;;&quot;&quot;;SUMIF([.A$2:.A$10000];[.A121];[.F$2:.F$10000]))" office:value-type="float" office:value="569.182266666666" calcext:value-type="float">
            <text:p>569</text:p>
          </table:table-cell>
          <table:table-cell table:style-name="ce45" table:formula="of:=IF([.A121]=&quot;&quot;;&quot;&quot;;VLOOKUP([.A121];[$Issues.A$4:.L$9948];11;0))" office:value-type="string" office:string-value="Complete" calcext:value-type="string">
            <text:p>Complete</text:p>
          </table:table-cell>
          <table:table-cell office:value-type="string" calcext:value-type="string">
            <text:p>Stymied on making candidates occupy remaining height in panel</text:p>
          </table:table-cell>
          <table:table-cell table:number-columns-repeated="1015"/>
        </table:table-row>
        <table:table-row table:style-name="ro2">
          <table:table-cell office:value-type="float" office:value="84" calcext:value-type="float">
            <text:p>84</text:p>
          </table:table-cell>
          <table:table-cell table:style-name="ce33" table:formula="of:=IF([.A122]=&quot;&quot;;&quot;&quot;;VLOOKUP([.A122];[$Issues.A$4:.K$9948];4;0))" office:value-type="string" office:string-value="Fix phone bugs" calcext:value-type="string">
            <text:p>Fix phone bugs</text:p>
          </table:table-cell>
          <table:table-cell office:value-type="date" office:date-value="2016-06-21" calcext:value-type="date">
            <text:p>21-Jun-16</text:p>
          </table:table-cell>
          <table:table-cell table:style-name="ce38" office:value-type="time" office:time-value="PT21H00M14.108S" calcext:value-type="time">
            <text:p>21:00:14</text:p>
          </table:table-cell>
          <table:table-cell table:style-name="ce38" office:value-type="time" office:time-value="PT27H21M34.39S" calcext:value-type="time">
            <text:p>03:21:34</text:p>
          </table:table-cell>
          <table:table-cell table:style-name="ce43" table:formula="of:=IF([.E122]=&quot;&quot;;&quot;&quot;;([.E122]-[.D122])*24*60)" office:value-type="float" office:value="381.338033333333" calcext:value-type="float">
            <text:p>381</text:p>
          </table:table-cell>
          <table:table-cell table:style-name="ce43" table:formula="of:=IF([.F122]=&quot;&quot;;&quot;&quot;;SUMIF([.A$2:.A$10000];[.A122];[.F$2:.F$10000]))" office:value-type="float" office:value="569.182266666666" calcext:value-type="float">
            <text:p>569</text:p>
          </table:table-cell>
          <table:table-cell table:style-name="ce45" table:formula="of:=IF([.A122]=&quot;&quot;;&quot;&quot;;VLOOKUP([.A122];[$Issues.A$4:.L$9948];11;0))" office:value-type="string" office:string-value="Complete" calcext:value-type="string">
            <text:p>Complete</text:p>
          </table:table-cell>
          <table:table-cell table:number-columns-repeated="1016"/>
        </table:table-row>
        <table:table-row table:style-name="ro2">
          <table:table-cell office:value-type="float" office:value="85" calcext:value-type="float">
            <text:p>85</text:p>
          </table:table-cell>
          <table:table-cell table:style-name="ce33" table:formula="of:=IF([.A123]=&quot;&quot;;&quot;&quot;;VLOOKUP([.A123];[$Issues.A$4:.K$9948];4;0))" office:value-type="string" office:string-value="Colour major candidates" calcext:value-type="string">
            <text:p>Colour major candidates</text:p>
          </table:table-cell>
          <table:table-cell office:value-type="date" office:date-value="2016-06-22" calcext:value-type="date">
            <text:p>22-Jun-16</text:p>
          </table:table-cell>
          <table:table-cell table:style-name="ce38" office:value-type="time" office:time-value="PT10H27M04.784S" calcext:value-type="time">
            <text:p>10:27:05</text:p>
          </table:table-cell>
          <table:table-cell table:style-name="ce38" office:value-type="time" office:time-value="PT11H50M00S" calcext:value-type="time">
            <text:p>11:50:00</text:p>
          </table:table-cell>
          <table:table-cell table:style-name="ce43" table:formula="of:=IF([.E123]=&quot;&quot;;&quot;&quot;;([.E123]-[.D123])*24*60)" office:value-type="float" office:value="82.9202666666667" calcext:value-type="float">
            <text:p>83</text:p>
          </table:table-cell>
          <table:table-cell table:style-name="ce43" table:formula="of:=IF([.F123]=&quot;&quot;;&quot;&quot;;SUMIF([.A$2:.A$10000];[.A123];[.F$2:.F$10000]))" office:value-type="float" office:value="91.6721666666667" calcext:value-type="float">
            <text:p>92</text:p>
          </table:table-cell>
          <table:table-cell table:style-name="ce45" table:formula="of:=IF([.A123]=&quot;&quot;;&quot;&quot;;VLOOKUP([.A123];[$Issues.A$4:.L$9948];11;0))" office:value-type="string" office:string-value="Complete" calcext:value-type="string">
            <text:p>Complete</text:p>
          </table:table-cell>
          <table:table-cell table:number-columns-repeated="1016"/>
        </table:table-row>
        <table:table-row table:style-name="ro2">
          <table:table-cell office:value-type="float" office:value="85" calcext:value-type="float">
            <text:p>85</text:p>
          </table:table-cell>
          <table:table-cell table:style-name="ce33" table:formula="of:=IF([.A124]=&quot;&quot;;&quot;&quot;;VLOOKUP([.A124];[$Issues.A$4:.K$9948];4;0))" office:value-type="string" office:string-value="Colour major candidates" calcext:value-type="string">
            <text:p>Colour major candidates</text:p>
          </table:table-cell>
          <table:table-cell office:value-type="date" office:date-value="2016-06-22" calcext:value-type="date">
            <text:p>22-Jun-16</text:p>
          </table:table-cell>
          <table:table-cell table:style-name="ce38" office:value-type="time" office:time-value="PT12H32M25.807S" calcext:value-type="time">
            <text:p>12:32:26</text:p>
          </table:table-cell>
          <table:table-cell table:style-name="ce38" office:value-type="time" office:time-value="PT12H41M10.921S" calcext:value-type="time">
            <text:p>12:41:11</text:p>
          </table:table-cell>
          <table:table-cell table:style-name="ce43" table:formula="of:=IF([.E124]=&quot;&quot;;&quot;&quot;;([.E124]-[.D124])*24*60)" office:value-type="float" office:value="8.75189999999998" calcext:value-type="float">
            <text:p>9</text:p>
          </table:table-cell>
          <table:table-cell table:style-name="ce43" table:formula="of:=IF([.F124]=&quot;&quot;;&quot;&quot;;SUMIF([.A$2:.A$10000];[.A124];[.F$2:.F$10000]))" office:value-type="float" office:value="91.6721666666667" calcext:value-type="float">
            <text:p>92</text:p>
          </table:table-cell>
          <table:table-cell table:style-name="ce45" table:formula="of:=IF([.A124]=&quot;&quot;;&quot;&quot;;VLOOKUP([.A124];[$Issues.A$4:.L$9948];11;0))" office:value-type="string" office:string-value="Complete" calcext:value-type="string">
            <text:p>Complete</text:p>
          </table:table-cell>
          <table:table-cell table:number-columns-repeated="1016"/>
        </table:table-row>
        <table:table-row table:style-name="ro4">
          <table:table-cell office:value-type="float" office:value="86" calcext:value-type="float">
            <text:p>86</text:p>
          </table:table-cell>
          <table:table-cell table:style-name="ce33" table:formula="of:=IF([.A125]=&quot;&quot;;&quot;&quot;;VLOOKUP([.A125];[$Issues.A$4:.K$9948];4;0))" office:value-type="string" office:string-value="Fix sticky elec" calcext:value-type="string">
            <text:p>Fix sticky elec</text:p>
          </table:table-cell>
          <table:table-cell office:value-type="date" office:date-value="2016-06-22" calcext:value-type="date">
            <text:p>22-Jun-16</text:p>
          </table:table-cell>
          <table:table-cell table:style-name="ce38" office:value-type="time" office:time-value="PT16H02M59.056S" calcext:value-type="time">
            <text:p>16:02:59</text:p>
          </table:table-cell>
          <table:table-cell table:style-name="ce38" office:value-type="time" office:time-value="PT16H42M55.16S" calcext:value-type="time">
            <text:p>16:42:55</text:p>
          </table:table-cell>
          <table:table-cell table:style-name="ce43" table:formula="of:=IF([.E125]=&quot;&quot;;&quot;&quot;;([.E125]-[.D125])*24*60)" office:value-type="float" office:value="39.9350666666664" calcext:value-type="float">
            <text:p>40</text:p>
          </table:table-cell>
          <table:table-cell table:style-name="ce43" table:formula="of:=IF([.F125]=&quot;&quot;;&quot;&quot;;SUMIF([.A$2:.A$10000];[.A125];[.F$2:.F$10000]))" office:value-type="float" office:value="39.9350666666664" calcext:value-type="float">
            <text:p>40</text:p>
          </table:table-cell>
          <table:table-cell table:style-name="ce45" table:formula="of:=IF([.A125]=&quot;&quot;;&quot;&quot;;VLOOKUP([.A125];[$Issues.A$4:.L$9948];11;0))" office:value-type="string" office:string-value="Complete" calcext:value-type="string">
            <text:p>Complete</text:p>
          </table:table-cell>
          <table:table-cell office:value-type="string" calcext:value-type="string">
            <text:p>Only shows one candidate </text:p>
          </table:table-cell>
          <table:table-cell table:number-columns-repeated="1015"/>
        </table:table-row>
        <table:table-row table:style-name="ro3">
          <table:table-cell office:value-type="float" office:value="76" calcext:value-type="float">
            <text:p>76</text:p>
          </table:table-cell>
          <table:table-cell table:style-name="ce33" table:formula="of:=IF([.A126]=&quot;&quot;;&quot;&quot;;VLOOKUP([.A126];[$Issues.A$4:.K$9948];4;0))" office:value-type="string" office:string-value="Blank labels while zooming" calcext:value-type="string">
            <text:p>Blank labels while zooming</text:p>
          </table:table-cell>
          <table:table-cell office:value-type="date" office:date-value="2016-06-22" calcext:value-type="date">
            <text:p>22-Jun-16</text:p>
          </table:table-cell>
          <table:table-cell table:style-name="ce38" office:value-type="time" office:time-value="PT16H44M32.119S" calcext:value-type="time">
            <text:p>16:44:32</text:p>
          </table:table-cell>
          <table:table-cell table:style-name="ce38" office:value-type="time" office:time-value="PT17H15M26.68S" calcext:value-type="time">
            <text:p>17:15:27</text:p>
          </table:table-cell>
          <table:table-cell table:style-name="ce43" table:formula="of:=IF([.E126]=&quot;&quot;;&quot;&quot;;([.E126]-[.D126])*24*60)" office:value-type="float" office:value="30.9093499999999" calcext:value-type="float">
            <text:p>31</text:p>
          </table:table-cell>
          <table:table-cell table:style-name="ce43" table:formula="of:=IF([.F126]=&quot;&quot;;&quot;&quot;;SUMIF([.A$2:.A$10000];[.A126];[.F$2:.F$10000]))" office:value-type="float" office:value="30.9093499999999" calcext:value-type="float">
            <text:p>31</text:p>
          </table:table-cell>
          <table:table-cell table:style-name="ce45" table:formula="of:=IF([.A126]=&quot;&quot;;&quot;&quot;;VLOOKUP([.A126];[$Issues.A$4:.L$9948];11;0))" office:value-type="string" office:string-value="Complete" calcext:value-type="string">
            <text:p>Complete</text:p>
          </table:table-cell>
          <table:table-cell office:value-type="string" calcext:value-type="string">
            <text:p>Worked around by turning off labels during map-update and map-zoom, and turming on again and redrawing 100 ms after update-end or zoom-end.</text:p>
          </table:table-cell>
          <table:table-cell table:number-columns-repeated="1015"/>
        </table:table-row>
        <table:table-row table:style-name="ro4">
          <table:table-cell office:value-type="float" office:value="84" calcext:value-type="float">
            <text:p>84</text:p>
          </table:table-cell>
          <table:table-cell table:style-name="ce33" table:formula="of:=IF([.A127]=&quot;&quot;;&quot;&quot;;VLOOKUP([.A127];[$Issues.A$4:.K$9948];4;0))" office:value-type="string" office:string-value="Fix phone bugs" calcext:value-type="string">
            <text:p>Fix phone bugs</text:p>
          </table:table-cell>
          <table:table-cell office:value-type="date" office:date-value="2016-06-22" calcext:value-type="date">
            <text:p>22-Jun-16</text:p>
          </table:table-cell>
          <table:table-cell table:style-name="ce38" office:value-type="time" office:time-value="PT19H37M09.346S" calcext:value-type="time">
            <text:p>19:37:09</text:p>
          </table:table-cell>
          <table:table-cell table:style-name="ce38" office:value-type="time" office:time-value="PT20H10M00S" calcext:value-type="time">
            <text:p>20:10:00</text:p>
          </table:table-cell>
          <table:table-cell table:style-name="ce43" table:formula="of:=IF([.E127]=&quot;&quot;;&quot;&quot;;([.E127]-[.D127])*24*60)" office:value-type="float" office:value="32.8442333333331" calcext:value-type="float">
            <text:p>33</text:p>
          </table:table-cell>
          <table:table-cell table:style-name="ce43" table:formula="of:=IF([.F127]=&quot;&quot;;&quot;&quot;;SUMIF([.A$2:.A$10000];[.A127];[.F$2:.F$10000]))" office:value-type="float" office:value="569.182266666666" calcext:value-type="float">
            <text:p>569</text:p>
          </table:table-cell>
          <table:table-cell table:style-name="ce45" table:formula="of:=IF([.A127]=&quot;&quot;;&quot;&quot;;VLOOKUP([.A127];[$Issues.A$4:.L$9948];11;0))" office:value-type="string" office:string-value="Complete" calcext:value-type="string">
            <text:p>Complete</text:p>
          </table:table-cell>
          <table:table-cell office:value-type="string" calcext:value-type="string">
            <text:p>Blur inputs and close button in closePanel</text:p>
          </table:table-cell>
          <table:table-cell table:number-columns-repeated="1015"/>
        </table:table-row>
        <table:table-row table:style-name="ro4">
          <table:table-cell office:value-type="float" office:value="75" calcext:value-type="float">
            <text:p>75</text:p>
          </table:table-cell>
          <table:table-cell table:style-name="ce33" table:formula="of:=IF([.A128]=&quot;&quot;;&quot;&quot;;VLOOKUP([.A128];[$Issues.A$4:.K$9948];4;0))" office:value-type="string" office:string-value="Convert PNG images" calcext:value-type="string">
            <text:p>Convert PNG images</text:p>
          </table:table-cell>
          <table:table-cell office:value-type="date" office:date-value="2016-06-22" calcext:value-type="date">
            <text:p>22-Jun-16</text:p>
          </table:table-cell>
          <table:table-cell table:style-name="ce38" office:value-type="time" office:time-value="PT20H10M00S" calcext:value-type="time">
            <text:p>20:10:00</text:p>
          </table:table-cell>
          <table:table-cell table:style-name="ce38" office:value-type="time" office:time-value="PT20H47M02.328S" calcext:value-type="time">
            <text:p>20:47:02</text:p>
          </table:table-cell>
          <table:table-cell table:style-name="ce43" table:formula="of:=IF([.E128]=&quot;&quot;;&quot;&quot;;([.E128]-[.D128])*24*60)" office:value-type="float" office:value="37.0388" calcext:value-type="float">
            <text:p>37</text:p>
          </table:table-cell>
          <table:table-cell table:style-name="ce43" table:formula="of:=IF([.F128]=&quot;&quot;;&quot;&quot;;SUMIF([.A$2:.A$10000];[.A128];[.F$2:.F$10000]))" office:value-type="float" office:value="37.0388" calcext:value-type="float">
            <text:p>37</text:p>
          </table:table-cell>
          <table:table-cell table:style-name="ce45" table:formula="of:=IF([.A128]=&quot;&quot;;&quot;&quot;;VLOOKUP([.A128];[$Issues.A$4:.L$9948];11;0))" office:value-type="string" office:string-value="Complete" calcext:value-type="string">
            <text:p>Complete</text:p>
          </table:table-cell>
          <table:table-cell office:value-type="string" calcext:value-type="string">
            <text:p>Allow png as fall-back image</text:p>
          </table:table-cell>
          <table:table-cell table:number-columns-repeated="1015"/>
        </table:table-row>
        <table:table-row table:style-name="ro4">
          <table:table-cell office:value-type="float" office:value="87" calcext:value-type="float">
            <text:p>87</text:p>
          </table:table-cell>
          <table:table-cell table:style-name="ce33" table:formula="of:=IF([.A129]=&quot;&quot;;&quot;&quot;;VLOOKUP([.A129];[$Issues.A$4:.K$9948];4;0))" office:value-type="string" office:string-value="Hard to scroll candidates" calcext:value-type="string">
            <text:p>Hard to scroll candidates</text:p>
          </table:table-cell>
          <table:table-cell office:value-type="date" office:date-value="2016-06-23" calcext:value-type="date">
            <text:p>23-Jun-16</text:p>
          </table:table-cell>
          <table:table-cell table:style-name="ce38" office:value-type="time" office:time-value="PT09H16M55.794S" calcext:value-type="time">
            <text:p>09:16:56</text:p>
          </table:table-cell>
          <table:table-cell table:style-name="ce38" office:value-type="time" office:time-value="PT09H25M00S" calcext:value-type="time">
            <text:p>09:25:00</text:p>
          </table:table-cell>
          <table:table-cell table:style-name="ce43" table:formula="of:=IF([.E129]=&quot;&quot;;&quot;&quot;;([.E129]-[.D129])*24*60)" office:value-type="float" office:value="8.07009999999991" calcext:value-type="float">
            <text:p>8</text:p>
          </table:table-cell>
          <table:table-cell table:style-name="ce43" table:formula="of:=IF([.F129]=&quot;&quot;;&quot;&quot;;SUMIF([.A$2:.A$10000];[.A129];[.F$2:.F$10000]))" office:value-type="float" office:value="8.07009999999991" calcext:value-type="float">
            <text:p>8</text:p>
          </table:table-cell>
          <table:table-cell table:style-name="ce45" table:formula="of:=IF([.A129]=&quot;&quot;;&quot;&quot;;VLOOKUP([.A129];[$Issues.A$4:.L$9948];11;0))" office:value-type="float" office:value="0" calcext:value-type="float">
            <text:p/>
          </table:table-cell>
          <table:table-cell office:value-type="string" calcext:value-type="string">
            <text:p>Told map to disable navigation but it doesn't help</text:p>
          </table:table-cell>
          <table:table-cell table:number-columns-repeated="1015"/>
        </table:table-row>
        <table:table-row table:style-name="ro3">
          <table:table-cell office:value-type="float" office:value="88" calcext:value-type="float">
            <text:p>88</text:p>
          </table:table-cell>
          <table:table-cell table:style-name="ce33" table:formula="of:=IF([.A130]=&quot;&quot;;&quot;&quot;;VLOOKUP([.A130];[$Issues.A$4:.K$9948];4;0))" office:value-type="string" office:string-value="No datalist support" calcext:value-type="string">
            <text:p>No datalist support</text:p>
          </table:table-cell>
          <table:table-cell office:value-type="date" office:date-value="2016-06-23" calcext:value-type="date">
            <text:p>23-Jun-16</text:p>
          </table:table-cell>
          <table:table-cell table:style-name="ce38" office:value-type="time" office:time-value="PT12H00M00S" calcext:value-type="time">
            <text:p>12:00:00</text:p>
          </table:table-cell>
          <table:table-cell table:style-name="ce38" office:value-type="time" office:time-value="PT14H20M00S" calcext:value-type="time">
            <text:p>14:20:00</text:p>
          </table:table-cell>
          <table:table-cell table:style-name="ce43" table:formula="of:=IF([.E130]=&quot;&quot;;&quot;&quot;;([.E130]-[.D130])*24*60)" office:value-type="float" office:value="140" calcext:value-type="float">
            <text:p>140</text:p>
          </table:table-cell>
          <table:table-cell table:style-name="ce43" table:formula="of:=IF([.F130]=&quot;&quot;;&quot;&quot;;SUMIF([.A$2:.A$10000];[.A130];[.F$2:.F$10000]))" office:value-type="float" office:value="301.823833333333" calcext:value-type="float">
            <text:p>302</text:p>
          </table:table-cell>
          <table:table-cell table:style-name="ce45" table:formula="of:=IF([.A130]=&quot;&quot;;&quot;&quot;;VLOOKUP([.A130];[$Issues.A$4:.L$9948];11;0))" office:value-type="string" office:string-value="Complete" calcext:value-type="string">
            <text:p>Complete</text:p>
          </table:table-cell>
          <table:table-cell office:value-type="string" calcext:value-type="string">
            <text:p>Tried a supplied polyfiller but had trouble with positioning, clicking scrollbar making it disappear, and it didn't fire showElec</text:p>
          </table:table-cell>
          <table:table-cell table:number-columns-repeated="1015"/>
        </table:table-row>
        <table:table-row table:style-name="ro4">
          <table:table-cell table:style-name="ce7" office:value-type="float" office:value="89" calcext:value-type="float">
            <text:p>89</text:p>
          </table:table-cell>
          <table:table-cell table:style-name="ce33" table:formula="of:=IF([.A131]=&quot;&quot;;&quot;&quot;;VLOOKUP([.A131];[$Issues.A$4:.K$9948];4;0))" office:value-type="string" office:string-value="Fix numpad" calcext:value-type="string">
            <text:p>Fix numpad</text:p>
          </table:table-cell>
          <table:table-cell office:value-type="date" office:date-value="2016-06-27" calcext:value-type="date">
            <text:p>27-Jun-16</text:p>
          </table:table-cell>
          <table:table-cell table:style-name="ce38" office:value-type="time" office:time-value="PT09H53M31.698S" calcext:value-type="time">
            <text:p>09:53:32</text:p>
          </table:table-cell>
          <table:table-cell table:style-name="ce38" office:value-type="time" office:time-value="PT11H04M28.278S" calcext:value-type="time">
            <text:p>11:04:28</text:p>
          </table:table-cell>
          <table:table-cell table:style-name="ce43" table:formula="of:=IF([.E131]=&quot;&quot;;&quot;&quot;;([.E131]-[.D131])*24*60)" office:value-type="float" office:value="70.9429999999999" calcext:value-type="float">
            <text:p>71</text:p>
          </table:table-cell>
          <table:table-cell table:style-name="ce43" table:formula="of:=IF([.F131]=&quot;&quot;;&quot;&quot;;SUMIF([.A$2:.A$10000];[.A131];[.F$2:.F$10000]))" office:value-type="float" office:value="70.9429999999999" calcext:value-type="float">
            <text:p>71</text:p>
          </table:table-cell>
          <table:table-cell table:style-name="ce45" table:formula="of:=IF([.A131]=&quot;&quot;;&quot;&quot;;VLOOKUP([.A131];[$Issues.A$4:.L$9948];11;0))" office:value-type="string" office:string-value="Complete" calcext:value-type="string">
            <text:p>Complete</text:p>
          </table:table-cell>
          <table:table-cell office:value-type="string" calcext:value-type="string">
            <text:p>Fixed but took a while to figure out how (not to have) to pass parameters to the event at create time</text:p>
          </table:table-cell>
          <table:table-cell table:number-columns-repeated="1015"/>
        </table:table-row>
        <table:table-row table:style-name="ro3">
          <table:table-cell table:style-name="ce7" office:value-type="float" office:value="88" calcext:value-type="float">
            <text:p>88</text:p>
          </table:table-cell>
          <table:table-cell table:style-name="ce33" table:formula="of:=IF([.A132]=&quot;&quot;;&quot;&quot;;VLOOKUP([.A132];[$Issues.A$4:.K$9948];4;0))" office:value-type="string" office:string-value="No datalist support" calcext:value-type="string">
            <text:p>No datalist support</text:p>
          </table:table-cell>
          <table:table-cell office:value-type="date" office:date-value="2016-06-27" calcext:value-type="date">
            <text:p>27-Jun-16</text:p>
          </table:table-cell>
          <table:table-cell table:style-name="ce38" office:value-type="time" office:time-value="PT11H04M28.278S" calcext:value-type="time">
            <text:p>11:04:28</text:p>
          </table:table-cell>
          <table:table-cell table:style-name="ce38" office:value-type="time" office:time-value="PT13H46M17.708S" calcext:value-type="time">
            <text:p>13:46:18</text:p>
          </table:table-cell>
          <table:table-cell table:style-name="ce43" table:formula="of:=IF([.E132]=&quot;&quot;;&quot;&quot;;([.E132]-[.D132])*24*60)" office:value-type="float" office:value="161.823833333333" calcext:value-type="float">
            <text:p>162</text:p>
          </table:table-cell>
          <table:table-cell table:style-name="ce43" table:formula="of:=IF([.F132]=&quot;&quot;;&quot;&quot;;SUMIF([.A$2:.A$10000];[.A132];[.F$2:.F$10000]))" office:value-type="float" office:value="301.823833333333" calcext:value-type="float">
            <text:p>302</text:p>
          </table:table-cell>
          <table:table-cell table:style-name="ce45" table:formula="of:=IF([.A132]=&quot;&quot;;&quot;&quot;;VLOOKUP([.A132];[$Issues.A$4:.L$9948];11;0))" office:value-type="string" office:string-value="Complete" calcext:value-type="string">
            <text:p>Complete</text:p>
          </table:table-cell>
          <table:table-cell office:value-type="string" calcext:value-type="string">
            <text:p>Fixed on iPhone 6 (iOS 9 Shiny) according to Lee. Offers drop-down when one letter typed. When elec selected from dropdown, shows candidates and zooms to electorate.</text:p>
          </table:table-cell>
          <table:table-cell table:number-columns-repeated="1015"/>
        </table:table-row>
        <table:table-row table:style-name="ro4">
          <table:table-cell office:value-type="float" office:value="45" calcext:value-type="float">
            <text:p>45</text:p>
          </table:table-cell>
          <table:table-cell table:style-name="ce33" table:formula="of:=IF([.A133]=&quot;&quot;;&quot;&quot;;VLOOKUP([.A133];[$Issues.A$4:.K$9948];4;0))" office:value-type="string" office:string-value="Document data flow" calcext:value-type="string">
            <text:p>Document data flow</text:p>
          </table:table-cell>
          <table:table-cell office:value-type="date" office:date-value="2016-06-23" calcext:value-type="date">
            <text:p>23-Jun-16</text:p>
          </table:table-cell>
          <table:table-cell table:style-name="ce38" office:value-type="time" office:time-value="PT11H30M00S" calcext:value-type="time">
            <text:p>11:30:00</text:p>
          </table:table-cell>
          <table:table-cell table:style-name="ce38" office:value-type="time" office:time-value="PT12H30M00S" calcext:value-type="time">
            <text:p>12:30:00</text:p>
          </table:table-cell>
          <table:table-cell table:style-name="ce43" table:formula="of:=IF([.E133]=&quot;&quot;;&quot;&quot;;([.E133]-[.D133])*24*60)" office:value-type="float" office:value="60" calcext:value-type="float">
            <text:p>60</text:p>
          </table:table-cell>
          <table:table-cell table:style-name="ce43" table:formula="of:=IF([.F133]=&quot;&quot;;&quot;&quot;;SUMIF([.A$2:.A$10000];[.A133];[.F$2:.F$10000]))" office:value-type="float" office:value="60" calcext:value-type="float">
            <text:p>60</text:p>
          </table:table-cell>
          <table:table-cell table:style-name="ce45" table:formula="of:=IF([.A133]=&quot;&quot;;&quot;&quot;;VLOOKUP([.A133];[$Issues.A$4:.L$9948];11;0))" office:value-type="string" office:string-value="Complete" calcext:value-type="string">
            <text:p>Complete</text:p>
          </table:table-cell>
          <table:table-cell office:value-type="string" calcext:value-type="string">
            <text:p>Diagrammed data flow in presentation findelec.odp. Estimated time.</text:p>
          </table:table-cell>
          <table:table-cell table:number-columns-repeated="1015"/>
        </table:table-row>
        <table:table-row table:style-name="ro4">
          <table:table-cell table:style-name="ce6" office:value-type="float" office:value="64" calcext:value-type="float">
            <text:p>64</text:p>
          </table:table-cell>
          <table:table-cell table:style-name="ce33" table:formula="of:=IF([.A134]=&quot;&quot;;&quot;&quot;;VLOOKUP([.A134];[$Issues.A$4:.K$9948];4;0))" office:value-type="string" office:string-value="Can't show Mcpherson" calcext:value-type="string">
            <text:p>Can't show Mcpherson</text:p>
          </table:table-cell>
          <table:table-cell office:value-type="date" office:date-value="2016-06-27" calcext:value-type="date">
            <text:p>27-Jun-16</text:p>
          </table:table-cell>
          <table:table-cell table:style-name="ce38" office:value-type="time" office:time-value="PT14H22M21.383S" calcext:value-type="time">
            <text:p>14:22:21</text:p>
          </table:table-cell>
          <table:table-cell table:style-name="ce38" office:value-type="time" office:time-value="PT14H38M18.168S" calcext:value-type="time">
            <text:p>14:38:18</text:p>
          </table:table-cell>
          <table:table-cell table:style-name="ce43" table:formula="of:=IF([.E134]=&quot;&quot;;&quot;&quot;;([.E134]-[.D134])*24*60)" office:value-type="float" office:value="15.9464166666665" calcext:value-type="float">
            <text:p>16</text:p>
          </table:table-cell>
          <table:table-cell table:style-name="ce43" table:formula="of:=IF([.F134]=&quot;&quot;;&quot;&quot;;SUMIF([.A$2:.A$10000];[.A134];[.F$2:.F$10000]))" office:value-type="float" office:value="15.9464166666665" calcext:value-type="float">
            <text:p>16</text:p>
          </table:table-cell>
          <table:table-cell table:style-name="ce45" table:formula="of:=IF([.A134]=&quot;&quot;;&quot;&quot;;VLOOKUP([.A134];[$Issues.A$4:.L$9948];11;0))" office:value-type="string" office:string-value="Complete" calcext:value-type="string">
            <text:p>Complete</text:p>
          </table:table-cell>
          <table:table-cell office:value-type="string" calcext:value-type="string">
            <text:p>Fixed by proper-naming the elec name found in the boundary set</text:p>
          </table:table-cell>
          <table:table-cell table:number-columns-repeated="1015"/>
        </table:table-row>
        <table:table-row table:style-name="ro2">
          <table:table-cell table:style-name="ce7" office:value-type="float" office:value="79" calcext:value-type="float">
            <text:p>79</text:p>
          </table:table-cell>
          <table:table-cell table:style-name="ce33" table:formula="of:=IF([.A135]=&quot;&quot;;&quot;&quot;;VLOOKUP([.A135];[$Issues.A$4:.K$9948];4;0))" office:value-type="string" office:string-value="Find state when geolocating" calcext:value-type="string">
            <text:p>Find state when geolocating</text:p>
          </table:table-cell>
          <table:table-cell office:value-type="date" office:date-value="2016-06-27" calcext:value-type="date">
            <text:p>27-Jun-16</text:p>
          </table:table-cell>
          <table:table-cell table:style-name="ce38" office:value-type="time" office:time-value="PT14H45M00S" calcext:value-type="time">
            <text:p>14:45:00</text:p>
          </table:table-cell>
          <table:table-cell table:style-name="ce38" office:value-type="time" office:time-value="PT14H55M00S" calcext:value-type="time">
            <text:p>14:55:00</text:p>
          </table:table-cell>
          <table:table-cell table:style-name="ce43" table:formula="of:=IF([.E135]=&quot;&quot;;&quot;&quot;;([.E135]-[.D135])*24*60)" office:value-type="float" office:value="9.99999999999996" calcext:value-type="float">
            <text:p>10</text:p>
          </table:table-cell>
          <table:table-cell table:style-name="ce43" table:formula="of:=IF([.F135]=&quot;&quot;;&quot;&quot;;SUMIF([.A$2:.A$10000];[.A135];[.F$2:.F$10000]))" office:value-type="float" office:value="160.092016666666" calcext:value-type="float">
            <text:p>160</text:p>
          </table:table-cell>
          <table:table-cell table:style-name="ce45" table:formula="of:=IF([.A135]=&quot;&quot;;&quot;&quot;;VLOOKUP([.A135];[$Issues.A$4:.L$9948];11;0))" office:value-type="string" office:string-value="Complete" calcext:value-type="string">
            <text:p>Complete</text:p>
          </table:table-cell>
          <table:table-cell table:number-columns-repeated="1016"/>
        </table:table-row>
        <table:table-row table:style-name="ro2">
          <table:table-cell table:style-name="ce7" office:value-type="float" office:value="79" calcext:value-type="float">
            <text:p>79</text:p>
          </table:table-cell>
          <table:table-cell table:style-name="ce33" table:formula="of:=IF([.A136]=&quot;&quot;;&quot;&quot;;VLOOKUP([.A136];[$Issues.A$4:.K$9948];4;0))" office:value-type="string" office:string-value="Find state when geolocating" calcext:value-type="string">
            <text:p>Find state when geolocating</text:p>
          </table:table-cell>
          <table:table-cell office:value-type="date" office:date-value="2016-06-27" calcext:value-type="date">
            <text:p>27-Jun-16</text:p>
          </table:table-cell>
          <table:table-cell table:style-name="ce38" office:value-type="time" office:time-value="PT15H11M45.263S" calcext:value-type="time">
            <text:p>15:11:45</text:p>
          </table:table-cell>
          <table:table-cell table:style-name="ce38" office:value-type="time" office:time-value="PT15H26M27.633S" calcext:value-type="time">
            <text:p>15:26:28</text:p>
          </table:table-cell>
          <table:table-cell table:style-name="ce43" table:formula="of:=IF([.E136]=&quot;&quot;;&quot;&quot;;([.E136]-[.D136])*24*60)" office:value-type="float" office:value="14.7061666666666" calcext:value-type="float">
            <text:p>15</text:p>
          </table:table-cell>
          <table:table-cell table:style-name="ce43" table:formula="of:=IF([.F136]=&quot;&quot;;&quot;&quot;;SUMIF([.A$2:.A$10000];[.A136];[.F$2:.F$10000]))" office:value-type="float" office:value="160.092016666666" calcext:value-type="float">
            <text:p>160</text:p>
          </table:table-cell>
          <table:table-cell table:style-name="ce45" table:formula="of:=IF([.A136]=&quot;&quot;;&quot;&quot;;VLOOKUP([.A136];[$Issues.A$4:.L$9948];11;0))" office:value-type="string" office:string-value="Complete" calcext:value-type="string">
            <text:p>Complete</text:p>
          </table:table-cell>
          <table:table-cell table:number-columns-repeated="1016"/>
        </table:table-row>
        <table:table-row table:style-name="ro2">
          <table:table-cell table:style-name="ce7" office:value-type="float" office:value="79" calcext:value-type="float">
            <text:p>79</text:p>
          </table:table-cell>
          <table:table-cell table:style-name="ce33" table:formula="of:=IF([.A137]=&quot;&quot;;&quot;&quot;;VLOOKUP([.A137];[$Issues.A$4:.K$9948];4;0))" office:value-type="string" office:string-value="Find state when geolocating" calcext:value-type="string">
            <text:p>Find state when geolocating</text:p>
          </table:table-cell>
          <table:table-cell office:value-type="date" office:date-value="2016-06-27" calcext:value-type="date">
            <text:p>27-Jun-16</text:p>
          </table:table-cell>
          <table:table-cell table:style-name="ce38" office:value-type="time" office:time-value="PT16H35M13.279S" calcext:value-type="time">
            <text:p>16:35:13</text:p>
          </table:table-cell>
          <table:table-cell table:style-name="ce38" office:value-type="time" office:time-value="PT17H27M51.545S" calcext:value-type="time">
            <text:p>17:27:52</text:p>
          </table:table-cell>
          <table:table-cell table:style-name="ce43" table:formula="of:=IF([.E137]=&quot;&quot;;&quot;&quot;;([.E137]-[.D137])*24*60)" office:value-type="float" office:value="52.6377666666665" calcext:value-type="float">
            <text:p>53</text:p>
          </table:table-cell>
          <table:table-cell table:style-name="ce43" table:formula="of:=IF([.F137]=&quot;&quot;;&quot;&quot;;SUMIF([.A$2:.A$10000];[.A137];[.F$2:.F$10000]))" office:value-type="float" office:value="160.092016666666" calcext:value-type="float">
            <text:p>160</text:p>
          </table:table-cell>
          <table:table-cell table:style-name="ce45" table:formula="of:=IF([.A137]=&quot;&quot;;&quot;&quot;;VLOOKUP([.A137];[$Issues.A$4:.L$9948];11;0))" office:value-type="string" office:string-value="Complete" calcext:value-type="string">
            <text:p>Complete</text:p>
          </table:table-cell>
          <table:table-cell table:number-columns-repeated="1016"/>
        </table:table-row>
        <table:table-row table:style-name="ro4">
          <table:table-cell table:style-name="ce7" office:value-type="float" office:value="79" calcext:value-type="float">
            <text:p>79</text:p>
          </table:table-cell>
          <table:table-cell table:style-name="ce33" table:formula="of:=IF([.A138]=&quot;&quot;;&quot;&quot;;VLOOKUP([.A138];[$Issues.A$4:.K$9948];4;0))" office:value-type="string" office:string-value="Find state when geolocating" calcext:value-type="string">
            <text:p>Find state when geolocating</text:p>
          </table:table-cell>
          <table:table-cell office:value-type="date" office:date-value="2016-06-27" calcext:value-type="date">
            <text:p>27-Jun-16</text:p>
          </table:table-cell>
          <table:table-cell table:style-name="ce38" office:value-type="time" office:time-value="PT18H53M15.115S" calcext:value-type="time">
            <text:p>18:53:15</text:p>
          </table:table-cell>
          <table:table-cell table:style-name="ce38" office:value-type="time" office:time-value="PT20H16M00S" calcext:value-type="time">
            <text:p>20:16:00</text:p>
          </table:table-cell>
          <table:table-cell table:style-name="ce43" table:formula="of:=IF([.E138]=&quot;&quot;;&quot;&quot;;([.E138]-[.D138])*24*60)" office:value-type="float" office:value="82.7480833333333" calcext:value-type="float">
            <text:p>83</text:p>
          </table:table-cell>
          <table:table-cell table:style-name="ce43" table:formula="of:=IF([.F138]=&quot;&quot;;&quot;&quot;;SUMIF([.A$2:.A$10000];[.A138];[.F$2:.F$10000]))" office:value-type="float" office:value="160.092016666666" calcext:value-type="float">
            <text:p>160</text:p>
          </table:table-cell>
          <table:table-cell table:style-name="ce45" table:formula="of:=IF([.A138]=&quot;&quot;;&quot;&quot;;VLOOKUP([.A138];[$Issues.A$4:.L$9948];11;0))" office:value-type="string" office:string-value="Complete" calcext:value-type="string">
            <text:p>Complete</text:p>
          </table:table-cell>
          <table:table-cell office:value-type="string" calcext:value-type="string">
            <text:p>Hide popup</text:p>
          </table:table-cell>
          <table:table-cell table:number-columns-repeated="1015"/>
        </table:table-row>
        <table:table-row table:style-name="ro6">
          <table:table-cell office:value-type="float" office:value="92" calcext:value-type="float">
            <text:p>92</text:p>
          </table:table-cell>
          <table:table-cell table:style-name="ce33" table:formula="of:=IF([.A139]=&quot;&quot;;&quot;&quot;;VLOOKUP([.A139];[$Issues.A$4:.K$9948];4;0))" office:value-type="string" office:string-value="Fix translateX -50%" calcext:value-type="string">
            <text:p>Fix translateX -50%</text:p>
          </table:table-cell>
          <table:table-cell office:value-type="date" office:date-value="2016-06-27" calcext:value-type="date">
            <text:p>27-Jun-16</text:p>
          </table:table-cell>
          <table:table-cell table:style-name="ce38" office:value-type="time" office:time-value="PT20H20M00S" calcext:value-type="time">
            <text:p>20:20:00</text:p>
          </table:table-cell>
          <table:table-cell table:style-name="ce38" office:value-type="time" office:time-value="PT20H39M12.146S" calcext:value-type="time">
            <text:p>20:39:12</text:p>
          </table:table-cell>
          <table:table-cell table:style-name="ce43" table:formula="of:=IF([.E139]=&quot;&quot;;&quot;&quot;;([.E139]-[.D139])*24*60)" office:value-type="float" office:value="19.2024333333332" calcext:value-type="float">
            <text:p>19</text:p>
          </table:table-cell>
          <table:table-cell table:style-name="ce43" table:formula="of:=IF([.F139]=&quot;&quot;;&quot;&quot;;SUMIF([.A$2:.A$10000];[.A139];[.F$2:.F$10000]))" office:value-type="float" office:value="19.2024333333332" calcext:value-type="float">
            <text:p>19</text:p>
          </table:table-cell>
          <table:table-cell table:style-name="ce45" table:formula="of:=IF([.A139]=&quot;&quot;;&quot;&quot;;VLOOKUP([.A139];[$Issues.A$4:.L$9948];11;0))" office:value-type="string" office:string-value="Complete" calcext:value-type="string">
            <text:p>Complete</text:p>
          </table:table-cell>
          <table:table-cell office:value-type="string" calcext:value-type="string">
            <text:p>Tried prefixes as per <text:a xlink:href="http://shouldiprefix.com/#transforms" xlink:type="simple">http://shouldiprefix.com/#transforms</text:a> but it made no difference on Safari 5/Win. And <text:a xlink:href="http://caniuse.com/#feat=transforms2d" xlink:type="simple">http://caniuse.com/#feat=transforms2d</text:a> says Opera Mini is the only modern browser which does not implement it. Have asked Vins to retest. Vins reports it worked! And sent screenshot.</text:p>
          </table:table-cell>
          <table:table-cell table:number-columns-repeated="1015"/>
        </table:table-row>
        <table:table-row table:style-name="ro11">
          <table:table-cell office:value-type="float" office:value="70" calcext:value-type="float">
            <text:p>70</text:p>
          </table:table-cell>
          <table:table-cell table:style-name="ce33" table:formula="of:=IF([.A140]=&quot;&quot;;&quot;&quot;;VLOOKUP([.A140];[$Issues.A$4:.K$9948];4;0))" office:value-type="string" office:string-value="Cand photos" calcext:value-type="string">
            <text:p>Cand photos</text:p>
          </table:table-cell>
          <table:table-cell office:value-type="date" office:date-value="2016-06-28" calcext:value-type="date">
            <text:p>28-Jun-16</text:p>
          </table:table-cell>
          <table:table-cell table:style-name="ce38" office:value-type="time" office:time-value="PT09H07M33.703S" calcext:value-type="time">
            <text:p>09:07:34</text:p>
          </table:table-cell>
          <table:table-cell table:style-name="ce38" office:value-type="time" office:time-value="PT13H18M23.38S" calcext:value-type="time">
            <text:p>13:18:23</text:p>
          </table:table-cell>
          <table:table-cell table:style-name="ce43" table:formula="of:=IF([.E140]=&quot;&quot;;&quot;&quot;;([.E140]-[.D140])*24*60)" office:value-type="float" office:value="250.82795" calcext:value-type="float">
            <text:p>251</text:p>
          </table:table-cell>
          <table:table-cell table:style-name="ce43" table:formula="of:=IF([.F140]=&quot;&quot;;&quot;&quot;;SUMIF([.A$2:.A$10000];[.A140];[.F$2:.F$10000]))" office:value-type="float" office:value="956.918866666667" calcext:value-type="float">
            <text:p>957</text:p>
          </table:table-cell>
          <table:table-cell table:style-name="ce45" table:formula="of:=IF([.A140]=&quot;&quot;;&quot;&quot;;VLOOKUP([.A140];[$Issues.A$4:.L$9948];11;0))" office:value-type="string" office:string-value="Complete" calcext:value-type="string">
            <text:p>Complete</text:p>
          </table:table-cell>
          <table:table-cell office:value-type="string" calcext:value-type="string">
            <text:p>Got cand photos and links for remaining Libs. Only Nats (photos/links) and Labor (links) to go.</text:p>
          </table:table-cell>
          <table:table-cell table:number-columns-repeated="1015"/>
        </table:table-row>
        <table:table-row table:style-name="ro11">
          <table:table-cell office:value-type="float" office:value="70" calcext:value-type="float">
            <text:p>70</text:p>
          </table:table-cell>
          <table:table-cell table:style-name="ce33" table:formula="of:=IF([.A141]=&quot;&quot;;&quot;&quot;;VLOOKUP([.A141];[$Issues.A$4:.K$9948];4;0))" office:value-type="string" office:string-value="Cand photos" calcext:value-type="string">
            <text:p>Cand photos</text:p>
          </table:table-cell>
          <table:table-cell office:value-type="date" office:date-value="2016-06-28" calcext:value-type="date">
            <text:p>28-Jun-16</text:p>
          </table:table-cell>
          <table:table-cell table:style-name="ce38" office:value-type="time" office:time-value="PT14H38M36.388S" calcext:value-type="time">
            <text:p>14:38:36</text:p>
          </table:table-cell>
          <table:table-cell table:style-name="ce38" office:value-type="time" office:time-value="PT16H09M52.713S" calcext:value-type="time">
            <text:p>16:09:53</text:p>
          </table:table-cell>
          <table:table-cell table:style-name="ce43" table:formula="of:=IF([.E141]=&quot;&quot;;&quot;&quot;;([.E141]-[.D141])*24*60)" office:value-type="float" office:value="91.2720833333331" calcext:value-type="float">
            <text:p>91</text:p>
          </table:table-cell>
          <table:table-cell table:style-name="ce43" table:formula="of:=IF([.F141]=&quot;&quot;;&quot;&quot;;SUMIF([.A$2:.A$10000];[.A141];[.F$2:.F$10000]))" office:value-type="float" office:value="956.918866666667" calcext:value-type="float">
            <text:p>957</text:p>
          </table:table-cell>
          <table:table-cell table:style-name="ce45" table:formula="of:=IF([.A141]=&quot;&quot;;&quot;&quot;;VLOOKUP([.A141];[$Issues.A$4:.L$9948];11;0))" office:value-type="string" office:string-value="Complete" calcext:value-type="string">
            <text:p>Complete</text:p>
          </table:table-cell>
          <table:table-cell office:value-type="string" calcext:value-type="string">
            <text:p>Nats photos and links</text:p>
          </table:table-cell>
          <table:table-cell table:number-columns-repeated="1015"/>
        </table:table-row>
        <table:table-row table:style-name="ro3">
          <table:table-cell office:value-type="float" office:value="70" calcext:value-type="float">
            <text:p>70</text:p>
          </table:table-cell>
          <table:table-cell table:style-name="ce33" table:formula="of:=IF([.A142]=&quot;&quot;;&quot;&quot;;VLOOKUP([.A142];[$Issues.A$4:.K$9948];4;0))" office:value-type="string" office:string-value="Cand photos" calcext:value-type="string">
            <text:p>Cand photos</text:p>
          </table:table-cell>
          <table:table-cell office:value-type="date" office:date-value="2016-06-28" calcext:value-type="date">
            <text:p>28-Jun-16</text:p>
          </table:table-cell>
          <table:table-cell table:style-name="ce38" office:value-type="time" office:time-value="PT16H10M00.938S" calcext:value-type="time">
            <text:p>16:10:01</text:p>
          </table:table-cell>
          <table:table-cell table:style-name="ce38" office:value-type="time" office:time-value="PT16H30M53.129S" calcext:value-type="time">
            <text:p>16:30:53</text:p>
          </table:table-cell>
          <table:table-cell table:style-name="ce43" table:formula="of:=IF([.E142]=&quot;&quot;;&quot;&quot;;([.E142]-[.D142])*24*60)" office:value-type="float" office:value="20.8698499999998" calcext:value-type="float">
            <text:p>21</text:p>
          </table:table-cell>
          <table:table-cell table:style-name="ce43" table:formula="of:=IF([.F142]=&quot;&quot;;&quot;&quot;;SUMIF([.A$2:.A$10000];[.A142];[.F$2:.F$10000]))" office:value-type="float" office:value="956.918866666667" calcext:value-type="float">
            <text:p>957</text:p>
          </table:table-cell>
          <table:table-cell table:style-name="ce45" table:formula="of:=IF([.A142]=&quot;&quot;;&quot;&quot;;VLOOKUP([.A142];[$Issues.A$4:.L$9948];11;0))" office:value-type="string" office:string-value="Complete" calcext:value-type="string">
            <text:p>Complete</text:p>
          </table:table-cell>
          <table:table-cell office:value-type="string" calcext:value-type="string">
            <text:p>Rename lib qld images to _lnp_</text:p>
            <text:p>Rename lib nt images to _clp_</text:p>
          </table:table-cell>
          <table:table-cell table:number-columns-repeated="1015"/>
        </table:table-row>
        <table:table-row table:style-name="ro2">
          <table:table-cell office:value-type="float" office:value="93" calcext:value-type="float">
            <text:p>93</text:p>
          </table:table-cell>
          <table:table-cell table:style-name="ce33" table:formula="of:=IF([.A143]=&quot;&quot;;&quot;&quot;;VLOOKUP([.A143];[$Issues.A$4:.K$9948];4;0))" office:value-type="string" office:string-value="Add links for Labor" calcext:value-type="string">
            <text:p>Add links for Labor</text:p>
          </table:table-cell>
          <table:table-cell office:value-type="date" office:date-value="2016-06-28" calcext:value-type="date">
            <text:p>28-Jun-16</text:p>
          </table:table-cell>
          <table:table-cell table:style-name="ce38" office:value-type="time" office:time-value="PT19H34M53.842S" calcext:value-type="time">
            <text:p>19:34:54</text:p>
          </table:table-cell>
          <table:table-cell table:style-name="ce38" office:value-type="time" office:time-value="PT21H00M00S" calcext:value-type="time">
            <text:p>21:00:00</text:p>
          </table:table-cell>
          <table:table-cell table:style-name="ce43" table:formula="of:=IF([.E143]=&quot;&quot;;&quot;&quot;;([.E143]-[.D143])*24*60)" office:value-type="float" office:value="85.1026333333333" calcext:value-type="float">
            <text:p>85</text:p>
          </table:table-cell>
          <table:table-cell table:style-name="ce43" table:formula="of:=IF([.F143]=&quot;&quot;;&quot;&quot;;SUMIF([.A$2:.A$10000];[.A143];[.F$2:.F$10000]))" office:value-type="float" office:value="85.1026333333333" calcext:value-type="float">
            <text:p>85</text:p>
          </table:table-cell>
          <table:table-cell table:style-name="ce45" table:formula="of:=IF([.A143]=&quot;&quot;;&quot;&quot;;VLOOKUP([.A143];[$Issues.A$4:.L$9948];11;0))" office:value-type="string" office:string-value="Complete" calcext:value-type="string">
            <text:p>Complete</text:p>
          </table:table-cell>
          <table:table-cell table:number-columns-repeated="1016"/>
        </table:table-row>
        <table:table-row table:style-name="ro2">
          <table:table-cell office:value-type="float" office:value="94" calcext:value-type="float">
            <text:p>94</text:p>
          </table:table-cell>
          <table:table-cell table:style-name="ce33" table:formula="of:=IF([.A144]=&quot;&quot;;&quot;&quot;;VLOOKUP([.A144];[$Issues.A$4:.K$9948];4;0))" office:value-type="string" office:string-value="Add links for all parties" calcext:value-type="string">
            <text:p>Add links for all parties</text:p>
          </table:table-cell>
          <table:table-cell office:value-type="date" office:date-value="2016-06-28" calcext:value-type="date">
            <text:p>28-Jun-16</text:p>
          </table:table-cell>
          <table:table-cell table:style-name="ce38" office:value-type="time" office:time-value="PT21H00M00S" calcext:value-type="time">
            <text:p>21:00:00</text:p>
          </table:table-cell>
          <table:table-cell table:style-name="ce38" office:value-type="time" office:time-value="PT21H18M42.173S" calcext:value-type="time">
            <text:p>21:18:42</text:p>
          </table:table-cell>
          <table:table-cell table:style-name="ce43" table:formula="of:=IF([.E144]=&quot;&quot;;&quot;&quot;;([.E144]-[.D144])*24*60)" office:value-type="float" office:value="18.7028833333334" calcext:value-type="float">
            <text:p>19</text:p>
          </table:table-cell>
          <table:table-cell table:style-name="ce43" table:formula="of:=IF([.F144]=&quot;&quot;;&quot;&quot;;SUMIF([.A$2:.A$10000];[.A144];[.F$2:.F$10000]))" office:value-type="float" office:value="42.2398166666668" calcext:value-type="float">
            <text:p>42</text:p>
          </table:table-cell>
          <table:table-cell table:style-name="ce45" table:formula="of:=IF([.A144]=&quot;&quot;;&quot;&quot;;VLOOKUP([.A144];[$Issues.A$4:.L$9948];11;0))" office:value-type="string" office:string-value="Complete" calcext:value-type="string">
            <text:p>Complete</text:p>
          </table:table-cell>
          <table:table-cell table:number-columns-repeated="1016"/>
        </table:table-row>
        <table:table-row table:style-name="ro2">
          <table:table-cell office:value-type="float" office:value="95" calcext:value-type="float">
            <text:p>95</text:p>
          </table:table-cell>
          <table:table-cell table:style-name="ce33" table:formula="of:=IF([.A145]=&quot;&quot;;&quot;&quot;;VLOOKUP([.A145];[$Issues.A$4:.K$9948];4;0))" office:value-type="string" office:string-value="Register domain" calcext:value-type="string">
            <text:p>Register domain</text:p>
          </table:table-cell>
          <table:table-cell office:value-type="date" office:date-value="2016-06-28" calcext:value-type="date">
            <text:p>28-Jun-16</text:p>
          </table:table-cell>
          <table:table-cell table:style-name="ce38" office:value-type="time" office:time-value="PT21H18M42.173S" calcext:value-type="time">
            <text:p>21:18:42</text:p>
          </table:table-cell>
          <table:table-cell table:style-name="ce38" office:value-type="time" office:time-value="PT21H33M45.33S" calcext:value-type="time">
            <text:p>21:33:45</text:p>
          </table:table-cell>
          <table:table-cell table:style-name="ce43" table:formula="of:=IF([.E145]=&quot;&quot;;&quot;&quot;;([.E145]-[.D145])*24*60)" office:value-type="float" office:value="15.0526166666667" calcext:value-type="float">
            <text:p>15</text:p>
          </table:table-cell>
          <table:table-cell table:style-name="ce43" table:formula="of:=IF([.F145]=&quot;&quot;;&quot;&quot;;SUMIF([.A$2:.A$10000];[.A145];[.F$2:.F$10000]))" office:value-type="float" office:value="15.0526166666667" calcext:value-type="float">
            <text:p>15</text:p>
          </table:table-cell>
          <table:table-cell table:style-name="ce45" table:formula="of:=IF([.A145]=&quot;&quot;;&quot;&quot;;VLOOKUP([.A145];[$Issues.A$4:.L$9948];11;0))" office:value-type="string" office:string-value="Complete" calcext:value-type="string">
            <text:p>Complete</text:p>
          </table:table-cell>
          <table:table-cell table:number-columns-repeated="1016"/>
        </table:table-row>
        <table:table-row table:style-name="ro11">
          <table:table-cell office:value-type="float" office:value="94" calcext:value-type="float">
            <text:p>94</text:p>
          </table:table-cell>
          <table:table-cell table:style-name="ce33" table:formula="of:=IF([.A146]=&quot;&quot;;&quot;&quot;;VLOOKUP([.A146];[$Issues.A$4:.K$9948];4;0))" office:value-type="string" office:string-value="Add links for all parties" calcext:value-type="string">
            <text:p>Add links for all parties</text:p>
          </table:table-cell>
          <table:table-cell office:value-type="date" office:date-value="2016-06-29" calcext:value-type="date">
            <text:p>29-Jun-16</text:p>
          </table:table-cell>
          <table:table-cell table:style-name="ce38" office:value-type="time" office:time-value="PT07H46M21.435S" calcext:value-type="time">
            <text:p>07:46:21</text:p>
          </table:table-cell>
          <table:table-cell table:style-name="ce38" office:value-type="time" office:time-value="PT08H09M53.651S" calcext:value-type="time">
            <text:p>08:09:54</text:p>
          </table:table-cell>
          <table:table-cell table:style-name="ce43" table:formula="of:=IF([.E146]=&quot;&quot;;&quot;&quot;;([.E146]-[.D146])*24*60)" office:value-type="float" office:value="23.5369333333334" calcext:value-type="float">
            <text:p>24</text:p>
          </table:table-cell>
          <table:table-cell table:style-name="ce43" table:formula="of:=IF([.F146]=&quot;&quot;;&quot;&quot;;SUMIF([.A$2:.A$10000];[.A146];[.F$2:.F$10000]))" office:value-type="float" office:value="42.2398166666668" calcext:value-type="float">
            <text:p>42</text:p>
          </table:table-cell>
          <table:table-cell table:style-name="ce45" table:formula="of:=IF([.A146]=&quot;&quot;;&quot;&quot;;VLOOKUP([.A146];[$Issues.A$4:.L$9948];11;0))" office:value-type="string" office:string-value="Complete" calcext:value-type="string">
            <text:p>Complete</text:p>
          </table:table-cell>
          <table:table-cell office:value-type="string" calcext:value-type="string">
            <text:p>Fix bug which showed up with party links and broke elecPanel</text:p>
          </table:table-cell>
          <table:table-cell table:number-columns-repeated="1015"/>
        </table:table-row>
        <table:table-row table:style-name="ro2">
          <table:table-cell office:value-type="float" office:value="54" calcext:value-type="float">
            <text:p>54</text:p>
          </table:table-cell>
          <table:table-cell table:style-name="ce33" table:formula="of:=IF([.A147]=&quot;&quot;;&quot;&quot;;VLOOKUP([.A147];[$Issues.A$4:.K$9948];4;0))" office:value-type="string" office:string-value="Add about popup" calcext:value-type="string">
            <text:p>Add about popup</text:p>
          </table:table-cell>
          <table:table-cell office:value-type="date" office:date-value="2016-06-29" calcext:value-type="date">
            <text:p>29-Jun-16</text:p>
          </table:table-cell>
          <table:table-cell table:style-name="ce38" office:value-type="time" office:time-value="PT08H15M33.826S" calcext:value-type="time">
            <text:p>08:15:34</text:p>
          </table:table-cell>
          <table:table-cell table:style-name="ce38" office:value-type="time" office:time-value="PT10H10M00S" calcext:value-type="time">
            <text:p>10:10:00</text:p>
          </table:table-cell>
          <table:table-cell table:style-name="ce43" table:formula="of:=IF([.E147]=&quot;&quot;;&quot;&quot;;([.E147]-[.D147])*24*60)" office:value-type="float" office:value="114.436233333333" calcext:value-type="float">
            <text:p>114</text:p>
          </table:table-cell>
          <table:table-cell table:style-name="ce43" table:formula="of:=IF([.F147]=&quot;&quot;;&quot;&quot;;SUMIF([.A$2:.A$10000];[.A147];[.F$2:.F$10000]))" office:value-type="float" office:value="114.436233333333" calcext:value-type="float">
            <text:p>114</text:p>
          </table:table-cell>
          <table:table-cell table:style-name="ce45" table:formula="of:=IF([.A147]=&quot;&quot;;&quot;&quot;;VLOOKUP([.A147];[$Issues.A$4:.L$9948];11;0))" office:value-type="string" office:string-value="Complete" calcext:value-type="string">
            <text:p>Complete</text:p>
          </table:table-cell>
          <table:table-cell table:number-columns-repeated="1016"/>
        </table:table-row>
        <table:table-row table:style-name="ro2">
          <table:table-cell office:value-type="float" office:value="96" calcext:value-type="float">
            <text:p>96</text:p>
          </table:table-cell>
          <table:table-cell table:style-name="ce33" table:formula="of:=IF([.A148]=&quot;&quot;;&quot;&quot;;VLOOKUP([.A148];[$Issues.A$4:.K$9948];4;0))" office:value-type="string" office:string-value="Tune website" calcext:value-type="string">
            <text:p>Tune website</text:p>
          </table:table-cell>
          <table:table-cell office:value-type="date" office:date-value="2016-06-29" calcext:value-type="date">
            <text:p>29-Jun-16</text:p>
          </table:table-cell>
          <table:table-cell table:style-name="ce38" office:value-type="time" office:time-value="PT13H00M00S" calcext:value-type="time">
            <text:p>13:00:00</text:p>
          </table:table-cell>
          <table:table-cell table:style-name="ce38" office:value-type="time" office:time-value="PT13H30M24.839S" calcext:value-type="time">
            <text:p>13:30:25</text:p>
          </table:table-cell>
          <table:table-cell table:style-name="ce43" table:formula="of:=IF([.E148]=&quot;&quot;;&quot;&quot;;([.E148]-[.D148])*24*60)" office:value-type="float" office:value="30.4139833333334" calcext:value-type="float">
            <text:p>30</text:p>
          </table:table-cell>
          <table:table-cell table:style-name="ce43" table:formula="of:=IF([.F148]=&quot;&quot;;&quot;&quot;;SUMIF([.A$2:.A$10000];[.A148];[.F$2:.F$10000]))" office:value-type="float" office:value="30.4139833333334" calcext:value-type="float">
            <text:p>30</text:p>
          </table:table-cell>
          <table:table-cell table:style-name="ce45" table:formula="of:=IF([.A148]=&quot;&quot;;&quot;&quot;;VLOOKUP([.A148];[$Issues.A$4:.L$9948];11;0))" office:value-type="string" office:string-value="Complete" calcext:value-type="string">
            <text:p>Complete</text:p>
          </table:table-cell>
          <table:table-cell table:number-columns-repeated="1016"/>
        </table:table-row>
        <table:table-row table:style-name="ro2">
          <table:table-cell office:value-type="float" office:value="44" calcext:value-type="float">
            <text:p>44</text:p>
          </table:table-cell>
          <table:table-cell table:style-name="ce33" table:formula="of:=IF([.A149]=&quot;&quot;;&quot;&quot;;VLOOKUP([.A149];[$Issues.A$4:.K$9948];4;0))" office:value-type="string" office:string-value="Acknowledge data sources" calcext:value-type="string">
            <text:p>Acknowledge data sources</text:p>
          </table:table-cell>
          <table:table-cell office:value-type="date" office:date-value="2016-06-29" calcext:value-type="date">
            <text:p>29-Jun-16</text:p>
          </table:table-cell>
          <table:table-cell table:style-name="ce38" office:value-type="time" office:time-value="PT10H10M00S" calcext:value-type="time">
            <text:p>10:10:00</text:p>
          </table:table-cell>
          <table:table-cell table:style-name="ce38" office:value-type="time" office:time-value="PT10H50M00.798S" calcext:value-type="time">
            <text:p>10:50:01</text:p>
          </table:table-cell>
          <table:table-cell table:style-name="ce43" table:formula="of:=IF([.E149]=&quot;&quot;;&quot;&quot;;([.E149]-[.D149])*24*60)" office:value-type="float" office:value="40.0133000000001" calcext:value-type="float">
            <text:p>40</text:p>
          </table:table-cell>
          <table:table-cell table:style-name="ce43" table:formula="of:=IF([.F149]=&quot;&quot;;&quot;&quot;;SUMIF([.A$2:.A$10000];[.A149];[.F$2:.F$10000]))" office:value-type="float" office:value="40.0133000000001" calcext:value-type="float">
            <text:p>40</text:p>
          </table:table-cell>
          <table:table-cell table:style-name="ce45" table:formula="of:=IF([.A149]=&quot;&quot;;&quot;&quot;;VLOOKUP([.A149];[$Issues.A$4:.L$9948];11;0))" office:value-type="string" office:string-value="Complete" calcext:value-type="string">
            <text:p>Complete</text:p>
          </table:table-cell>
          <table:table-cell table:number-columns-repeated="1016"/>
        </table:table-row>
        <table:table-row table:style-name="ro2">
          <table:table-cell office:value-type="float" office:value="55" calcext:value-type="float">
            <text:p>55</text:p>
          </table:table-cell>
          <table:table-cell table:style-name="ce33" table:formula="of:=IF([.A150]=&quot;&quot;;&quot;&quot;;VLOOKUP([.A150];[$Issues.A$4:.K$9948];4;0))" office:value-type="string" office:string-value="Add feedback link" calcext:value-type="string">
            <text:p>Add feedback link</text:p>
          </table:table-cell>
          <table:table-cell office:value-type="date" office:date-value="2016-06-29" calcext:value-type="date">
            <text:p>29-Jun-16</text:p>
          </table:table-cell>
          <table:table-cell table:style-name="ce38" office:value-type="time" office:time-value="PT10H50M00.798S" calcext:value-type="time">
            <text:p>10:50:01</text:p>
          </table:table-cell>
          <table:table-cell table:style-name="ce38" office:value-type="time" office:time-value="PT13H00M00S" calcext:value-type="time">
            <text:p>13:00:00</text:p>
          </table:table-cell>
          <table:table-cell table:style-name="ce43" table:formula="of:=IF([.E150]=&quot;&quot;;&quot;&quot;;([.E150]-[.D150])*24*60)" office:value-type="float" office:value="129.9867" calcext:value-type="float">
            <text:p>130</text:p>
          </table:table-cell>
          <table:table-cell table:style-name="ce43" table:formula="of:=IF([.F150]=&quot;&quot;;&quot;&quot;;SUMIF([.A$2:.A$10000];[.A150];[.F$2:.F$10000]))" office:value-type="float" office:value="129.9867" calcext:value-type="float">
            <text:p>130</text:p>
          </table:table-cell>
          <table:table-cell table:style-name="ce45" table:formula="of:=IF([.A150]=&quot;&quot;;&quot;&quot;;VLOOKUP([.A150];[$Issues.A$4:.L$9948];11;0))" office:value-type="string" office:string-value="Complete" calcext:value-type="string">
            <text:p>Complete</text:p>
          </table:table-cell>
          <table:table-cell table:number-columns-repeated="1016"/>
        </table:table-row>
        <table:table-row table:style-name="ro2">
          <table:table-cell office:value-type="float" office:value="97" calcext:value-type="float">
            <text:p>97</text:p>
          </table:table-cell>
          <table:table-cell table:style-name="ce33" table:formula="of:=IF([.A151]=&quot;&quot;;&quot;&quot;;VLOOKUP([.A151];[$Issues.A$4:.K$9948];4;0))" office:value-type="string" office:string-value="Cross-browser testing" calcext:value-type="string">
            <text:p>Cross-browser testing</text:p>
          </table:table-cell>
          <table:table-cell office:value-type="date" office:date-value="2016-06-29" calcext:value-type="date">
            <text:p>29-Jun-16</text:p>
          </table:table-cell>
          <table:table-cell table:style-name="ce38" office:value-type="time" office:time-value="PT14H45M00S" calcext:value-type="time">
            <text:p>14:45:00</text:p>
          </table:table-cell>
          <table:table-cell table:style-name="ce38" office:value-type="time" office:time-value="PT15H25M00S" calcext:value-type="time">
            <text:p>15:25:00</text:p>
          </table:table-cell>
          <table:table-cell table:style-name="ce43" table:formula="of:=IF([.E151]=&quot;&quot;;&quot;&quot;;([.E151]-[.D151])*24*60)" office:value-type="float" office:value="40" calcext:value-type="float">
            <text:p>40</text:p>
          </table:table-cell>
          <table:table-cell table:style-name="ce43" table:formula="of:=IF([.F151]=&quot;&quot;;&quot;&quot;;SUMIF([.A$2:.A$10000];[.A151];[.F$2:.F$10000]))" office:value-type="float" office:value="190.71865" calcext:value-type="float">
            <text:p>191</text:p>
          </table:table-cell>
          <table:table-cell table:style-name="ce45" table:formula="of:=IF([.A151]=&quot;&quot;;&quot;&quot;;VLOOKUP([.A151];[$Issues.A$4:.L$9948];11;0))" office:value-type="string" office:string-value="Complete" calcext:value-type="string">
            <text:p>Complete</text:p>
          </table:table-cell>
          <table:table-cell table:number-columns-repeated="1016"/>
        </table:table-row>
        <table:table-row table:style-name="ro2">
          <table:table-cell office:value-type="float" office:value="97" calcext:value-type="float">
            <text:p>97</text:p>
          </table:table-cell>
          <table:table-cell table:style-name="ce33" table:formula="of:=IF([.A152]=&quot;&quot;;&quot;&quot;;VLOOKUP([.A152];[$Issues.A$4:.K$9948];4;0))" office:value-type="string" office:string-value="Cross-browser testing" calcext:value-type="string">
            <text:p>Cross-browser testing</text:p>
          </table:table-cell>
          <table:table-cell office:value-type="date" office:date-value="2016-06-29" calcext:value-type="date">
            <text:p>29-Jun-16</text:p>
          </table:table-cell>
          <table:table-cell table:style-name="ce38" office:value-type="time" office:time-value="PT16H55M00S" calcext:value-type="time">
            <text:p>16:55:00</text:p>
          </table:table-cell>
          <table:table-cell table:style-name="ce38" office:value-type="time" office:time-value="PT17H35M00S" calcext:value-type="time">
            <text:p>17:35:00</text:p>
          </table:table-cell>
          <table:table-cell table:style-name="ce43" table:formula="of:=IF([.E152]=&quot;&quot;;&quot;&quot;;([.E152]-[.D152])*24*60)" office:value-type="float" office:value="39.9999999999999" calcext:value-type="float">
            <text:p>40</text:p>
          </table:table-cell>
          <table:table-cell table:style-name="ce43" table:formula="of:=IF([.F152]=&quot;&quot;;&quot;&quot;;SUMIF([.A$2:.A$10000];[.A152];[.F$2:.F$10000]))" office:value-type="float" office:value="190.71865" calcext:value-type="float">
            <text:p>191</text:p>
          </table:table-cell>
          <table:table-cell table:style-name="ce45" table:formula="of:=IF([.A152]=&quot;&quot;;&quot;&quot;;VLOOKUP([.A152];[$Issues.A$4:.L$9948];11;0))" office:value-type="string" office:string-value="Complete" calcext:value-type="string">
            <text:p>Complete</text:p>
          </table:table-cell>
          <table:table-cell table:number-columns-repeated="1016"/>
        </table:table-row>
        <table:table-row table:style-name="ro2">
          <table:table-cell office:value-type="float" office:value="99" calcext:value-type="float">
            <text:p>99</text:p>
          </table:table-cell>
          <table:table-cell table:style-name="ce33" table:formula="of:=IF([.A153]=&quot;&quot;;&quot;&quot;;VLOOKUP([.A153];[$Issues.A$4:.K$9948];4;0))" office:value-type="string" office:string-value="Move to https" calcext:value-type="string">
            <text:p>Move to https</text:p>
          </table:table-cell>
          <table:table-cell office:value-type="date" office:date-value="2016-06-29" calcext:value-type="date">
            <text:p>29-Jun-16</text:p>
          </table:table-cell>
          <table:table-cell table:style-name="ce38" office:value-type="time" office:time-value="PT19H30M00S" calcext:value-type="time">
            <text:p>19:30:00</text:p>
          </table:table-cell>
          <table:table-cell table:style-name="ce38" office:value-type="time" office:time-value="PT21H30M00S" calcext:value-type="time">
            <text:p>21:30:00</text:p>
          </table:table-cell>
          <table:table-cell table:style-name="ce43" table:formula="of:=IF([.E153]=&quot;&quot;;&quot;&quot;;([.E153]-[.D153])*24*60)" office:value-type="float" office:value="120" calcext:value-type="float">
            <text:p>120</text:p>
          </table:table-cell>
          <table:table-cell table:style-name="ce43" table:formula="of:=IF([.F153]=&quot;&quot;;&quot;&quot;;SUMIF([.A$2:.A$10000];[.A153];[.F$2:.F$10000]))" office:value-type="float" office:value="120" calcext:value-type="float">
            <text:p>120</text:p>
          </table:table-cell>
          <table:table-cell table:style-name="ce45" table:formula="of:=IF([.A153]=&quot;&quot;;&quot;&quot;;VLOOKUP([.A153];[$Issues.A$4:.L$9948];11;0))" office:value-type="string" office:string-value="Complete" calcext:value-type="string">
            <text:p>Complete</text:p>
          </table:table-cell>
          <table:table-cell table:number-columns-repeated="1016"/>
        </table:table-row>
        <table:table-row table:style-name="ro2">
          <table:table-cell office:value-type="float" office:value="98" calcext:value-type="float">
            <text:p>98</text:p>
          </table:table-cell>
          <table:table-cell table:style-name="ce33" table:formula="of:=IF([.A154]=&quot;&quot;;&quot;&quot;;VLOOKUP([.A154];[$Issues.A$4:.K$9948];4;0))" office:value-type="string" office:string-value="pcInput broken in IE11, Edge, FF" calcext:value-type="string">
            <text:p>pcInput broken in IE11, Edge, FF</text:p>
          </table:table-cell>
          <table:table-cell office:value-type="date" office:date-value="2016-06-30" calcext:value-type="date">
            <text:p>30-Jun-16</text:p>
          </table:table-cell>
          <table:table-cell table:style-name="ce38" office:value-type="time" office:time-value="PT06H53M35.638S" calcext:value-type="time">
            <text:p>06:53:36</text:p>
          </table:table-cell>
          <table:table-cell table:style-name="ce38" office:value-type="time" office:time-value="PT11H40M00S" calcext:value-type="time">
            <text:p>11:40:00</text:p>
          </table:table-cell>
          <table:table-cell table:style-name="ce43" table:formula="of:=IF([.E154]=&quot;&quot;;&quot;&quot;;([.E154]-[.D154])*24*60)" office:value-type="float" office:value="286.406033333333" calcext:value-type="float">
            <text:p>286</text:p>
          </table:table-cell>
          <table:table-cell table:style-name="ce43" table:formula="of:=IF([.F154]=&quot;&quot;;&quot;&quot;;SUMIF([.A$2:.A$10000];[.A154];[.F$2:.F$10000]))" office:value-type="float" office:value="286.406033333333" calcext:value-type="float">
            <text:p>286</text:p>
          </table:table-cell>
          <table:table-cell table:style-name="ce45" table:formula="of:=IF([.A154]=&quot;&quot;;&quot;&quot;;VLOOKUP([.A154];[$Issues.A$4:.L$9948];11;0))" office:value-type="string" office:string-value="Complete" calcext:value-type="string">
            <text:p>Complete</text:p>
          </table:table-cell>
          <table:table-cell table:number-columns-repeated="1016"/>
        </table:table-row>
        <table:table-row table:style-name="ro2">
          <table:table-cell office:value-type="float" office:value="100" calcext:value-type="float">
            <text:p>100</text:p>
          </table:table-cell>
          <table:table-cell table:style-name="ce33" table:formula="of:=IF([.A155]=&quot;&quot;;&quot;&quot;;VLOOKUP([.A155];[$Issues.A$4:.K$9948];4;0))" office:value-type="string" office:string-value="Add Google Analytics" calcext:value-type="string">
            <text:p>Add Google Analytics</text:p>
          </table:table-cell>
          <table:table-cell office:value-type="date" office:date-value="2016-06-30" calcext:value-type="date">
            <text:p>30-Jun-16</text:p>
          </table:table-cell>
          <table:table-cell table:style-name="ce38" office:value-type="time" office:time-value="PT11H40M00S" calcext:value-type="time">
            <text:p>11:40:00</text:p>
          </table:table-cell>
          <table:table-cell table:style-name="ce38" office:value-type="time" office:time-value="PT11H57M12.848S" calcext:value-type="time">
            <text:p>11:57:13</text:p>
          </table:table-cell>
          <table:table-cell table:style-name="ce43" table:formula="of:=IF([.E155]=&quot;&quot;;&quot;&quot;;([.E155]-[.D155])*24*60)" office:value-type="float" office:value="17.2141333333333" calcext:value-type="float">
            <text:p>17</text:p>
          </table:table-cell>
          <table:table-cell table:style-name="ce43" table:formula="of:=IF([.F155]=&quot;&quot;;&quot;&quot;;SUMIF([.A$2:.A$10000];[.A155];[.F$2:.F$10000]))" office:value-type="float" office:value="17.2141333333333" calcext:value-type="float">
            <text:p>17</text:p>
          </table:table-cell>
          <table:table-cell table:style-name="ce45" table:formula="of:=IF([.A155]=&quot;&quot;;&quot;&quot;;VLOOKUP([.A155];[$Issues.A$4:.L$9948];11;0))" office:value-type="string" office:string-value="Complete" calcext:value-type="string">
            <text:p>Complete</text:p>
          </table:table-cell>
          <table:table-cell table:number-columns-repeated="1016"/>
        </table:table-row>
        <table:table-row table:style-name="ro2">
          <table:table-cell office:value-type="float" office:value="97" calcext:value-type="float">
            <text:p>97</text:p>
          </table:table-cell>
          <table:table-cell table:style-name="ce33" table:formula="of:=IF([.A156]=&quot;&quot;;&quot;&quot;;VLOOKUP([.A156];[$Issues.A$4:.K$9948];4;0))" office:value-type="string" office:string-value="Cross-browser testing" calcext:value-type="string">
            <text:p>Cross-browser testing</text:p>
          </table:table-cell>
          <table:table-cell office:value-type="date" office:date-value="2016-06-30" calcext:value-type="date">
            <text:p>30-Jun-16</text:p>
          </table:table-cell>
          <table:table-cell table:style-name="ce38" office:value-type="time" office:time-value="PT13H00M00S" calcext:value-type="time">
            <text:p>13:00:00</text:p>
          </table:table-cell>
          <table:table-cell table:style-name="ce38" office:value-type="time" office:time-value="PT14H38M00S" calcext:value-type="time">
            <text:p>14:38:00</text:p>
          </table:table-cell>
          <table:table-cell table:style-name="ce43" table:formula="of:=IF([.E156]=&quot;&quot;;&quot;&quot;;([.E156]-[.D156])*24*60)" office:value-type="float" office:value="98.0000000000001" calcext:value-type="float">
            <text:p>98</text:p>
          </table:table-cell>
          <table:table-cell table:style-name="ce43" table:formula="of:=IF([.F156]=&quot;&quot;;&quot;&quot;;SUMIF([.A$2:.A$10000];[.A156];[.F$2:.F$10000]))" office:value-type="float" office:value="190.71865" calcext:value-type="float">
            <text:p>191</text:p>
          </table:table-cell>
          <table:table-cell table:style-name="ce45" table:formula="of:=IF([.A156]=&quot;&quot;;&quot;&quot;;VLOOKUP([.A156];[$Issues.A$4:.L$9948];11;0))" office:value-type="string" office:string-value="Complete" calcext:value-type="string">
            <text:p>Complete</text:p>
          </table:table-cell>
          <table:table-cell table:number-columns-repeated="1016"/>
        </table:table-row>
        <table:table-row table:style-name="ro4">
          <table:table-cell office:value-type="float" office:value="97" calcext:value-type="float">
            <text:p>97</text:p>
          </table:table-cell>
          <table:table-cell table:style-name="ce33" table:formula="of:=IF([.A157]=&quot;&quot;;&quot;&quot;;VLOOKUP([.A157];[$Issues.A$4:.K$9948];4;0))" office:value-type="string" office:string-value="Cross-browser testing" calcext:value-type="string">
            <text:p>Cross-browser testing</text:p>
          </table:table-cell>
          <table:table-cell office:value-type="date" office:date-value="2016-06-30" calcext:value-type="date">
            <text:p>30-Jun-16</text:p>
          </table:table-cell>
          <table:table-cell table:style-name="ce38" office:value-type="time" office:time-value="PT15H00M00S" calcext:value-type="time">
            <text:p>15:00:00</text:p>
          </table:table-cell>
          <table:table-cell table:style-name="ce41" office:value-type="time" office:time-value="PT15H12M43.119S" calcext:value-type="time">
            <text:p>15:12:43</text:p>
          </table:table-cell>
          <table:table-cell table:style-name="ce43" table:formula="of:=IF([.E157]=&quot;&quot;;&quot;&quot;;([.E157]-[.D157])*24*60)" office:value-type="float" office:value="12.7186499999999" calcext:value-type="float">
            <text:p>13</text:p>
          </table:table-cell>
          <table:table-cell table:style-name="ce43" table:formula="of:=IF([.F157]=&quot;&quot;;&quot;&quot;;SUMIF([.A$2:.A$10000];[.A157];[.F$2:.F$10000]))" office:value-type="float" office:value="190.71865" calcext:value-type="float">
            <text:p>191</text:p>
          </table:table-cell>
          <table:table-cell table:style-name="ce45" table:formula="of:=IF([.A157]=&quot;&quot;;&quot;&quot;;VLOOKUP([.A157];[$Issues.A$4:.L$9948];11;0))" office:value-type="string" office:string-value="Complete" calcext:value-type="string">
            <text:p>Complete</text:p>
          </table:table-cell>
          <table:table-cell table:number-columns-repeated="1016"/>
        </table:table-row>
        <table:table-row table:style-name="ro2">
          <table:table-cell office:value-type="float" office:value="67" calcext:value-type="float">
            <text:p>67</text:p>
          </table:table-cell>
          <table:table-cell table:style-name="ce33" table:formula="of:=IF([.A158]=&quot;&quot;;&quot;&quot;;VLOOKUP([.A158];[$Issues.A$4:.K$9948];4;0))" office:value-type="string" office:string-value="Firefox issues" calcext:value-type="string">
            <text:p>Firefox issues</text:p>
          </table:table-cell>
          <table:table-cell office:value-type="date" office:date-value="2016-06-30" calcext:value-type="date">
            <text:p>30-Jun-16</text:p>
          </table:table-cell>
          <table:table-cell table:style-name="ce38" office:value-type="time" office:time-value="PT12H12M51.364S" calcext:value-type="time">
            <text:p>12:12:51</text:p>
          </table:table-cell>
          <table:table-cell table:style-name="ce38" office:value-type="time" office:time-value="PT13H00M00S" calcext:value-type="time">
            <text:p>13:00:00</text:p>
          </table:table-cell>
          <table:table-cell table:style-name="ce43" table:formula="of:=IF([.E158]=&quot;&quot;;&quot;&quot;;([.E158]-[.D158])*24*60)" office:value-type="float" office:value="47.1439333333334" calcext:value-type="float">
            <text:p>47</text:p>
          </table:table-cell>
          <table:table-cell table:style-name="ce43" table:formula="of:=IF([.F158]=&quot;&quot;;&quot;&quot;;SUMIF([.A$2:.A$10000];[.A158];[.F$2:.F$10000]))" office:value-type="float" office:value="47.1439333333334" calcext:value-type="float">
            <text:p>47</text:p>
          </table:table-cell>
          <table:table-cell table:style-name="ce45" table:formula="of:=IF([.A158]=&quot;&quot;;&quot;&quot;;VLOOKUP([.A158];[$Issues.A$4:.L$9948];11;0))" office:value-type="string" office:string-value="Complete" calcext:value-type="string">
            <text:p>Complete</text:p>
          </table:table-cell>
          <table:table-cell table:number-columns-repeated="1016"/>
        </table:table-row>
        <table:table-row table:style-name="ro11">
          <table:table-cell office:value-type="float" office:value="101" calcext:value-type="float">
            <text:p>101</text:p>
          </table:table-cell>
          <table:table-cell table:style-name="ce33" table:formula="of:=IF([.A159]=&quot;&quot;;&quot;&quot;;VLOOKUP([.A159];[$Issues.A$4:.K$9948];4;0))" office:value-type="string" office:string-value="Go live and promote!" calcext:value-type="string">
            <text:p>Go live and promote!</text:p>
          </table:table-cell>
          <table:table-cell office:value-type="date" office:date-value="2016-06-30" calcext:value-type="date">
            <text:p>30-Jun-16</text:p>
          </table:table-cell>
          <table:table-cell table:style-name="ce38" office:value-type="time" office:time-value="PT15H18M16.475S" calcext:value-type="time">
            <text:p>15:18:16</text:p>
          </table:table-cell>
          <table:table-cell table:style-name="ce38" office:value-type="time" office:time-value="PT16H43M58.867S" calcext:value-type="time">
            <text:p>16:43:59</text:p>
          </table:table-cell>
          <table:table-cell table:style-name="ce43" table:formula="of:=IF([.E159]=&quot;&quot;;&quot;&quot;;([.E159]-[.D159])*24*60)" office:value-type="float" office:value="85.7065333333333" calcext:value-type="float">
            <text:p>86</text:p>
          </table:table-cell>
          <table:table-cell table:style-name="ce43" table:formula="of:=IF([.F159]=&quot;&quot;;&quot;&quot;;SUMIF([.A$2:.A$10000];[.A159];[.F$2:.F$10000]))" office:value-type="float" office:value="85.7065333333333" calcext:value-type="float">
            <text:p>86</text:p>
          </table:table-cell>
          <table:table-cell table:style-name="ce45" table:formula="of:=IF([.A159]=&quot;&quot;;&quot;&quot;;VLOOKUP([.A159];[$Issues.A$4:.L$9948];11;0))" office:value-type="string" office:string-value="Complete" calcext:value-type="string">
            <text:p>Complete</text:p>
          </table:table-cell>
          <table:table-cell office:value-type="string" calcext:value-type="string">
            <text:p>Go live and test prod on browsers</text:p>
          </table:table-cell>
          <table:table-cell table:number-columns-repeated="1015"/>
        </table:table-row>
        <table:table-row table:style-name="ro2">
          <table:table-cell office:value-type="float" office:value="74" calcext:value-type="float">
            <text:p>74</text:p>
          </table:table-cell>
          <table:table-cell table:style-name="ce33" table:formula="of:=IF([.A160]=&quot;&quot;;&quot;&quot;;VLOOKUP([.A160];[$Issues.A$4:.K$9948];4;0))" office:value-type="string" office:string-value="Compress images" calcext:value-type="string">
            <text:p>Compress images</text:p>
          </table:table-cell>
          <table:table-cell office:value-type="date" office:date-value="2016-06-30" calcext:value-type="date">
            <text:p>30-Jun-16</text:p>
          </table:table-cell>
          <table:table-cell table:style-name="ce38" office:value-type="time" office:time-value="PT17H54M00S" calcext:value-type="time">
            <text:p>17:54:00</text:p>
          </table:table-cell>
          <table:table-cell table:style-name="ce38" office:value-type="time" office:time-value="PT18H17M21.715S" calcext:value-type="time">
            <text:p>18:17:22</text:p>
          </table:table-cell>
          <table:table-cell table:style-name="ce43" table:formula="of:=IF([.E160]=&quot;&quot;;&quot;&quot;;([.E160]-[.D160])*24*60)" office:value-type="float" office:value="23.3619166666665" calcext:value-type="float">
            <text:p>23</text:p>
          </table:table-cell>
          <table:table-cell table:style-name="ce43" table:formula="of:=IF([.F160]=&quot;&quot;;&quot;&quot;;SUMIF([.A$2:.A$10000];[.A160];[.F$2:.F$10000]))" office:value-type="float" office:value="23.3619166666665" calcext:value-type="float">
            <text:p>23</text:p>
          </table:table-cell>
          <table:table-cell table:style-name="ce45" table:formula="of:=IF([.A160]=&quot;&quot;;&quot;&quot;;VLOOKUP([.A160];[$Issues.A$4:.L$9948];11;0))" office:value-type="string" office:string-value="Complete" calcext:value-type="string">
            <text:p>Complete</text:p>
          </table:table-cell>
          <table:table-cell table:number-columns-repeated="1016"/>
        </table:table-row>
        <table:table-row table:style-name="ro2">
          <table:table-cell office:value-type="float" office:value="102" calcext:value-type="float">
            <text:p>102</text:p>
          </table:table-cell>
          <table:table-cell table:style-name="ce33" table:formula="of:=IF([.A161]=&quot;&quot;;&quot;&quot;;VLOOKUP([.A161];[$Issues.A$4:.K$9948];4;0))" office:value-type="string" office:string-value="Allow link to elec" calcext:value-type="string">
            <text:p>Allow link to elec</text:p>
          </table:table-cell>
          <table:table-cell office:value-type="date" office:date-value="2016-07-01" calcext:value-type="date">
            <text:p>1-Jul-16</text:p>
          </table:table-cell>
          <table:table-cell table:style-name="ce38" office:value-type="time" office:time-value="PT11H09M00S" calcext:value-type="time">
            <text:p>11:09:00</text:p>
          </table:table-cell>
          <table:table-cell table:style-name="ce38" office:value-type="time" office:time-value="PT13H00M00S" calcext:value-type="time">
            <text:p>13:00:00</text:p>
          </table:table-cell>
          <table:table-cell table:style-name="ce43" table:formula="of:=IF([.E161]=&quot;&quot;;&quot;&quot;;([.E161]-[.D161])*24*60)" office:value-type="float" office:value="111" calcext:value-type="float">
            <text:p>111</text:p>
          </table:table-cell>
          <table:table-cell table:style-name="ce43" table:formula="of:=IF([.F161]=&quot;&quot;;&quot;&quot;;SUMIF([.A$2:.A$10000];[.A161];[.F$2:.F$10000]))" office:value-type="float" office:value="241" calcext:value-type="float">
            <text:p>241</text:p>
          </table:table-cell>
          <table:table-cell table:style-name="ce45" table:formula="of:=IF([.A161]=&quot;&quot;;&quot;&quot;;VLOOKUP([.A161];[$Issues.A$4:.L$9948];11;0))" office:value-type="float" office:value="0" calcext:value-type="float">
            <text:p/>
          </table:table-cell>
          <table:table-cell table:number-columns-repeated="1016"/>
        </table:table-row>
        <table:table-row table:style-name="ro12">
          <table:table-cell office:value-type="float" office:value="103" calcext:value-type="float">
            <text:p>103</text:p>
          </table:table-cell>
          <table:table-cell table:style-name="ce33" table:formula="of:=IF([.A162]=&quot;&quot;;&quot;&quot;;VLOOKUP([.A162];[$Issues.A$4:.K$9948];4;0))" office:value-type="string" office:string-value="Fix bug with O'Connor" calcext:value-type="string">
            <text:p>Fix bug with O'Connor</text:p>
          </table:table-cell>
          <table:table-cell office:value-type="date" office:date-value="2016-07-01" calcext:value-type="date">
            <text:p>1-Jul-16</text:p>
          </table:table-cell>
          <table:table-cell table:style-name="ce38" office:value-type="time" office:time-value="PT13H00M00S" calcext:value-type="time">
            <text:p>13:00:00</text:p>
          </table:table-cell>
          <table:table-cell table:style-name="ce38" office:value-type="time" office:time-value="PT13H22M11.99S" calcext:value-type="time">
            <text:p>13:22:12</text:p>
          </table:table-cell>
          <table:table-cell table:style-name="ce43" table:formula="of:=IF([.E162]=&quot;&quot;;&quot;&quot;;([.E162]-[.D162])*24*60)" office:value-type="float" office:value="22.1998333333334" calcext:value-type="float">
            <text:p>22</text:p>
          </table:table-cell>
          <table:table-cell table:style-name="ce43" table:formula="of:=IF([.F162]=&quot;&quot;;&quot;&quot;;SUMIF([.A$2:.A$10000];[.A162];[.F$2:.F$10000]))" office:value-type="float" office:value="22.1998333333334" calcext:value-type="float">
            <text:p>22</text:p>
          </table:table-cell>
          <table:table-cell table:style-name="ce45" table:formula="of:=IF([.A162]=&quot;&quot;;&quot;&quot;;VLOOKUP([.A162];[$Issues.A$4:.L$9948];11;0))" office:value-type="string" office:string-value="Complete" calcext:value-type="string">
            <text:p>Complete</text:p>
          </table:table-cell>
          <table:table-cell office:value-type="string" calcext:value-type="string">
            <text:p>O'Connor didn't show in datalist because it didn't match the pattern. When I fixed that, I then needed to escape the apostrophe before using it in the SQL where clause.</text:p>
          </table:table-cell>
          <table:table-cell table:number-columns-repeated="1015"/>
        </table:table-row>
        <table:table-row table:style-name="ro2">
          <table:table-cell office:value-type="float" office:value="102" calcext:value-type="float">
            <text:p>102</text:p>
          </table:table-cell>
          <table:table-cell table:style-name="ce33" table:formula="of:=IF([.A163]=&quot;&quot;;&quot;&quot;;VLOOKUP([.A163];[$Issues.A$4:.K$9948];4;0))" office:value-type="string" office:string-value="Allow link to elec" calcext:value-type="string">
            <text:p>Allow link to elec</text:p>
          </table:table-cell>
          <table:table-cell office:value-type="date" office:date-value="2016-07-01" calcext:value-type="date">
            <text:p>1-Jul-16</text:p>
          </table:table-cell>
          <table:table-cell table:style-name="ce38" office:value-type="time" office:time-value="PT16H20M00S" calcext:value-type="time">
            <text:p>16:20:00</text:p>
          </table:table-cell>
          <table:table-cell table:style-name="ce38" office:value-type="time" office:time-value="PT18H30M00S" calcext:value-type="time">
            <text:p>18:30:00</text:p>
          </table:table-cell>
          <table:table-cell table:style-name="ce43" table:formula="of:=IF([.E163]=&quot;&quot;;&quot;&quot;;([.E163]-[.D163])*24*60)" office:value-type="float" office:value="130" calcext:value-type="float">
            <text:p>130</text:p>
          </table:table-cell>
          <table:table-cell table:style-name="ce43" table:formula="of:=IF([.F163]=&quot;&quot;;&quot;&quot;;SUMIF([.A$2:.A$10000];[.A163];[.F$2:.F$10000]))" office:value-type="float" office:value="241" calcext:value-type="float">
            <text:p>241</text:p>
          </table:table-cell>
          <table:table-cell table:style-name="ce45" table:formula="of:=IF([.A163]=&quot;&quot;;&quot;&quot;;VLOOKUP([.A163];[$Issues.A$4:.L$9948];11;0))" office:value-type="float" office:value="0" calcext:value-type="float">
            <text:p/>
          </table:table-cell>
          <table:table-cell table:number-columns-repeated="1016"/>
        </table:table-row>
        <table:table-row table:style-name="ro11">
          <table:table-cell office:value-type="float" office:value="104" calcext:value-type="float">
            <text:p>104</text:p>
          </table:table-cell>
          <table:table-cell table:style-name="ce33" table:formula="of:=IF([.A164]=&quot;&quot;;&quot;&quot;;VLOOKUP([.A164];[$Issues.A$4:.K$9948];4;0))" office:value-type="string" office:string-value="Email to all Greens candidates" calcext:value-type="string">
            <text:p>Email to all Greens candidates</text:p>
          </table:table-cell>
          <table:table-cell office:value-type="date" office:date-value="2016-07-01" calcext:value-type="date">
            <text:p>1-Jul-16</text:p>
          </table:table-cell>
          <table:table-cell table:style-name="ce38" office:value-type="time" office:time-value="PT19H00M00S" calcext:value-type="time">
            <text:p>19:00:00</text:p>
          </table:table-cell>
          <table:table-cell table:style-name="ce38" office:value-type="time" office:time-value="PT20H00M00S" calcext:value-type="time">
            <text:p>20:00:00</text:p>
          </table:table-cell>
          <table:table-cell table:style-name="ce43" table:formula="of:=IF([.E164]=&quot;&quot;;&quot;&quot;;([.E164]-[.D164])*24*60)" office:value-type="float" office:value="60.0000000000001" calcext:value-type="float">
            <text:p>60</text:p>
          </table:table-cell>
          <table:table-cell table:style-name="ce43" table:formula="of:=IF([.F164]=&quot;&quot;;&quot;&quot;;SUMIF([.A$2:.A$10000];[.A164];[.F$2:.F$10000]))" office:value-type="float" office:value="60.0000000000001" calcext:value-type="float">
            <text:p>60</text:p>
          </table:table-cell>
          <table:table-cell table:style-name="ce45" table:formula="of:=IF([.A164]=&quot;&quot;;&quot;&quot;;VLOOKUP([.A164];[$Issues.A$4:.L$9948];11;0))" office:value-type="string" office:string-value="Complete" calcext:value-type="string">
            <text:p>Complete</text:p>
          </table:table-cell>
          <table:table-cell office:value-type="string" calcext:value-type="string">
            <text:p>Email to all Greens candidates</text:p>
          </table:table-cell>
          <table:table-cell table:number-columns-repeated="1015"/>
        </table:table-row>
        <table:table-row table:style-name="ro2">
          <table:table-cell office:value-type="float" office:value="105" calcext:value-type="float">
            <text:p>105</text:p>
          </table:table-cell>
          <table:table-cell table:style-name="ce33" table:formula="of:=IF([.A165]=&quot;&quot;;&quot;&quot;;VLOOKUP([.A165];[$Issues.A$4:.K$9948];4;0))" office:value-type="string" office:string-value="Missing * for 2232" calcext:value-type="string">
            <text:p>Missing * for 2232</text:p>
          </table:table-cell>
          <table:table-cell office:value-type="date" office:date-value="2016-07-02" calcext:value-type="date">
            <text:p>2-Jul-16</text:p>
          </table:table-cell>
          <table:table-cell table:style-name="ce38" office:value-type="time" office:time-value="PT16H00M00S" calcext:value-type="time">
            <text:p>16:00:00</text:p>
          </table:table-cell>
          <table:table-cell table:style-name="ce38" office:value-type="time" office:time-value="PT17H00M00S" calcext:value-type="time">
            <text:p>17:00:00</text:p>
          </table:table-cell>
          <table:table-cell table:style-name="ce43" table:formula="of:=IF([.E165]=&quot;&quot;;&quot;&quot;;([.E165]-[.D165])*24*60)" office:value-type="float" office:value="60.0000000000001" calcext:value-type="float">
            <text:p>60</text:p>
          </table:table-cell>
          <table:table-cell table:style-name="ce43" table:formula="of:=IF([.F165]=&quot;&quot;;&quot;&quot;;SUMIF([.A$2:.A$10000];[.A165];[.F$2:.F$10000]))" office:value-type="float" office:value="60.0000000000001" calcext:value-type="float">
            <text:p>60</text:p>
          </table:table-cell>
          <table:table-cell table:style-name="ce45" table:formula="of:=IF([.A165]=&quot;&quot;;&quot;&quot;;VLOOKUP([.A165];[$Issues.A$4:.L$9948];11;0))" office:value-type="string" office:string-value="Complete" calcext:value-type="string">
            <text:p>Complete</text:p>
          </table:table-cell>
          <table:table-cell table:number-columns-repeated="1016"/>
        </table:table-row>
        <table:table-row table:style-name="ro2">
          <table:table-cell office:value-type="float" office:value="106" calcext:value-type="float">
            <text:p>106</text:p>
          </table:table-cell>
          <table:table-cell table:style-name="ce33" table:formula="of:=IF([.A166]=&quot;&quot;;&quot;&quot;;VLOOKUP([.A166];[$Issues.A$4:.K$9948];4;0))" office:value-type="string" office:string-value="Audley no longer geocoded" calcext:value-type="string">
            <text:p>Audley no longer geocoded</text:p>
          </table:table-cell>
          <table:table-cell office:value-type="date" office:date-value="2016-07-03" calcext:value-type="date">
            <text:p>3-Jul-16</text:p>
          </table:table-cell>
          <table:table-cell table:style-name="ce38" office:value-type="time" office:time-value="PT12H40M00.921S" calcext:value-type="time">
            <text:p>12:40:01</text:p>
          </table:table-cell>
          <table:table-cell/>
          <table:table-cell table:style-name="ce43" table:formula="of:=IF([.E166]=&quot;&quot;;&quot;&quot;;([.E166]-[.D166])*24*60)">
            <text:p/>
          </table:table-cell>
          <table:table-cell table:style-name="ce43" table:formula="of:=IF([.F166]=&quot;&quot;;&quot;&quot;;SUMIF([.A$2:.A$10000];[.A166];[.F$2:.F$10000]))">
            <text:p/>
          </table:table-cell>
          <table:table-cell table:style-name="ce45" table:formula="of:=IF([.A166]=&quot;&quot;;&quot;&quot;;VLOOKUP([.A166];[$Issues.A$4:.L$9948];11;0))" office:value-type="string" office:string-value="Complete" calcext:value-type="string">
            <text:p>Complete</text:p>
          </table:table-cell>
          <table:table-cell table:number-columns-repeated="1016"/>
        </table:table-row>
        <table:table-row table:style-name="ro2">
          <table:table-cell office:value-type="float" office:value="106" calcext:value-type="float">
            <text:p>106</text:p>
          </table:table-cell>
          <table:table-cell table:style-name="ce33" table:formula="of:=IF([.A167]=&quot;&quot;;&quot;&quot;;VLOOKUP([.A167];[$Issues.A$4:.K$9948];4;0))" office:value-type="string" office:string-value="Audley no longer geocoded" calcext:value-type="string">
            <text:p>Audley no longer geocoded</text:p>
          </table:table-cell>
          <table:table-cell office:value-type="date" office:date-value="2016-07-03" calcext:value-type="date">
            <text:p>3-Jul-16</text:p>
          </table:table-cell>
          <table:table-cell table:style-name="ce38" office:value-type="time" office:time-value="PT18H46M31.465S" calcext:value-type="time">
            <text:p>18:46:31</text:p>
          </table:table-cell>
          <table:table-cell/>
          <table:table-cell table:style-name="ce43" table:formula="of:=IF([.E167]=&quot;&quot;;&quot;&quot;;([.E167]-[.D167])*24*60)">
            <text:p/>
          </table:table-cell>
          <table:table-cell table:style-name="ce43" table:formula="of:=IF([.F167]=&quot;&quot;;&quot;&quot;;SUMIF([.A$2:.A$10000];[.A167];[.F$2:.F$10000]))">
            <text:p/>
          </table:table-cell>
          <table:table-cell table:style-name="ce45" table:formula="of:=IF([.A167]=&quot;&quot;;&quot;&quot;;VLOOKUP([.A167];[$Issues.A$4:.L$9948];11;0))" office:value-type="string" office:string-value="Complete" calcext:value-type="string">
            <text:p>Complete</text:p>
          </table:table-cell>
          <table:table-cell table:number-columns-repeated="1016"/>
        </table:table-row>
        <table:table-row table:style-name="ro11">
          <table:table-cell office:value-type="float" office:value="106" calcext:value-type="float">
            <text:p>106</text:p>
          </table:table-cell>
          <table:table-cell table:style-name="ce33" table:formula="of:=IF([.A168]=&quot;&quot;;&quot;&quot;;VLOOKUP([.A168];[$Issues.A$4:.K$9948];4;0))" office:value-type="string" office:string-value="Audley no longer geocoded" calcext:value-type="string">
            <text:p>Audley no longer geocoded</text:p>
          </table:table-cell>
          <table:table-cell office:value-type="date" office:date-value="2016-07-04" calcext:value-type="date">
            <text:p>4-Jul-16</text:p>
          </table:table-cell>
          <table:table-cell table:style-name="ce38" office:value-type="time" office:time-value="PT14H18M34.278S" calcext:value-type="time">
            <text:p>14:18:34</text:p>
          </table:table-cell>
          <table:table-cell table:style-name="ce38" office:value-type="time" office:time-value="PT14H35M41.661S" calcext:value-type="time">
            <text:p>14:35:42</text:p>
          </table:table-cell>
          <table:table-cell table:style-name="ce43" table:formula="of:=IF([.E168]=&quot;&quot;;&quot;&quot;;([.E168]-[.D168])*24*60)" office:value-type="float" office:value="17.12305" calcext:value-type="float">
            <text:p>17</text:p>
          </table:table-cell>
          <table:table-cell table:style-name="ce43" table:formula="of:=IF([.F168]=&quot;&quot;;&quot;&quot;;SUMIF([.A$2:.A$10000];[.A168];[.F$2:.F$10000]))" office:value-type="float" office:value="45.8241166666665" calcext:value-type="float">
            <text:p>46</text:p>
          </table:table-cell>
          <table:table-cell table:style-name="ce45" table:formula="of:=IF([.A168]=&quot;&quot;;&quot;&quot;;VLOOKUP([.A168];[$Issues.A$4:.L$9948];11;0))" office:value-type="string" office:string-value="Complete" calcext:value-type="string">
            <text:p>Complete</text:p>
          </table:table-cell>
          <table:table-cell office:value-type="string" calcext:value-type="string">
            <text:p>Move these localities to a LocalitiesDeleted sheet</text:p>
          </table:table-cell>
          <table:table-cell table:number-columns-repeated="1015"/>
        </table:table-row>
        <table:table-row table:style-name="ro2">
          <table:table-cell office:value-type="float" office:value="106" calcext:value-type="float">
            <text:p>106</text:p>
          </table:table-cell>
          <table:table-cell table:style-name="ce33" table:formula="of:=IF([.A169]=&quot;&quot;;&quot;&quot;;VLOOKUP([.A169];[$Issues.A$4:.K$9948];4;0))" office:value-type="string" office:string-value="Audley no longer geocoded" calcext:value-type="string">
            <text:p>Audley no longer geocoded</text:p>
          </table:table-cell>
          <table:table-cell office:value-type="date" office:date-value="2016-07-04" calcext:value-type="date">
            <text:p>4-Jul-16</text:p>
          </table:table-cell>
          <table:table-cell table:style-name="ce38" office:value-type="time" office:time-value="PT17H05M50.956S" calcext:value-type="time">
            <text:p>17:05:51</text:p>
          </table:table-cell>
          <table:table-cell table:style-name="ce38" office:value-type="time" office:time-value="PT17H15M00S" calcext:value-type="time">
            <text:p>17:15:00</text:p>
          </table:table-cell>
          <table:table-cell table:style-name="ce43" table:formula="of:=IF([.E169]=&quot;&quot;;&quot;&quot;;([.E169]-[.D169])*24*60)" office:value-type="float" office:value="9.15073333333341" calcext:value-type="float">
            <text:p>9</text:p>
          </table:table-cell>
          <table:table-cell table:style-name="ce43" table:formula="of:=IF([.F169]=&quot;&quot;;&quot;&quot;;SUMIF([.A$2:.A$10000];[.A169];[.F$2:.F$10000]))" office:value-type="float" office:value="45.8241166666665" calcext:value-type="float">
            <text:p>46</text:p>
          </table:table-cell>
          <table:table-cell table:style-name="ce45" table:formula="of:=IF([.A169]=&quot;&quot;;&quot;&quot;;VLOOKUP([.A169];[$Issues.A$4:.L$9948];11;0))" office:value-type="string" office:string-value="Complete" calcext:value-type="string">
            <text:p>Complete</text:p>
          </table:table-cell>
          <table:table-cell table:number-columns-repeated="1016"/>
        </table:table-row>
        <table:table-row table:style-name="ro2">
          <table:table-cell office:value-type="float" office:value="106" calcext:value-type="float">
            <text:p>106</text:p>
          </table:table-cell>
          <table:table-cell table:style-name="ce33" table:formula="of:=IF([.A170]=&quot;&quot;;&quot;&quot;;VLOOKUP([.A170];[$Issues.A$4:.K$9948];4;0))" office:value-type="string" office:string-value="Audley no longer geocoded" calcext:value-type="string">
            <text:p>Audley no longer geocoded</text:p>
          </table:table-cell>
          <table:table-cell office:value-type="date" office:date-value="2016-07-04" calcext:value-type="date">
            <text:p>4-Jul-16</text:p>
          </table:table-cell>
          <table:table-cell table:style-name="ce38" office:value-type="time" office:time-value="PT17H21M00S" calcext:value-type="time">
            <text:p>17:21:00</text:p>
          </table:table-cell>
          <table:table-cell table:style-name="ce38" office:value-type="time" office:time-value="PT17H27M19.339S" calcext:value-type="time">
            <text:p>17:27:19</text:p>
          </table:table-cell>
          <table:table-cell table:style-name="ce43" table:formula="of:=IF([.E170]=&quot;&quot;;&quot;&quot;;([.E170]-[.D170])*24*60)" office:value-type="float" office:value="6.32231666666666" calcext:value-type="float">
            <text:p>6</text:p>
          </table:table-cell>
          <table:table-cell table:style-name="ce43" table:formula="of:=IF([.F170]=&quot;&quot;;&quot;&quot;;SUMIF([.A$2:.A$10000];[.A170];[.F$2:.F$10000]))" office:value-type="float" office:value="45.8241166666665" calcext:value-type="float">
            <text:p>46</text:p>
          </table:table-cell>
          <table:table-cell table:style-name="ce45" table:formula="of:=IF([.A170]=&quot;&quot;;&quot;&quot;;VLOOKUP([.A170];[$Issues.A$4:.L$9948];11;0))" office:value-type="string" office:string-value="Complete" calcext:value-type="string">
            <text:p>Complete</text:p>
          </table:table-cell>
          <table:table-cell table:number-columns-repeated="1016"/>
        </table:table-row>
        <table:table-row table:style-name="ro2">
          <table:table-cell office:value-type="float" office:value="106" calcext:value-type="float">
            <text:p>106</text:p>
          </table:table-cell>
          <table:table-cell table:style-name="ce33" table:formula="of:=IF([.A171]=&quot;&quot;;&quot;&quot;;VLOOKUP([.A171];[$Issues.A$4:.K$9948];4;0))" office:value-type="string" office:string-value="Audley no longer geocoded" calcext:value-type="string">
            <text:p>Audley no longer geocoded</text:p>
          </table:table-cell>
          <table:table-cell office:value-type="date" office:date-value="2016-07-04" calcext:value-type="date">
            <text:p>4-Jul-16</text:p>
          </table:table-cell>
          <table:table-cell table:style-name="ce38" office:value-type="time" office:time-value="PT18H30M00S" calcext:value-type="time">
            <text:p>18:30:00</text:p>
          </table:table-cell>
          <table:table-cell table:style-name="ce38" office:value-type="time" office:time-value="PT18H43M13.681S" calcext:value-type="time">
            <text:p>18:43:14</text:p>
          </table:table-cell>
          <table:table-cell table:style-name="ce43" table:formula="of:=IF([.E171]=&quot;&quot;;&quot;&quot;;([.E171]-[.D171])*24*60)" office:value-type="float" office:value="13.2280166666665" calcext:value-type="float">
            <text:p>13</text:p>
          </table:table-cell>
          <table:table-cell table:style-name="ce43" table:formula="of:=IF([.F171]=&quot;&quot;;&quot;&quot;;SUMIF([.A$2:.A$10000];[.A171];[.F$2:.F$10000]))" office:value-type="float" office:value="45.8241166666665" calcext:value-type="float">
            <text:p>46</text:p>
          </table:table-cell>
          <table:table-cell table:style-name="ce45" table:formula="of:=IF([.A171]=&quot;&quot;;&quot;&quot;;VLOOKUP([.A171];[$Issues.A$4:.L$9948];11;0))" office:value-type="string" office:string-value="Complete" calcext:value-type="string">
            <text:p>Complete</text:p>
          </table:table-cell>
          <table:table-cell table:number-columns-repeated="1016"/>
        </table:table-row>
        <table:table-row table:style-name="ro2">
          <table:table-cell/>
          <table:table-cell table:style-name="ce33" table:formula="of:=IF([.A172]=&quot;&quot;;&quot;&quot;;VLOOKUP([.A172];[$Issues.A$4:.K$9948];4;0))">
            <text:p/>
          </table:table-cell>
          <table:table-cell table:number-columns-repeated="3"/>
          <table:table-cell table:style-name="ce43" table:formula="of:=IF([.E172]=&quot;&quot;;&quot;&quot;;([.E172]-[.D172])*24*60)">
            <text:p/>
          </table:table-cell>
          <table:table-cell table:style-name="ce43" table:formula="of:=IF([.F172]=&quot;&quot;;&quot;&quot;;SUMIF([.A$2:.A$10000];[.A172];[.F$2:.F$10000]))">
            <text:p/>
          </table:table-cell>
          <table:table-cell table:style-name="ce45" table:formula="of:=IF([.A172]=&quot;&quot;;&quot;&quot;;VLOOKUP([.A172];[$Issues.A$4:.L$9948];11;0))">
            <text:p/>
          </table:table-cell>
          <table:table-cell table:number-columns-repeated="1016"/>
        </table:table-row>
        <table:table-row table:style-name="ro2">
          <table:table-cell/>
          <table:table-cell table:style-name="ce33" table:formula="of:=IF([.A173]=&quot;&quot;;&quot;&quot;;VLOOKUP([.A173];[$Issues.A$4:.K$9948];4;0))">
            <text:p/>
          </table:table-cell>
          <table:table-cell table:number-columns-repeated="3"/>
          <table:table-cell table:style-name="ce43" table:formula="of:=IF([.E173]=&quot;&quot;;&quot;&quot;;([.E173]-[.D173])*24*60)">
            <text:p/>
          </table:table-cell>
          <table:table-cell table:style-name="ce43" table:formula="of:=IF([.F173]=&quot;&quot;;&quot;&quot;;SUMIF([.A$2:.A$10000];[.A173];[.F$2:.F$10000]))">
            <text:p/>
          </table:table-cell>
          <table:table-cell table:style-name="ce45" table:formula="of:=IF([.A173]=&quot;&quot;;&quot;&quot;;VLOOKUP([.A173];[$Issues.A$4:.L$9948];11;0))">
            <text:p/>
          </table:table-cell>
          <table:table-cell table:number-columns-repeated="1016"/>
        </table:table-row>
        <table:table-row table:style-name="ro2">
          <table:table-cell/>
          <table:table-cell table:style-name="ce33" table:formula="of:=IF([.A174]=&quot;&quot;;&quot;&quot;;VLOOKUP([.A174];[$Issues.A$4:.K$9948];4;0))">
            <text:p/>
          </table:table-cell>
          <table:table-cell table:number-columns-repeated="3"/>
          <table:table-cell table:style-name="ce43" table:formula="of:=IF([.E174]=&quot;&quot;;&quot;&quot;;([.E174]-[.D174])*24*60)">
            <text:p/>
          </table:table-cell>
          <table:table-cell table:style-name="ce43" table:formula="of:=IF([.F174]=&quot;&quot;;&quot;&quot;;SUMIF([.A$2:.A$10000];[.A174];[.F$2:.F$10000]))">
            <text:p/>
          </table:table-cell>
          <table:table-cell table:style-name="ce45" table:formula="of:=IF([.A174]=&quot;&quot;;&quot;&quot;;VLOOKUP([.A174];[$Issues.A$4:.L$9948];11;0))">
            <text:p/>
          </table:table-cell>
          <table:table-cell table:number-columns-repeated="1016"/>
        </table:table-row>
        <table:table-row table:style-name="ro2">
          <table:table-cell/>
          <table:table-cell table:style-name="ce33" table:formula="of:=IF([.A175]=&quot;&quot;;&quot;&quot;;VLOOKUP([.A175];[$Issues.A$4:.K$9948];4;0))">
            <text:p/>
          </table:table-cell>
          <table:table-cell table:number-columns-repeated="3"/>
          <table:table-cell table:style-name="ce43" table:formula="of:=IF([.E175]=&quot;&quot;;&quot;&quot;;([.E175]-[.D175])*24*60)">
            <text:p/>
          </table:table-cell>
          <table:table-cell table:style-name="ce43" table:formula="of:=IF([.F175]=&quot;&quot;;&quot;&quot;;SUMIF([.A$2:.A$10000];[.A175];[.F$2:.F$10000]))">
            <text:p/>
          </table:table-cell>
          <table:table-cell table:style-name="ce45" table:formula="of:=IF([.A175]=&quot;&quot;;&quot;&quot;;VLOOKUP([.A175];[$Issues.A$4:.L$9948];11;0))">
            <text:p/>
          </table:table-cell>
          <table:table-cell table:number-columns-repeated="1016"/>
        </table:table-row>
        <table:table-row table:style-name="ro2">
          <table:table-cell/>
          <table:table-cell table:style-name="ce33" table:formula="of:=IF([.A176]=&quot;&quot;;&quot;&quot;;VLOOKUP([.A176];[$Issues.A$4:.K$9948];4;0))">
            <text:p/>
          </table:table-cell>
          <table:table-cell table:number-columns-repeated="3"/>
          <table:table-cell table:style-name="ce43" table:formula="of:=IF([.E176]=&quot;&quot;;&quot;&quot;;([.E176]-[.D176])*24*60)">
            <text:p/>
          </table:table-cell>
          <table:table-cell table:style-name="ce43" table:formula="of:=IF([.F176]=&quot;&quot;;&quot;&quot;;SUMIF([.A$2:.A$10000];[.A176];[.F$2:.F$10000]))">
            <text:p/>
          </table:table-cell>
          <table:table-cell table:style-name="ce45" table:formula="of:=IF([.A176]=&quot;&quot;;&quot;&quot;;VLOOKUP([.A176];[$Issues.A$4:.L$9948];11;0))">
            <text:p/>
          </table:table-cell>
          <table:table-cell table:number-columns-repeated="1016"/>
        </table:table-row>
        <table:table-row table:style-name="ro2">
          <table:table-cell/>
          <table:table-cell table:style-name="ce33" table:formula="of:=IF([.A177]=&quot;&quot;;&quot;&quot;;VLOOKUP([.A177];[$Issues.A$4:.K$9948];4;0))">
            <text:p/>
          </table:table-cell>
          <table:table-cell table:number-columns-repeated="3"/>
          <table:table-cell table:style-name="ce43" table:formula="of:=IF([.E177]=&quot;&quot;;&quot;&quot;;([.E177]-[.D177])*24*60)">
            <text:p/>
          </table:table-cell>
          <table:table-cell table:style-name="ce43" table:formula="of:=IF([.F177]=&quot;&quot;;&quot;&quot;;SUMIF([.A$2:.A$10000];[.A177];[.F$2:.F$10000]))">
            <text:p/>
          </table:table-cell>
          <table:table-cell table:style-name="ce45" table:formula="of:=IF([.A177]=&quot;&quot;;&quot;&quot;;VLOOKUP([.A177];[$Issues.A$4:.L$9948];11;0))">
            <text:p/>
          </table:table-cell>
          <table:table-cell table:number-columns-repeated="1016"/>
        </table:table-row>
        <table:table-row table:style-name="ro2">
          <table:table-cell/>
          <table:table-cell table:style-name="ce33" table:formula="of:=IF([.A178]=&quot;&quot;;&quot;&quot;;VLOOKUP([.A178];[$Issues.A$4:.K$9948];4;0))">
            <text:p/>
          </table:table-cell>
          <table:table-cell table:number-columns-repeated="3"/>
          <table:table-cell table:style-name="ce43" table:formula="of:=IF([.E178]=&quot;&quot;;&quot;&quot;;([.E178]-[.D178])*24*60)">
            <text:p/>
          </table:table-cell>
          <table:table-cell table:style-name="ce43" table:formula="of:=IF([.F178]=&quot;&quot;;&quot;&quot;;SUMIF([.A$2:.A$10000];[.A178];[.F$2:.F$10000]))">
            <text:p/>
          </table:table-cell>
          <table:table-cell table:style-name="ce45" table:formula="of:=IF([.A178]=&quot;&quot;;&quot;&quot;;VLOOKUP([.A178];[$Issues.A$4:.L$9948];11;0))">
            <text:p/>
          </table:table-cell>
          <table:table-cell table:number-columns-repeated="1016"/>
        </table:table-row>
        <table:table-row table:style-name="ro2">
          <table:table-cell/>
          <table:table-cell table:style-name="ce33" table:formula="of:=IF([.A179]=&quot;&quot;;&quot;&quot;;VLOOKUP([.A179];[$Issues.A$4:.K$9948];4;0))">
            <text:p/>
          </table:table-cell>
          <table:table-cell table:number-columns-repeated="3"/>
          <table:table-cell table:style-name="ce43" table:formula="of:=IF([.E179]=&quot;&quot;;&quot;&quot;;([.E179]-[.D179])*24*60)">
            <text:p/>
          </table:table-cell>
          <table:table-cell table:style-name="ce43" table:formula="of:=IF([.F179]=&quot;&quot;;&quot;&quot;;SUMIF([.A$2:.A$10000];[.A179];[.F$2:.F$10000]))">
            <text:p/>
          </table:table-cell>
          <table:table-cell table:style-name="ce45" table:formula="of:=IF([.A179]=&quot;&quot;;&quot;&quot;;VLOOKUP([.A179];[$Issues.A$4:.L$9948];11;0))">
            <text:p/>
          </table:table-cell>
          <table:table-cell table:number-columns-repeated="1016"/>
        </table:table-row>
        <table:table-row table:style-name="ro2">
          <table:table-cell/>
          <table:table-cell table:style-name="ce33" table:formula="of:=IF([.A180]=&quot;&quot;;&quot;&quot;;VLOOKUP([.A180];[$Issues.A$4:.K$9948];4;0))">
            <text:p/>
          </table:table-cell>
          <table:table-cell table:number-columns-repeated="3"/>
          <table:table-cell table:style-name="ce43" table:formula="of:=IF([.E180]=&quot;&quot;;&quot;&quot;;([.E180]-[.D180])*24*60)">
            <text:p/>
          </table:table-cell>
          <table:table-cell table:style-name="ce43" table:formula="of:=IF([.F180]=&quot;&quot;;&quot;&quot;;SUMIF([.A$2:.A$10000];[.A180];[.F$2:.F$10000]))">
            <text:p/>
          </table:table-cell>
          <table:table-cell table:style-name="ce45" table:formula="of:=IF([.A180]=&quot;&quot;;&quot;&quot;;VLOOKUP([.A180];[$Issues.A$4:.L$9948];11;0))">
            <text:p/>
          </table:table-cell>
          <table:table-cell table:number-columns-repeated="1016"/>
        </table:table-row>
        <table:table-row table:style-name="ro2">
          <table:table-cell/>
          <table:table-cell table:style-name="ce33" table:formula="of:=IF([.A181]=&quot;&quot;;&quot;&quot;;VLOOKUP([.A181];[$Issues.A$4:.K$9948];4;0))">
            <text:p/>
          </table:table-cell>
          <table:table-cell table:number-columns-repeated="3"/>
          <table:table-cell table:style-name="ce43" table:formula="of:=IF([.E181]=&quot;&quot;;&quot;&quot;;([.E181]-[.D181])*24*60)">
            <text:p/>
          </table:table-cell>
          <table:table-cell table:style-name="ce43" table:formula="of:=IF([.F181]=&quot;&quot;;&quot;&quot;;SUMIF([.A$2:.A$10000];[.A181];[.F$2:.F$10000]))">
            <text:p/>
          </table:table-cell>
          <table:table-cell table:style-name="ce45" table:formula="of:=IF([.A181]=&quot;&quot;;&quot;&quot;;VLOOKUP([.A181];[$Issues.A$4:.L$9948];11;0))">
            <text:p/>
          </table:table-cell>
          <table:table-cell table:number-columns-repeated="1016"/>
        </table:table-row>
        <table:table-row table:style-name="ro2">
          <table:table-cell/>
          <table:table-cell table:style-name="ce33" table:formula="of:=IF([.A182]=&quot;&quot;;&quot;&quot;;VLOOKUP([.A182];[$Issues.A$4:.K$9948];4;0))">
            <text:p/>
          </table:table-cell>
          <table:table-cell table:number-columns-repeated="3"/>
          <table:table-cell table:style-name="ce43" table:formula="of:=IF([.E182]=&quot;&quot;;&quot;&quot;;([.E182]-[.D182])*24*60)">
            <text:p/>
          </table:table-cell>
          <table:table-cell table:style-name="ce43" table:formula="of:=IF([.F182]=&quot;&quot;;&quot;&quot;;SUMIF([.A$2:.A$10000];[.A182];[.F$2:.F$10000]))">
            <text:p/>
          </table:table-cell>
          <table:table-cell table:style-name="ce45" table:formula="of:=IF([.A182]=&quot;&quot;;&quot;&quot;;VLOOKUP([.A182];[$Issues.A$4:.L$9948];11;0))">
            <text:p/>
          </table:table-cell>
          <table:table-cell table:number-columns-repeated="1016"/>
        </table:table-row>
        <table:table-row table:style-name="ro2">
          <table:table-cell/>
          <table:table-cell table:style-name="ce33" table:formula="of:=IF([.A183]=&quot;&quot;;&quot;&quot;;VLOOKUP([.A183];[$Issues.A$4:.K$9948];4;0))">
            <text:p/>
          </table:table-cell>
          <table:table-cell table:number-columns-repeated="3"/>
          <table:table-cell table:style-name="ce43" table:formula="of:=IF([.E183]=&quot;&quot;;&quot;&quot;;([.E183]-[.D183])*24*60)">
            <text:p/>
          </table:table-cell>
          <table:table-cell table:style-name="ce43" table:formula="of:=IF([.F183]=&quot;&quot;;&quot;&quot;;SUMIF([.A$2:.A$10000];[.A183];[.F$2:.F$10000]))">
            <text:p/>
          </table:table-cell>
          <table:table-cell table:style-name="ce45" table:formula="of:=IF([.A183]=&quot;&quot;;&quot;&quot;;VLOOKUP([.A183];[$Issues.A$4:.L$9948];11;0))">
            <text:p/>
          </table:table-cell>
          <table:table-cell table:number-columns-repeated="1016"/>
        </table:table-row>
        <table:table-row table:style-name="ro2">
          <table:table-cell/>
          <table:table-cell table:style-name="ce33" table:formula="of:=IF([.A184]=&quot;&quot;;&quot;&quot;;VLOOKUP([.A184];[$Issues.A$4:.K$9948];4;0))">
            <text:p/>
          </table:table-cell>
          <table:table-cell table:number-columns-repeated="3"/>
          <table:table-cell table:style-name="ce43" table:formula="of:=IF([.E184]=&quot;&quot;;&quot;&quot;;([.E184]-[.D184])*24*60)">
            <text:p/>
          </table:table-cell>
          <table:table-cell table:style-name="ce43" table:formula="of:=IF([.F184]=&quot;&quot;;&quot;&quot;;SUMIF([.A$2:.A$10000];[.A184];[.F$2:.F$10000]))">
            <text:p/>
          </table:table-cell>
          <table:table-cell table:style-name="ce45" table:formula="of:=IF([.A184]=&quot;&quot;;&quot;&quot;;VLOOKUP([.A184];[$Issues.A$4:.L$9948];11;0))">
            <text:p/>
          </table:table-cell>
          <table:table-cell table:number-columns-repeated="1016"/>
        </table:table-row>
        <table:table-row table:style-name="ro2">
          <table:table-cell/>
          <table:table-cell table:style-name="ce33" table:formula="of:=IF([.A185]=&quot;&quot;;&quot;&quot;;VLOOKUP([.A185];[$Issues.A$4:.K$9948];4;0))">
            <text:p/>
          </table:table-cell>
          <table:table-cell table:number-columns-repeated="3"/>
          <table:table-cell table:style-name="ce43" table:formula="of:=IF([.E185]=&quot;&quot;;&quot;&quot;;([.E185]-[.D185])*24*60)">
            <text:p/>
          </table:table-cell>
          <table:table-cell table:style-name="ce43" table:formula="of:=IF([.F185]=&quot;&quot;;&quot;&quot;;SUMIF([.A$2:.A$10000];[.A185];[.F$2:.F$10000]))">
            <text:p/>
          </table:table-cell>
          <table:table-cell table:style-name="ce45" table:formula="of:=IF([.A185]=&quot;&quot;;&quot;&quot;;VLOOKUP([.A185];[$Issues.A$4:.L$9948];11;0))">
            <text:p/>
          </table:table-cell>
          <table:table-cell table:number-columns-repeated="1016"/>
        </table:table-row>
        <table:table-row table:style-name="ro2">
          <table:table-cell/>
          <table:table-cell table:style-name="ce33" table:formula="of:=IF([.A186]=&quot;&quot;;&quot;&quot;;VLOOKUP([.A186];[$Issues.A$4:.K$9948];4;0))">
            <text:p/>
          </table:table-cell>
          <table:table-cell table:number-columns-repeated="3"/>
          <table:table-cell table:style-name="ce43" table:formula="of:=IF([.E186]=&quot;&quot;;&quot;&quot;;([.E186]-[.D186])*24*60)">
            <text:p/>
          </table:table-cell>
          <table:table-cell table:style-name="ce43" table:formula="of:=IF([.F186]=&quot;&quot;;&quot;&quot;;SUMIF([.A$2:.A$10000];[.A186];[.F$2:.F$10000]))">
            <text:p/>
          </table:table-cell>
          <table:table-cell table:style-name="ce45" table:formula="of:=IF([.A186]=&quot;&quot;;&quot;&quot;;VLOOKUP([.A186];[$Issues.A$4:.L$9948];11;0))">
            <text:p/>
          </table:table-cell>
          <table:table-cell table:number-columns-repeated="1016"/>
        </table:table-row>
        <table:table-row table:style-name="ro2">
          <table:table-cell/>
          <table:table-cell table:style-name="ce33" table:formula="of:=IF([.A187]=&quot;&quot;;&quot;&quot;;VLOOKUP([.A187];[$Issues.A$4:.K$9948];4;0))">
            <text:p/>
          </table:table-cell>
          <table:table-cell table:number-columns-repeated="3"/>
          <table:table-cell table:style-name="ce43" table:formula="of:=IF([.E187]=&quot;&quot;;&quot;&quot;;([.E187]-[.D187])*24*60)">
            <text:p/>
          </table:table-cell>
          <table:table-cell table:style-name="ce43" table:formula="of:=IF([.F187]=&quot;&quot;;&quot;&quot;;SUMIF([.A$2:.A$10000];[.A187];[.F$2:.F$10000]))">
            <text:p/>
          </table:table-cell>
          <table:table-cell table:style-name="ce45" table:formula="of:=IF([.A187]=&quot;&quot;;&quot;&quot;;VLOOKUP([.A187];[$Issues.A$4:.L$9948];11;0))">
            <text:p/>
          </table:table-cell>
          <table:table-cell table:number-columns-repeated="1016"/>
        </table:table-row>
        <table:table-row table:style-name="ro2">
          <table:table-cell/>
          <table:table-cell table:style-name="ce33" table:formula="of:=IF([.A188]=&quot;&quot;;&quot;&quot;;VLOOKUP([.A188];[$Issues.A$4:.K$9948];4;0))">
            <text:p/>
          </table:table-cell>
          <table:table-cell table:number-columns-repeated="3"/>
          <table:table-cell table:style-name="ce43" table:formula="of:=IF([.E188]=&quot;&quot;;&quot;&quot;;([.E188]-[.D188])*24*60)">
            <text:p/>
          </table:table-cell>
          <table:table-cell table:style-name="ce43" table:formula="of:=IF([.F188]=&quot;&quot;;&quot;&quot;;SUMIF([.A$2:.A$10000];[.A188];[.F$2:.F$10000]))">
            <text:p/>
          </table:table-cell>
          <table:table-cell table:style-name="ce45" table:formula="of:=IF([.A188]=&quot;&quot;;&quot;&quot;;VLOOKUP([.A188];[$Issues.A$4:.L$9948];11;0))">
            <text:p/>
          </table:table-cell>
          <table:table-cell table:number-columns-repeated="1016"/>
        </table:table-row>
        <table:table-row table:style-name="ro2">
          <table:table-cell/>
          <table:table-cell table:style-name="ce33" table:formula="of:=IF([.A189]=&quot;&quot;;&quot;&quot;;VLOOKUP([.A189];[$Issues.A$4:.K$9948];4;0))">
            <text:p/>
          </table:table-cell>
          <table:table-cell table:number-columns-repeated="3"/>
          <table:table-cell table:style-name="ce43" table:formula="of:=IF([.E189]=&quot;&quot;;&quot;&quot;;([.E189]-[.D189])*24*60)">
            <text:p/>
          </table:table-cell>
          <table:table-cell table:style-name="ce43" table:formula="of:=IF([.F189]=&quot;&quot;;&quot;&quot;;SUMIF([.A$2:.A$10000];[.A189];[.F$2:.F$10000]))">
            <text:p/>
          </table:table-cell>
          <table:table-cell table:style-name="ce45" table:formula="of:=IF([.A189]=&quot;&quot;;&quot;&quot;;VLOOKUP([.A189];[$Issues.A$4:.L$9948];11;0))">
            <text:p/>
          </table:table-cell>
          <table:table-cell table:number-columns-repeated="1016"/>
        </table:table-row>
        <table:table-row table:style-name="ro2">
          <table:table-cell/>
          <table:table-cell table:style-name="ce33" table:formula="of:=IF([.A190]=&quot;&quot;;&quot;&quot;;VLOOKUP([.A190];[$Issues.A$4:.K$9948];4;0))">
            <text:p/>
          </table:table-cell>
          <table:table-cell table:number-columns-repeated="3"/>
          <table:table-cell table:style-name="ce43" table:formula="of:=IF([.E190]=&quot;&quot;;&quot;&quot;;([.E190]-[.D190])*24*60)">
            <text:p/>
          </table:table-cell>
          <table:table-cell table:style-name="ce43" table:formula="of:=IF([.F190]=&quot;&quot;;&quot;&quot;;SUMIF([.A$2:.A$10000];[.A190];[.F$2:.F$10000]))">
            <text:p/>
          </table:table-cell>
          <table:table-cell table:style-name="ce45" table:formula="of:=IF([.A190]=&quot;&quot;;&quot;&quot;;VLOOKUP([.A190];[$Issues.A$4:.L$9948];11;0))">
            <text:p/>
          </table:table-cell>
          <table:table-cell table:number-columns-repeated="1016"/>
        </table:table-row>
        <table:table-row table:style-name="ro2">
          <table:table-cell/>
          <table:table-cell table:style-name="ce33" table:formula="of:=IF([.A191]=&quot;&quot;;&quot;&quot;;VLOOKUP([.A191];[$Issues.A$4:.K$9948];4;0))">
            <text:p/>
          </table:table-cell>
          <table:table-cell table:number-columns-repeated="3"/>
          <table:table-cell table:style-name="ce43" table:formula="of:=IF([.E191]=&quot;&quot;;&quot;&quot;;([.E191]-[.D191])*24*60)">
            <text:p/>
          </table:table-cell>
          <table:table-cell table:style-name="ce43" table:formula="of:=IF([.F191]=&quot;&quot;;&quot;&quot;;SUMIF([.A$2:.A$10000];[.A191];[.F$2:.F$10000]))">
            <text:p/>
          </table:table-cell>
          <table:table-cell table:style-name="ce45" table:formula="of:=IF([.A191]=&quot;&quot;;&quot;&quot;;VLOOKUP([.A191];[$Issues.A$4:.L$9948];11;0))">
            <text:p/>
          </table:table-cell>
          <table:table-cell table:number-columns-repeated="1016"/>
        </table:table-row>
        <table:table-row table:style-name="ro2">
          <table:table-cell/>
          <table:table-cell table:style-name="ce33" table:formula="of:=IF([.A192]=&quot;&quot;;&quot;&quot;;VLOOKUP([.A192];[$Issues.A$4:.K$9948];4;0))">
            <text:p/>
          </table:table-cell>
          <table:table-cell table:number-columns-repeated="3"/>
          <table:table-cell table:style-name="ce43" table:formula="of:=IF([.E192]=&quot;&quot;;&quot;&quot;;([.E192]-[.D192])*24*60)">
            <text:p/>
          </table:table-cell>
          <table:table-cell table:style-name="ce43" table:formula="of:=IF([.F192]=&quot;&quot;;&quot;&quot;;SUMIF([.A$2:.A$10000];[.A192];[.F$2:.F$10000]))">
            <text:p/>
          </table:table-cell>
          <table:table-cell table:style-name="ce45" table:formula="of:=IF([.A192]=&quot;&quot;;&quot;&quot;;VLOOKUP([.A192];[$Issues.A$4:.L$9948];11;0))">
            <text:p/>
          </table:table-cell>
          <table:table-cell table:number-columns-repeated="1016"/>
        </table:table-row>
        <table:table-row table:style-name="ro2">
          <table:table-cell/>
          <table:table-cell table:style-name="ce33" table:formula="of:=IF([.A193]=&quot;&quot;;&quot;&quot;;VLOOKUP([.A193];[$Issues.A$4:.K$9948];4;0))">
            <text:p/>
          </table:table-cell>
          <table:table-cell table:number-columns-repeated="3"/>
          <table:table-cell table:style-name="ce43" table:formula="of:=IF([.E193]=&quot;&quot;;&quot;&quot;;([.E193]-[.D193])*24*60)">
            <text:p/>
          </table:table-cell>
          <table:table-cell table:style-name="ce43" table:formula="of:=IF([.F193]=&quot;&quot;;&quot;&quot;;SUMIF([.A$2:.A$10000];[.A193];[.F$2:.F$10000]))">
            <text:p/>
          </table:table-cell>
          <table:table-cell table:style-name="ce45" table:formula="of:=IF([.A193]=&quot;&quot;;&quot;&quot;;VLOOKUP([.A193];[$Issues.A$4:.L$9948];11;0))">
            <text:p/>
          </table:table-cell>
          <table:table-cell table:number-columns-repeated="1016"/>
        </table:table-row>
        <table:table-row table:style-name="ro2">
          <table:table-cell/>
          <table:table-cell table:style-name="ce33" table:formula="of:=IF([.A194]=&quot;&quot;;&quot;&quot;;VLOOKUP([.A194];[$Issues.A$4:.K$9948];4;0))">
            <text:p/>
          </table:table-cell>
          <table:table-cell table:number-columns-repeated="3"/>
          <table:table-cell table:style-name="ce43" table:formula="of:=IF([.E194]=&quot;&quot;;&quot;&quot;;([.E194]-[.D194])*24*60)">
            <text:p/>
          </table:table-cell>
          <table:table-cell table:style-name="ce43" table:formula="of:=IF([.F194]=&quot;&quot;;&quot;&quot;;SUMIF([.A$2:.A$10000];[.A194];[.F$2:.F$10000]))">
            <text:p/>
          </table:table-cell>
          <table:table-cell table:style-name="ce45" table:formula="of:=IF([.A194]=&quot;&quot;;&quot;&quot;;VLOOKUP([.A194];[$Issues.A$4:.L$9948];11;0))">
            <text:p/>
          </table:table-cell>
          <table:table-cell table:number-columns-repeated="1016"/>
        </table:table-row>
        <table:table-row table:style-name="ro2">
          <table:table-cell/>
          <table:table-cell table:style-name="ce33" table:formula="of:=IF([.A195]=&quot;&quot;;&quot;&quot;;VLOOKUP([.A195];[$Issues.A$4:.K$9948];4;0))">
            <text:p/>
          </table:table-cell>
          <table:table-cell table:number-columns-repeated="3"/>
          <table:table-cell table:style-name="ce43" table:formula="of:=IF([.E195]=&quot;&quot;;&quot;&quot;;([.E195]-[.D195])*24*60)">
            <text:p/>
          </table:table-cell>
          <table:table-cell table:style-name="ce43" table:formula="of:=IF([.F195]=&quot;&quot;;&quot;&quot;;SUMIF([.A$2:.A$10000];[.A195];[.F$2:.F$10000]))">
            <text:p/>
          </table:table-cell>
          <table:table-cell table:style-name="ce45" table:formula="of:=IF([.A195]=&quot;&quot;;&quot;&quot;;VLOOKUP([.A195];[$Issues.A$4:.L$9948];11;0))">
            <text:p/>
          </table:table-cell>
          <table:table-cell table:number-columns-repeated="1016"/>
        </table:table-row>
        <table:table-row table:style-name="ro2">
          <table:table-cell/>
          <table:table-cell table:style-name="ce33" table:formula="of:=IF([.A196]=&quot;&quot;;&quot;&quot;;VLOOKUP([.A196];[$Issues.A$4:.K$9948];4;0))">
            <text:p/>
          </table:table-cell>
          <table:table-cell table:number-columns-repeated="3"/>
          <table:table-cell table:style-name="ce43" table:formula="of:=IF([.E196]=&quot;&quot;;&quot;&quot;;([.E196]-[.D196])*24*60)">
            <text:p/>
          </table:table-cell>
          <table:table-cell table:style-name="ce43" table:formula="of:=IF([.F196]=&quot;&quot;;&quot;&quot;;SUMIF([.A$2:.A$10000];[.A196];[.F$2:.F$10000]))">
            <text:p/>
          </table:table-cell>
          <table:table-cell table:style-name="ce45" table:formula="of:=IF([.A196]=&quot;&quot;;&quot;&quot;;VLOOKUP([.A196];[$Issues.A$4:.L$9948];11;0))">
            <text:p/>
          </table:table-cell>
          <table:table-cell table:number-columns-repeated="1016"/>
        </table:table-row>
        <table:table-row table:style-name="ro2">
          <table:table-cell/>
          <table:table-cell table:style-name="ce33" table:formula="of:=IF([.A197]=&quot;&quot;;&quot;&quot;;VLOOKUP([.A197];[$Issues.A$4:.K$9948];4;0))">
            <text:p/>
          </table:table-cell>
          <table:table-cell table:number-columns-repeated="3"/>
          <table:table-cell table:style-name="ce43" table:formula="of:=IF([.E197]=&quot;&quot;;&quot;&quot;;([.E197]-[.D197])*24*60)">
            <text:p/>
          </table:table-cell>
          <table:table-cell table:style-name="ce43" table:formula="of:=IF([.F197]=&quot;&quot;;&quot;&quot;;SUMIF([.A$2:.A$10000];[.A197];[.F$2:.F$10000]))">
            <text:p/>
          </table:table-cell>
          <table:table-cell table:style-name="ce45" table:formula="of:=IF([.A197]=&quot;&quot;;&quot;&quot;;VLOOKUP([.A197];[$Issues.A$4:.L$9948];11;0))">
            <text:p/>
          </table:table-cell>
          <table:table-cell table:number-columns-repeated="1016"/>
        </table:table-row>
        <table:table-row table:style-name="ro2">
          <table:table-cell/>
          <table:table-cell table:style-name="ce33" table:formula="of:=IF([.A198]=&quot;&quot;;&quot;&quot;;VLOOKUP([.A198];[$Issues.A$4:.K$9948];4;0))">
            <text:p/>
          </table:table-cell>
          <table:table-cell table:number-columns-repeated="3"/>
          <table:table-cell table:style-name="ce43" table:formula="of:=IF([.E198]=&quot;&quot;;&quot;&quot;;([.E198]-[.D198])*24*60)">
            <text:p/>
          </table:table-cell>
          <table:table-cell table:style-name="ce43" table:formula="of:=IF([.F198]=&quot;&quot;;&quot;&quot;;SUMIF([.A$2:.A$10000];[.A198];[.F$2:.F$10000]))">
            <text:p/>
          </table:table-cell>
          <table:table-cell table:style-name="ce45" table:formula="of:=IF([.A198]=&quot;&quot;;&quot;&quot;;VLOOKUP([.A198];[$Issues.A$4:.L$9948];11;0))">
            <text:p/>
          </table:table-cell>
          <table:table-cell table:number-columns-repeated="1016"/>
        </table:table-row>
        <table:table-row table:style-name="ro2">
          <table:table-cell/>
          <table:table-cell table:style-name="ce33" table:formula="of:=IF([.A199]=&quot;&quot;;&quot;&quot;;VLOOKUP([.A199];[$Issues.A$4:.K$9948];4;0))">
            <text:p/>
          </table:table-cell>
          <table:table-cell table:number-columns-repeated="3"/>
          <table:table-cell table:style-name="ce43" table:formula="of:=IF([.E199]=&quot;&quot;;&quot;&quot;;([.E199]-[.D199])*24*60)">
            <text:p/>
          </table:table-cell>
          <table:table-cell table:style-name="ce43" table:formula="of:=IF([.F199]=&quot;&quot;;&quot;&quot;;SUMIF([.A$2:.A$10000];[.A199];[.F$2:.F$10000]))">
            <text:p/>
          </table:table-cell>
          <table:table-cell table:style-name="ce45" table:formula="of:=IF([.A199]=&quot;&quot;;&quot;&quot;;VLOOKUP([.A199];[$Issues.A$4:.L$9948];11;0))">
            <text:p/>
          </table:table-cell>
          <table:table-cell table:number-columns-repeated="1016"/>
        </table:table-row>
        <table:table-row table:style-name="ro2">
          <table:table-cell/>
          <table:table-cell table:style-name="ce33" table:formula="of:=IF([.A200]=&quot;&quot;;&quot;&quot;;VLOOKUP([.A200];[$Issues.A$4:.K$9948];4;0))">
            <text:p/>
          </table:table-cell>
          <table:table-cell table:number-columns-repeated="3"/>
          <table:table-cell table:style-name="ce43" table:formula="of:=IF([.E200]=&quot;&quot;;&quot;&quot;;([.E200]-[.D200])*24*60)">
            <text:p/>
          </table:table-cell>
          <table:table-cell table:style-name="ce43" table:formula="of:=IF([.F200]=&quot;&quot;;&quot;&quot;;SUMIF([.A$2:.A$10000];[.A200];[.F$2:.F$10000]))">
            <text:p/>
          </table:table-cell>
          <table:table-cell table:style-name="ce45" table:formula="of:=IF([.A200]=&quot;&quot;;&quot;&quot;;VLOOKUP([.A200];[$Issues.A$4:.L$9948];11;0))">
            <text:p/>
          </table:table-cell>
          <table:table-cell table:number-columns-repeated="1016"/>
        </table:table-row>
        <table:table-row table:style-name="ro2" table:number-rows-repeated="1048375">
          <table:table-cell table:number-columns-repeated="1024"/>
        </table:table-row>
        <table:table-row table:style-name="ro2">
          <table:table-cell table:number-columns-repeated="1024"/>
        </table:table-row>
        <calcext:conditional-formats>
          <calcext:conditional-format calcext:target-range-address="Effort.E157:Effort.E157">
            <calcext:condition calcext:apply-style-name="OK" calcext:value="=&quot;OK&quot;" calcext:base-cell-address="Effort.E157"/>
            <calcext:condition calcext:apply-style-name="Fail" calcext:value="begins-with(&quot;Error&quot;)" calcext:base-cell-address="Effort.E157"/>
            <calcext:condition calcext:apply-style-name="Warn" calcext:value="contains-text(&quot; but &quot;)" calcext:base-cell-address="Effort.E157"/>
          </calcext:conditional-format>
        </calcext:conditional-formats>
      </table:table>
      <table:table table:name="Performance" table:style-name="ta3">
        <table:table-column table:style-name="co19" table:default-cell-style-name="ce30"/>
        <table:table-column table:style-name="co20" table:number-columns-repeated="2" table:default-cell-style-name="ce30"/>
        <table:table-column table:style-name="co21" table:default-cell-style-name="ce30"/>
        <table:table-column table:style-name="co22" table:default-cell-style-name="ce30"/>
        <table:table-column table:style-name="co21" table:number-columns-repeated="3" table:default-cell-style-name="ce30"/>
        <table:table-column table:style-name="co23" table:default-cell-style-name="ce25"/>
        <table:table-column table:style-name="co22" table:default-cell-style-name="ce25"/>
        <table:table-column table:style-name="co24" table:default-cell-style-name="ce25"/>
        <table:table-column table:style-name="co25" table:default-cell-style-name="ce25"/>
        <table:table-column table:style-name="co26" table:default-cell-style-name="ce25"/>
        <table:table-column table:style-name="co27" table:default-cell-style-name="ce16"/>
        <table:table-column table:style-name="co18" table:number-columns-repeated="1010" table:default-cell-style-name="Default"/>
        <table:table-row table:style-name="ro2">
          <table:table-cell table:style-name="ce32" office:value-type="string" calcext:value-type="string">
            <text:p>Test #</text:p>
          </table:table-cell>
          <table:table-cell table:style-name="ce32" office:value-type="string" calcext:value-type="string">
            <text:p>Platform</text:p>
          </table:table-cell>
          <table:table-cell table:style-name="ce32" office:value-type="string" calcext:value-type="string">
            <text:p>What</text:p>
          </table:table-cell>
          <table:table-cell table:style-name="ce50" office:value-type="string" calcext:value-type="string">
            <text:p>Try 1</text:p>
          </table:table-cell>
          <table:table-cell table:style-name="ce50" office:value-type="string" calcext:value-type="string">
            <text:p>Try 2</text:p>
          </table:table-cell>
          <table:table-cell table:style-name="ce50" office:value-type="string" calcext:value-type="string">
            <text:p>Try 3</text:p>
          </table:table-cell>
          <table:table-cell table:style-name="ce50" office:value-type="string" calcext:value-type="string">
            <text:p>Try 4</text:p>
          </table:table-cell>
          <table:table-cell table:style-name="ce50" office:value-type="string" calcext:value-type="string">
            <text:p>Try 5</text:p>
          </table:table-cell>
          <table:table-cell table:style-name="ce51" office:value-type="string" calcext:value-type="string">
            <text:p>Min</text:p>
          </table:table-cell>
          <table:table-cell table:style-name="ce51" office:value-type="string" calcext:value-type="string">
            <text:p>Max</text:p>
          </table:table-cell>
          <table:table-cell table:style-name="ce51" office:value-type="string" calcext:value-type="string">
            <text:p>Average</text:p>
          </table:table-cell>
          <table:table-cell table:style-name="ce51" office:value-type="string" calcext:value-type="string">
            <text:p>Median</text:p>
          </table:table-cell>
          <table:table-cell table:style-name="ce50" office:value-type="string" calcext:value-type="string">
            <text:p>Range/Average</text:p>
          </table:table-cell>
          <table:table-cell table:style-name="ce54" office:value-type="string" calcext:value-type="string">
            <text:p>Test details</text:p>
          </table:table-cell>
          <table:table-cell table:number-columns-repeated="1010"/>
        </table:table-row>
        <table:table-row table:style-name="ro2">
          <table:table-cell office:value-type="float" office:value="1" calcext:value-type="float">
            <text:p>1</text:p>
          </table:table-cell>
          <table:table-cell office:value-type="string" calcext:value-type="string">
            <text:p>ArcGIS API for Javascript</text:p>
          </table:table-cell>
          <table:table-cell office:value-type="string" calcext:value-type="string">
            <text:p>Load map</text:p>
          </table:table-cell>
          <table:table-cell office:value-type="float" office:value="8.5" calcext:value-type="float">
            <text:p>8.5</text:p>
          </table:table-cell>
          <table:table-cell office:value-type="float" office:value="7.79" calcext:value-type="float">
            <text:p>7.79</text:p>
          </table:table-cell>
          <table:table-cell office:value-type="float" office:value="7.97" calcext:value-type="float">
            <text:p>7.97</text:p>
          </table:table-cell>
          <table:table-cell office:value-type="float" office:value="7.3" calcext:value-type="float">
            <text:p>7.3</text:p>
          </table:table-cell>
          <table:table-cell office:value-type="float" office:value="7.74" calcext:value-type="float">
            <text:p>7.74</text:p>
          </table:table-cell>
          <table:table-cell table:style-name="ce52" table:formula="of:=IF([.H2]=&quot;&quot;;&quot;&quot;;MIN([.D2:.H2]))" office:value-type="float" office:value="7.3" calcext:value-type="float">
            <text:p>7.3</text:p>
          </table:table-cell>
          <table:table-cell table:style-name="ce52" table:formula="of:=IF([.H2]=&quot;&quot;;&quot;&quot;;MAX([.D2:.H2]))" office:value-type="float" office:value="8.5" calcext:value-type="float">
            <text:p>8.5</text:p>
          </table:table-cell>
          <table:table-cell table:style-name="ce52" table:formula="of:=IF([.H2]=&quot;&quot;;&quot;&quot;;AVERAGE([.D2:.H2]))" office:value-type="float" office:value="7.86" calcext:value-type="float">
            <text:p>7.9</text:p>
          </table:table-cell>
          <table:table-cell table:style-name="ce52" table:formula="of:=IF([.H2]=&quot;&quot;;&quot;&quot;;MEDIAN([.D2:.H2]))" office:value-type="float" office:value="7.79" calcext:value-type="float">
            <text:p>7.8</text:p>
          </table:table-cell>
          <table:table-cell table:style-name="ce53" table:formula="of:=IF([.H2]=&quot;&quot;;&quot;&quot;;MAX([.K2]-[.I2];[.J2]-[.K2])/[.K2])" office:value-type="percentage" office:value="0.0814249363867685" calcext:value-type="percentage">
            <text:p>8%</text:p>
          </table:table-cell>
          <table:table-cell table:style-name="ce30" office:value-type="string" calcext:value-type="string">
            <text:p>App reload to display basemap</text:p>
          </table:table-cell>
          <table:table-cell table:number-columns-repeated="1010"/>
        </table:table-row>
        <table:table-row table:style-name="ro2">
          <table:table-cell office:value-type="float" office:value="2" calcext:value-type="float">
            <text:p>2</text:p>
          </table:table-cell>
          <table:table-cell office:value-type="string" calcext:value-type="string">
            <text:p>ArcGIS API for Javascript</text:p>
          </table:table-cell>
          <table:table-cell office:value-type="string" calcext:value-type="string">
            <text:p>App reload to display electorates</text:p>
          </table:table-cell>
          <table:table-cell office:value-type="float" office:value="14.5" calcext:value-type="float">
            <text:p>14.5</text:p>
          </table:table-cell>
          <table:table-cell office:value-type="float" office:value="15.94" calcext:value-type="float">
            <text:p>15.94</text:p>
          </table:table-cell>
          <table:table-cell office:value-type="float" office:value="18.85" calcext:value-type="float">
            <text:p>18.85</text:p>
          </table:table-cell>
          <table:table-cell office:value-type="float" office:value="16.31" calcext:value-type="float">
            <text:p>16.31</text:p>
          </table:table-cell>
          <table:table-cell office:value-type="float" office:value="14.3" calcext:value-type="float">
            <text:p>14.3</text:p>
          </table:table-cell>
          <table:table-cell table:style-name="ce52" table:formula="of:=IF([.H3]=&quot;&quot;;&quot;&quot;;MIN([.D3:.H3]))" office:value-type="float" office:value="14.3" calcext:value-type="float">
            <text:p>14.3</text:p>
          </table:table-cell>
          <table:table-cell table:style-name="ce52" table:formula="of:=IF([.H3]=&quot;&quot;;&quot;&quot;;MAX([.D3:.H3]))" office:value-type="float" office:value="18.85" calcext:value-type="float">
            <text:p>18.9</text:p>
          </table:table-cell>
          <table:table-cell table:style-name="ce52" table:formula="of:=IF([.H3]=&quot;&quot;;&quot;&quot;;AVERAGE([.D3:.H3]))" office:value-type="float" office:value="15.98" calcext:value-type="float">
            <text:p>16.0</text:p>
          </table:table-cell>
          <table:table-cell table:style-name="ce52" table:formula="of:=IF([.H3]=&quot;&quot;;&quot;&quot;;MEDIAN([.D3:.H3]))" office:value-type="float" office:value="15.94" calcext:value-type="float">
            <text:p>15.9</text:p>
          </table:table-cell>
          <table:table-cell table:style-name="ce53" table:formula="of:=IF([.H3]=&quot;&quot;;&quot;&quot;;MAX([.K3]-[.I3];[.J3]-[.K3])/[.K3])" office:value-type="percentage" office:value="0.179599499374218" calcext:value-type="percentage">
            <text:p>18%</text:p>
          </table:table-cell>
          <table:table-cell table:style-name="ce15" office:value-type="string" calcext:value-type="string">
            <text:p>Ctrl-R to reload page</text:p>
          </table:table-cell>
          <table:table-cell table:number-columns-repeated="1010"/>
        </table:table-row>
        <table:table-row table:style-name="ro13">
          <table:table-cell office:value-type="float" office:value="3" calcext:value-type="float">
            <text:p>3</text:p>
          </table:table-cell>
          <table:table-cell office:value-type="string" calcext:value-type="string">
            <text:p>ArcGIS API for Javascript</text:p>
          </table:table-cell>
          <table:table-cell office:value-type="string" calcext:value-type="string">
            <text:p>Map redraw at postcode w/ electorates</text:p>
          </table:table-cell>
          <table:table-cell office:value-type="float" office:value="11.74" calcext:value-type="float">
            <text:p>11.74</text:p>
          </table:table-cell>
          <table:table-cell office:value-type="float" office:value="17.46" calcext:value-type="float">
            <text:p>17.46</text:p>
          </table:table-cell>
          <table:table-cell office:value-type="float" office:value="23.07" calcext:value-type="float">
            <text:p>23.07</text:p>
          </table:table-cell>
          <table:table-cell office:value-type="float" office:value="21.15" calcext:value-type="float">
            <text:p>21.15</text:p>
          </table:table-cell>
          <table:table-cell office:value-type="float" office:value="19.25" calcext:value-type="float">
            <text:p>19.25</text:p>
          </table:table-cell>
          <table:table-cell table:style-name="ce52" table:formula="of:=IF([.H4]=&quot;&quot;;&quot;&quot;;MIN([.D4:.H4]))" office:value-type="float" office:value="11.74" calcext:value-type="float">
            <text:p>11.7</text:p>
          </table:table-cell>
          <table:table-cell table:style-name="ce52" table:formula="of:=IF([.H4]=&quot;&quot;;&quot;&quot;;MAX([.D4:.H4]))" office:value-type="float" office:value="23.07" calcext:value-type="float">
            <text:p>23.1</text:p>
          </table:table-cell>
          <table:table-cell table:style-name="ce52" table:formula="of:=IF([.H4]=&quot;&quot;;&quot;&quot;;AVERAGE([.D4:.H4]))" office:value-type="float" office:value="18.534" calcext:value-type="float">
            <text:p>18.5</text:p>
          </table:table-cell>
          <table:table-cell table:style-name="ce52" table:formula="of:=IF([.H4]=&quot;&quot;;&quot;&quot;;MEDIAN([.D4:.H4]))" office:value-type="float" office:value="19.25" calcext:value-type="float">
            <text:p>19.3</text:p>
          </table:table-cell>
          <table:table-cell table:style-name="ce53" table:formula="of:=IF([.H4]=&quot;&quot;;&quot;&quot;;MAX([.K4]-[.I4];[.J4]-[.K4])/[.K4])" office:value-type="percentage" office:value="0.366569547857991" calcext:value-type="percentage">
            <text:p>37%</text:p>
          </table:table-cell>
          <table:table-cell table:style-name="ce15" office:value-type="string" calcext:value-type="string">
            <text:p>Having entered postcode in search, click on correct result.</text:p>
          </table:table-cell>
          <table:table-cell table:number-columns-repeated="1010"/>
        </table:table-row>
        <table:table-row table:style-name="ro2">
          <table:table-cell office:value-type="float" office:value="4" calcext:value-type="float">
            <text:p>4</text:p>
          </table:table-cell>
          <table:table-cell office:value-type="string" calcext:value-type="string">
            <text:p>Google maps</text:p>
          </table:table-cell>
          <table:table-cell office:value-type="string" calcext:value-type="string">
            <text:p>Load map</text:p>
          </table:table-cell>
          <table:table-cell office:value-type="float" office:value="7.89" calcext:value-type="float">
            <text:p>7.89</text:p>
          </table:table-cell>
          <table:table-cell office:value-type="float" office:value="5.93" calcext:value-type="float">
            <text:p>5.93</text:p>
          </table:table-cell>
          <table:table-cell office:value-type="float" office:value="6.76" calcext:value-type="float">
            <text:p>6.76</text:p>
          </table:table-cell>
          <table:table-cell office:value-type="float" office:value="5.6" calcext:value-type="float">
            <text:p>5.6</text:p>
          </table:table-cell>
          <table:table-cell office:value-type="float" office:value="5.59" calcext:value-type="float">
            <text:p>5.59</text:p>
          </table:table-cell>
          <table:table-cell table:style-name="ce52" table:formula="of:=IF([.H5]=&quot;&quot;;&quot;&quot;;MIN([.D5:.H5]))" office:value-type="float" office:value="5.59" calcext:value-type="float">
            <text:p>5.6</text:p>
          </table:table-cell>
          <table:table-cell table:style-name="ce52" table:formula="of:=IF([.H5]=&quot;&quot;;&quot;&quot;;MAX([.D5:.H5]))" office:value-type="float" office:value="7.89" calcext:value-type="float">
            <text:p>7.9</text:p>
          </table:table-cell>
          <table:table-cell table:style-name="ce52" table:formula="of:=IF([.H5]=&quot;&quot;;&quot;&quot;;AVERAGE([.D5:.H5]))" office:value-type="float" office:value="6.354" calcext:value-type="float">
            <text:p>6.4</text:p>
          </table:table-cell>
          <table:table-cell table:style-name="ce52" table:formula="of:=IF([.H5]=&quot;&quot;;&quot;&quot;;MEDIAN([.D5:.H5]))" office:value-type="float" office:value="5.93" calcext:value-type="float">
            <text:p>5.9</text:p>
          </table:table-cell>
          <table:table-cell table:style-name="ce53" table:formula="of:=IF([.H5]=&quot;&quot;;&quot;&quot;;MAX([.K5]-[.I5];[.J5]-[.K5])/[.K5])" office:value-type="percentage" office:value="0.241737488196412" calcext:value-type="percentage">
            <text:p>24%</text:p>
          </table:table-cell>
          <table:table-cell table:style-name="ce15" office:value-type="string" calcext:value-type="string">
            <text:p>Ctrl-click on map in Google search results for Gymea</text:p>
          </table:table-cell>
          <table:table-cell table:number-columns-repeated="1010"/>
        </table:table-row>
        <table:table-row table:style-name="ro2">
          <table:table-cell office:value-type="float" office:value="5" calcext:value-type="float">
            <text:p>5</text:p>
          </table:table-cell>
          <table:table-cell office:value-type="string" calcext:value-type="string">
            <text:p>Google maps</text:p>
          </table:table-cell>
          <table:table-cell office:value-type="string" calcext:value-type="string">
            <text:p>Map redraw at postcode</text:p>
          </table:table-cell>
          <table:table-cell office:value-type="float" office:value="2.3" calcext:value-type="float">
            <text:p>2.3</text:p>
          </table:table-cell>
          <table:table-cell office:value-type="float" office:value="3.44" calcext:value-type="float">
            <text:p>3.44</text:p>
          </table:table-cell>
          <table:table-cell office:value-type="float" office:value="3" calcext:value-type="float">
            <text:p>3</text:p>
          </table:table-cell>
          <table:table-cell office:value-type="float" office:value="3.06" calcext:value-type="float">
            <text:p>3.06</text:p>
          </table:table-cell>
          <table:table-cell office:value-type="float" office:value="5.19" calcext:value-type="float">
            <text:p>5.19</text:p>
          </table:table-cell>
          <table:table-cell table:style-name="ce52" table:formula="of:=IF([.H6]=&quot;&quot;;&quot;&quot;;MIN([.D6:.H6]))" office:value-type="float" office:value="2.3" calcext:value-type="float">
            <text:p>2.3</text:p>
          </table:table-cell>
          <table:table-cell table:style-name="ce52" table:formula="of:=IF([.H6]=&quot;&quot;;&quot;&quot;;MAX([.D6:.H6]))" office:value-type="float" office:value="5.19" calcext:value-type="float">
            <text:p>5.2</text:p>
          </table:table-cell>
          <table:table-cell table:style-name="ce52" table:formula="of:=IF([.H6]=&quot;&quot;;&quot;&quot;;AVERAGE([.D6:.H6]))" office:value-type="float" office:value="3.398" calcext:value-type="float">
            <text:p>3.4</text:p>
          </table:table-cell>
          <table:table-cell table:style-name="ce52" table:formula="of:=IF([.H6]=&quot;&quot;;&quot;&quot;;MEDIAN([.D6:.H6]))" office:value-type="float" office:value="3.06" calcext:value-type="float">
            <text:p>3.1</text:p>
          </table:table-cell>
          <table:table-cell table:style-name="ce53" table:formula="of:=IF([.H6]=&quot;&quot;;&quot;&quot;;MAX([.K6]-[.I6];[.J6]-[.K6])/[.K6])" office:value-type="percentage" office:value="0.527369040612125" calcext:value-type="percentage">
            <text:p>53%</text:p>
          </table:table-cell>
          <table:table-cell table:style-name="ce15" office:value-type="string" calcext:value-type="string">
            <text:p>Having entered postcode on Google map, click search</text:p>
          </table:table-cell>
          <table:table-cell table:number-columns-repeated="1010"/>
        </table:table-row>
        <table:table-row table:style-name="ro13">
          <table:table-cell office:value-type="float" office:value="6" calcext:value-type="float">
            <text:p>6</text:p>
          </table:table-cell>
          <table:table-cell office:value-type="string" calcext:value-type="string">
            <text:p>ArcGIS API for Javascript</text:p>
          </table:table-cell>
          <table:table-cell office:value-type="string" calcext:value-type="string">
            <text:p>Map redraw at postcode</text:p>
          </table:table-cell>
          <table:table-cell office:value-type="float" office:value="1.86" calcext:value-type="float">
            <text:p>1.86</text:p>
          </table:table-cell>
          <table:table-cell office:value-type="float" office:value="2.18" calcext:value-type="float">
            <text:p>2.18</text:p>
          </table:table-cell>
          <table:table-cell office:value-type="float" office:value="1.56" calcext:value-type="float">
            <text:p>1.56</text:p>
          </table:table-cell>
          <table:table-cell office:value-type="float" office:value="2.9" calcext:value-type="float">
            <text:p>2.9</text:p>
          </table:table-cell>
          <table:table-cell office:value-type="float" office:value="1.8" calcext:value-type="float">
            <text:p>1.8</text:p>
          </table:table-cell>
          <table:table-cell table:style-name="ce52" table:formula="of:=IF([.H7]=&quot;&quot;;&quot;&quot;;MIN([.D7:.H7]))" office:value-type="float" office:value="1.56" calcext:value-type="float">
            <text:p>1.6</text:p>
          </table:table-cell>
          <table:table-cell table:style-name="ce52" table:formula="of:=IF([.H7]=&quot;&quot;;&quot;&quot;;MAX([.D7:.H7]))" office:value-type="float" office:value="2.9" calcext:value-type="float">
            <text:p>2.9</text:p>
          </table:table-cell>
          <table:table-cell table:style-name="ce52" table:formula="of:=IF([.H7]=&quot;&quot;;&quot;&quot;;AVERAGE([.D7:.H7]))" office:value-type="float" office:value="2.06" calcext:value-type="float">
            <text:p>2.1</text:p>
          </table:table-cell>
          <table:table-cell table:style-name="ce52" table:formula="of:=IF([.H7]=&quot;&quot;;&quot;&quot;;MEDIAN([.D7:.H7]))" office:value-type="float" office:value="1.86" calcext:value-type="float">
            <text:p>1.9</text:p>
          </table:table-cell>
          <table:table-cell table:style-name="ce53" table:formula="of:=IF([.H7]=&quot;&quot;;&quot;&quot;;MAX([.K7]-[.I7];[.J7]-[.K7])/[.K7])" office:value-type="percentage" office:value="0.407766990291262" calcext:value-type="percentage">
            <text:p>41%</text:p>
          </table:table-cell>
          <table:table-cell table:style-name="ce15" office:value-type="string" calcext:value-type="string">
            <text:p>Commented out layer code. Having entered postcode in search, click on correct result.</text:p>
          </table:table-cell>
          <table:table-cell table:number-columns-repeated="1010"/>
        </table:table-row>
        <table:table-row table:style-name="ro2">
          <table:table-cell office:value-type="float" office:value="7" calcext:value-type="float">
            <text:p>7</text:p>
          </table:table-cell>
          <table:table-cell office:value-type="string" calcext:value-type="string">
            <text:p>ArcGIS API for Javascript</text:p>
          </table:table-cell>
          <table:table-cell office:value-type="string" calcext:value-type="string">
            <text:p>Map redraw at postcode w/ tileLayer</text:p>
          </table:table-cell>
          <table:table-cell office:value-type="float" office:value="7.62" calcext:value-type="float">
            <text:p>7.62</text:p>
          </table:table-cell>
          <table:table-cell office:value-type="float" office:value="3.01" calcext:value-type="float">
            <text:p>3.01</text:p>
          </table:table-cell>
          <table:table-cell office:value-type="float" office:value="3.63" calcext:value-type="float">
            <text:p>3.63</text:p>
          </table:table-cell>
          <table:table-cell office:value-type="float" office:value="3.5" calcext:value-type="float">
            <text:p>3.5</text:p>
          </table:table-cell>
          <table:table-cell office:value-type="float" office:value="6.18" calcext:value-type="float">
            <text:p>6.18</text:p>
          </table:table-cell>
          <table:table-cell table:style-name="ce52" table:formula="of:=IF([.H8]=&quot;&quot;;&quot;&quot;;MIN([.D8:.H8]))" office:value-type="float" office:value="3.01" calcext:value-type="float">
            <text:p>3.0</text:p>
          </table:table-cell>
          <table:table-cell table:style-name="ce52" table:formula="of:=IF([.H8]=&quot;&quot;;&quot;&quot;;MAX([.D8:.H8]))" office:value-type="float" office:value="7.62" calcext:value-type="float">
            <text:p>7.6</text:p>
          </table:table-cell>
          <table:table-cell table:style-name="ce52" table:formula="of:=IF([.H8]=&quot;&quot;;&quot;&quot;;AVERAGE([.D8:.H8]))" office:value-type="float" office:value="4.788" calcext:value-type="float">
            <text:p>4.8</text:p>
          </table:table-cell>
          <table:table-cell table:style-name="ce52" table:formula="of:=IF([.H8]=&quot;&quot;;&quot;&quot;;MEDIAN([.D8:.H8]))" office:value-type="float" office:value="3.63" calcext:value-type="float">
            <text:p>3.6</text:p>
          </table:table-cell>
          <table:table-cell table:style-name="ce53" table:formula="of:=IF([.H8]=&quot;&quot;;&quot;&quot;;MAX([.K8]-[.I8];[.J8]-[.K8])/[.K8])" office:value-type="percentage" office:value="0.591478696741855" calcext:value-type="percentage">
            <text:p>59%</text:p>
          </table:table-cell>
          <table:table-cell table:style-name="ce19" office:value-type="string" calcext:value-type="string">
            <text:p><text:a xlink:href="http://jondoigdev.maps.arcgis.com/home/item.html?id=a284a9b99b3446a3910d4144a50990f6" xlink:type="simple">Used World Dark Gray Base</text:a></text:p>
          </table:table-cell>
          <table:table-cell table:number-columns-repeated="1010"/>
        </table:table-row>
        <table:table-row table:style-name="ro2">
          <table:table-cell table:number-columns-repeated="8"/>
          <table:table-cell table:style-name="ce52" table:formula="of:=IF([.H9]=&quot;&quot;;&quot;&quot;;MIN([.D9:.H9]))">
            <text:p/>
          </table:table-cell>
          <table:table-cell table:style-name="ce52" table:formula="of:=IF([.H9]=&quot;&quot;;&quot;&quot;;MAX([.D9:.H9]))">
            <text:p/>
          </table:table-cell>
          <table:table-cell table:style-name="ce52" table:formula="of:=IF([.H9]=&quot;&quot;;&quot;&quot;;AVERAGE([.D9:.H9]))">
            <text:p/>
          </table:table-cell>
          <table:table-cell table:style-name="ce52" table:formula="of:=IF([.H9]=&quot;&quot;;&quot;&quot;;MEDIAN([.D9:.H9]))">
            <text:p/>
          </table:table-cell>
          <table:table-cell table:style-name="ce53" table:formula="of:=IF([.H9]=&quot;&quot;;&quot;&quot;;MAX([.K9]-[.I9];[.J9]-[.K9])/[.K9])">
            <text:p/>
          </table:table-cell>
          <table:table-cell table:number-columns-repeated="1011"/>
        </table:table-row>
        <table:table-row table:style-name="ro2">
          <table:table-cell table:number-columns-repeated="8"/>
          <table:table-cell table:style-name="ce52" table:formula="of:=IF([.H10]=&quot;&quot;;&quot;&quot;;MIN([.D10:.H10]))">
            <text:p/>
          </table:table-cell>
          <table:table-cell table:style-name="ce52" table:formula="of:=IF([.H10]=&quot;&quot;;&quot;&quot;;MAX([.D10:.H10]))">
            <text:p/>
          </table:table-cell>
          <table:table-cell table:style-name="ce52" table:formula="of:=IF([.H10]=&quot;&quot;;&quot;&quot;;AVERAGE([.D10:.H10]))">
            <text:p/>
          </table:table-cell>
          <table:table-cell table:style-name="ce52" table:formula="of:=IF([.H10]=&quot;&quot;;&quot;&quot;;MEDIAN([.D10:.H10]))">
            <text:p/>
          </table:table-cell>
          <table:table-cell table:style-name="ce53" table:formula="of:=IF([.H10]=&quot;&quot;;&quot;&quot;;MAX([.K10]-[.I10];[.J10]-[.K10])/[.K10])">
            <text:p/>
          </table:table-cell>
          <table:table-cell table:number-columns-repeated="1011"/>
        </table:table-row>
        <table:table-row table:style-name="ro2" table:number-rows-repeated="1048565">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Issues.A3:Issues.L150">
          <table:sort>
            <table:sort-by table:field-number="7" table:data-type="automatic"/>
            <table:sort-by table:field-number="10" table:data-type="automatic"/>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percentage-style style:name="N114">
      <number:text>Completed: </number:text>
      <number:number number:decimal-places="0" loext:min-decimal-places="0" number:min-integer-digits="1"/>
      <number:text>%</number:text>
    </number:percentage-style>
    <number:number-style style:name="N115">
      <number:number number:decimal-places="1" loext:min-decimal-places="1" number:min-integer-digits="1"/>
    </number:number-style>
    <number:date-style style:name="N116">
      <number:day/>
      <number:text>-</number:text>
      <number:month number:textual="true"/>
      <number:text>-</number:text>
      <number:year/>
    </number:date-style>
    <number:number-style style:name="N117P0" style:volatile="true">
      <number:text>TRUE</number:text>
    </number:number-style>
    <number:number-style style:name="N117P1" style:volatile="true">
      <number:text>TRUE</number:text>
    </number:number-style>
    <number:number-style style:name="N117">
      <number:text>FALSE</number:text>
      <style:map style:condition="value()&gt;0" style:apply-style-name="N117P0"/>
      <style:map style:condition="value()&lt;0" style:apply-style-name="N117P1"/>
    </number:number-style>
    <number:percentage-style style:name="N118">
      <number:number number:decimal-places="1" loext:min-decimal-places="1" number:min-integer-digits="1"/>
      <number:text>%</number:text>
    </number:percentage-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AU">
      <loext:fill-character> </loext:fill-character>
      <number:number number:decimal-places="0" loext:min-decimal-places="0" number:min-integer-digits="1" number:grouping="true"/>
      <number:text> </number:text>
    </number:number-style>
    <number:number-style style:name="N10125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AU">
      <loext:fill-character> </loext:fill-character>
      <number:text>- </number:text>
    </number:number-style>
    <number:text-style style:name="N10125" number:language="en" number:country="AU">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AU">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AU">
      <number:currency-symbol/>
      <loext:fill-character> </loext:fill-character>
      <number:text>- </number:text>
    </number:currency-style>
    <number:text-style style:name="N10129" number:language="en" number:country="A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AU">
      <loext:fill-character> </loext:fill-character>
      <number:number number:decimal-places="2" loext:min-decimal-places="2" number:min-integer-digits="1" number:grouping="true"/>
      <number:text> </number:text>
    </number:number-style>
    <number:number-style style:name="N10133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AU">
      <loext:fill-character> </loext:fill-character>
      <number:text>-</number:text>
      <number:number number:decimal-places="0" loext:min-decimal-places="0" number:min-integer-digits="0"/>
      <number:text> </number:text>
    </number:number-style>
    <number:text-style style:name="N10133" number:language="en" number:country="AU">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AU">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AU">
      <number:currency-symbol/>
      <loext:fill-character> </loext:fill-character>
      <number:text>-</number:text>
      <number:number number:decimal-places="0" loext:min-decimal-places="0" number:min-integer-digits="0"/>
      <number:text> </number:text>
    </number:currency-style>
    <number:text-style style:name="N10137" number:language="en" number:country="AU">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K" style:family="table-cell" style:parent-style-name="Default">
      <style:table-cell-properties fo:background-color="#99ff66"/>
    </style:style>
    <style:style style:name="Fail" style:family="table-cell" style:parent-style-name="Default">
      <style:table-cell-properties fo:background-color="#ffcc00"/>
    </style:style>
    <style:style style:name="Warn" style:family="table-cell" style:parent-style-name="Default">
      <style:table-cell-properties fo:background-color="#ffff66"/>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0/00/0000</text:date>, <text:time style:data-style-name="N2" text:time-value="11:37:58.907000000">00:00:00</text:time></text:p>
        </style:region-right>
      </style:header>
      <style:header-left style:display="false"/>
      <style:footer>
        <text:p>Page <text:page-number>1</text:page-number> / <text:page-count>99</text:page-count></text:p>
      </style:footer>
      <style:footer-left style:display="false"/>
    </style:master-page>
    <style:master-page style:name="PageStyle_5f_Effort" style:display-name="PageStyle_Effor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erformance" style:display-name="PageStyle_Performanc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ssues" style:display-name="PageStyle_Issu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0:46:05</meta:creation-date>
    <meta:initial-creator>Jonathan Doig</meta:initial-creator>
    <dc:language>en-AU</dc:language>
    <dc:date>2016-07-04T18:45:31.808000000</dc:date>
    <meta:editing-cycles>333</meta:editing-cycles>
    <dc:title>Default</dc:title>
    <meta:editing-duration>P20DT18H18M54S</meta:editing-duration>
    <meta:generator>LibreOffice/5.0.5.2$Windows_x86 LibreOffice_project/55b006a02d247b5f7215fc6ea0fde844b30035b3</meta:generator>
    <meta:document-statistic meta:table-count="3" meta:cell-count="2867" meta:object-count="0"/>
    <meta:template xlink:type="simple" xlink:actuate="onRequest" xlink:title="Default" xlink:href=""/>
  </office:meta>
</office:document-meta>
</file>